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926cm" fo:margin-left="0.026cm" fo:margin-right="0.053cm" table:align="margins" style:writing-mode="lr-tb"/>
    </style:style>
    <style:style style:name="Table3.A" style:family="table-column">
      <style:table-column-properties style:column-width="2.009cm" style:rel-column-width="7346*"/>
    </style:style>
    <style:style style:name="Table3.B" style:family="table-column">
      <style:table-column-properties style:column-width="15.917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926cm" fo:margin-left="0.026cm" fo:margin-right="0.053cm" table:align="margins" style:writing-mode="lr-tb"/>
    </style:style>
    <style:style style:name="Table4.A" style:family="table-column">
      <style:table-column-properties style:column-width="2.009cm" style:rel-column-width="7346*"/>
    </style:style>
    <style:style style:name="Table4.B" style:family="table-column">
      <style:table-column-properties style:column-width="15.917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008cm" fo:margin-left="0cm" fo:margin-top="0cm" fo:margin-bottom="0cm" table:align="left"/>
    </style:style>
    <style:style style:name="Table5.A" style:family="table-column">
      <style:table-column-properties style:column-width="2.863cm"/>
    </style:style>
    <style:style style:name="Table5.B" style:family="table-column">
      <style:table-column-properties style:column-width="14.116cm"/>
    </style:style>
    <style:style style:name="Table5.C" style:family="table-column">
      <style:table-column-properties style:column-width="1.028cm"/>
    </style:style>
    <style:style style:name="Table5.1" style:family="table-row">
      <style:table-row-properties fo:keep-together="auto"/>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2.863cm"/>
    </style:style>
    <style:style style:name="Table6.B" style:family="table-column">
      <style:table-column-properties style:column-width="14.116cm"/>
    </style:style>
    <style:style style:name="Table6.C" style:family="table-column">
      <style:table-column-properties style:column-width="1.028cm"/>
    </style:style>
    <style:style style:name="Table6.1" style:family="table-row">
      <style:table-row-properties fo:keep-together="always"/>
    </style:style>
    <style:style style:name="Table6.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6.A2" style:family="table-cell">
      <style:table-cell-properties style:vertical-align="middle" fo:padding-left="0.095cm" fo:padding-right="0.095cm" fo:padding-top="0cm" fo:padding-bottom="0cm" fo:border="0.5pt solid #000000"/>
    </style:style>
    <style:style style:name="Table6.B2" style:family="table-cell">
      <style:table-cell-properties style:vertical-align="middle" fo:padding-left="0.095cm" fo:padding-right="0.095cm" fo:padding-top="0cm" fo:padding-bottom="0cm" fo:border="0.5pt solid #000000"/>
    </style:style>
    <style:style style:name="Table6.C2" style:family="table-cell">
      <style:table-cell-properties style:vertical-align="middle" fo:padding-left="0.095cm" fo:padding-right="0.095cm" fo:padding-top="0cm" fo:padding-bottom="0cm" fo:border="0.5pt solid #000000"/>
    </style:style>
    <style:style style:name="Table6.A3" style:family="table-cell">
      <style:table-cell-properties style:vertical-align="middle" fo:padding-left="0.095cm" fo:padding-right="0.095cm" fo:padding-top="0cm" fo:padding-bottom="0cm" fo:border="0.5pt solid #000000"/>
    </style:style>
    <style:style style:name="Table6.B3" style:family="table-cell">
      <style:table-cell-properties style:vertical-align="middle" fo:padding-left="0.095cm" fo:padding-right="0.095cm" fo:padding-top="0cm" fo:padding-bottom="0cm" fo:border="0.5pt solid #000000"/>
    </style:style>
    <style:style style:name="Table6.C3" style:family="table-cell">
      <style:table-cell-properties style:vertical-align="middle" fo:padding-left="0.095cm" fo:padding-right="0.095cm" fo:padding-top="0cm" fo:padding-bottom="0cm" fo:border="0.5pt solid #000000"/>
    </style:style>
    <style:style style:name="Table6.A4" style:family="table-cell">
      <style:table-cell-properties style:vertical-align="middle" fo:padding-left="0.095cm" fo:padding-right="0.095cm" fo:padding-top="0cm" fo:padding-bottom="0cm" fo:border="0.5pt solid #000000"/>
    </style:style>
    <style:style style:name="Table6.B4" style:family="table-cell">
      <style:table-cell-properties style:vertical-align="middle" fo:padding-left="0.095cm" fo:padding-right="0.095cm" fo:padding-top="0cm" fo:padding-bottom="0cm" fo:border="0.5pt solid #000000"/>
    </style:style>
    <style:style style:name="Table6.C4" style:family="table-cell">
      <style:table-cell-properties style:vertical-align="middle" fo:padding-left="0.095cm" fo:padding-right="0.095cm" fo:padding-top="0cm" fo:padding-bottom="0cm" fo:border="0.5pt solid #000000"/>
    </style:style>
    <style:style style:name="Table6.A5" style:family="table-cell">
      <style:table-cell-properties style:vertical-align="middle" fo:padding-left="0.095cm" fo:padding-right="0.095cm" fo:padding-top="0cm" fo:padding-bottom="0cm" fo:border="0.5pt solid #000000"/>
    </style:style>
    <style:style style:name="Table6.B5" style:family="table-cell">
      <style:table-cell-properties style:vertical-align="middle" fo:padding-left="0.095cm" fo:padding-right="0.095cm" fo:padding-top="0cm" fo:padding-bottom="0cm" fo:border="0.5pt solid #000000"/>
    </style:style>
    <style:style style:name="Table6.C5" style:family="table-cell">
      <style:table-cell-properties style:vertical-align="middle" fo:padding-left="0.095cm" fo:padding-right="0.095cm" fo:padding-top="0cm" fo:padding-bottom="0cm" fo:border="0.5pt solid #000000"/>
    </style:style>
    <style:style style:name="Table6.A6" style:family="table-cell">
      <style:table-cell-properties style:vertical-align="middle" fo:padding-left="0.095cm" fo:padding-right="0.095cm" fo:padding-top="0cm" fo:padding-bottom="0cm" fo:border="0.5pt solid #000000"/>
    </style:style>
    <style:style style:name="Table6.B6" style:family="table-cell">
      <style:table-cell-properties style:vertical-align="middle" fo:padding-left="0.095cm" fo:padding-right="0.095cm" fo:padding-top="0cm" fo:padding-bottom="0cm" fo:border="0.5pt solid #000000"/>
    </style:style>
    <style:style style:name="Table6.C6" style:family="table-cell">
      <style:table-cell-properties style:vertical-align="middle" fo:padding-left="0.095cm" fo:padding-right="0.095cm" fo:padding-top="0cm" fo:padding-bottom="0cm" fo:border="0.5pt solid #000000"/>
    </style:style>
    <style:style style:name="Table6.A7" style:family="table-cell">
      <style:table-cell-properties style:vertical-align="middle" fo:padding-left="0.095cm" fo:padding-right="0.095cm" fo:padding-top="0cm" fo:padding-bottom="0cm" fo:border="0.5pt solid #000000"/>
    </style:style>
    <style:style style:name="Table6.B7" style:family="table-cell">
      <style:table-cell-properties style:vertical-align="middle" fo:padding-left="0.095cm" fo:padding-right="0.095cm" fo:padding-top="0cm" fo:padding-bottom="0cm" fo:border="0.5pt solid #000000"/>
    </style:style>
    <style:style style:name="Table6.C7" style:family="table-cell">
      <style:table-cell-properties style:vertical-align="middle" fo:padding-left="0.095cm" fo:padding-right="0.095cm" fo:padding-top="0cm" fo:padding-bottom="0cm" fo:border="0.5pt solid #000000"/>
    </style:style>
    <style:style style:name="Table6.A8" style:family="table-cell">
      <style:table-cell-properties style:vertical-align="middle" fo:padding-left="0.095cm" fo:padding-right="0.095cm" fo:padding-top="0cm" fo:padding-bottom="0cm" fo:border="0.5pt solid #000000"/>
    </style:style>
    <style:style style:name="Table6.B8" style:family="table-cell">
      <style:table-cell-properties style:vertical-align="middle" fo:padding-left="0.095cm" fo:padding-right="0.095cm" fo:padding-top="0cm" fo:padding-bottom="0cm" fo:border="0.5pt solid #000000"/>
    </style:style>
    <style:style style:name="Table6.C8" style:family="table-cell">
      <style:table-cell-properties style:vertical-align="middle" fo:padding-left="0.095cm" fo:padding-right="0.095cm" fo:padding-top="0cm" fo:padding-bottom="0cm" fo:border="0.5pt solid #000000"/>
    </style:style>
    <style:style style:name="Table6.A9" style:family="table-cell">
      <style:table-cell-properties style:vertical-align="middle" fo:padding-left="0.095cm" fo:padding-right="0.095cm" fo:padding-top="0cm" fo:padding-bottom="0cm" fo:border="0.5pt solid #000000"/>
    </style:style>
    <style:style style:name="Table6.B9" style:family="table-cell">
      <style:table-cell-properties style:vertical-align="middle" fo:padding-left="0.095cm" fo:padding-right="0.095cm" fo:padding-top="0cm" fo:padding-bottom="0cm" fo:border="0.5pt solid #000000"/>
    </style:style>
    <style:style style:name="Table6.C9" style:family="table-cell">
      <style:table-cell-properties style:vertical-align="middle" fo:padding-left="0.095cm" fo:padding-right="0.095cm" fo:padding-top="0cm" fo:padding-bottom="0cm" fo:border="0.5pt solid #000000"/>
    </style:style>
    <style:style style:name="Table6.A10" style:family="table-cell">
      <style:table-cell-properties style:vertical-align="middle" fo:padding-left="0.095cm" fo:padding-right="0.095cm" fo:padding-top="0cm" fo:padding-bottom="0cm" fo:border="0.5pt solid #000000"/>
    </style:style>
    <style:style style:name="Table6.B10" style:family="table-cell">
      <style:table-cell-properties style:vertical-align="middle" fo:padding-left="0.095cm" fo:padding-right="0.095cm" fo:padding-top="0cm" fo:padding-bottom="0cm" fo:border="0.5pt solid #000000"/>
    </style:style>
    <style:style style:name="Table6.C10" style:family="table-cell">
      <style:table-cell-properties style:vertical-align="middle" fo:padding-left="0.095cm" fo:padding-right="0.095cm" fo:padding-top="0cm" fo:padding-bottom="0cm" fo:border="0.5pt solid #000000"/>
    </style:style>
    <style:style style:name="Table6.A11" style:family="table-cell">
      <style:table-cell-properties style:vertical-align="middle" fo:padding-left="0.095cm" fo:padding-right="0.095cm" fo:padding-top="0cm" fo:padding-bottom="0cm" fo:border="0.5pt solid #000000"/>
    </style:style>
    <style:style style:name="Table6.B11" style:family="table-cell">
      <style:table-cell-properties style:vertical-align="middle" fo:padding-left="0.095cm" fo:padding-right="0.095cm" fo:padding-top="0cm" fo:padding-bottom="0cm" fo:border="0.5pt solid #000000"/>
    </style:style>
    <style:style style:name="Table6.C11" style:family="table-cell">
      <style:table-cell-properties style:vertical-align="middle" fo:padding-left="0.095cm" fo:padding-right="0.095cm" fo:padding-top="0cm" fo:padding-bottom="0cm" fo:border="0.5pt solid #000000"/>
    </style:style>
    <style:style style:name="Table6.A12" style:family="table-cell">
      <style:table-cell-properties style:vertical-align="middle" fo:padding-left="0.095cm" fo:padding-right="0.095cm" fo:padding-top="0cm" fo:padding-bottom="0cm" fo:border="0.5pt solid #000000"/>
    </style:style>
    <style:style style:name="Table6.B12" style:family="table-cell">
      <style:table-cell-properties style:vertical-align="middle" fo:padding-left="0.095cm" fo:padding-right="0.095cm" fo:padding-top="0cm" fo:padding-bottom="0cm" fo:border="0.5pt solid #000000"/>
    </style:style>
    <style:style style:name="Table6.C12" style:family="table-cell">
      <style:table-cell-properties style:vertical-align="middle" fo:padding-left="0.095cm" fo:padding-right="0.095cm" fo:padding-top="0cm" fo:padding-bottom="0cm" fo:border="0.5pt solid #000000"/>
    </style:style>
    <style:style style:name="Table6.A13" style:family="table-cell">
      <style:table-cell-properties style:vertical-align="middle" fo:padding-left="0.095cm" fo:padding-right="0.095cm" fo:padding-top="0cm" fo:padding-bottom="0cm" fo:border="0.5pt solid #000000"/>
    </style:style>
    <style:style style:name="Table6.B13" style:family="table-cell">
      <style:table-cell-properties style:vertical-align="middle" fo:padding-left="0.095cm" fo:padding-right="0.095cm" fo:padding-top="0cm" fo:padding-bottom="0cm" fo:border="0.5pt solid #000000"/>
    </style:style>
    <style:style style:name="Table6.C13" style:family="table-cell">
      <style:table-cell-properties style:vertical-align="middle" fo:padding-left="0.095cm" fo:padding-right="0.095cm" fo:padding-top="0cm" fo:padding-bottom="0cm" fo:border="0.5pt solid #000000"/>
    </style:style>
    <style:style style:name="Table6.A14" style:family="table-cell">
      <style:table-cell-properties style:vertical-align="middle" fo:padding-left="0.095cm" fo:padding-right="0.095cm" fo:padding-top="0cm" fo:padding-bottom="0cm" fo:border="0.5pt solid #000000"/>
    </style:style>
    <style:style style:name="Table6.B14" style:family="table-cell">
      <style:table-cell-properties style:vertical-align="middle" fo:padding-left="0.095cm" fo:padding-right="0.095cm" fo:padding-top="0cm" fo:padding-bottom="0cm" fo:border="0.5pt solid #000000"/>
    </style:style>
    <style:style style:name="Table6.C14" style:family="table-cell">
      <style:table-cell-properties style:vertical-align="middle" fo:padding-left="0.095cm" fo:padding-right="0.095cm" fo:padding-top="0cm" fo:padding-bottom="0cm" fo:border="0.5pt solid #000000"/>
    </style:style>
    <style:style style:name="Table6.A15" style:family="table-cell">
      <style:table-cell-properties style:vertical-align="middle" fo:padding-left="0.095cm" fo:padding-right="0.095cm" fo:padding-top="0cm" fo:padding-bottom="0cm" fo:border="0.5pt solid #000000"/>
    </style:style>
    <style:style style:name="Table6.B15" style:family="table-cell">
      <style:table-cell-properties style:vertical-align="middle" fo:padding-left="0.095cm" fo:padding-right="0.095cm" fo:padding-top="0cm" fo:padding-bottom="0cm" fo:border="0.5pt solid #000000"/>
    </style:style>
    <style:style style:name="Table6.C15" style:family="table-cell">
      <style:table-cell-properties style:vertical-align="middle" fo:padding-left="0.095cm" fo:padding-right="0.095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2.755cm"/>
    </style:style>
    <style:style style:name="Table7.B" style:family="table-column">
      <style:table-column-properties style:column-width="14.224cm"/>
    </style:style>
    <style:style style:name="Table7.C" style:family="table-column">
      <style:table-column-properties style:column-width="1.028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2.755cm"/>
    </style:style>
    <style:style style:name="Table8.B" style:family="table-column">
      <style:table-column-properties style:column-width="14.224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17.06cm"/>
    </style:style>
    <style:style style:name="Table10.B" style:family="table-column">
      <style:table-column-properties style:column-width="0.945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middle" fo:padding-left="0.099cm" fo:padding-right="0.099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1.A4" style:family="table-cell">
      <style:table-cell-properties style:vertical-align="" fo:padding-left="0.099cm" fo:padding-right="0.099cm" fo:padding-top="0cm" fo:padding-bottom="0cm" fo:border="0.5pt solid #000000"/>
    </style:style>
    <style:style style:name="Table11.B4" style:family="table-cell">
      <style:table-cell-properties style:vertical-align="" fo:padding-left="0.099cm" fo:padding-right="0.099cm" fo:padding-top="0cm" fo:padding-bottom="0cm" fo:border="0.5pt solid #000000"/>
    </style:style>
    <style:style style:name="Table11.C4" style:family="table-cell">
      <style:table-cell-properties style:vertical-align="middle" fo:padding-left="0.099cm" fo:padding-right="0.099cm" fo:padding-top="0cm" fo:padding-bottom="0cm" fo:border="0.5pt solid #000000"/>
    </style:style>
    <style:style style:name="Table11.A5" style:family="table-cell">
      <style:table-cell-properties style:vertical-align="" fo:padding-left="0.099cm" fo:padding-right="0.099cm" fo:padding-top="0cm" fo:padding-bottom="0cm" fo:border="0.5pt solid #000000"/>
    </style:style>
    <style:style style:name="Table11.B5" style:family="table-cell">
      <style:table-cell-properties style:vertical-align="" fo:padding-left="0.099cm" fo:padding-right="0.099cm" fo:padding-top="0cm" fo:padding-bottom="0cm" fo:border="0.5pt solid #000000"/>
    </style:style>
    <style:style style:name="Table11.C5" style:family="table-cell">
      <style:table-cell-properties style:vertical-align="middle" fo:padding-left="0.099cm" fo:padding-right="0.099cm" fo:padding-top="0cm" fo:padding-bottom="0cm" fo:border="0.5pt solid #000000"/>
    </style:style>
    <style:style style:name="Table11.A6" style:family="table-cell">
      <style:table-cell-properties style:vertical-align="" fo:padding-left="0.099cm" fo:padding-right="0.099cm" fo:padding-top="0cm" fo:padding-bottom="0cm" fo:border="0.5pt solid #000000"/>
    </style:style>
    <style:style style:name="Table11.B6" style:family="table-cell">
      <style:table-cell-properties style:vertical-align="" fo:padding-left="0.099cm" fo:padding-right="0.099cm" fo:padding-top="0cm" fo:padding-bottom="0cm" fo:border="0.5pt solid #000000"/>
    </style:style>
    <style:style style:name="Table11.C6" style:family="table-cell">
      <style:table-cell-properties style:vertical-align="middle" fo:padding-left="0.099cm" fo:padding-right="0.099cm" fo:padding-top="0cm" fo:padding-bottom="0cm" fo:border="0.5pt solid #000000"/>
    </style:style>
    <style:style style:name="Table11.A7" style:family="table-cell">
      <style:table-cell-properties style:vertical-align="" fo:padding-left="0.099cm" fo:padding-right="0.099cm" fo:padding-top="0cm" fo:padding-bottom="0cm" fo:border="0.5pt solid #000000"/>
    </style:style>
    <style:style style:name="Table11.B7" style:family="table-cell">
      <style:table-cell-properties style:vertical-align="" fo:padding-left="0.099cm" fo:padding-right="0.099cm" fo:padding-top="0cm" fo:padding-bottom="0cm" fo:border="0.5pt solid #000000"/>
    </style:style>
    <style:style style:name="Table11.C7" style:family="table-cell">
      <style:table-cell-properties style:vertical-align="middle" fo:padding-left="0.099cm" fo:padding-right="0.099cm" fo:padding-top="0cm" fo:padding-bottom="0cm" fo:border="0.5pt solid #000000"/>
    </style:style>
    <style:style style:name="Table11.A8" style:family="table-cell">
      <style:table-cell-properties style:vertical-align="" fo:padding-left="0.099cm" fo:padding-right="0.099cm" fo:padding-top="0cm" fo:padding-bottom="0cm" fo:border="0.5pt solid #000000"/>
    </style:style>
    <style:style style:name="Table11.B8" style:family="table-cell">
      <style:table-cell-properties style:vertical-align="" fo:padding-left="0.099cm" fo:padding-right="0.099cm" fo:padding-top="0cm" fo:padding-bottom="0cm" fo:border="0.5pt solid #000000"/>
    </style:style>
    <style:style style:name="Table11.C8" style:family="table-cell">
      <style:table-cell-properties style:vertical-align="middle" fo:padding-left="0.099cm" fo:padding-right="0.099cm" fo:padding-top="0cm" fo:padding-bottom="0cm" fo:border="0.5pt solid #000000"/>
    </style:style>
    <style:style style:name="Table11.A9" style:family="table-cell">
      <style:table-cell-properties style:vertical-align="" fo:padding-left="0.099cm" fo:padding-right="0.099cm" fo:padding-top="0cm" fo:padding-bottom="0cm" fo:border="0.5pt solid #000000"/>
    </style:style>
    <style:style style:name="Table11.B9" style:family="table-cell">
      <style:table-cell-properties style:vertical-align="" fo:padding-left="0.099cm" fo:padding-right="0.099cm" fo:padding-top="0cm" fo:padding-bottom="0cm" fo:border="0.5pt solid #000000"/>
    </style:style>
    <style:style style:name="Table11.C9" style:family="table-cell">
      <style:table-cell-properties style:vertical-align="middle" fo:padding-left="0.099cm" fo:padding-right="0.099cm" fo:padding-top="0cm" fo:padding-bottom="0cm" fo:border="0.5pt solid #000000"/>
    </style:style>
    <style:style style:name="Table11.A10" style:family="table-cell">
      <style:table-cell-properties style:vertical-align="" fo:padding-left="0.099cm" fo:padding-right="0.099cm" fo:padding-top="0cm" fo:padding-bottom="0cm" fo:border="0.5pt solid #000000"/>
    </style:style>
    <style:style style:name="Table11.B10" style:family="table-cell">
      <style:table-cell-properties style:vertical-align="" fo:padding-left="0.099cm" fo:padding-right="0.099cm" fo:padding-top="0cm" fo:padding-bottom="0cm" fo:border="0.5pt solid #000000"/>
    </style:style>
    <style:style style:name="Table11.C10"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2cm"/>
    </style:style>
    <style:style style:name="Table12.B" style:family="table-column">
      <style:table-column-properties style:column-width="15.358cm"/>
    </style:style>
    <style:style style:name="Table12.C" style:family="table-column">
      <style:table-column-properties style:column-width="0.947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 fo:padding-left="0.099cm" fo:padding-right="0.099cm" fo:padding-top="0cm" fo:padding-bottom="0cm" fo:border="0.5pt solid #000000"/>
    </style:style>
    <style:style style:name="Table12.C2" style:family="table-cell">
      <style:table-cell-properties style:vertical-align="middle" fo:padding-left="0.099cm" fo:padding-right="0.099cm" fo:padding-top="0cm" fo:padding-bottom="0cm" fo:border="0.5pt solid #000000"/>
    </style:style>
    <style:style style:name="Table12.A3" style:family="table-cell">
      <style:table-cell-properties style:vertical-align="" fo:padding-left="0.099cm" fo:padding-right="0.099cm" fo:padding-top="0cm" fo:padding-bottom="0cm" fo:border="0.5pt solid #000000"/>
    </style:style>
    <style:style style:name="Table12.B3" style:family="table-cell">
      <style:table-cell-properties style:vertical-align="" fo:padding-left="0.099cm" fo:padding-right="0.099cm" fo:padding-top="0cm" fo:padding-bottom="0cm" fo:border="0.5pt solid #000000"/>
    </style:style>
    <style:style style:name="Table12.C3" style:family="table-cell">
      <style:table-cell-properties style:vertical-align="middle" fo:padding-left="0.099cm" fo:padding-right="0.099cm" fo:padding-top="0cm" fo:padding-bottom="0cm" fo:border="0.5pt solid #000000"/>
    </style:style>
    <style:style style:name="Table12.A4" style:family="table-cell">
      <style:table-cell-properties style:vertical-align="" fo:padding-left="0.099cm" fo:padding-right="0.099cm" fo:padding-top="0cm" fo:padding-bottom="0cm" fo:border="0.5pt solid #000000"/>
    </style:style>
    <style:style style:name="Table12.B4" style:family="table-cell">
      <style:table-cell-properties style:vertical-align="" fo:padding-left="0.099cm" fo:padding-right="0.099cm" fo:padding-top="0cm" fo:padding-bottom="0cm" fo:border="0.5pt solid #000000"/>
    </style:style>
    <style:style style:name="Table12.C4" style:family="table-cell">
      <style:table-cell-properties style:vertical-align="middle" fo:padding-left="0.099cm" fo:padding-right="0.099cm" fo:padding-top="0cm" fo:padding-bottom="0cm" fo:border="0.5pt solid #000000"/>
    </style:style>
    <style:style style:name="Table12.A5" style:family="table-cell">
      <style:table-cell-properties style:vertical-align="" fo:padding-left="0.099cm" fo:padding-right="0.099cm" fo:padding-top="0cm" fo:padding-bottom="0cm" fo:border="0.5pt solid #000000"/>
    </style:style>
    <style:style style:name="Table12.B5" style:family="table-cell">
      <style:table-cell-properties style:vertical-align="" fo:padding-left="0.099cm" fo:padding-right="0.099cm" fo:padding-top="0cm" fo:padding-bottom="0cm" fo:border="0.5pt solid #000000"/>
    </style:style>
    <style:style style:name="Table12.C5" style:family="table-cell">
      <style:table-cell-properties style:vertical-align="middle" fo:padding-left="0.099cm" fo:padding-right="0.099cm" fo:padding-top="0cm" fo:padding-bottom="0cm" fo:border="0.5pt solid #000000"/>
    </style:style>
    <style:style style:name="Table12.A6" style:family="table-cell">
      <style:table-cell-properties style:vertical-align="" fo:padding-left="0.099cm" fo:padding-right="0.099cm" fo:padding-top="0cm" fo:padding-bottom="0cm" fo:border="0.5pt solid #000000"/>
    </style:style>
    <style:style style:name="Table12.B6" style:family="table-cell">
      <style:table-cell-properties style:vertical-align="" fo:padding-left="0.099cm" fo:padding-right="0.099cm" fo:padding-top="0cm" fo:padding-bottom="0cm" fo:border="0.5pt solid #000000"/>
    </style:style>
    <style:style style:name="Table12.C6" style:family="table-cell">
      <style:table-cell-properties style:vertical-align="middle" fo:padding-left="0.099cm" fo:padding-right="0.099cm" fo:padding-top="0cm" fo:padding-bottom="0cm" fo:border="0.5pt solid #000000"/>
    </style:style>
    <style:style style:name="Table12.A7" style:family="table-cell">
      <style:table-cell-properties style:vertical-align="" fo:padding-left="0.099cm" fo:padding-right="0.099cm" fo:padding-top="0cm" fo:padding-bottom="0cm" fo:border="0.5pt solid #000000"/>
    </style:style>
    <style:style style:name="Table12.B7" style:family="table-cell">
      <style:table-cell-properties style:vertical-align="" fo:padding-left="0.099cm" fo:padding-right="0.099cm" fo:padding-top="0cm" fo:padding-bottom="0cm" fo:border="0.5pt solid #000000"/>
    </style:style>
    <style:style style:name="Table12.C7"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8.008cm"/>
    </style:style>
    <style:style style:name="Table14.1" style:family="table-row">
      <style:table-row-properties fo:keep-together="always"/>
    </style:style>
    <style:style style:name="Table14.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4.2" style:family="table-row">
      <style:table-row-properties fo:keep-together="auto"/>
    </style:style>
    <style:style style:name="Table14.A2" style:family="table-cell">
      <style:table-cell-properties style:vertical-align="middle" fo:padding-left="0.095cm" fo:padding-right="0.095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2cm"/>
    </style:style>
    <style:style style:name="Table15.B" style:family="table-column">
      <style:table-column-properties style:column-width="15.358cm"/>
    </style:style>
    <style:style style:name="Table15.C" style:family="table-column">
      <style:table-column-properties style:column-width="0.947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 fo:padding-left="0.099cm" fo:padding-right="0.099cm" fo:padding-top="0cm" fo:padding-bottom="0cm" fo:border="0.5pt solid #000000"/>
    </style:style>
    <style:style style:name="Table15.C2" style:family="table-cell">
      <style:table-cell-properties style:vertical-align="middle" fo:padding-left="0.099cm" fo:padding-right="0.099cm" fo:padding-top="0cm" fo:padding-bottom="0cm" fo:border="0.5pt solid #000000"/>
    </style:style>
    <style:style style:name="Table15.A3" style:family="table-cell">
      <style:table-cell-properties style:vertical-align="" fo:padding-left="0.099cm" fo:padding-right="0.099cm" fo:padding-top="0cm" fo:padding-bottom="0cm" fo:border="0.5pt solid #000000"/>
    </style:style>
    <style:style style:name="Table15.B3" style:family="table-cell">
      <style:table-cell-properties style:vertical-align="" fo:padding-left="0.099cm" fo:padding-right="0.099cm" fo:padding-top="0cm" fo:padding-bottom="0cm" fo:border="0.5pt solid #000000"/>
    </style:style>
    <style:style style:name="Table15.C3" style:family="table-cell">
      <style:table-cell-properties style:vertical-align="middle" fo:padding-left="0.099cm" fo:padding-right="0.099cm" fo:padding-top="0cm" fo:padding-bottom="0cm" fo:border="0.5pt solid #000000"/>
    </style:style>
    <style:style style:name="Table15.A4" style:family="table-cell">
      <style:table-cell-properties style:vertical-align="" fo:padding-left="0.099cm" fo:padding-right="0.099cm" fo:padding-top="0cm" fo:padding-bottom="0cm" fo:border="0.5pt solid #000000"/>
    </style:style>
    <style:style style:name="Table15.B4" style:family="table-cell">
      <style:table-cell-properties style:vertical-align="" fo:padding-left="0.099cm" fo:padding-right="0.099cm" fo:padding-top="0cm" fo:padding-bottom="0cm" fo:border="0.5pt solid #000000"/>
    </style:style>
    <style:style style:name="Table15.C4"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702cm"/>
    </style:style>
    <style:style style:name="Table16.B" style:family="table-column">
      <style:table-column-properties style:column-width="15.358cm"/>
    </style:style>
    <style:style style:name="Table16.C" style:family="table-column">
      <style:table-column-properties style:column-width="0.947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2cm"/>
    </style:style>
    <style:style style:name="Table18.B" style:family="table-column">
      <style:table-column-properties style:column-width="15.358cm"/>
    </style:style>
    <style:style style:name="Table18.C" style:family="table-column">
      <style:table-column-properties style:column-width="0.947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 fo:padding-left="0.099cm" fo:padding-right="0.099cm" fo:padding-top="0cm" fo:padding-bottom="0cm" fo:border="0.5pt solid #000000"/>
    </style:style>
    <style:style style:name="Table18.C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674cm"/>
    </style:style>
    <style:style style:name="Table19.B" style:family="table-column">
      <style:table-column-properties style:column-width="15.358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702cm"/>
    </style:style>
    <style:style style:name="Table20.B" style:family="table-column">
      <style:table-column-properties style:column-width="15.358cm"/>
    </style:style>
    <style:style style:name="Table20.C" style:family="table-column">
      <style:table-column-properties style:column-width="0.947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2cm"/>
    </style:style>
    <style:style style:name="Table22.B" style:family="table-column">
      <style:table-column-properties style:column-width="15.358cm"/>
    </style:style>
    <style:style style:name="Table22.C" style:family="table-column">
      <style:table-column-properties style:column-width="0.947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 fo:padding-left="0.099cm" fo:padding-right="0.099cm" fo:padding-top="0cm" fo:padding-bottom="0cm" fo:border="0.5pt solid #000000"/>
    </style:style>
    <style:style style:name="Table22.C2" style:family="table-cell">
      <style:table-cell-properties style:vertical-align="middle" fo:padding-left="0.099cm" fo:padding-right="0.099cm" fo:padding-top="0cm" fo:padding-bottom="0cm" fo:border="0.5pt solid #000000"/>
    </style:style>
    <style:style style:name="Table22.A3" style:family="table-cell">
      <style:table-cell-properties style:vertical-align="" fo:padding-left="0.099cm" fo:padding-right="0.099cm" fo:padding-top="0cm" fo:padding-bottom="0cm" fo:border="0.5pt solid #000000"/>
    </style:style>
    <style:style style:name="Table22.B3" style:family="table-cell">
      <style:table-cell-properties style:vertical-align="" fo:padding-left="0.099cm" fo:padding-right="0.099cm" fo:padding-top="0cm" fo:padding-bottom="0cm" fo:border="0.5pt solid #000000"/>
    </style:style>
    <style:style style:name="Table22.C3"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7.06cm"/>
    </style:style>
    <style:style style:name="Table23.B" style:family="table-column">
      <style:table-column-properties style:column-width="0.945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3.A4" style:family="table-cell">
      <style:table-cell-properties style:vertical-align="" fo:padding-left="0.099cm" fo:padding-right="0.099cm" fo:padding-top="0cm" fo:padding-bottom="0cm" fo:border="0.5pt solid #000000"/>
    </style:style>
    <style:style style:name="Table23.B4" style:family="table-cell">
      <style:table-cell-properties style:vertical-align="middle" fo:padding-left="0.099cm" fo:padding-right="0.099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5.A5" style:family="table-cell">
      <style:table-cell-properties style:vertical-align="" fo:padding-left="0.099cm" fo:padding-right="0.099cm" fo:padding-top="0cm" fo:padding-bottom="0cm" fo:border="0.5pt solid #000000"/>
    </style:style>
    <style:style style:name="Table25.B5" style:family="table-cell">
      <style:table-cell-properties style:vertical-align="" fo:padding-left="0.099cm" fo:padding-right="0.099cm" fo:padding-top="0cm" fo:padding-bottom="0cm" fo:border="0.5pt solid #000000"/>
    </style:style>
    <style:style style:name="Table25.C5" style:family="table-cell">
      <style:table-cell-properties style:vertical-align="middle" fo:padding-left="0.099cm" fo:padding-right="0.099cm" fo:padding-top="0cm" fo:padding-bottom="0cm" fo:border="0.5pt solid #000000"/>
    </style:style>
    <style:style style:name="Table25.A6" style:family="table-cell">
      <style:table-cell-properties style:vertical-align="" fo:padding-left="0.099cm" fo:padding-right="0.099cm" fo:padding-top="0cm" fo:padding-bottom="0cm" fo:border="0.5pt solid #000000"/>
    </style:style>
    <style:style style:name="Table25.B6" style:family="table-cell">
      <style:table-cell-properties style:vertical-align="" fo:padding-left="0.099cm" fo:padding-right="0.099cm" fo:padding-top="0cm" fo:padding-bottom="0cm" fo:border="0.5pt solid #000000"/>
    </style:style>
    <style:style style:name="Table25.C6" style:family="table-cell">
      <style:table-cell-properties style:vertical-align="middle" fo:padding-left="0.099cm" fo:padding-right="0.099cm" fo:padding-top="0cm" fo:padding-bottom="0cm" fo:border="0.5pt solid #000000"/>
    </style:style>
    <style:style style:name="Table25.A7" style:family="table-cell">
      <style:table-cell-properties style:vertical-align="" fo:padding-left="0.099cm" fo:padding-right="0.099cm" fo:padding-top="0cm" fo:padding-bottom="0cm" fo:border="0.5pt solid #000000"/>
    </style:style>
    <style:style style:name="Table25.B7" style:family="table-cell">
      <style:table-cell-properties style:vertical-align="" fo:padding-left="0.099cm" fo:padding-right="0.099cm" fo:padding-top="0cm" fo:padding-bottom="0cm" fo:border="0.5pt solid #000000"/>
    </style:style>
    <style:style style:name="Table25.C7"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6.A5" style:family="table-cell">
      <style:table-cell-properties style:vertical-align="" fo:padding-left="0.099cm" fo:padding-right="0.099cm" fo:padding-top="0cm" fo:padding-bottom="0cm" fo:border="0.5pt solid #000000"/>
    </style:style>
    <style:style style:name="Table26.B5" style:family="table-cell">
      <style:table-cell-properties style:vertical-align="" fo:padding-left="0.099cm" fo:padding-right="0.099cm" fo:padding-top="0cm" fo:padding-bottom="0cm" fo:border="0.5pt solid #000000"/>
    </style:style>
    <style:style style:name="Table26.C5" style:family="table-cell">
      <style:table-cell-properties style:vertical-align="middle" fo:padding-left="0.099cm" fo:padding-right="0.099cm" fo:padding-top="0cm" fo:padding-bottom="0cm" fo:border="0.5pt solid #000000"/>
    </style:style>
    <style:style style:name="Table26.A6" style:family="table-cell">
      <style:table-cell-properties style:vertical-align="" fo:padding-left="0.099cm" fo:padding-right="0.099cm" fo:padding-top="0cm" fo:padding-bottom="0cm" fo:border="0.5pt solid #000000"/>
    </style:style>
    <style:style style:name="Table26.B6" style:family="table-cell">
      <style:table-cell-properties style:vertical-align="" fo:padding-left="0.099cm" fo:padding-right="0.099cm" fo:padding-top="0cm" fo:padding-bottom="0cm" fo:border="0.5pt solid #000000"/>
    </style:style>
    <style:style style:name="Table26.C6" style:family="table-cell">
      <style:table-cell-properties style:vertical-align="middle" fo:padding-left="0.099cm" fo:padding-right="0.099cm" fo:padding-top="0cm" fo:padding-bottom="0cm" fo:border="0.5pt solid #000000"/>
    </style:style>
    <style:style style:name="Table26.A7" style:family="table-cell">
      <style:table-cell-properties style:vertical-align="" fo:padding-left="0.099cm" fo:padding-right="0.099cm" fo:padding-top="0cm" fo:padding-bottom="0cm" fo:border="0.5pt solid #000000"/>
    </style:style>
    <style:style style:name="Table26.B7" style:family="table-cell">
      <style:table-cell-properties style:vertical-align="" fo:padding-left="0.099cm" fo:padding-right="0.099cm" fo:padding-top="0cm" fo:padding-bottom="0cm" fo:border="0.5pt solid #000000"/>
    </style:style>
    <style:style style:name="Table26.C7" style:family="table-cell">
      <style:table-cell-properties style:vertical-align="middle" fo:padding-left="0.099cm" fo:padding-right="0.099cm" fo:padding-top="0cm" fo:padding-bottom="0cm" fo:border="0.5pt solid #000000"/>
    </style:style>
    <style:style style:name="Table26.A8" style:family="table-cell">
      <style:table-cell-properties style:vertical-align="" fo:padding-left="0.099cm" fo:padding-right="0.099cm" fo:padding-top="0cm" fo:padding-bottom="0cm" fo:border="0.5pt solid #000000"/>
    </style:style>
    <style:style style:name="Table26.B8" style:family="table-cell">
      <style:table-cell-properties style:vertical-align="" fo:padding-left="0.099cm" fo:padding-right="0.099cm" fo:padding-top="0cm" fo:padding-bottom="0cm" fo:border="0.5pt solid #000000"/>
    </style:style>
    <style:style style:name="Table26.C8" style:family="table-cell">
      <style:table-cell-properties style:vertical-align="middle" fo:padding-left="0.099cm" fo:padding-right="0.099cm" fo:padding-top="0cm" fo:padding-bottom="0cm" fo:border="0.5pt solid #000000"/>
    </style:style>
    <style:style style:name="Table26.A9" style:family="table-cell">
      <style:table-cell-properties style:vertical-align="" fo:padding-left="0.099cm" fo:padding-right="0.099cm" fo:padding-top="0cm" fo:padding-bottom="0cm" fo:border="0.5pt solid #000000"/>
    </style:style>
    <style:style style:name="Table26.B9" style:family="table-cell">
      <style:table-cell-properties style:vertical-align="" fo:padding-left="0.099cm" fo:padding-right="0.099cm" fo:padding-top="0cm" fo:padding-bottom="0cm" fo:border="0.5pt solid #000000"/>
    </style:style>
    <style:style style:name="Table26.C9" style:family="table-cell">
      <style:table-cell-properties style:vertical-align="middle" fo:padding-left="0.099cm" fo:padding-right="0.099cm" fo:padding-top="0cm" fo:padding-bottom="0cm" fo:border="0.5pt solid #000000"/>
    </style:style>
    <style:style style:name="Table26.A10" style:family="table-cell">
      <style:table-cell-properties style:vertical-align="" fo:padding-left="0.099cm" fo:padding-right="0.099cm" fo:padding-top="0cm" fo:padding-bottom="0cm" fo:border="0.5pt solid #000000"/>
    </style:style>
    <style:style style:name="Table26.B10" style:family="table-cell">
      <style:table-cell-properties style:vertical-align="" fo:padding-left="0.099cm" fo:padding-right="0.099cm" fo:padding-top="0cm" fo:padding-bottom="0cm" fo:border="0.5pt solid #000000"/>
    </style:style>
    <style:style style:name="Table26.C10" style:family="table-cell">
      <style:table-cell-properties style:vertical-align="middle" fo:padding-left="0.099cm" fo:padding-right="0.099cm" fo:padding-top="0cm" fo:padding-bottom="0cm" fo:border="0.5pt solid #000000"/>
    </style:style>
    <style:style style:name="Table26.A11" style:family="table-cell">
      <style:table-cell-properties style:vertical-align="" fo:padding-left="0.099cm" fo:padding-right="0.099cm" fo:padding-top="0cm" fo:padding-bottom="0cm" fo:border="0.5pt solid #000000"/>
    </style:style>
    <style:style style:name="Table26.B11" style:family="table-cell">
      <style:table-cell-properties style:vertical-align="" fo:padding-left="0.099cm" fo:padding-right="0.099cm" fo:padding-top="0cm" fo:padding-bottom="0cm" fo:border="0.5pt solid #000000"/>
    </style:style>
    <style:style style:name="Table26.C11" style:family="table-cell">
      <style:table-cell-properties style:vertical-align="middle" fo:padding-left="0.099cm" fo:padding-right="0.099cm" fo:padding-top="0cm" fo:padding-bottom="0cm" fo:border="0.5pt solid #000000"/>
    </style:style>
    <style:style style:name="Table26.A12" style:family="table-cell">
      <style:table-cell-properties style:vertical-align="" fo:padding-left="0.099cm" fo:padding-right="0.099cm" fo:padding-top="0cm" fo:padding-bottom="0cm" fo:border="0.5pt solid #000000"/>
    </style:style>
    <style:style style:name="Table26.B12" style:family="table-cell">
      <style:table-cell-properties style:vertical-align="" fo:padding-left="0.099cm" fo:padding-right="0.099cm" fo:padding-top="0cm" fo:padding-bottom="0cm" fo:border="0.5pt solid #000000"/>
    </style:style>
    <style:style style:name="Table26.C12"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8.A4" style:family="table-cell">
      <style:table-cell-properties style:vertical-align="" fo:padding-left="0.099cm" fo:padding-right="0.099cm" fo:padding-top="0cm" fo:padding-bottom="0cm" fo:border="0.5pt solid #000000"/>
    </style:style>
    <style:style style:name="Table28.B4" style:family="table-cell">
      <style:table-cell-properties style:vertical-align="" fo:padding-left="0.099cm" fo:padding-right="0.099cm" fo:padding-top="0cm" fo:padding-bottom="0cm" fo:border="0.5pt solid #000000"/>
    </style:style>
    <style:style style:name="Table28.C4" style:family="table-cell">
      <style:table-cell-properties style:vertical-align="middle" fo:padding-left="0.099cm" fo:padding-right="0.099cm" fo:padding-top="0cm" fo:padding-bottom="0cm" fo:border="0.5pt solid #000000"/>
    </style:style>
    <style:style style:name="Table28.A5" style:family="table-cell">
      <style:table-cell-properties style:vertical-align="" fo:padding-left="0.099cm" fo:padding-right="0.099cm" fo:padding-top="0cm" fo:padding-bottom="0cm" fo:border="0.5pt solid #000000"/>
    </style:style>
    <style:style style:name="Table28.B5" style:family="table-cell">
      <style:table-cell-properties style:vertical-align="" fo:padding-left="0.099cm" fo:padding-right="0.099cm" fo:padding-top="0cm" fo:padding-bottom="0cm" fo:border="0.5pt solid #000000"/>
    </style:style>
    <style:style style:name="Table28.C5" style:family="table-cell">
      <style:table-cell-properties style:vertical-align="middle" fo:padding-left="0.099cm" fo:padding-right="0.099cm" fo:padding-top="0cm" fo:padding-bottom="0cm" fo:border="0.5pt solid #000000"/>
    </style:style>
    <style:style style:name="Table28.A6" style:family="table-cell">
      <style:table-cell-properties style:vertical-align="" fo:padding-left="0.099cm" fo:padding-right="0.099cm" fo:padding-top="0cm" fo:padding-bottom="0cm" fo:border="0.5pt solid #000000"/>
    </style:style>
    <style:style style:name="Table28.B6" style:family="table-cell">
      <style:table-cell-properties style:vertical-align="" fo:padding-left="0.099cm" fo:padding-right="0.099cm" fo:padding-top="0cm" fo:padding-bottom="0cm" fo:border="0.5pt solid #000000"/>
    </style:style>
    <style:style style:name="Table28.C6" style:family="table-cell">
      <style:table-cell-properties style:vertical-align="middle" fo:padding-left="0.099cm" fo:padding-right="0.099cm" fo:padding-top="0cm" fo:padding-bottom="0cm" fo:border="0.5pt solid #000000"/>
    </style:style>
    <style:style style:name="Table28.A7" style:family="table-cell">
      <style:table-cell-properties style:vertical-align="" fo:padding-left="0.099cm" fo:padding-right="0.099cm" fo:padding-top="0cm" fo:padding-bottom="0cm" fo:border="0.5pt solid #000000"/>
    </style:style>
    <style:style style:name="Table28.B7" style:family="table-cell">
      <style:table-cell-properties style:vertical-align="" fo:padding-left="0.099cm" fo:padding-right="0.099cm" fo:padding-top="0cm" fo:padding-bottom="0cm" fo:border="0.5pt solid #000000"/>
    </style:style>
    <style:style style:name="Table28.C7" style:family="table-cell">
      <style:table-cell-properties style:vertical-align="middle" fo:padding-left="0.099cm" fo:padding-right="0.099cm" fo:padding-top="0cm" fo:padding-bottom="0cm" fo:border="0.5pt solid #000000"/>
    </style:style>
    <style:style style:name="Table28.A8" style:family="table-cell">
      <style:table-cell-properties style:vertical-align="" fo:padding-left="0.099cm" fo:padding-right="0.099cm" fo:padding-top="0cm" fo:padding-bottom="0cm" fo:border="0.5pt solid #000000"/>
    </style:style>
    <style:style style:name="Table28.B8" style:family="table-cell">
      <style:table-cell-properties style:vertical-align="" fo:padding-left="0.099cm" fo:padding-right="0.099cm" fo:padding-top="0cm" fo:padding-bottom="0cm" fo:border="0.5pt solid #000000"/>
    </style:style>
    <style:style style:name="Table28.C8" style:family="table-cell">
      <style:table-cell-properties style:vertical-align="middle" fo:padding-left="0.099cm" fo:padding-right="0.099cm" fo:padding-top="0cm" fo:padding-bottom="0cm" fo:border="0.5pt solid #000000"/>
    </style:style>
    <style:style style:name="Table28.A9" style:family="table-cell">
      <style:table-cell-properties style:vertical-align="" fo:padding-left="0.099cm" fo:padding-right="0.099cm" fo:padding-top="0cm" fo:padding-bottom="0cm" fo:border="0.5pt solid #000000"/>
    </style:style>
    <style:style style:name="Table28.B9" style:family="table-cell">
      <style:table-cell-properties style:vertical-align="" fo:padding-left="0.099cm" fo:padding-right="0.099cm" fo:padding-top="0cm" fo:padding-bottom="0cm" fo:border="0.5pt solid #000000"/>
    </style:style>
    <style:style style:name="Table28.C9" style:family="table-cell">
      <style:table-cell-properties style:vertical-align="middle" fo:padding-left="0.099cm" fo:padding-right="0.099cm" fo:padding-top="0cm" fo:padding-bottom="0cm" fo:border="0.5pt solid #000000"/>
    </style:style>
    <style:style style:name="Table28.A10" style:family="table-cell">
      <style:table-cell-properties style:vertical-align="" fo:padding-left="0.099cm" fo:padding-right="0.099cm" fo:padding-top="0cm" fo:padding-bottom="0cm" fo:border="0.5pt solid #000000"/>
    </style:style>
    <style:style style:name="Table28.B10" style:family="table-cell">
      <style:table-cell-properties style:vertical-align="" fo:padding-left="0.099cm" fo:padding-right="0.099cm" fo:padding-top="0cm" fo:padding-bottom="0cm" fo:border="0.5pt solid #000000"/>
    </style:style>
    <style:style style:name="Table28.C10" style:family="table-cell">
      <style:table-cell-properties style:vertical-align="middle" fo:padding-left="0.099cm" fo:padding-right="0.099cm" fo:padding-top="0cm" fo:padding-bottom="0cm" fo:border="0.5pt solid #000000"/>
    </style:style>
    <style:style style:name="Table28.A11" style:family="table-cell">
      <style:table-cell-properties style:vertical-align="" fo:padding-left="0.099cm" fo:padding-right="0.099cm" fo:padding-top="0cm" fo:padding-bottom="0cm" fo:border="0.5pt solid #000000"/>
    </style:style>
    <style:style style:name="Table28.B11" style:family="table-cell">
      <style:table-cell-properties style:vertical-align="" fo:padding-left="0.099cm" fo:padding-right="0.099cm" fo:padding-top="0cm" fo:padding-bottom="0cm" fo:border="0.5pt solid #000000"/>
    </style:style>
    <style:style style:name="Table28.C11" style:family="table-cell">
      <style:table-cell-properties style:vertical-align="middle" fo:padding-left="0.099cm" fo:padding-right="0.099cm" fo:padding-top="0cm" fo:padding-bottom="0cm" fo:border="0.5pt solid #000000"/>
    </style:style>
    <style:style style:name="Table28.A12" style:family="table-cell">
      <style:table-cell-properties style:vertical-align="" fo:padding-left="0.099cm" fo:padding-right="0.099cm" fo:padding-top="0cm" fo:padding-bottom="0cm" fo:border="0.5pt solid #000000"/>
    </style:style>
    <style:style style:name="Table28.B12" style:family="table-cell">
      <style:table-cell-properties style:vertical-align="" fo:padding-left="0.099cm" fo:padding-right="0.099cm" fo:padding-top="0cm" fo:padding-bottom="0cm" fo:border="0.5pt solid #000000"/>
    </style:style>
    <style:style style:name="Table28.C12" style:family="table-cell">
      <style:table-cell-properties style:vertical-align="middle" fo:padding-left="0.099cm" fo:padding-right="0.099cm" fo:padding-top="0cm" fo:padding-bottom="0cm" fo:border="0.5pt solid #000000"/>
    </style:style>
    <style:style style:name="Table28.A13" style:family="table-cell">
      <style:table-cell-properties style:vertical-align="" fo:padding-left="0.099cm" fo:padding-right="0.099cm" fo:padding-top="0cm" fo:padding-bottom="0cm" fo:border="0.5pt solid #000000"/>
    </style:style>
    <style:style style:name="Table28.B13" style:family="table-cell">
      <style:table-cell-properties style:vertical-align="" fo:padding-left="0.099cm" fo:padding-right="0.099cm" fo:padding-top="0cm" fo:padding-bottom="0cm" fo:border="0.5pt solid #000000"/>
    </style:style>
    <style:style style:name="Table28.C13" style:family="table-cell">
      <style:table-cell-properties style:vertical-align="middle" fo:padding-left="0.099cm" fo:padding-right="0.099cm" fo:padding-top="0cm" fo:padding-bottom="0cm" fo:border="0.5pt solid #000000"/>
    </style:style>
    <style:style style:name="Table28.A14" style:family="table-cell">
      <style:table-cell-properties style:vertical-align="" fo:padding-left="0.099cm" fo:padding-right="0.099cm" fo:padding-top="0cm" fo:padding-bottom="0cm" fo:border="0.5pt solid #000000"/>
    </style:style>
    <style:style style:name="Table28.B14" style:family="table-cell">
      <style:table-cell-properties style:vertical-align="" fo:padding-left="0.099cm" fo:padding-right="0.099cm" fo:padding-top="0cm" fo:padding-bottom="0cm" fo:border="0.5pt solid #000000"/>
    </style:style>
    <style:style style:name="Table28.C14"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 fo:padding-left="0.099cm" fo:padding-right="0.099cm" fo:padding-top="0cm" fo:padding-bottom="0cm" fo:border="0.5pt solid #000000"/>
    </style:style>
    <style:style style:name="Table29.C2" style:family="table-cell">
      <style:table-cell-properties style:vertical-align="middle" fo:padding-left="0.099cm" fo:padding-right="0.099cm" fo:padding-top="0cm" fo:padding-bottom="0cm" fo:border="0.5pt solid #000000"/>
    </style:style>
    <style:style style:name="Table29.A3" style:family="table-cell">
      <style:table-cell-properties style:vertical-align="" fo:padding-left="0.099cm" fo:padding-right="0.099cm" fo:padding-top="0cm" fo:padding-bottom="0cm" fo:border="0.5pt solid #000000"/>
    </style:style>
    <style:style style:name="Table29.B3" style:family="table-cell">
      <style:table-cell-properties style:vertical-align="" fo:padding-left="0.099cm" fo:padding-right="0.099cm" fo:padding-top="0cm" fo:padding-bottom="0cm" fo:border="0.5pt solid #000000"/>
    </style:style>
    <style:style style:name="Table29.C3" style:family="table-cell">
      <style:table-cell-properties style:vertical-align="middle" fo:padding-left="0.099cm" fo:padding-right="0.099cm" fo:padding-top="0cm" fo:padding-bottom="0cm" fo:border="0.5pt solid #000000"/>
    </style:style>
    <style:style style:name="Table29.A4" style:family="table-cell">
      <style:table-cell-properties style:vertical-align="" fo:padding-left="0.099cm" fo:padding-right="0.099cm" fo:padding-top="0cm" fo:padding-bottom="0cm" fo:border="0.5pt solid #000000"/>
    </style:style>
    <style:style style:name="Table29.B4" style:family="table-cell">
      <style:table-cell-properties style:vertical-align="" fo:padding-left="0.099cm" fo:padding-right="0.099cm" fo:padding-top="0cm" fo:padding-bottom="0cm" fo:border="0.5pt solid #000000"/>
    </style:style>
    <style:style style:name="Table29.C4" style:family="table-cell">
      <style:table-cell-properties style:vertical-align="middle" fo:padding-left="0.099cm" fo:padding-right="0.099cm" fo:padding-top="0cm" fo:padding-bottom="0cm" fo:border="0.5pt solid #000000"/>
    </style:style>
    <style:style style:name="Table29.A5" style:family="table-cell">
      <style:table-cell-properties style:vertical-align="" fo:padding-left="0.099cm" fo:padding-right="0.099cm" fo:padding-top="0cm" fo:padding-bottom="0cm" fo:border="0.5pt solid #000000"/>
    </style:style>
    <style:style style:name="Table29.B5" style:family="table-cell">
      <style:table-cell-properties style:vertical-align="" fo:padding-left="0.099cm" fo:padding-right="0.099cm" fo:padding-top="0cm" fo:padding-bottom="0cm" fo:border="0.5pt solid #000000"/>
    </style:style>
    <style:style style:name="Table29.C5"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702cm"/>
    </style:style>
    <style:style style:name="Table30.B" style:family="table-column">
      <style:table-column-properties style:column-width="15.358cm"/>
    </style:style>
    <style:style style:name="Table30.C" style:family="table-column">
      <style:table-column-properties style:column-width="0.947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1.A4" style:family="table-cell">
      <style:table-cell-properties style:vertical-align="" fo:padding-left="0.099cm" fo:padding-right="0.099cm" fo:padding-top="0cm" fo:padding-bottom="0cm" fo:border="0.5pt solid #000000"/>
    </style:style>
    <style:style style:name="Table31.B4" style:family="table-cell">
      <style:table-cell-properties style:vertical-align="" fo:padding-left="0.099cm" fo:padding-right="0.099cm" fo:padding-top="0cm" fo:padding-bottom="0cm" fo:border="0.5pt solid #000000"/>
    </style:style>
    <style:style style:name="Table31.C4" style:family="table-cell">
      <style:table-cell-properties style:vertical-align="middle" fo:padding-left="0.099cm" fo:padding-right="0.099cm" fo:padding-top="0cm" fo:padding-bottom="0cm" fo:border="0.5pt solid #000000"/>
    </style:style>
    <style:style style:name="Table31.A5" style:family="table-cell">
      <style:table-cell-properties style:vertical-align="" fo:padding-left="0.099cm" fo:padding-right="0.099cm" fo:padding-top="0cm" fo:padding-bottom="0cm" fo:border="0.5pt solid #000000"/>
    </style:style>
    <style:style style:name="Table31.B5" style:family="table-cell">
      <style:table-cell-properties style:vertical-align="" fo:padding-left="0.099cm" fo:padding-right="0.099cm" fo:padding-top="0cm" fo:padding-bottom="0cm" fo:border="0.5pt solid #000000"/>
    </style:style>
    <style:style style:name="Table31.C5"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P5" style:family="paragraph" style:parent-style-name="Body">
      <style:text-properties officeooo:rsid="00415896" officeooo:paragraph-rsid="00415896"/>
    </style:style>
    <style:style style:name="P6" style:family="paragraph" style:parent-style-name="Body">
      <style:text-properties officeooo:rsid="00440829" officeooo:paragraph-rsid="00440829"/>
    </style:style>
    <style:style style:name="P7" style:family="paragraph" style:parent-style-name="Body">
      <style:text-properties officeooo:rsid="00440829" officeooo:paragraph-rsid="00b3cb76"/>
    </style:style>
    <style:style style:name="P8" style:family="paragraph" style:parent-style-name="Body">
      <style:text-properties officeooo:rsid="004d1897" officeooo:paragraph-rsid="004d1897"/>
    </style:style>
    <style:style style:name="P9" style:family="paragraph" style:parent-style-name="Body">
      <style:text-properties officeooo:rsid="004f9df7" officeooo:paragraph-rsid="004f9df7"/>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57ea6e" officeooo:paragraph-rsid="0057ea6e"/>
    </style:style>
    <style:style style:name="P32" style:family="paragraph" style:parent-style-name="Body">
      <style:text-properties officeooo:rsid="00606d50" officeooo:paragraph-rsid="00606d50"/>
    </style:style>
    <style:style style:name="P33" style:family="paragraph" style:parent-style-name="Body">
      <style:text-properties officeooo:rsid="004e7ebf" officeooo:paragraph-rsid="004e7ebf"/>
    </style:style>
    <style:style style:name="P34" style:family="paragraph" style:parent-style-name="Body">
      <style:text-properties officeooo:rsid="00873368" officeooo:paragraph-rsid="00873368"/>
    </style:style>
    <style:style style:name="P35" style:family="paragraph" style:parent-style-name="Body">
      <style:text-properties officeooo:rsid="0032fe73" officeooo:paragraph-rsid="0032fe73"/>
    </style:style>
    <style:style style:name="P36" style:family="paragraph" style:parent-style-name="Body">
      <style:text-properties officeooo:rsid="00a78e2b" officeooo:paragraph-rsid="00a78e2b"/>
    </style:style>
    <style:style style:name="P37" style:family="paragraph" style:parent-style-name="Body">
      <style:text-properties officeooo:rsid="00b22149" officeooo:paragraph-rsid="00b22149"/>
    </style:style>
    <style:style style:name="P38" style:family="paragraph" style:parent-style-name="Body">
      <style:text-properties officeooo:rsid="00b761f4" officeooo:paragraph-rsid="00b761f4"/>
    </style:style>
    <style:style style:name="P39" style:family="paragraph" style:parent-style-name="Body">
      <style:text-properties officeooo:rsid="00c2bbf6" officeooo:paragraph-rsid="00c2bbf6"/>
    </style:style>
    <style:style style:name="P40" style:family="paragraph" style:parent-style-name="Body">
      <style:text-properties officeooo:rsid="00c2bbf6" officeooo:paragraph-rsid="00c9427f"/>
    </style:style>
    <style:style style:name="P41" style:family="paragraph" style:parent-style-name="Body">
      <style:text-properties officeooo:rsid="00c3cbe2" officeooo:paragraph-rsid="00c3cbe2"/>
    </style:style>
    <style:style style:name="P42" style:family="paragraph" style:parent-style-name="Body">
      <style:text-properties officeooo:rsid="004a8f10" officeooo:paragraph-rsid="004a8f10"/>
    </style:style>
    <style:style style:name="P43" style:family="paragraph" style:parent-style-name="Body">
      <style:text-properties officeooo:rsid="00ca44d0" officeooo:paragraph-rsid="00ca44d0"/>
    </style:style>
    <style:style style:name="P44" style:family="paragraph" style:parent-style-name="Body">
      <style:text-properties officeooo:rsid="00660396" officeooo:paragraph-rsid="00660396"/>
    </style:style>
    <style:style style:name="P45" style:family="paragraph" style:parent-style-name="Body">
      <style:text-properties officeooo:rsid="00caf306" officeooo:paragraph-rsid="00caf306"/>
    </style:style>
    <style:style style:name="P46" style:family="paragraph" style:parent-style-name="Body">
      <style:text-properties officeooo:rsid="00cd5528" officeooo:paragraph-rsid="00cd5528"/>
    </style:style>
    <style:style style:name="P47" style:family="paragraph" style:parent-style-name="Body">
      <style:text-properties officeooo:rsid="00995826" officeooo:paragraph-rsid="00de20c3"/>
    </style:style>
    <style:style style:name="P48" style:family="paragraph" style:parent-style-name="Body">
      <style:text-properties officeooo:rsid="00de20c3" officeooo:paragraph-rsid="00df6e44"/>
    </style:style>
    <style:style style:name="P49" style:family="paragraph" style:parent-style-name="Body">
      <style:text-properties officeooo:rsid="0041e169" officeooo:paragraph-rsid="0041e169"/>
    </style:style>
    <style:style style:name="P50" style:family="paragraph" style:parent-style-name="Body">
      <style:text-properties officeooo:rsid="00e085b1" officeooo:paragraph-rsid="00e085b1"/>
    </style:style>
    <style:style style:name="P51" style:family="paragraph" style:parent-style-name="Body">
      <style:text-properties officeooo:rsid="00620fd8" officeooo:paragraph-rsid="00620fd8"/>
    </style:style>
    <style:style style:name="P52" style:family="paragraph" style:parent-style-name="Body">
      <style:text-properties officeooo:rsid="00e222d2" officeooo:paragraph-rsid="00e222d2"/>
    </style:style>
    <style:style style:name="P53" style:family="paragraph" style:parent-style-name="Body">
      <style:text-properties officeooo:rsid="00e4d24d" officeooo:paragraph-rsid="00e4d24d"/>
    </style:style>
    <style:style style:name="P54" style:family="paragraph" style:parent-style-name="Body">
      <style:text-properties officeooo:rsid="0051e2ce" officeooo:paragraph-rsid="0051e2ce"/>
    </style:style>
    <style:style style:name="P5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6" style:family="paragraph" style:parent-style-name="Standard">
      <style:text-properties style:font-name="Arial" fo:language="en" fo:country="US" officeooo:paragraph-rsid="0021c380" style:language-complex="ar" style:country-complex="SA"/>
    </style:style>
    <style:style style:name="P57" style:family="paragraph" style:parent-style-name="Standard">
      <style:text-properties style:font-name="Arial" fo:language="en" fo:country="US" officeooo:rsid="001febee" officeooo:paragraph-rsid="0021c380" style:language-complex="ar" style:country-complex="SA"/>
    </style:style>
    <style:style style:name="P58" style:family="paragraph" style:parent-style-name="Standard">
      <style:text-properties fo:language="en" fo:country="US" style:language-complex="ar" style:country-complex="SA"/>
    </style:style>
    <style:style style:name="P59" style:family="paragraph" style:parent-style-name="Standard">
      <style:text-properties fo:language="en" fo:country="US" officeooo:paragraph-rsid="003b1c73" style:language-complex="ar" style:country-complex="SA"/>
    </style:style>
    <style:style style:name="P6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1" style:family="paragraph" style:parent-style-name="Body">
      <style:paragraph-properties fo:orphans="2" fo:widows="2" style:writing-mode="lr-tb"/>
    </style:style>
    <style:style style:name="P6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3" style:family="paragraph" style:parent-style-name="CellBody">
      <style:paragraph-properties fo:keep-with-next="always" style:snap-to-layout-grid="false"/>
      <style:text-properties fo:language="en" fo:country="US" style:language-complex="ar" style:country-complex="SA"/>
    </style:style>
    <style:style style:name="P64" style:family="paragraph" style:parent-style-name="CellBody">
      <style:paragraph-properties fo:keep-with-next="always" style:snap-to-layout-grid="false"/>
      <style:text-properties fo:language="en" fo:country="US" officeooo:paragraph-rsid="003b1c73" style:language-complex="ar" style:country-complex="SA"/>
    </style:style>
    <style:style style:name="P65"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66" style:family="paragraph" style:parent-style-name="Abstract">
      <style:text-properties fo:font-size="16pt" fo:language="en" fo:country="US" fo:font-weight="bold" style:font-size-asian="16pt" style:font-weight-asian="bold" style:language-complex="ar" style:country-complex="SA"/>
    </style:style>
    <style:style style:name="P67" style:family="paragraph" style:parent-style-name="CellBody">
      <style:text-properties fo:language="en" fo:country="US" style:language-complex="ar" style:country-complex="SA"/>
    </style:style>
    <style:style style:name="P68" style:family="paragraph" style:parent-style-name="CellBody">
      <style:paragraph-properties style:snap-to-layout-grid="false"/>
      <style:text-properties fo:language="en" fo:country="US" style:language-complex="ar" style:country-complex="SA"/>
    </style:style>
    <style:style style:name="P69" style:family="paragraph" style:parent-style-name="CellBody">
      <style:paragraph-properties style:snap-to-layout-grid="false"/>
      <style:text-properties fo:language="en" fo:country="US" officeooo:paragraph-rsid="003b1c73" style:language-complex="ar" style:country-complex="SA"/>
    </style:style>
    <style:style style:name="P70" style:family="paragraph" style:parent-style-name="CellBody">
      <style:paragraph-properties style:snap-to-layout-grid="false"/>
      <style:text-properties fo:language="en" fo:country="US" officeooo:rsid="003b1c73" officeooo:paragraph-rsid="003b1c73" style:language-complex="ar" style:country-complex="SA"/>
    </style:style>
    <style:style style:name="P71" style:family="paragraph" style:parent-style-name="CellBody">
      <style:text-properties fo:language="en" fo:country="US" officeooo:rsid="00ada8ae" officeooo:paragraph-rsid="00ada8ae" style:language-complex="ar" style:country-complex="SA"/>
    </style:style>
    <style:style style:name="P72" style:family="paragraph" style:parent-style-name="CellBody">
      <style:text-properties fo:language="en" fo:country="US" officeooo:rsid="00d08491" officeooo:paragraph-rsid="00d08491" style:language-complex="ar" style:country-complex="SA"/>
    </style:style>
    <style:style style:name="P73" style:family="paragraph" style:parent-style-name="CellBody">
      <style:text-properties fo:language="en" fo:country="US" officeooo:rsid="00e6ed7d" officeooo:paragraph-rsid="00e6ed7d" style:language-complex="ar" style:country-complex="SA"/>
    </style:style>
    <style:style style:name="P74" style:family="paragraph" style:parent-style-name="CellBody">
      <style:text-properties fo:language="en" fo:country="US" officeooo:rsid="00e79bc3" officeooo:paragraph-rsid="00e79bc3" style:language-complex="ar" style:country-complex="SA"/>
    </style:style>
    <style:style style:name="P75" style:family="paragraph" style:parent-style-name="CellBody">
      <style:text-properties fo:language="en" fo:country="US" officeooo:rsid="00eced9a" officeooo:paragraph-rsid="00eced9a" style:language-complex="ar" style:country-complex="SA"/>
    </style:style>
    <style:style style:name="P76" style:family="paragraph" style:parent-style-name="Document_20_Title">
      <style:text-properties fo:language="en" fo:country="US" style:language-complex="ar" style:country-complex="SA"/>
    </style:style>
    <style:style style:name="P7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7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8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05247" style:font-size-asian="8pt" style:font-weight-asian="normal" style:font-size-complex="8pt" style:font-weight-complex="normal"/>
    </style:style>
    <style:style style:name="P83" style:family="paragraph" style:parent-style-name="Code_20_Snipet">
      <style:text-properties officeooo:paragraph-rsid="00e03a09"/>
    </style:style>
    <style:style style:name="P84" style:family="paragraph" style:parent-style-name="Code_20_Snipet">
      <style:paragraph-properties fo:text-align="start" style:justify-single-word="false"/>
    </style:style>
    <style:style style:name="P85" style:family="paragraph" style:parent-style-name="Code_20_Snipet">
      <style:paragraph-properties fo:text-align="start" style:justify-single-word="false"/>
      <style:text-properties officeooo:paragraph-rsid="00f2a376"/>
    </style:style>
    <style:style style:name="P86" style:family="paragraph" style:parent-style-name="Code_20_Snipet">
      <style:paragraph-properties fo:text-align="start" style:justify-single-word="false"/>
      <style:text-properties officeooo:paragraph-rsid="00f32304"/>
    </style:style>
    <style:style style:name="P87" style:family="paragraph" style:parent-style-name="Overview_20_Heading" style:master-page-name="Standard">
      <loext:graphic-properties draw:fill="solid" draw:fill-color="#009999"/>
      <style:paragraph-properties style:page-number="auto" fo:background-color="#009999" fo:padding="0cm" fo:border="none"/>
    </style:style>
    <style:style style:name="P88"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89"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90" style:family="paragraph" style:parent-style-name="Class_20_Heading" style:master-page-name="Converted1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91"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92"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3" style:family="paragraph" style:parent-style-name="Class_20_Heading" style:master-page-name="Converted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4" style:family="paragraph" style:parent-style-name="Class_20_Heading" style:master-page-name="Converted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5" style:family="paragraph" style:parent-style-name="Class_20_Heading" style:master-page-name="Converted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6" style:family="paragraph" style:parent-style-name="Class_20_Heading" style:master-page-name="Converted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7" style:family="paragraph" style:parent-style-name="Class_20_Heading" style:master-page-name="Converted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8" style:family="paragraph" style:parent-style-name="Class_20_Heading" style:master-page-name="Converted9">
      <loext:graphic-properties draw:fill="solid" draw:fill-color="#fff2cc"/>
      <style:paragraph-properties fo:margin-left="2.54cm" fo:margin-right="0cm" fo:text-indent="0cm" style:auto-text-indent="false" style:page-number="auto" fo:break-before="page" fo:background-color="#fff2cc" fo:padding="0cm" fo:border="none"/>
    </style:style>
    <style:style style:name="P99" style:family="paragraph" style:parent-style-name="Class_20_Heading" style:master-page-name="Converted1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0"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1" style:family="paragraph" style:parent-style-name="Class_20_Heading" style:master-page-name="Converted1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2" style:family="paragraph" style:parent-style-name="Class_20_Heading" style:master-page-name="Converted15">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3" style:family="paragraph" style:parent-style-name="Class_20_Heading" style:master-page-name="Converted16">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4" style:family="paragraph" style:parent-style-name="Class_20_Heading" style:master-page-name="Converted17">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5" style:family="paragraph" style:parent-style-name="Class_20_Heading" style:master-page-name="Converted18">
      <loext:graphic-properties draw:fill="solid" draw:fill-color="#fff2cc"/>
      <style:paragraph-properties fo:margin-left="2.54cm" fo:margin-right="0cm" fo:text-indent="0cm" style:auto-text-indent="false" style:page-number="auto" fo:break-before="page" fo:background-color="#fff2cc" fo:padding="0cm" fo:border="none"/>
    </style:style>
    <style:style style:name="P106" style:family="paragraph" style:parent-style-name="Detail_20_Heading">
      <loext:graphic-properties draw:fill="solid" draw:fill-color="#ccccff"/>
      <style:paragraph-properties fo:background-color="#ccccff" fo:padding="0cm" fo:border="none"/>
    </style:style>
    <style:style style:name="P107"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108"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109"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110"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111"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112" style:family="paragraph" style:parent-style-name="Standard">
      <style:paragraph-properties fo:line-height="0.494cm"/>
      <style:text-properties style:font-name="Arial1"/>
    </style:style>
    <style:style style:name="P113" style:family="paragraph" style:parent-style-name="Standard">
      <style:paragraph-properties fo:line-height="0.469cm"/>
      <style:text-properties style:font-name="Arial1"/>
    </style:style>
    <style:style style:name="P114" style:family="paragraph" style:parent-style-name="Standard" style:list-style-name="WWNum1">
      <style:paragraph-properties>
        <style:tab-stops>
          <style:tab-stop style:position="1.27cm"/>
        </style:tab-stops>
      </style:paragraph-properties>
    </style:style>
    <style:style style:name="P115" style:family="paragraph" style:parent-style-name="Standard" style:list-style-name="WWNum2">
      <style:paragraph-properties>
        <style:tab-stops>
          <style:tab-stop style:position="1.27cm"/>
        </style:tab-stops>
      </style:paragraph-properties>
    </style:style>
    <style:style style:name="P116" style:family="paragraph" style:parent-style-name="Standard">
      <style:paragraph-properties fo:line-height="0.191cm"/>
    </style:style>
    <style:style style:name="P117" style:family="paragraph" style:parent-style-name="Standard">
      <style:paragraph-properties fo:line-height="0.191cm">
        <style:tab-stops/>
      </style:paragraph-properties>
    </style:style>
    <style:style style:name="P118" style:family="paragraph" style:parent-style-name="Standard">
      <style:paragraph-properties fo:keep-together="always"/>
    </style:style>
    <style:style style:name="P119" style:family="paragraph" style:parent-style-name="Standard">
      <style:paragraph-properties fo:margin-top="0cm" fo:margin-bottom="0.494cm" loext:contextual-spacing="false"/>
    </style:style>
    <style:style style:name="P120" style:family="paragraph" style:parent-style-name="Standard" style:list-style-name="WWNum1">
      <style:paragraph-properties fo:margin-top="0cm" fo:margin-bottom="0.494cm" loext:contextual-spacing="false">
        <style:tab-stops>
          <style:tab-stop style:position="1.27cm"/>
        </style:tab-stops>
      </style:paragraph-properties>
    </style:style>
    <style:style style:name="P121" style:family="paragraph" style:parent-style-name="Standard" style:list-style-name="WWNum2">
      <style:paragraph-properties fo:margin-top="0cm" fo:margin-bottom="0.494cm" loext:contextual-spacing="false">
        <style:tab-stops>
          <style:tab-stop style:position="1.27cm"/>
        </style:tab-stops>
      </style:paragraph-properties>
    </style:style>
    <style:style style:name="P122" style:family="paragraph" style:parent-style-name="Standard">
      <style:paragraph-properties fo:margin-top="0cm" fo:margin-bottom="0.494cm" loext:contextual-spacing="false" fo:keep-together="always"/>
    </style:style>
    <style:style style:name="P123" style:family="paragraph" style:parent-style-name="Standard">
      <style:paragraph-properties fo:margin-top="0cm" fo:margin-bottom="0.494cm" loext:contextual-spacing="false" fo:keep-with-next="always"/>
    </style:style>
    <style:style style:name="P124" style:family="paragraph" style:parent-style-name="Standard">
      <style:paragraph-properties fo:margin-top="0.095cm" fo:margin-bottom="0.095cm" loext:contextual-spacing="false" fo:text-align="start" style:justify-single-word="false" fo:orphans="2" fo:widows="2"/>
    </style:style>
    <style:style style:name="P125"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26" style:family="paragraph" style:parent-style-name="Standard">
      <style:paragraph-properties fo:margin-top="0.095cm" fo:margin-bottom="0.095cm" loext:contextual-spacing="false" fo:text-align="center" style:justify-single-word="false" fo:orphans="2" fo:widows="2"/>
    </style:style>
    <style:style style:name="P127"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28" style:family="paragraph" style:parent-style-name="Standard">
      <style:paragraph-properties fo:margin-top="0.095cm" fo:margin-bottom="0.095cm" loext:contextual-spacing="false">
        <style:tab-stops/>
      </style:paragraph-properties>
    </style:style>
    <style:style style:name="P129" style:family="paragraph" style:parent-style-name="Standard">
      <style:paragraph-properties fo:keep-with-next="always"/>
    </style:style>
    <style:style style:name="P130" style:family="paragraph" style:parent-style-name="Standard">
      <style:paragraph-properties fo:keep-together="always" fo:keep-with-next="always"/>
    </style:style>
    <style:style style:name="P131" style:family="paragraph" style:parent-style-name="Standard">
      <style:paragraph-properties fo:margin-top="0cm" fo:margin-bottom="0.423cm" loext:contextual-spacing="false"/>
    </style:style>
    <style:style style:name="P13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133"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f05247" style:font-size-asian="8pt" style:font-weight-asian="normal" style:font-size-complex="8pt" style:font-weight-complex="normal"/>
    </style:style>
    <style:style style:name="P134" style:family="paragraph" style:parent-style-name="Standard">
      <style:paragraph-properties fo:margin-left="1.27cm" fo:margin-right="0cm" fo:text-indent="0cm" style:auto-text-indent="false"/>
    </style:style>
    <style:style style:name="P135" style:family="paragraph" style:parent-style-name="Standard">
      <style:paragraph-properties fo:margin-left="1.27cm" fo:margin-right="0cm" fo:margin-top="0cm" fo:margin-bottom="0.494cm" loext:contextual-spacing="false" fo:text-indent="0cm" style:auto-text-indent="false"/>
    </style:style>
    <style:style style:name="P136" style:family="paragraph" style:parent-style-name="Standard">
      <style:paragraph-properties fo:margin-left="1.27cm" fo:margin-right="0cm" fo:text-indent="0cm" style:auto-text-indent="false" fo:keep-with-next="always"/>
    </style:style>
    <style:style style:name="P137" style:family="paragraph" style:parent-style-name="Standard">
      <style:paragraph-properties fo:margin-left="1.27cm" fo:margin-right="0cm" fo:margin-top="0cm" fo:margin-bottom="0.423cm" loext:contextual-spacing="false" fo:text-indent="0cm" style:auto-text-indent="false"/>
    </style:style>
    <style:style style:name="P13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39" style:family="paragraph" style:parent-style-name="Standard">
      <style:paragraph-properties fo:margin-top="0.494cm" fo:margin-bottom="0cm" loext:contextual-spacing="false" fo:keep-together="always" fo:keep-with-next="always"/>
    </style:style>
    <style:style style:name="P140" style:family="paragraph" style:parent-style-name="Standard">
      <style:paragraph-properties fo:margin-top="0.441cm" fo:margin-bottom="0.494cm" loext:contextual-spacing="false" fo:keep-together="always"/>
    </style:style>
    <style:style style:name="P141"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42" style:family="paragraph" style:parent-style-name="Standard">
      <style:paragraph-properties fo:margin-top="0.081cm" fo:margin-bottom="0.081cm" loext:contextual-spacing="false" fo:text-align="start" style:justify-single-word="false" fo:orphans="2" fo:widows="2"/>
    </style:style>
    <style:style style:name="P143"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44" style:family="paragraph" style:parent-style-name="Standard">
      <style:paragraph-properties fo:margin-top="0.081cm" fo:margin-bottom="0.081cm" loext:contextual-spacing="false" fo:text-align="center" style:justify-single-word="false" fo:orphans="2" fo:widows="2"/>
    </style:style>
    <style:style style:name="P14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46" style:family="paragraph" style:parent-style-name="Standard">
      <style:paragraph-properties fo:margin-top="0.081cm" fo:margin-bottom="0.081cm" loext:contextual-spacing="false" fo:text-align="end" style:justify-single-word="false" fo:orphans="2" fo:widows="2"/>
    </style:style>
    <style:style style:name="P147" style:family="paragraph" style:parent-style-name="Standard">
      <style:paragraph-properties fo:margin-top="0.081cm" fo:margin-bottom="0.081cm" loext:contextual-spacing="false" fo:text-align="end" style:justify-single-word="false" fo:orphans="2" fo:widows="2">
        <style:tab-stops/>
      </style:paragraph-properties>
    </style:style>
    <style:style style:name="P148" style:family="paragraph" style:parent-style-name="Standard">
      <style:paragraph-properties fo:margin-top="0.081cm" fo:margin-bottom="0cm" loext:contextual-spacing="false" fo:text-align="start" style:justify-single-word="false" fo:orphans="2" fo:widows="2"/>
    </style:style>
    <style:style style:name="P149" style:family="paragraph" style:parent-style-name="Standard">
      <style:paragraph-properties fo:margin-top="0.081cm" fo:margin-bottom="0cm" loext:contextual-spacing="false" fo:text-align="start" style:justify-single-word="false" fo:orphans="2" fo:widows="2">
        <style:tab-stops/>
      </style:paragraph-properties>
    </style:style>
    <style:style style:name="P15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51"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52" style:family="paragraph" style:parent-style-name="Standard">
      <style:paragraph-properties fo:margin-left="2.54cm" fo:margin-right="0cm" fo:text-indent="0cm" style:auto-text-indent="false"/>
    </style:style>
    <style:style style:name="P153" style:family="paragraph" style:parent-style-name="Standard">
      <style:paragraph-properties fo:margin-top="0.441cm" fo:margin-bottom="0cm" loext:contextual-spacing="false" fo:keep-together="always" fo:keep-with-next="always"/>
    </style:style>
    <style:style style:name="P154"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55"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56"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157" style:family="paragraph" style:parent-style-name="Contents_20_2">
      <style:paragraph-properties>
        <style:tab-stops>
          <style:tab-stop style:position="17.191cm" style:type="right" style:leader-style="dotted" style:leader-text="."/>
        </style:tab-stops>
      </style:paragraph-properties>
    </style:style>
    <style:style style:name="P158" style:family="paragraph" style:parent-style-name="Contents_20_1">
      <style:paragraph-properties>
        <style:tab-stops>
          <style:tab-stop style:position="17.191cm" style:type="right" style:leader-style="dotted" style:leader-text="."/>
        </style:tab-stops>
      </style:paragraph-properties>
    </style:style>
    <style:style style:name="P159" style:family="paragraph" style:parent-style-name="Body" style:list-style-name="L1">
      <style:text-properties officeooo:paragraph-rsid="002f1a2a"/>
    </style:style>
    <style:style style:name="P160" style:family="paragraph" style:parent-style-name="Body" style:list-style-name="L1">
      <style:text-properties fo:language="en" fo:country="US" officeooo:rsid="002b3ce6" officeooo:paragraph-rsid="002f1a2a" style:language-complex="ar" style:country-complex="SA"/>
    </style:style>
    <style:style style:name="P161" style:family="paragraph" style:parent-style-name="Body" style:list-style-name="L1">
      <style:text-properties fo:language="en" fo:country="US" officeooo:rsid="00d83d40" officeooo:paragraph-rsid="002f1a2a" style:language-complex="ar" style:country-complex="SA"/>
    </style:style>
    <style:style style:name="P162" style:family="paragraph" style:parent-style-name="Body" style:list-style-name="L1">
      <style:text-properties fo:language="en" fo:country="US" officeooo:rsid="00dd9ed8" officeooo:paragraph-rsid="002f1a2a" style:language-complex="ar" style:country-complex="SA"/>
    </style:style>
    <style:style style:name="P163" style:family="paragraph" style:parent-style-name="Body" style:list-style-name="L1">
      <style:text-properties fo:language="en" fo:country="US" officeooo:rsid="00bd5191" officeooo:paragraph-rsid="002f1a2a" style:language-complex="ar" style:country-complex="SA"/>
    </style:style>
    <style:style style:name="P164" style:family="paragraph" style:parent-style-name="Body" style:list-style-name="L1">
      <style:text-properties fo:language="en" fo:country="US" officeooo:rsid="00ce3260" officeooo:paragraph-rsid="002f1a2a" style:language-complex="ar" style:country-complex="SA"/>
    </style:style>
    <style:style style:name="P165" style:family="paragraph" style:parent-style-name="Body" style:list-style-name="L1">
      <style:text-properties fo:language="en" fo:country="US" officeooo:rsid="00d02e11" officeooo:paragraph-rsid="002f1a2a" style:language-complex="ar" style:country-complex="SA"/>
    </style:style>
    <style:style style:name="P166" style:family="paragraph" style:parent-style-name="Body" style:list-style-name="L1">
      <style:text-properties fo:language="en" fo:country="US" officeooo:rsid="00e96229" officeooo:paragraph-rsid="002f1a2a" style:language-complex="ar" style:country-complex="SA"/>
    </style:style>
    <style:style style:name="P167" style:family="paragraph" style:parent-style-name="Body" style:list-style-name="L2">
      <style:text-properties officeooo:rsid="00c3cbe2" officeooo:paragraph-rsid="00c3cbe2"/>
    </style:style>
    <style:style style:name="P168" style:family="paragraph" style:parent-style-name="Body" style:list-style-name="L3">
      <style:text-properties officeooo:rsid="00606d50" officeooo:paragraph-rsid="00606d50"/>
    </style:style>
    <style:style style:name="P169" style:family="paragraph" style:parent-style-name="Heading_20_3">
      <style:text-properties officeooo:paragraph-rsid="002dd8a6"/>
    </style:style>
    <style:style style:name="P170" style:family="paragraph" style:parent-style-name="Heading_20_3">
      <style:text-properties fo:language="en" fo:country="US" officeooo:rsid="006228ab" officeooo:paragraph-rsid="002dd8a6" style:language-complex="ar" style:country-complex="SA"/>
    </style:style>
    <style:style style:name="P171" style:family="paragraph" style:parent-style-name="Heading_20_3">
      <style:text-properties officeooo:rsid="00c2bbf6" officeooo:paragraph-rsid="00c2bbf6"/>
    </style:style>
    <style:style style:name="P172" style:family="paragraph" style:parent-style-name="Heading_20_3">
      <style:text-properties officeooo:rsid="00b761f4" officeooo:paragraph-rsid="00b761f4"/>
    </style:style>
    <style:style style:name="P173" style:family="paragraph" style:parent-style-name="Heading_20_3">
      <style:text-properties officeooo:paragraph-rsid="00415896"/>
    </style:style>
    <style:style style:name="P174" style:family="paragraph" style:parent-style-name="Heading_20_3">
      <style:text-properties officeooo:rsid="00415896" officeooo:paragraph-rsid="004b9815"/>
    </style:style>
    <style:style style:name="P175" style:family="paragraph" style:parent-style-name="Heading_20_3">
      <style:text-properties officeooo:paragraph-rsid="004b9815"/>
    </style:style>
    <style:style style:name="P176" style:family="paragraph" style:parent-style-name="Heading_20_3">
      <style:text-properties officeooo:paragraph-rsid="0048072a"/>
    </style:style>
    <style:style style:name="P177" style:family="paragraph" style:parent-style-name="Heading_20_3">
      <style:text-properties officeooo:rsid="00e4d24d" officeooo:paragraph-rsid="00e4d24d"/>
    </style:style>
    <style:style style:name="P178" style:family="paragraph" style:parent-style-name="Heading_20_3">
      <style:text-properties officeooo:rsid="00caf306" officeooo:paragraph-rsid="00caf306"/>
    </style:style>
    <style:style style:name="P179" style:family="paragraph" style:parent-style-name="Heading_20_3">
      <style:text-properties officeooo:rsid="0033a7fb" officeooo:paragraph-rsid="0033a7fb"/>
    </style:style>
    <style:style style:name="P180" style:family="paragraph" style:parent-style-name="Heading_20_2">
      <style:text-properties fo:language="en" fo:country="US" style:language-complex="ar" style:country-complex="SA"/>
    </style:style>
    <style:style style:name="P181" style:family="paragraph" style:parent-style-name="Heading_20_2">
      <style:text-properties fo:language="en" fo:country="US" officeooo:rsid="0021c380" officeooo:paragraph-rsid="0021c380" style:language-complex="ar" style:country-complex="SA"/>
    </style:style>
    <style:style style:name="P182" style:family="paragraph" style:parent-style-name="Heading_20_2">
      <style:text-properties fo:language="en" fo:country="US" officeooo:rsid="001febee" officeooo:paragraph-rsid="0021c380" style:language-complex="ar" style:country-complex="SA"/>
    </style:style>
    <style:style style:name="P183" style:family="paragraph" style:parent-style-name="Heading_20_2">
      <style:text-properties fo:language="en" fo:country="US" officeooo:paragraph-rsid="001febee" style:language-complex="ar" style:country-complex="SA"/>
    </style:style>
    <style:style style:name="P184" style:family="paragraph" style:parent-style-name="Heading_20_2">
      <style:text-properties fo:language="en" fo:country="US" officeooo:rsid="005f1e33" officeooo:paragraph-rsid="002dd8a6" style:language-complex="ar" style:country-complex="SA"/>
    </style:style>
    <style:style style:name="P185" style:family="paragraph" style:parent-style-name="Heading_20_2">
      <style:text-properties fo:language="en" fo:country="US" officeooo:rsid="00840782" officeooo:paragraph-rsid="002dd8a6" style:language-complex="ar" style:country-complex="SA"/>
    </style:style>
    <style:style style:name="P186" style:family="paragraph" style:parent-style-name="Heading_20_2">
      <style:text-properties fo:language="en" fo:country="US" officeooo:paragraph-rsid="002dd8a6" style:language-complex="ar" style:country-complex="SA"/>
    </style:style>
    <style:style style:name="P187" style:family="paragraph" style:parent-style-name="Heading_20_2">
      <style:text-properties fo:language="en" fo:country="US" officeooo:paragraph-rsid="003b1c73" style:language-complex="ar" style:country-complex="SA"/>
    </style:style>
    <style:style style:name="P188" style:family="paragraph" style:parent-style-name="Heading_20_2">
      <style:text-properties officeooo:paragraph-rsid="002dd8a6"/>
    </style:style>
    <style:style style:name="P189" style:family="paragraph" style:parent-style-name="Heading_20_2">
      <style:text-properties officeooo:rsid="0057ea6e" officeooo:paragraph-rsid="0057ea6e"/>
    </style:style>
    <style:style style:name="P190" style:family="paragraph" style:parent-style-name="Heading_20_1">
      <style:text-properties fo:language="en" fo:country="US" style:language-complex="ar" style:country-complex="SA"/>
    </style:style>
    <style:style style:name="P191" style:family="paragraph" style:parent-style-name="Heading_20_1">
      <style:paragraph-properties fo:break-before="page"/>
      <style:text-properties fo:language="en" fo:country="US" style:language-complex="ar" style:country-complex="SA"/>
    </style:style>
    <style:style style:name="P192" style:family="paragraph" style:parent-style-name="Contents_20_3">
      <style:paragraph-properties>
        <style:tab-stops>
          <style:tab-stop style:position="17.191cm" style:type="right" style:leader-style="dotted" style:leader-text="."/>
        </style:tab-stops>
      </style:paragraph-properties>
    </style:style>
    <style:style style:name="P19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4" style:family="paragraph" style:parent-style-name="Code_20_Snipet">
      <style:paragraph-properties fo:text-align="start" style:justify-single-word="false"/>
    </style:style>
    <style:style style:name="P195" style:family="paragraph" style:parent-style-name="Code_20_Snipet">
      <style:paragraph-properties fo:text-align="start" style:justify-single-word="false"/>
      <style:text-properties officeooo:paragraph-rsid="00f32304"/>
    </style:style>
    <style:style style:name="P196" style:family="paragraph" style:parent-style-name="Definition_20_Term">
      <style:text-properties fo:language="en" fo:country="US" style:language-complex="ar" style:country-complex="SA"/>
    </style:style>
    <style:style style:name="P1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fo:font-style="normal" officeooo:rsid="00e34b3d" style:font-style-asian="normal" style:font-style-complex="normal"/>
    </style:style>
    <style:style style:name="T15" style:family="text">
      <style:text-properties officeooo:rsid="00825ba4"/>
    </style:style>
    <style:style style:name="T16" style:family="text">
      <style:text-properties fo:font-size="14pt" fo:font-weight="normal" style:font-size-asian="14pt" style:font-weight-asian="normal"/>
    </style:style>
    <style:style style:name="T17" style:family="text">
      <style:text-properties fo:font-size="14pt" fo:font-weight="normal" officeooo:rsid="00295f47" style:font-size-asian="14pt" style:font-weight-asian="normal"/>
    </style:style>
    <style:style style:name="T1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9" style:family="text">
      <style:text-properties fo:color="#ff0000" fo:font-style="italic" style:font-style-asian="italic"/>
    </style:style>
    <style:style style:name="T20" style:family="text">
      <style:text-properties fo:color="#ff0000" fo:font-style="italic" fo:font-weight="bold" style:font-style-asian="italic" style:font-weight-asian="bold"/>
    </style:style>
    <style:style style:name="T21" style:family="text">
      <style:text-properties fo:language="en" fo:country="US" style:language-complex="ar" style:country-complex="SA"/>
    </style:style>
    <style:style style:name="T22" style:family="text">
      <style:text-properties fo:language="en" fo:country="US" officeooo:rsid="001febee" style:language-complex="ar" style:country-complex="SA"/>
    </style:style>
    <style:style style:name="T23" style:family="text">
      <style:text-properties fo:language="en" fo:country="US" officeooo:rsid="00541bc5"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6df4c" style:language-complex="ar" style:country-complex="SA"/>
    </style:style>
    <style:style style:name="T26" style:family="text">
      <style:text-properties fo:language="en" fo:country="US" officeooo:rsid="0055c5f8" style:language-complex="ar" style:country-complex="SA"/>
    </style:style>
    <style:style style:name="T27" style:family="text">
      <style:text-properties fo:language="en" fo:country="US" officeooo:rsid="0057fa0c" style:language-complex="ar" style:country-complex="SA"/>
    </style:style>
    <style:style style:name="T28" style:family="text">
      <style:text-properties fo:language="en" fo:country="US" officeooo:rsid="002632b5"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4fedf0" style:language-complex="ar" style:country-complex="SA"/>
    </style:style>
    <style:style style:name="T32" style:family="text">
      <style:text-properties fo:language="en" fo:country="US" officeooo:rsid="0027224c" style:language-complex="ar" style:country-complex="SA"/>
    </style:style>
    <style:style style:name="T33" style:family="text">
      <style:text-properties fo:language="en" fo:country="US" officeooo:rsid="005d16e7" style:language-complex="ar" style:country-complex="SA"/>
    </style:style>
    <style:style style:name="T34" style:family="text">
      <style:text-properties fo:language="en" fo:country="US" officeooo:rsid="007202ab" style:language-complex="ar" style:country-complex="SA"/>
    </style:style>
    <style:style style:name="T35" style:family="text">
      <style:text-properties fo:language="en" fo:country="US" officeooo:rsid="006388e8" style:language-complex="ar" style:country-complex="SA"/>
    </style:style>
    <style:style style:name="T36" style:family="text">
      <style:text-properties fo:language="en" fo:country="US" officeooo:rsid="0064f0f2" style:language-complex="ar" style:country-complex="SA"/>
    </style:style>
    <style:style style:name="T37" style:family="text">
      <style:text-properties fo:language="en" fo:country="US" officeooo:rsid="00840782" style:language-complex="ar" style:country-complex="SA"/>
    </style:style>
    <style:style style:name="T38" style:family="text">
      <style:text-properties fo:language="en" fo:country="US" officeooo:rsid="008922ee" style:language-complex="ar" style:country-complex="SA"/>
    </style:style>
    <style:style style:name="T39" style:family="text">
      <style:text-properties fo:language="en" fo:country="US" officeooo:rsid="008a207e" style:language-complex="ar" style:country-complex="SA"/>
    </style:style>
    <style:style style:name="T40" style:family="text">
      <style:text-properties fo:language="en" fo:country="US" officeooo:rsid="008aecc6" style:language-complex="ar" style:country-complex="SA"/>
    </style:style>
    <style:style style:name="T41" style:family="text">
      <style:text-properties fo:language="en" fo:country="US" officeooo:rsid="0094c308" style:language-complex="ar" style:country-complex="SA"/>
    </style:style>
    <style:style style:name="T42" style:family="text">
      <style:text-properties fo:language="en" fo:country="US" officeooo:rsid="008b936d" style:language-complex="ar" style:country-complex="SA"/>
    </style:style>
    <style:style style:name="T43" style:family="text">
      <style:text-properties fo:language="en" fo:country="US" officeooo:rsid="008bc5d1" style:language-complex="ar" style:country-complex="SA"/>
    </style:style>
    <style:style style:name="T44" style:family="text">
      <style:text-properties fo:language="en" fo:country="US" officeooo:rsid="008d344a" style:language-complex="ar" style:country-complex="SA"/>
    </style:style>
    <style:style style:name="T45" style:family="text">
      <style:text-properties fo:language="en" fo:country="US" officeooo:rsid="008dc9cf" style:language-complex="ar" style:country-complex="SA"/>
    </style:style>
    <style:style style:name="T46" style:family="text">
      <style:text-properties fo:language="en" fo:country="US" officeooo:rsid="0091b30f" style:language-complex="ar" style:country-complex="SA"/>
    </style:style>
    <style:style style:name="T47" style:family="text">
      <style:text-properties fo:language="en" fo:country="US" officeooo:rsid="00985587" style:language-complex="ar" style:country-complex="SA"/>
    </style:style>
    <style:style style:name="T48" style:family="text">
      <style:text-properties fo:language="en" fo:country="US" officeooo:rsid="00991f90" style:language-complex="ar" style:country-complex="SA"/>
    </style:style>
    <style:style style:name="T49" style:family="text">
      <style:text-properties fo:language="en" fo:country="US" officeooo:rsid="008fb369" style:language-complex="ar" style:country-complex="SA"/>
    </style:style>
    <style:style style:name="T50" style:family="text">
      <style:text-properties fo:language="en" fo:country="US" officeooo:rsid="00906dd0" style:language-complex="ar" style:country-complex="SA"/>
    </style:style>
    <style:style style:name="T51" style:family="text">
      <style:text-properties fo:language="en" fo:country="US" officeooo:rsid="004afbc5" style:language-complex="ar" style:country-complex="SA"/>
    </style:style>
    <style:style style:name="T52" style:family="text">
      <style:text-properties fo:language="en" fo:country="US" officeooo:rsid="004e5d25" style:language-complex="ar" style:country-complex="SA"/>
    </style:style>
    <style:style style:name="T53" style:family="text">
      <style:text-properties fo:language="en" fo:country="US" officeooo:rsid="00bb6112" style:language-complex="ar" style:country-complex="SA"/>
    </style:style>
    <style:style style:name="T54" style:family="text">
      <style:text-properties fo:language="en" fo:country="US" officeooo:rsid="00bbf8dc" style:language-complex="ar" style:country-complex="SA"/>
    </style:style>
    <style:style style:name="T55" style:family="text">
      <style:text-properties fo:language="en" fo:country="US" officeooo:rsid="00dd9ed8" style:language-complex="ar" style:country-complex="SA"/>
    </style:style>
    <style:style style:name="T56" style:family="text">
      <style:text-properties fo:language="en" fo:country="US" fo:font-weight="bold" style:font-weight-asian="bold" style:language-complex="ar" style:country-complex="SA" style:font-weight-complex="bold"/>
    </style:style>
    <style:style style:name="T57" style:family="text">
      <style:text-properties fo:language="en" fo:country="US" fo:font-weight="bold" officeooo:rsid="00840782" style:font-weight-asian="bold" style:language-complex="ar" style:country-complex="SA" style:font-weight-complex="bold"/>
    </style:style>
    <style:style style:name="T58" style:family="text">
      <style:text-properties fo:language="en" fo:country="US" fo:font-weight="bold" officeooo:rsid="008d344a" style:font-weight-asian="bold" style:language-complex="ar" style:country-complex="SA" style:font-weight-complex="bold"/>
    </style:style>
    <style:style style:name="T59" style:family="text">
      <style:text-properties fo:language="en" fo:country="US" fo:font-weight="bold" officeooo:rsid="0097af09" style:font-weight-asian="bold" style:language-complex="ar" style:country-complex="SA" style:font-weight-complex="bold"/>
    </style:style>
    <style:style style:name="T60" style:family="text">
      <style:text-properties fo:language="en" fo:country="US" fo:font-weight="bold" officeooo:rsid="004afbc5" style:font-weight-asian="bold" style:language-complex="ar" style:country-complex="SA" style:font-weight-complex="bold"/>
    </style:style>
    <style:style style:name="T61" style:family="text">
      <style:text-properties style:font-name="Courier New"/>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fo:font-weight="bold" officeooo:rsid="008bc48e" style:font-weight-asian="bold" style:font-weight-complex="bold"/>
    </style:style>
    <style:style style:name="T65" style:family="text">
      <style:text-properties fo:font-weight="bold" officeooo:rsid="00d90bd5" style:font-weight-asian="bold" style:font-weight-complex="bold"/>
    </style:style>
    <style:style style:name="T6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8" style:family="text">
      <style:text-properties fo:color="#000000" style:font-name="Arial" fo:font-size="10pt" style:font-name-asian="Times New Roman" style:font-size-asian="10pt" style:font-name-complex="Times New Roman" style:font-size-complex="10pt"/>
    </style:style>
    <style:style style:name="T69" style:family="text">
      <style:text-properties fo:color="#000000" style:font-name="Arial" fo:font-size="10pt" officeooo:rsid="00ad38a0" style:font-name-asian="Times New Roman" style:font-size-asian="10pt" style:font-name-complex="Times New Roman" style:font-size-complex="10pt"/>
    </style:style>
    <style:style style:name="T70" style:family="text">
      <style:text-properties fo:color="#000000" style:font-name="Arial1" fo:font-size="10pt" style:font-size-asian="10pt"/>
    </style:style>
    <style:style style:name="T71" style:family="text">
      <style:text-properties fo:color="#000000" style:font-name="Arial1"/>
    </style:style>
    <style:style style:name="T72" style:family="text">
      <style:text-properties officeooo:rsid="007afd4e"/>
    </style:style>
    <style:style style:name="T73" style:family="text">
      <style:text-properties officeooo:rsid="0086826e"/>
    </style:style>
    <style:style style:name="T74" style:family="text">
      <style:text-properties officeooo:rsid="0072064b"/>
    </style:style>
    <style:style style:name="T75" style:family="text">
      <style:text-properties officeooo:rsid="00aad87d"/>
    </style:style>
    <style:style style:name="T76" style:family="text">
      <style:text-properties officeooo:rsid="00ab6d3e"/>
    </style:style>
    <style:style style:name="T77" style:family="text">
      <style:text-properties officeooo:rsid="00aba71d"/>
    </style:style>
    <style:style style:name="T78" style:family="text">
      <style:text-properties officeooo:rsid="00e62b09"/>
    </style:style>
    <style:style style:name="T79" style:family="text">
      <style:text-properties officeooo:rsid="00ae8441"/>
    </style:style>
    <style:style style:name="T80" style:family="text">
      <style:text-properties officeooo:rsid="00af3b9a"/>
    </style:style>
    <style:style style:name="T81" style:family="text">
      <style:text-properties officeooo:rsid="00aed18b"/>
    </style:style>
    <style:style style:name="T82" style:family="text">
      <style:text-properties officeooo:rsid="00da898f"/>
    </style:style>
    <style:style style:name="T83" style:family="text">
      <style:text-properties officeooo:rsid="00b7737e"/>
    </style:style>
    <style:style style:name="T84" style:family="text">
      <style:text-properties officeooo:rsid="00bdfcc8"/>
    </style:style>
    <style:style style:name="T85" style:family="text">
      <style:text-properties officeooo:rsid="00ed6462"/>
    </style:style>
    <style:style style:name="T86" style:family="text">
      <style:text-properties officeooo:rsid="00be4318"/>
    </style:style>
    <style:style style:name="T87" style:family="text">
      <style:text-properties officeooo:rsid="00325bef"/>
    </style:style>
    <style:style style:name="T88" style:family="text">
      <style:text-properties officeooo:rsid="00a4941a"/>
    </style:style>
    <style:style style:name="T89" style:family="text">
      <style:text-properties officeooo:rsid="00c17faa"/>
    </style:style>
    <style:style style:name="T90" style:family="text">
      <style:text-properties officeooo:rsid="00c62f25"/>
    </style:style>
    <style:style style:name="T91" style:family="text">
      <style:text-properties officeooo:rsid="00c4ec6c"/>
    </style:style>
    <style:style style:name="T92" style:family="text">
      <style:text-properties officeooo:rsid="00c7d831"/>
    </style:style>
    <style:style style:name="T93" style:family="text">
      <style:text-properties officeooo:rsid="003bf4bb"/>
    </style:style>
    <style:style style:name="T94" style:family="text">
      <style:text-properties officeooo:rsid="003cf1e3"/>
    </style:style>
    <style:style style:name="T95" style:family="text">
      <style:text-properties officeooo:rsid="004116dd"/>
    </style:style>
    <style:style style:name="T96" style:family="text">
      <style:text-properties officeooo:rsid="004122f0"/>
    </style:style>
    <style:style style:name="T97" style:family="text">
      <style:text-properties officeooo:rsid="00415896"/>
    </style:style>
    <style:style style:name="T98" style:family="text">
      <style:text-properties officeooo:rsid="0041e169"/>
    </style:style>
    <style:style style:name="T99" style:family="text">
      <style:text-properties officeooo:rsid="00440829"/>
    </style:style>
    <style:style style:name="T100" style:family="text">
      <style:text-properties officeooo:rsid="0045cfc8"/>
    </style:style>
    <style:style style:name="T101" style:family="text">
      <style:text-properties officeooo:rsid="0048072a"/>
    </style:style>
    <style:style style:name="T102" style:family="text">
      <style:text-properties officeooo:rsid="004b87d2"/>
    </style:style>
    <style:style style:name="T103" style:family="text">
      <style:text-properties officeooo:rsid="004b9815"/>
    </style:style>
    <style:style style:name="T104" style:family="text">
      <style:text-properties officeooo:rsid="004f9df7"/>
    </style:style>
    <style:style style:name="T105" style:family="text">
      <style:text-properties officeooo:rsid="004fe038"/>
    </style:style>
    <style:style style:name="T106" style:family="text">
      <style:text-properties officeooo:rsid="0051e2ce"/>
    </style:style>
    <style:style style:name="T107" style:family="text">
      <style:text-properties officeooo:rsid="0052b9ce"/>
    </style:style>
    <style:style style:name="T108" style:family="text">
      <style:text-properties officeooo:rsid="0055cc1f"/>
    </style:style>
    <style:style style:name="T109" style:family="text">
      <style:text-properties officeooo:rsid="0034ec01"/>
    </style:style>
    <style:style style:name="T110" style:family="text">
      <style:text-properties officeooo:rsid="005aa8c8"/>
    </style:style>
    <style:style style:name="T111" style:family="text">
      <style:text-properties officeooo:rsid="005df927"/>
    </style:style>
    <style:style style:name="T112" style:family="text">
      <style:text-properties officeooo:rsid="005f163f"/>
    </style:style>
    <style:style style:name="T113" style:family="text">
      <style:text-properties officeooo:rsid="005fd74d"/>
    </style:style>
    <style:style style:name="T114" style:family="text">
      <style:text-properties officeooo:rsid="006473f8"/>
    </style:style>
    <style:style style:name="T115" style:family="text">
      <style:text-properties officeooo:rsid="006c815c"/>
    </style:style>
    <style:style style:name="T116" style:family="text">
      <style:text-properties officeooo:rsid="0071071d"/>
    </style:style>
    <style:style style:name="T117" style:family="text">
      <style:text-properties officeooo:rsid="00717265"/>
    </style:style>
    <style:style style:name="T118" style:family="text">
      <style:text-properties officeooo:rsid="00723cc5"/>
    </style:style>
    <style:style style:name="T119" style:family="text">
      <style:text-properties officeooo:rsid="0073c26a"/>
    </style:style>
    <style:style style:name="T120" style:family="text">
      <style:text-properties officeooo:rsid="007895de"/>
    </style:style>
    <style:style style:name="T121" style:family="text">
      <style:text-properties officeooo:rsid="00817fa2"/>
    </style:style>
    <style:style style:name="T122" style:family="text">
      <style:text-properties officeooo:rsid="008852bd"/>
    </style:style>
    <style:style style:name="T123" style:family="text">
      <style:text-properties officeooo:rsid="0089546b"/>
    </style:style>
    <style:style style:name="T124" style:family="text">
      <style:text-properties officeooo:rsid="008d4dd7"/>
    </style:style>
    <style:style style:name="T125" style:family="text">
      <style:text-properties officeooo:rsid="00900621"/>
    </style:style>
    <style:style style:name="T126" style:family="text">
      <style:text-properties officeooo:rsid="00a265d1"/>
    </style:style>
    <style:style style:name="T127" style:family="text">
      <style:text-properties officeooo:rsid="00a80839"/>
    </style:style>
    <style:style style:name="T128" style:family="text">
      <style:text-properties officeooo:rsid="00aa787a"/>
    </style:style>
    <style:style style:name="T129" style:family="text">
      <style:text-properties officeooo:rsid="00abf26b"/>
    </style:style>
    <style:style style:name="T130" style:family="text">
      <style:text-properties officeooo:rsid="00b93e3c"/>
    </style:style>
    <style:style style:name="T131" style:family="text">
      <style:text-properties officeooo:rsid="00bed8bf"/>
    </style:style>
    <style:style style:name="T132" style:family="text">
      <style:text-properties officeooo:rsid="00c01265"/>
    </style:style>
    <style:style style:name="T133" style:family="text">
      <style:text-properties officeooo:rsid="00c3cbe2"/>
    </style:style>
    <style:style style:name="T134" style:family="text">
      <style:text-properties officeooo:rsid="00c9427f"/>
    </style:style>
    <style:style style:name="T135" style:family="text">
      <style:text-properties officeooo:rsid="00caa1cc"/>
    </style:style>
    <style:style style:name="T136" style:family="text">
      <style:text-properties officeooo:rsid="00cb3142"/>
    </style:style>
    <style:style style:name="T137" style:family="text">
      <style:text-properties officeooo:rsid="00ce9f24"/>
    </style:style>
    <style:style style:name="T138" style:family="text">
      <style:text-properties officeooo:rsid="00d5c86a"/>
    </style:style>
    <style:style style:name="T139" style:family="text">
      <style:text-properties officeooo:rsid="00db92ba"/>
    </style:style>
    <style:style style:name="T140" style:family="text">
      <style:text-properties officeooo:rsid="00e085b1"/>
    </style:style>
    <style:style style:name="T141" style:family="text">
      <style:text-properties officeooo:rsid="00e124b4"/>
    </style:style>
    <style:style style:name="T142" style:family="text">
      <style:text-properties officeooo:rsid="00e222d2"/>
    </style:style>
    <style:style style:name="T143" style:family="text">
      <style:text-properties officeooo:rsid="00f05247"/>
    </style:style>
    <style:style style:name="T144" style:family="text">
      <style:text-properties officeooo:rsid="00f194e7"/>
    </style:style>
    <style:style style:name="T145" style:family="text">
      <style:text-properties officeooo:rsid="00f2a376"/>
    </style:style>
    <style:style style:name="T146" style:family="text">
      <style:text-properties style:font-name="Arial1"/>
    </style:style>
    <style:style style:name="T147" style:family="text">
      <style:text-properties style:font-name="Arial1" fo:font-size="9pt" style:font-size-asian="9pt"/>
    </style:style>
    <style:style style:name="T148" style:family="text">
      <style:text-properties style:font-name="Arial1" fo:font-size="9pt" fo:font-weight="bold" style:font-size-asian="9pt" style:font-weight-asian="bold"/>
    </style:style>
    <style:style style:name="T149" style:family="text">
      <style:text-properties style:font-name="Arial1" fo:font-size="12pt" fo:font-weight="bold" style:font-size-asian="12pt" style:font-weight-asian="bold"/>
    </style:style>
    <style:style style:name="T150" style:family="text">
      <style:text-properties style:font-name="Arial1" fo:font-weight="bold" style:font-weight-asian="bold"/>
    </style:style>
    <style:style style:name="T151" style:family="text">
      <style:text-properties style:font-name="Arial1" fo:font-size="10pt" style:font-size-asian="10pt"/>
    </style:style>
    <style:style style:name="T152" style:family="text">
      <style:text-properties style:font-name="Arial1" fo:font-size="10pt" style:text-underline-style="none" style:font-size-asian="10pt"/>
    </style:style>
    <style:style style:name="T153" style:family="text">
      <style:text-properties style:font-name="Arial1" fo:font-size="10pt" fo:font-weight="bold" style:font-size-asian="10pt" style:font-weight-asian="bold"/>
    </style:style>
    <style:style style:name="T154" style:family="text">
      <style:text-properties fo:color="#0000ff" style:font-name="Arial1" fo:font-size="10pt" style:text-underline-style="solid" style:text-underline-width="auto" style:text-underline-color="font-color" fo:font-weight="bold" style:font-size-asian="10pt" style:font-weight-asian="bold"/>
    </style:style>
    <style:style style:name="T155" style:family="text">
      <style:text-properties fo:color="#0000ff" style:font-name="Courier New2" style:text-underline-style="solid" style:text-underline-width="auto" style:text-underline-color="font-color" fo:font-weight="bold" style:font-weight-asian="bold"/>
    </style:style>
    <style:style style:name="T156" style:family="text">
      <style:text-properties fo:color="#0000ff" style:font-name="Courier New2" style:text-underline-style="solid" style:text-underline-width="auto" style:text-underline-color="font-color" fo:font-weight="normal" style:font-weight-asian="normal"/>
    </style:style>
    <style:style style:name="T157" style:family="text">
      <style:text-properties fo:color="#0000ff" style:font-name="Courier New2" style:text-underline-style="solid" style:text-underline-width="auto" style:text-underline-color="font-color"/>
    </style:style>
    <style:style style:name="T158" style:family="text">
      <style:text-properties fo:color="#0000ff" style:font-name="Courier New2" fo:font-size="7pt" style:text-underline-style="solid" style:text-underline-width="auto" style:text-underline-color="font-color" style:font-size-asian="7pt"/>
    </style:style>
    <style:style style:name="T159" style:family="text">
      <style:text-properties fo:color="#0000ff" style:text-underline-style="solid" style:text-underline-width="auto" style:text-underline-color="font-color"/>
    </style:style>
    <style:style style:name="T160" style:family="text">
      <style:text-properties style:font-name="Courier New2" style:text-underline-style="none" fo:font-weight="normal" style:font-weight-asian="normal"/>
    </style:style>
    <style:style style:name="T161" style:family="text">
      <style:text-properties style:font-name="Courier New2" fo:font-size="9pt" style:font-size-asian="9pt"/>
    </style:style>
    <style:style style:name="T162" style:family="text">
      <style:text-properties style:font-name="Courier New2" fo:font-size="9pt" fo:font-weight="normal" style:font-size-asian="9pt" style:font-weight-asian="normal"/>
    </style:style>
    <style:style style:name="T163" style:family="text">
      <style:text-properties style:font-name="Courier New2" fo:font-size="7pt" style:font-size-asian="7pt"/>
    </style:style>
    <style:style style:name="T164" style:family="text">
      <style:text-properties style:font-name="Courier New2" fo:font-size="7pt" style:text-underline-style="none" style:font-size-asian="7pt"/>
    </style:style>
    <style:style style:name="T165" style:family="text">
      <style:text-properties style:text-underline-style="none"/>
    </style:style>
    <style:style style:name="T166" style:family="text">
      <style:text-properties style:text-underline-style="none" fo:font-weight="bold" style:font-weight-asian="bold"/>
    </style:style>
    <style:style style:name="T167" style:family="text">
      <style:text-properties style:text-underline-style="none" fo:font-weight="normal" style:font-weight-asian="normal"/>
    </style:style>
    <style:style style:name="T168" style:family="text">
      <style:text-properties fo:font-weight="normal" style:font-weight-asian="normal"/>
    </style:style>
    <style:style style:name="T169" style:family="text">
      <style:text-properties fo:color="#808080" style:font-name="Verdana" fo:font-size="7pt" style:font-size-asian="7pt"/>
    </style:style>
    <style:style style:name="T170" style:family="text">
      <style:text-properties fo:color="#808080" style:font-name="Verdana" fo:font-size="7pt" style:text-underline-style="none" style:font-size-asian="7pt"/>
    </style:style>
    <style:style style:name="T171" style:family="text">
      <style:text-properties style:font-name="Verdana" fo:font-size="7pt" style:font-size-asian="7pt"/>
    </style:style>
    <style:style style:name="T17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4"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20309920" text:id="ct105553120309920">
          <text:insertion>
            <office:change-info>
              <dc:creator>David Bosschaert</dc:creator>
              <dc:date>2019-09-18T16:22:10</dc:date>
            </office:change-info>
          </text:insertion>
        </text:changed-region>
        <text:changed-region xml:id="ct105553120310160" text:id="ct105553120310160">
          <text:insertion>
            <office:change-info>
              <dc:creator>David Bosschaert</dc:creator>
              <dc:date>2019-09-18T16:22:15</dc:date>
            </office:change-info>
          </text:insertion>
        </text:changed-region>
        <text:changed-region xml:id="ct105553120310400" text:id="ct105553120310400">
          <text:insertion>
            <office:change-info>
              <dc:creator>David Bosschaert</dc:creator>
              <dc:date>2019-09-18T16:22:17</dc:date>
            </office:change-info>
          </text:insertion>
        </text:changed-region>
        <text:changed-region xml:id="ct105553120310640" text:id="ct105553120310640">
          <text:insertion>
            <office:change-info>
              <dc:creator>David Bosschaert</dc:creator>
              <dc:date>2020-01-06T16:28:28</dc:date>
            </office:change-info>
          </text:insertion>
        </text:changed-region>
        <text:changed-region xml:id="ct105553120310880" text:id="ct105553120310880">
          <text:insertion>
            <office:change-info>
              <dc:creator>David Bosschaert</dc:creator>
              <dc:date>2020-01-06T16:28:30</dc:date>
            </office:change-info>
          </text:insertion>
        </text:changed-region>
        <text:changed-region xml:id="ct105553120311120" text:id="ct105553120311120">
          <text:insertion>
            <office:change-info>
              <dc:creator>David Bosschaert</dc:creator>
              <dc:date>2020-01-06T16:28:33</dc:date>
            </office:change-info>
          </text:insertion>
        </text:changed-region>
        <text:changed-region xml:id="ct105553120312800" text:id="ct105553120312800">
          <text:deletion>
            <office:change-info>
              <dc:creator>David Bosschaert</dc:creator>
              <dc:date>2020-01-07T10:04:42</dc:date>
            </office:change-info>
            <text:p text:style-name="P84">"<text:span text:style-name="T137">aggregate-origins|ARTIFACTS:false": {[<text:line-break/> <text:s/>"a:b:1", "c:d:2"<text:line-break/>]}</text:span></text:p>
          </text:deletion>
        </text:changed-region>
        <text:changed-region xml:id="ct105553120313040" text:id="ct105553120313040">
          <text:insertion>
            <office:change-info>
              <dc:creator>David Bosschaert</dc:creator>
              <dc:date>2020-01-07T10:02:58</dc:date>
            </office:change-info>
          </text:insertion>
        </text:changed-region>
        <text:changed-region xml:id="ct105553120100352" text:id="ct105553120100352">
          <text:insertion>
            <office:change-info>
              <dc:creator>David Bosschaert</dc:creator>
              <dc:date>2020-01-07T10:03:04</dc:date>
            </office:change-info>
          </text:insertion>
        </text:changed-region>
        <text:changed-region xml:id="ct105553120100592" text:id="ct105553120100592">
          <text:deletion>
            <office:change-info>
              <dc:creator>David Bosschaert</dc:creator>
              <dc:date>2020-01-07T10:05:47</dc:date>
            </office:change-info>
            <text:p text:style-name="P86"><text:span text:style-name="T136">|JSON:false</text:span></text:p>
          </text:deletion>
        </text:changed-region>
        <text:changed-region xml:id="ct105553120101312" text:id="ct105553120101312">
          <text:insertion>
            <office:change-info>
              <dc:creator>David Bosschaert</dc:creator>
              <dc:date>2020-01-07T10:05:53</dc:date>
            </office:change-info>
          </text:insertion>
        </text:changed-region>
        <text:changed-region xml:id="ct105553120101072" text:id="ct105553120101072">
          <text:insertion>
            <office:change-info>
              <dc:creator>David Bosschaert</dc:creator>
              <dc:date>2020-01-07T10:06:04</dc:date>
            </office:change-info>
          </text:insertion>
        </text:changed-region>
        <text:changed-region xml:id="ct105553120101552" text:id="ct105553120101552">
          <text:insertion>
            <office:change-info>
              <dc:creator>David Bosschaert</dc:creator>
              <dc:date>2020-01-07T10:06:25</dc:date>
            </office:change-info>
          </text:insertion>
        </text:changed-region>
        <text:changed-region xml:id="ct105553120101792" text:id="ct105553120101792">
          <text:insertion>
            <office:change-info>
              <dc:creator>David Bosschaert</dc:creator>
              <dc:date>2020-01-07T10:06:26</dc:date>
            </office:change-info>
          </text:insertion>
        </text:changed-region>
        <text:changed-region xml:id="ct105553120102032" text:id="ct105553120102032">
          <text:insertion>
            <office:change-info>
              <dc:creator>David Bosschaert</dc:creator>
              <dc:date>2020-01-07T10:06:27</dc:date>
            </office:change-info>
          </text:insertion>
        </text:changed-region>
        <text:changed-region xml:id="ct105553120102272" text:id="ct105553120102272">
          <text:insertion>
            <office:change-info>
              <dc:creator>David Bosschaert</dc:creator>
              <dc:date>2020-01-07T10:06:31</dc:date>
            </office:change-info>
          </text:insertion>
        </text:changed-region>
        <text:changed-region xml:id="ct105553120102512" text:id="ct105553120102512">
          <text:insertion>
            <office:change-info>
              <dc:creator>David Bosschaert</dc:creator>
              <dc:date>2019-09-19T15:19:44</dc:date>
            </office:change-info>
          </text:insertion>
        </text:changed-region>
        <text:changed-region xml:id="ct105553120102752" text:id="ct105553120102752">
          <text:insertion>
            <office:change-info>
              <dc:creator>David Bosschaert</dc:creator>
              <dc:date>2020-01-07T10:08:10</dc:date>
            </office:change-info>
          </text:insertion>
        </text:changed-region>
        <text:changed-region xml:id="ct105553120103472" text:id="ct105553120103472">
          <text:insertion>
            <office:change-info>
              <dc:creator>David Bosschaert</dc:creator>
              <dc:date>2020-01-07T10:10:07</dc:date>
            </office:change-info>
          </text:insertion>
        </text:changed-region>
        <text:changed-region xml:id="ct105553120103712" text:id="ct105553120103712">
          <text:insertion>
            <office:change-info>
              <dc:creator>David Bosschaert</dc:creator>
              <dc:date>2020-01-07T10:10:34</dc:date>
            </office:change-info>
          </text:insertion>
        </text:changed-region>
        <text:changed-region xml:id="ct105553120233824" text:id="ct105553120233824">
          <text:insertion>
            <office:change-info>
              <dc:creator>David Bosschaert</dc:creator>
              <dc:date>2020-01-07T09:54:31</dc:date>
            </office:change-info>
          </text:insertion>
        </text:changed-region>
        <text:changed-region xml:id="ct105553120233344" text:id="ct105553120233344">
          <text:insertion>
            <office:change-info>
              <dc:creator>David Bosschaert</dc:creator>
              <dc:date>2020-01-07T10:00:14</dc:date>
            </office:change-info>
          </text:insertion>
        </text:changed-region>
        <text:changed-region xml:id="ct105553120233584" text:id="ct105553120233584">
          <text:deletion>
            <office:change-info>
              <dc:creator>David Bosschaert</dc:creator>
              <dc:date>2020-01-07T09:57:19</dc:date>
            </office:change-info>
            <text:p text:style-name="P82"><text:s text:c="4"/>"<text:span text:style-name="T111">sql-init|TEXT:true": {</text:span></text:p>
            <text:p text:style-name="P82"/>
          </text:deletion>
        </text:changed-region>
        <text:changed-region xml:id="ct105553120234064" text:id="ct105553120234064">
          <text:insertion>
            <office:change-info>
              <dc:creator>David Bosschaert</dc:creator>
              <dc:date>2020-01-07T09:56:23</dc:date>
            </office:change-info>
          </text:insertion>
        </text:changed-region>
        <text:changed-region xml:id="ct105553120234304" text:id="ct105553120234304">
          <text:insertion>
            <office:change-info>
              <dc:creator>David Bosschaert</dc:creator>
              <dc:date>2020-01-07T09:56:25</dc:date>
            </office:change-info>
          </text:insertion>
        </text:changed-region>
        <text:changed-region xml:id="ct105553120234544" text:id="ct105553120234544">
          <text:insertion>
            <office:change-info>
              <dc:creator>David Bosschaert</dc:creator>
              <dc:date>2020-01-07T09:56:25</dc:date>
            </office:change-info>
          </text:insertion>
        </text:changed-region>
        <text:changed-region xml:id="ct105553120234784" text:id="ct105553120234784">
          <text:insertion>
            <office:change-info>
              <dc:creator>David Bosschaert</dc:creator>
              <dc:date>2020-01-07T09:57:36</dc:date>
            </office:change-info>
          </text:insertion>
        </text:changed-region>
        <text:changed-region xml:id="ct105553120235024" text:id="ct105553120235024">
          <text:insertion>
            <office:change-info>
              <dc:creator>David Bosschaert</dc:creator>
              <dc:date>2020-01-07T10:00:17</dc:date>
            </office:change-info>
          </text:insertion>
        </text:changed-region>
        <text:changed-region xml:id="ct105553120235264" text:id="ct105553120235264">
          <text:insertion>
            <office:change-info>
              <dc:creator>David Bosschaert</dc:creator>
              <dc:date>2020-01-07T09:56:57</dc:date>
            </office:change-info>
          </text:insertion>
        </text:changed-region>
        <text:changed-region xml:id="ct105553120235504" text:id="ct105553120235504">
          <text:deletion>
            <office:change-info>
              <dc:creator>David Bosschaert</dc:creator>
              <dc:date>2020-01-07T09:57:55</dc:date>
            </office:change-info>
            <text:p text:style-name="P78"><text:s text:c="4"/><text:span text:style-name="T111">},</text:span></text:p>
            <text:p text:style-name="P78"/>
          </text:deletion>
        </text:changed-region>
        <text:changed-region xml:id="ct105553120235744" text:id="ct105553120235744">
          <text:insertion>
            <office:change-info>
              <dc:creator>David Bosschaert</dc:creator>
              <dc:date>2020-01-07T09:58:00</dc:date>
            </office:change-info>
          </text:insertion>
        </text:changed-region>
        <text:changed-region xml:id="ct105553120235984" text:id="ct105553120235984">
          <text:insertion>
            <office:change-info>
              <dc:creator>David Bosschaert</dc:creator>
              <dc:date>2020-01-07T09:58:07</dc:date>
            </office:change-info>
          </text:insertion>
        </text:changed-region>
        <text:changed-region xml:id="ct105553120236224" text:id="ct105553120236224">
          <text:deletion>
            <office:change-info>
              <dc:creator>David Bosschaert</dc:creator>
              <dc:date>2020-01-07T09:58:15</dc:date>
            </office:change-info>
            <text:p text:style-name="P82"><text:span text:style-name="T113">|JSON:false</text:span>": <text:span text:style-name="T112">{</text:span></text:p>
          </text:deletion>
        </text:changed-region>
        <text:changed-region xml:id="ct105553120236464" text:id="ct105553120236464">
          <text:insertion>
            <office:change-info>
              <dc:creator>David Bosschaert</dc:creator>
              <dc:date>2020-01-07T09:58:39</dc:date>
            </office:change-info>
          </text:insertion>
        </text:changed-region>
        <text:changed-region xml:id="ct105553120236704" text:id="ct105553120236704">
          <text:insertion>
            <office:change-info>
              <dc:creator>David Bosschaert</dc:creator>
              <dc:date>2020-01-07T09:59:01</dc:date>
            </office:change-info>
          </text:insertion>
        </text:changed-region>
        <text:changed-region xml:id="ct105553120236944" text:id="ct105553120236944">
          <text:insertion>
            <office:change-info>
              <dc:creator>David Bosschaert</dc:creator>
              <dc:date>2020-01-07T09:58:29</dc:date>
            </office:change-info>
          </text:insertion>
        </text:changed-region>
        <text:changed-region xml:id="ct105553120237184" text:id="ct105553120237184">
          <text:format-change>
            <office:change-info>
              <dc:creator>David Bosschaert</dc:creator>
              <dc:date>2020-01-07T09:59:19</dc:date>
            </office:change-info>
          </text:format-change>
        </text:changed-region>
        <text:changed-region xml:id="ct105553120237424" text:id="ct105553120237424">
          <text:insertion>
            <office:change-info>
              <dc:creator>David Bosschaert</dc:creator>
              <dc:date>2020-01-07T09:59: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76"><text:user-defined style:data-style-name="N0" text:name="RFC Title">RFC 241 – Features</text:user-defined></text:p>
      <text:p text:style-name="P76"><text:span text:style-name="T16">Draft</text:span><text:span text:style-name="T17"> </text:span><text:span text:style-name="T16"><text:line-break/><text:line-break/></text:span><text:span text:style-name="T16"><text:page-count style:num-format="1">50</text:page-count></text:span><text:span text:style-name="T16"> Pages</text:span></text:p>
      <text:p text:style-name="P77"/>
      <text:p text:style-name="P66">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6">This RFC aims at describing a technical solution to address this challenge.</text:span></text:p>
      <text:h text:style-name="P191" text:outline-level="1" text:restart-numbering="true" text:start-value="-1"><text:bookmark-start text:name="__RefHeading___Toc4745_2682639303"/>Document Information<text:bookmark-end text:name="__RefHeading___Toc4745_2682639303"/></text:h>
      <text:h text:style-name="P181" text:outline-level="2"><text:bookmark-start text:name="__RefHeading___Toc4747_2682639303"/>License<text:bookmark-end text:name="__RefHeading___Toc4747_2682639303"/></text:h>
      <text:p text:style-name="P21">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7">I HEREBY ACKNOWLEDGE AND AGREE TO THE TERMS AND CONDITIONS DELINEATED ABOVE.</text:p>
      <text:h text:style-name="P182"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2" text:outline-level="2"><text:bookmark-start text:name="__RefHeading___Toc4751_2682639303"/>Feedback<text:bookmark-end text:name="__RefHeading___Toc4751_2682639303"/></text:h>
      <text:p text:style-name="P11"><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180"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8"><text:a xlink:type="simple" xlink:href="#__RefHeading___Toc4745_2682639303" text:style-name="Index_20_Link" text:visited-style-name="Index_20_Link">0 Document Information<text:tab/>2</text:a></text:p>
          <text:p text:style-name="P157"><text:a xlink:type="simple" xlink:href="#__RefHeading___Toc4747_2682639303" text:style-name="Index_20_Link" text:visited-style-name="Index_20_Link">0.1 License<text:tab/>2</text:a></text:p>
          <text:p text:style-name="P157"><text:a xlink:type="simple" xlink:href="#__RefHeading___Toc4749_2682639303" text:style-name="Index_20_Link" text:visited-style-name="Index_20_Link">0.2 Trademarks<text:tab/>3</text:a></text:p>
          <text:p text:style-name="P157"><text:a xlink:type="simple" xlink:href="#__RefHeading___Toc4751_2682639303" text:style-name="Index_20_Link" text:visited-style-name="Index_20_Link">0.3 Feedback<text:tab/>3</text:a></text:p>
          <text:p text:style-name="P157"><text:a xlink:type="simple" xlink:href="#__RefHeading___Toc4753_2682639303" text:style-name="Index_20_Link" text:visited-style-name="Index_20_Link">0.4 Table of Contents<text:tab/>3</text:a></text:p>
          <text:p text:style-name="P157"><text:a xlink:type="simple" xlink:href="#__RefHeading___Toc4755_2682639303" text:style-name="Index_20_Link" text:visited-style-name="Index_20_Link">0.5 Terminology and Document Conventions<text:tab/>4</text:a></text:p>
          <text:p text:style-name="P157"><text:a xlink:type="simple" xlink:href="#__RefHeading___Toc4757_2682639303" text:style-name="Index_20_Link" text:visited-style-name="Index_20_Link">0.6 Revision History<text:tab/>4</text:a></text:p>
          <text:p text:style-name="P158"><text:a xlink:type="simple" xlink:href="#__RefHeading___Toc4759_2682639303" text:style-name="Index_20_Link" text:visited-style-name="Index_20_Link">1 Introduction<text:tab/>5</text:a></text:p>
          <text:p text:style-name="P158"><text:a xlink:type="simple" xlink:href="#__RefHeading___Toc4761_2682639303" text:style-name="Index_20_Link" text:visited-style-name="Index_20_Link">2 Application Domain<text:tab/>5</text:a></text:p>
          <text:p text:style-name="P157"><text:a xlink:type="simple" xlink:href="#__RefHeading___Toc4763_2682639303" text:style-name="Index_20_Link" text:visited-style-name="Index_20_Link">2.1 Relation to existing OSGi specifications<text:tab/>5</text:a></text:p>
          <text:p text:style-name="P192"><text:a xlink:type="simple" xlink:href="#__RefHeading___Toc4765_2682639303" text:style-name="Index_20_Link" text:visited-style-name="Index_20_Link">2.1.1 Subsystems Specification<text:tab/>5</text:a></text:p>
          <text:p text:style-name="P192"><text:a xlink:type="simple" xlink:href="#__RefHeading___Toc4767_2682639303" text:style-name="Index_20_Link" text:visited-style-name="Index_20_Link">2.1.2 Deployment Admin Specification<text:tab/>6</text:a></text:p>
          <text:p text:style-name="P192"><text:a xlink:type="simple" xlink:href="#__RefHeading___Toc4769_2682639303" text:style-name="Index_20_Link" text:visited-style-name="Index_20_Link">2.1.3 Application Admin Specification<text:tab/>6</text:a></text:p>
          <text:p text:style-name="P157"><text:a xlink:type="simple" xlink:href="#__RefHeading___Toc4771_2682639303" text:style-name="Index_20_Link" text:visited-style-name="Index_20_Link">2.2 Relation to existing Open Source solutions<text:tab/>6</text:a></text:p>
          <text:p text:style-name="P157"><text:a xlink:type="simple" xlink:href="#__RefHeading___Toc4773_2682639303" text:style-name="Index_20_Link" text:visited-style-name="Index_20_Link">2.3 Roles<text:tab/>6</text:a></text:p>
          <text:p text:style-name="P157"><text:a xlink:type="simple" xlink:href="#__RefHeading___Toc4775_2682639303" text:style-name="Index_20_Link" text:visited-style-name="Index_20_Link">2.4 Terminology + Abbreviations<text:tab/>7</text:a></text:p>
          <text:p text:style-name="P158"><text:a xlink:type="simple" xlink:href="#__RefHeading___Toc4777_2682639303" text:style-name="Index_20_Link" text:visited-style-name="Index_20_Link">3 Problem Description<text:tab/>7</text:a></text:p>
          <text:p text:style-name="P158"><text:a xlink:type="simple" xlink:href="#__RefHeading___Toc4779_2682639303" text:style-name="Index_20_Link" text:visited-style-name="Index_20_Link">4 Requirements<text:tab/>7</text:a></text:p>
          <text:p text:style-name="P158"><text:a xlink:type="simple" xlink:href="#__RefHeading___Toc4781_2682639303" text:style-name="Index_20_Link" text:visited-style-name="Index_20_Link">5 Technical Solution<text:tab/>9</text:a></text:p>
          <text:p text:style-name="P157"><text:a xlink:type="simple" xlink:href="#__RefHeading___Toc4783_2682639303" text:style-name="Index_20_Link" text:visited-style-name="Index_20_Link">5.1 Feature Model<text:tab/>9</text:a></text:p>
          <text:p text:style-name="P192"><text:a xlink:type="simple" xlink:href="#__RefHeading___Toc2835_290087486" text:style-name="Index_20_Link" text:visited-style-name="Index_20_Link">5.1.1 Identifiers in the Feature Model<text:tab/>10</text:a></text:p>
          <text:p text:style-name="P192"><text:a xlink:type="simple" xlink:href="#__RefHeading___Toc2148_3224024376" text:style-name="Index_20_Link" text:visited-style-name="Index_20_Link">5.1.2 Feature Model Identifier<text:tab/>10</text:a></text:p>
          <text:p text:style-name="P192"><text:a xlink:type="simple" xlink:href="#__RefHeading___Toc4785_2682639303" text:style-name="Index_20_Link" text:visited-style-name="Index_20_Link">5.1.3 Bundles<text:tab/>10</text:a></text:p>
          <text:p text:style-name="P192"><text:soft-page-break/><text:a xlink:type="simple" xlink:href="#__RefHeading___Toc4787_2682639303" text:style-name="Index_20_Link" text:visited-style-name="Index_20_Link">5.1.4 Configurations<text:tab/>10</text:a></text:p>
          <text:p text:style-name="P192"><text:a xlink:type="simple" xlink:href="#__RefHeading___Toc4789_2682639303" text:style-name="Index_20_Link" text:visited-style-name="Index_20_Link">5.1.5 Framework properties<text:tab/>10</text:a></text:p>
          <text:p text:style-name="P192"><text:a xlink:type="simple" xlink:href="#__RefHeading___Toc4791_2682639303" text:style-name="Index_20_Link" text:visited-style-name="Index_20_Link">5.1.6 Variables<text:tab/>10</text:a></text:p>
          <text:p text:style-name="P192"><text:a xlink:type="simple" xlink:href="#__RefHeading___Toc4793_2682639303" text:style-name="Index_20_Link" text:visited-style-name="Index_20_Link">5.1.7 Prototype<text:tab/>11</text:a></text:p>
          <text:p text:style-name="P157"><text:a xlink:type="simple" xlink:href="#__RefHeading___Toc4795_2682639303" text:style-name="Index_20_Link" text:visited-style-name="Index_20_Link">5.2 Extensibility<text:tab/>11</text:a></text:p>
          <text:p text:style-name="P192"><text:a xlink:type="simple" xlink:href="#__RefHeading___Toc2353_2286576909" text:style-name="Index_20_Link" text:visited-style-name="Index_20_Link">5.2.1 Extension naming<text:tab/>11</text:a></text:p>
          <text:p text:style-name="P157"><text:a xlink:type="simple" xlink:href="#__RefHeading___Toc4797_2682639303" text:style-name="Index_20_Link" text:visited-style-name="Index_20_Link">5.3 Aggregation<text:tab/>11</text:a></text:p>
          <text:p text:style-name="P192"><text:a xlink:type="simple" xlink:href="#__RefHeading___Toc2355_2286576909" text:style-name="Index_20_Link" text:visited-style-name="Index_20_Link">5.3.1 Merging Features<text:tab/>12</text:a></text:p>
          <text:p text:style-name="P192"><text:a xlink:type="simple" xlink:href="#__RefHeading___Toc2837_290087486" text:style-name="Index_20_Link" text:visited-style-name="Index_20_Link">5.3.2 Feature Completeness<text:tab/>12</text:a></text:p>
          <text:p text:style-name="P157"><text:a xlink:type="simple" xlink:href="#__RefHeading___Toc4799_2682639303" text:style-name="Index_20_Link" text:visited-style-name="Index_20_Link">5.4 Feature Descriptor<text:tab/>12</text:a></text:p>
          <text:p text:style-name="P192"><text:a xlink:type="simple" xlink:href="#__RefHeading___Toc4801_2682639303" text:style-name="Index_20_Link" text:visited-style-name="Index_20_Link">5.4.1 Example Feature Model<text:tab/>12</text:a></text:p>
          <text:p text:style-name="P158"><text:a xlink:type="simple" xlink:href="#__RefHeading___Toc4811_2682639303" text:style-name="Index_20_Link" text:visited-style-name="Index_20_Link">6 Data Transfer Objects<text:tab/>14</text:a></text:p>
          <text:p text:style-name="P158"><text:a xlink:type="simple" xlink:href="#__RefHeading___Toc4813_2682639303" text:style-name="Index_20_Link" text:visited-style-name="Index_20_Link">7 Javadoc<text:tab/>15</text:a></text:p>
          <text:p text:style-name="P158"><text:a xlink:type="simple" xlink:href="#__RefHeading___Toc4815_2682639303" text:style-name="Index_20_Link" text:visited-style-name="Index_20_Link">8 Considered Alternatives<text:tab/>49</text:a></text:p>
          <text:p text:style-name="P158"><text:a xlink:type="simple" xlink:href="#__RefHeading___Toc4817_2682639303" text:style-name="Index_20_Link" text:visited-style-name="Index_20_Link">9 Security Considerations<text:tab/>49</text:a></text:p>
          <text:p text:style-name="P158"><text:a xlink:type="simple" xlink:href="#__RefHeading___Toc4819_2682639303" text:style-name="Index_20_Link" text:visited-style-name="Index_20_Link">10 Document Support<text:tab/>50</text:a></text:p>
          <text:p text:style-name="P157"><text:a xlink:type="simple" xlink:href="#__RefHeading___Toc4821_2682639303" text:style-name="Index_20_Link" text:visited-style-name="Index_20_Link">10.1 References<text:tab/>50</text:a></text:p>
          <text:p text:style-name="P157"><text:a xlink:type="simple" xlink:href="#__RefHeading___Toc4823_2682639303" text:style-name="Index_20_Link" text:visited-style-name="Index_20_Link">10.2 Author’s Address<text:tab/>50</text:a></text:p>
          <text:p text:style-name="P157"><text:a xlink:type="simple" xlink:href="#__RefHeading___Toc4825_2682639303" text:style-name="Index_20_Link" text:visited-style-name="Index_20_Link">10.3 Acronyms and Abbreviations<text:tab/>50</text:a></text:p>
          <text:p text:style-name="P157"><text:a xlink:type="simple" xlink:href="#__RefHeading___Toc4827_2682639303" text:style-name="Index_20_Link" text:visited-style-name="Index_20_Link">10.4 End of Document<text:tab/>50</text:a></text:p>
        </text:index-body>
      </text:table-of-content>
      <text:p text:style-name="P13"/>
      <text:h text:style-name="P183"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1">Source code is shown in this typeface</text:span>.</text:p>
      <text:h text:style-name="P180"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Revision</text:p>
            </table:table-cell>
            <table:table-cell table:style-name="Table1.A1" office:value-type="string">
              <text:p text:style-name="P62">Date</text:p>
            </table:table-cell>
            <table:table-cell table:style-name="Table1.C1" office:value-type="string">
              <text:p text:style-name="P62">Comments</text:p>
            </table:table-cell>
          </table:table-row>
        </table:table-header-rows>
        <table:table-row table:style-name="Table1.2">
          <table:table-cell table:style-name="Table1.A1" office:value-type="string">
            <text:p text:style-name="P67">Initial</text:p>
          </table:table-cell>
          <table:table-cell table:style-name="Table1.A1" office:value-type="string">
            <text:p text:style-name="P67">February 2019</text:p>
          </table:table-cell>
          <table:table-cell table:style-name="Table1.C1" office:value-type="string">
            <text:p text:style-name="P67">David Bosschaert, initial version.</text:p>
          </table:table-cell>
        </table:table-row>
        <table:table-row table:style-name="Table1.2">
          <table:table-cell table:style-name="Table1.A3" office:value-type="string">
            <text:p text:style-name="P71">0.1</text:p>
          </table:table-cell>
          <table:table-cell table:style-name="Table1.A3" office:value-type="string">
            <text:p text:style-name="P71">May 2019</text:p>
          </table:table-cell>
          <table:table-cell table:style-name="Table1.C3" office:value-type="string">
            <text:p text:style-name="P71">David Bosschaert, feedback from the Berlin F2F</text:p>
          </table:table-cell>
        </table:table-row>
        <table:table-row table:style-name="Table1.2">
          <table:table-cell table:style-name="Table1.A3" office:value-type="string">
            <text:p text:style-name="P72">0.2</text:p>
          </table:table-cell>
          <table:table-cell table:style-name="Table1.A3" office:value-type="string">
            <text:p text:style-name="P72">June 2019</text:p>
          </table:table-cell>
          <table:table-cell table:style-name="Table1.C3" office:value-type="string">
            <text:p text:style-name="P72">David Bosschaert, feedback from the Chicago F2F</text:p>
          </table:table-cell>
        </table:table-row>
        <table:table-row table:style-name="Table1.2">
          <table:table-cell table:style-name="Table1.A3" office:value-type="string">
            <text:p text:style-name="P73">0.3</text:p>
          </table:table-cell>
          <table:table-cell table:style-name="Table1.A3" office:value-type="string">
            <text:p text:style-name="P73">September 2019</text:p>
          </table:table-cell>
          <table:table-cell table:style-name="Table1.C3" office:value-type="string">
            <text:p text:style-name="P73">David Bosschaert, additional changes, introduce transient extensions.</text:p>
          </table:table-cell>
        </table:table-row>
        <table:table-row table:style-name="Table1.2">
          <table:table-cell table:style-name="Table1.A3" office:value-type="string">
            <text:p text:style-name="P74"><text:change-start text:change-id="ct105553120309920"/>0.4<text:change-end text:change-id="ct105553120309920"/></text:p>
          </table:table-cell>
          <table:table-cell table:style-name="Table1.A3" office:value-type="string">
            <text:p text:style-name="P74"><text:change-start text:change-id="ct105553120310160"/>October 2019<text:change-end text:change-id="ct105553120310160"/></text:p>
          </table:table-cell>
          <table:table-cell table:style-name="Table1.C3" office:value-type="string">
            <text:p text:style-name="P74"><text:change-start text:change-id="ct105553120310400"/>David Bosschaert, feedback from Sofia F2F<text:change-end text:change-id="ct105553120310400"/></text:p>
          </table:table-cell>
        </table:table-row>
        <table:table-row table:style-name="Table1.2">
          <table:table-cell table:style-name="Table1.A3" office:value-type="string">
            <text:p text:style-name="P75"><text:change-start text:change-id="ct105553120310640"/>0.5<text:change-end text:change-id="ct105553120310640"/></text:p>
          </table:table-cell>
          <table:table-cell table:style-name="Table1.A3" office:value-type="string">
            <text:p text:style-name="P75"><text:change-start text:change-id="ct105553120310880"/>January 2020<text:change-end text:change-id="ct105553120310880"/></text:p>
          </table:table-cell>
          <table:table-cell table:style-name="Table1.C3" office:value-type="string">
            <text:p text:style-name="P75"><text:change-start text:change-id="ct105553120311120"/>David Bosschaert, <text:span text:style-name="T143">updates and </text:span>add Javadoc for proposed API<text:change-end text:change-id="ct105553120311120"/></text:p>
          </table:table-cell>
        </table:table-row>
      </table:table>
      <text:p text:style-name="P13"/>
      <text:h text:style-name="P190" text:outline-level="1"><text:bookmark-start text:name="__RefHeading___Toc4759_2682639303"/><text:soft-page-break/>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7">are described in RFP 188. They are also available in this document</text:span>. <text:span text:style-name="T117">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90" text:outline-level="1"><text:bookmark-start text:name="__RefHeading___Toc4761_2682639303"/>Application Domain<text:bookmark-end text:name="__RefHeading___Toc4761_2682639303"/></text:h>
      <text:p text:style-name="P23"><text:span text:style-name="T23">When developing large enterprise applications it is often the case that very few people know the role of every bundle or configuration item </text:span><text:span text:style-name="T24">in the application</text:span><text:span text:style-name="T23">. To keep the architecture understandable a grouping mechanism is needed that allows for the representation of </text:span><text:span text:style-name="T25">parts</text:span><text:span text:style-name="T23"> of the application into larger entities that keep reasoning about the application manageable. </text:span><text:span text:style-name="T26">In such a domain members of teams spread across the organization will need to be able to both </text:span><text:span text:style-name="T24">develop new parts for the application as well as </text:span><text:span text:style-name="T26">make tweaks </text:span><text:span text:style-name="T27">or enhancements</text:span><text:span text:style-name="T26"> to their respective parts </text:span><text:span text:style-name="T24">such as </text:span><text:span text:style-name="T26">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188" text:outline-level="2"><text:bookmark-start text:name="__RefHeading___Toc4763_2682639303"/>Relation to existing OSGi specifications<text:bookmark-end text:name="__RefHeading___Toc4763_2682639303"/></text:h>
      <text:h text:style-name="P169" text:outline-level="3"><text:bookmark-start text:name="__RefHeading___Toc4765_2682639303"/>Subsystems Specification<text:bookmark-end text:name="__RefHeading___Toc4765_2682639303"/></text:h>
      <text:p text:style-name="P22"><text:span text:style-name="T28">While some might say that subsystems were designed for </text:span><text:span text:style-name="T29">the purpose</text:span><text:span text:style-name="T30">s</text:span><text:span text:style-name="T29"> outlined in this RFP</text:span><text:span text:style-name="T28">, subsystems are rather a possible way to implement the runtime </text:span><text:span text:style-name="T31">realization</text:span><text:span text:style-name="T28"> of </text:span><text:span text:style-name="T31">some aspects of</text:span><text:span text:style-name="T28"> the features.</text:span><text:span text:style-name="T32"> </text:span><text:span text:style-name="T33">Subsystems are lacking authoring support and don’t provide a</text:span><text:span text:style-name="T29">n architect-friendly design-time source format. Additionally, subsystems are limited to bundles, features often additionally declare configuration, custom content and </text:span><text:soft-page-break/><text:span text:style-name="T29">custom metadata. </text:span><text:span text:style-name="T30">Experience has shown that while subsystems work, </text:span><text:span text:style-name="T34">authors of large systems find it difficult to work directly with these.</text:span></text:p>
      <text:h text:style-name="P169"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70" text:outline-level="3"><text:bookmark-start text:name="__RefHeading___Toc4769_2682639303"/>Application Admin Specification<text:bookmark-end text:name="__RefHeading___Toc4769_2682639303"/></text:h>
      <text:p text:style-name="P25"><text:span text:style-name="T21">The Application Admin Specification allows the deployment and management of Applications in OSGi. </text:span><text:span text:style-name="T35">T</text:span><text:span text:style-name="T21">his specification is primarily aimed at UI-based applications. </text:span><text:span text:style-name="T35">While this application provides a run-time API for deployment and </text:span><text:span text:style-name="T67">management</text:span><text:span text:style-name="T35"> of applications, it does not provide </text:span><text:span text:style-name="T36">a way to model features and applications for a systems architect.</text:span></text:p>
      <text:h text:style-name="P184"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72">d</text:span> to deploy features. </text:p>
      <text:p text:style-name="P17">Apache Sling Features provide a way to design and run features using JSON.</text:p>
      <text:p text:style-name="P18">B<text:span text:style-name="T73">nd</text:span> provides a mechanism to create an application runfile from a set of seed bundles, matching requirements against capabilities provided through one or more repositories.</text:p>
      <text:p text:style-name="P17">Knowledge of the existing solutions <text:span text:style-name="T74">is</text:span> used to influence the requirements in this document.</text:p>
      <text:h text:style-name="P185" text:outline-level="2"><text:bookmark-start text:name="__RefHeading___Toc4773_2682639303"/>Roles<text:bookmark-end text:name="__RefHeading___Toc4773_2682639303"/></text:h>
      <text:p text:style-name="P26"><text:span text:style-name="T37">T</text:span><text:span text:style-name="T21">he following section outlines roles involved in the creation of Feature-based OSGi applications. Note that different roles may be performed by the same individual.</text:span></text:p>
      <text:p text:style-name="P27"><text:span text:style-name="T57">B</text:span><text:span text:style-name="T56">undle Developer</text:span><text:span text:style-name="T21"> – </text:span><text:span text:style-name="T38">A Bundle Developer writes OSGi bundle code. The Bundle Developer typically has a small scope and focuses on individual bundles or a small number of bundles that provide a cohesive piece of functionality. </text:span></text:p>
      <text:p text:style-name="P27"><text:span text:style-name="T56">Feature </text:span><text:span text:style-name="T57">D</text:span><text:span text:style-name="T56">eveloper</text:span><text:span text:style-name="T21"> – A </text:span><text:span text:style-name="T39">Feature Developer crea</text:span><text:span text:style-name="T40">tes OSGi features by collecting multiple bundles together to </text:span><text:span text:style-name="T41">create higher level components.</text:span></text:p>
      <text:p text:style-name="P26"><text:span text:style-name="T56">Application Architect</text:span><text:span text:style-name="T21"> – </text:span><text:span text:style-name="T42">The Application Architect designs a product by putting a number of high-level components together </text:span><text:span text:style-name="T43">in a document. She defines the interaction between components in the product, and the external interactions of the product.</text:span></text:p>
      <text:p text:style-name="P27"><text:span text:style-name="T58">Application </text:span><text:span text:style-name="T56">Assembler</text:span><text:span text:style-name="T21"> – </text:span><text:span text:style-name="T44">The </text:span><text:span text:style-name="T45">Application Assembler takes the input from the Application Architect and maps it to available features and configuration. He creates a high-level </text:span><text:span text:style-name="T46">feature representing the application</text:span><text:span text:style-name="T45"> from </text:span><text:span text:style-name="T46">existing</text:span><text:span text:style-name="T45"> features with add</text:span><text:span text:style-name="T46">ed</text:span><text:span text:style-name="T45"> </text:span><text:span text:style-name="T46">configuration.</text:span></text:p>
      <text:p text:style-name="P27"><text:span text:style-name="T58">Application </text:span><text:span text:style-name="T56">Deployer/</text:span><text:span text:style-name="T59">Administrator</text:span><text:span text:style-name="T21"> – </text:span><text:span text:style-name="T46">The Application Deployer takes the feature created by the Application Assembler and turns it into a </text:span><text:span text:style-name="T47">runnable</text:span><text:span text:style-name="T46"> application. He does this by mapping all requirements to capabilities and by resolving all version ranges to a specific version. </text:span><text:span text:style-name="T48">He sets configuration to integrate with external systems such as databases, external microservices and others. </text:span><text:span text:style-name="T46">He then runs the application on his infrastructure.</text:span></text:p>
      <text:p text:style-name="P28"><text:span text:style-name="T56">Quality Engineer</text:span><text:span text:style-name="T21"> – </text:span><text:span text:style-name="T49">A Quality Engineer needs to test an application before it’s released. The QE may also be asked to ensure that the application still works when one or more individual bundles or features, configuration or other resources are replaced </text:span><text:span text:style-name="T50">with different ones.</text:span></text:p>
      <text:h text:style-name="P186" text:outline-level="2"><text:bookmark-start text:name="__RefHeading___Toc4775_2682639303"/><text:soft-page-break/>Terminology + Abbreviations<text:bookmark-end text:name="__RefHeading___Toc4775_2682639303"/></text:h>
      <text:p text:style-name="Body"><text:span text:style-name="T60">Feature</text:span><text:span text:style-name="T51"> – A feature combines a number of bundles together to provide a logical piece of functionality. Features </text:span><text:span text:style-name="T21">may also depend on other features, configuration and other artifacts. </text:span></text:p>
      <text:p text:style-name="P13"><text:span text:style-name="T63">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3">Feature </text:span><text:span text:style-name="T65">Management</text:span><text:span text:style-name="T63"> </text:span><text:span text:style-name="T64">Agent</text:span> – An entity which is capable of consuming feature models, <text:span text:style-name="T124">to produce a representation for a runtime context, see also Management Agent as defined in the OSGi Core Specification.</text:span></text:p>
      <text:h text:style-name="P190" text:outline-level="1"><text:bookmark-start text:name="__RefHeading___Toc4777_2682639303"/>Problem Description<text:bookmark-end text:name="__RefHeading___Toc4777_2682639303"/></text:h>
      <text:p text:style-name="P29"><text:span text:style-name="T21">OSGi has no support for describing large applications. Application developers need to come up with their own way to do this. When applications are </text:span><text:span text:style-name="T52">getting larger</text:span><text:span text:style-name="T21"> and are developed by multiple teams this becomes a challenge, especially in cases where the application </text:span><text:span text:style-name="T52">is</text:span><text:span text:style-name="T21"> composed of multiple </text:span><text:span text:style-name="T52">features </text:span><text:span text:style-name="T21">each of which are groups of bundles, </text:span><text:span text:style-name="T52">configuration, metadata and other artifacts.</text:span></text:p>
      <text:h text:style-name="P190" text:outline-level="1"><text:bookmark-start text:name="__RefHeading___Toc4779_2682639303"/>Requirements<text:bookmark-end text:name="__RefHeading___Toc4779_2682639303"/></text:h>
      <text:p text:style-name="P19"><text:span text:style-name="T119">This specification</text:span> should meet the following requirements:</text:p>
      <text:list xml:id="list191319798" text:style-name="L1">
        <text:list-item>
          <text:p text:style-name="P160">FM010 – The feature model should be described through a text format which is easily consumable by both humans and machines, that can be edited with common editors and support text-based diff operations.</text:p>
        </text:list-item>
        <text:list-item>
          <text:p text:style-name="P160">FM020 – A feature must be describ<text:span text:style-name="T75">ed</text:span> through a single file.</text:p>
        </text:list-item>
        <text:list-item>
          <text:p text:style-name="P160">FM040 – The feature model language must support comments.</text:p>
        </text:list-item>
        <text:list-item>
          <text:p text:style-name="P160">FM050 – The feature model may support more than one text-based definition language where the language used can be easily inferred, for example from the file extension.</text:p>
        </text:list-item>
        <text:list-item>
          <text:p text:style-name="P160">FM060 – The feature model should provide support for long and multi-line values without creating files that become hard to handle.</text:p>
        </text:list-item>
        <text:list-item>
          <text:p text:style-name="P160">FM070 – A feature must have a <text:span text:style-name="T76">version</text:span>.</text:p>
        </text:list-item>
        <text:list-item>
          <text:p text:style-name="P160">FM080 – A feature must have a <text:span text:style-name="T76">unique identifier, which contains the </text:span>version.</text:p>
        </text:list-item>
        <text:list-item>
          <text:p text:style-name="P160"><text:soft-page-break/>FM090 – A feature <text:span text:style-name="T77">identifier </text:span>must be <text:span text:style-name="T77">mappable to</text:span> Apache Maven coordinates.</text:p>
        </text:list-item>
        <text:list-item>
          <text:p text:style-name="P160">FM100 – It must be possible to specify the bundles belonging to the feature, including version.</text:p>
        </text:list-item>
        <text:list-item>
          <text:p text:style-name="P161">FM111 – It must be possible to <text:span text:style-name="T78">identify</text:span> a bundle <text:span text:style-name="T78">using</text:span> repository coordinates, for example for a Maven repository.</text:p>
        </text:list-item>
        <text:list-item>
          <text:p text:style-name="P160">FM120 – The feature model must allow the specification of the order in which the bundles inside the feature are started. This should be relative to when the feature itself is started.</text:p>
        </text:list-item>
        <text:list-item>
          <text:p text:style-name="P160">FM130 – It must be possible to define whether a bundle is <text:span text:style-name="T69">always enabled in a feature or conditionally enabled</text:span>.</text:p>
        </text:list-item>
        <text:list-item>
          <text:p text:style-name="P160">FM140 – It must be possible to associate any additional metadata like a hash with a bundle.</text:p>
        </text:list-item>
        <text:list-item>
          <text:p text:style-name="P160">FM150 – It must be possible to specify the OSGi configurations for a feature.</text:p>
        </text:list-item>
        <text:list-item>
          <text:p text:style-name="P160">FM160 – Both normal OSGi configurations as well as factory configurations must be supported. The feature model must support all data types supported by the OSGi Configuration Admin specification.</text:p>
        </text:list-item>
        <text:list-item>
          <text:p text:style-name="P160">FM170 – The OSGi configuration resource format as defined in the OSGi Configurator Specification must be supported.</text:p>
        </text:list-item>
        <text:list-item>
          <text:p text:style-name="P160">FM180 – It must be possible to associate an OSGi configuration with a bundle within a feature. If the bundle is not <text:span text:style-name="T79">enabled</text:span> then the associated configuration also does not get installed.</text:p>
        </text:list-item>
        <text:list-item>
          <text:p text:style-name="P160">FM190 – It must be possible to define framework <text:span text:style-name="T80">launch </text:span>properties <text:span text:style-name="T81">in a feature</text:span>.</text:p>
        </text:list-item>
        <text:list-item>
          <text:p text:style-name="P162">FM195 – it must <text:span text:style-name="T68">be</text:span> possibe to define system properties in a feature.</text:p>
        </text:list-item>
        <text:list-item>
          <text:p text:style-name="P160">FM200 – The feature model must be extensible to allow other artifacts than bundles.</text:p>
        </text:list-item>
        <text:list-item>
          <text:p text:style-name="P161">FM<text:span text:style-name="T82">211</text:span> – It must be possible to <text:span text:style-name="T82">identify artifacts in a feature using </text:span>repository coordinates, for example for a Maven repository.</text:p>
        </text:list-item>
        <text:list-item>
          <text:p text:style-name="P160">FM220 – It must be possible to associate any additional metadata like a hash with an artifact.</text:p>
        </text:list-item>
        <text:list-item>
          <text:p text:style-name="P160">FM230 – It must be possible to define whether an artifact always enabled in a feature or conditionally enabled.</text:p>
        </text:list-item>
        <text:list-item>
          <text:p text:style-name="P160">FM260 – A feature must be able to specify additional requirements and capabilities that extend the requirements and capabilities from the contained artifacts.</text:p>
        </text:list-item>
        <text:list-item>
          <text:p text:style-name="P160">FM270 – A feature must be able to <text:span text:style-name="T83">use another feature as a prototype</text:span>.</text:p>
        </text:list-item>
        <text:list-item>
          <text:p text:style-name="P160">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160">FM290 – The feature model must describe how several features are aggregated to build a higher level feature. This description must include all parts of the feature model (bundles, configurations, framework properties etc.). The <text:span text:style-name="T84">process</text:span> should be general for extension<text:span text:style-name="T84">s</text:span>, which means it should describe how extensions are aggregated without requiring the model implementation to know the type of extension.</text:p>
        </text:list-item>
        <text:list-item>
          <text:p text:style-name="P159"><text:span text:style-name="T53">FM300 – It must be possible to declare </text:span><text:span text:style-name="T54">that</text:span><text:span text:style-name="T53"> a feature is transitively closed, </text:span><text:span text:style-name="T55">this defines a ‘Complete Feature’.</text:span></text:p>
        </text:list-item>
        <text:list-item>
          <text:p text:style-name="P163"><text:soft-page-break/>FM305 – The solution may define a packaging format for features, including their contents.</text:p>
        </text:list-item>
        <text:list-item>
          <text:p text:style-name="P160">FM310 – When features are aggregated, to create a higher level feature, and a <text:span text:style-name="T86">clash is detected wrt their contents, a conflict resolution mechanism must be defined.</text:span></text:p>
        </text:list-item>
        <text:list-item>
          <text:p text:style-name="P160">FM3<text:span text:style-name="T87">4</text:span>0 – The feature model must calculate the startup order of bundles for an aggregated <text:span text:style-name="T88">feature</text:span> respecting the dependencies between features and their contents.</text:p>
        </text:list-item>
        <text:list-item>
          <text:p text:style-name="P160">FM3<text:span text:style-name="T87">5</text:span>0 – The feature model must support variables to be used <text:span text:style-name="T88">for configurations and framework properties</text:span>, avoiding the need to repeat the same value several times, <text:span text:style-name="T89">and to allow late binding</text:span>.</text:p>
        </text:list-item>
        <text:list-item>
          <text:p text:style-name="P160">FM4<text:span text:style-name="T87">0</text:span>0 – It must be possible to specify the framework <text:span text:style-name="T90">implementation </text:span>to launch <text:s/>as part of the <text:span text:style-name="T91">feature</text:span> model.</text:p>
        </text:list-item>
        <text:list-item>
          <text:p text:style-name="P160">FM4<text:span text:style-name="T87">3</text:span>0 – The feature model must support additional, optional information about the feature like a human readable title, a description, vendor and licensing information.</text:p>
        </text:list-item>
        <text:list-item>
          <text:p text:style-name="P160">FM4<text:span text:style-name="T87">4</text:span>0 – The feature model must use a <text:span text:style-name="T92">semantically </text:span>versioned descriptor format so that if the format evolves in the future users can state in feature model files what version they are written for.</text:p>
        </text:list-item>
        <text:list-item>
          <text:p text:style-name="P164">FM500 – All artifacts need the ability to establish trust and detect tampering, for example via signing.</text:p>
        </text:list-item>
        <text:list-item>
          <text:p text:style-name="P165">FM510 – The feature model should support conditionally including bundles, based on system properties and/or capabilities.</text:p>
        </text:list-item>
        <text:list-item>
          <text:p text:style-name="P166"><text:span text:style-name="T21">FM520 – It should be possible to specify classpath, module-path and JVM/</text:span><text:span text:style-name="T85">System</text:span><text:span text:style-name="T21"> properties in a feature file.</text:span></text:p>
        </text:list-item>
      </text:list>
      <text:h text:style-name="P190"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7">l</text:span><text:bookmark-end text:name="__RefHeading___Toc4783_2682639303"/></text:h>
      <text:p text:style-name="P5">The central concept of this specification is the Feature Model. Each Feature <text:span text:style-name="T121">defined using the Feature Model </text:span>has a unique ID <text:span text:style-name="T139">which includes a</text:span> version. It can hold a number of <text:span text:style-name="T106">entities</text:span>, including a list of bundles, configuration<text:span text:style-name="T2">s, capabilities, requirements</text:span> and others. Features a<text:span text:style-name="T98">re extensible, so a Feature can also hold any number of custom entities which are related to the Feature.</text:span></text:p>
      <text:p text:style-name="P6">Features may have dependenc<text:span text:style-name="T100">ies</text:span> on other Features. <text:span text:style-name="T3">Features inherit the capabilities and requirements from all bundles listed in the Feature, and can also have additional capabilities and requirements on the Feature level. </text:span></text:p>
      <text:p text:style-name="P49">Once created, a Feature is immutable. It<text:span text:style-name="T140">s definition</text:span> cannot be modified. However <text:span text:style-name="T120">another</text:span> Feature with a <text:span text:style-name="T99">different</text:span> identity can be created which is based on a given Feature using the prototype mechanism. </text:p>
      <text:p text:style-name="P50">Additionally it’s possible to record caching related information in a Feature through transient extensions, however this cached content is not significant for the definition of the Feature.</text:p>
      <text:h text:style-name="P171" text:outline-level="3"><text:bookmark-start text:name="__RefHeading___Toc2835_290087486"/><text:bookmark-start text:name="__RefNumPara__2300_290087486"/><text:soft-page-break/>Identifiers <text:span text:style-name="T134">in the Feature Model</text:span><text:bookmark-end text:name="__RefHeading___Toc2835_290087486"/><text:bookmark-end text:name="__RefNumPara__2300_290087486"/></text:h>
      <text:p text:style-name="P39">Identifiers <text:span text:style-name="T141">used throughout this specification are defined using the Maven Identifier model. They are composed of the following parts:</text:span></text:p>
      <text:list xml:id="list1368733862" text:style-name="L2">
        <text:list-item>
          <text:p text:style-name="P167">Group ID</text:p>
        </text:list-item>
        <text:list-item>
          <text:p text:style-name="P167">Artifact ID</text:p>
        </text:list-item>
        <text:list-item>
          <text:p text:style-name="P167">Version</text:p>
        </text:list-item>
        <text:list-item>
          <text:p text:style-name="P167">Type <text:span text:style-name="T134">(optional)</text:span></text:p>
        </text:list-item>
        <text:list-item>
          <text:p text:style-name="P167">Classifier (optional)</text:p>
        </text:list-item>
      </text:list>
      <text:p text:style-name="P40"><text:span text:style-name="T133">For more information see </text:span><text:a xlink:type="simple" xlink:href="https://maven.apache.org/pom.html" text:style-name="Internet_20_link" text:visited-style-name="Visited_20_Internet_20_Link">https://maven.apache.org/pom.html</text:a>.</text:p>
      <text:p text:style-name="P41">The format used to specify identifiers <text:span text:style-name="T138">is as follows:</text:span></text:p>
      <text:p text:style-name="P83">group-id ':' artifact-id [ ':' [type] [ ':' classifier ] ] ':' version</text:p>
      <text:p text:style-name="P39"/>
      <text:h text:style-name="P172" text:outline-level="3"><text:bookmark-start text:name="__RefHeading___Toc2148_3224024376"/><text:span text:style-name="T134">Feature Model </text:span>Identifier<text:bookmark-end text:name="__RefHeading___Toc2148_3224024376"/></text:h>
      <text:p text:style-name="P38">Each <text:span text:style-name="T130">F</text:span>eature has a unique identifier. <text:span text:style-name="T131">Apart from providing a persistent handle to the Feature it also provides </text:span>enough information to find the <text:span text:style-name="T132">F</text:span>eature in an artifact repository. <text:span text:style-name="T134">This identifier is defined using the format described in section </text:span><text:span text:style-name="T134"><text:bookmark-ref text:reference-format="number-all-superior" text:ref-name="__RefNumPara__2300_290087486">5.1.1</text:bookmark-ref></text:span><text:span text:style-name="T134">.</text:span></text:p>
      <text:p text:style-name="P38">As Features are immutable, a given Feature ID <text:span text:style-name="T66">always</text:span> refers to the same Feature Model.</text:p>
      <text:h text:style-name="Heading_20_3" text:outline-level="3"><text:bookmark-start text:name="__RefHeading___Toc4785_2682639303"/>Bundles<text:bookmark-end text:name="__RefHeading___Toc4785_2682639303"/></text:h>
      <text:p text:style-name="P42">Features often list a number of bundles that <text:span text:style-name="T118">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102">A single Feature can provide multiple versions of the same bundle, if desired.</text:span></text:p>
      <text:p text:style-name="P43">Bundles are referenced using the identifier format described in section <text:bookmark-ref text:reference-format="number-all-superior" text:ref-name="__RefNumPara__2300_290087486">5.1.1</text:bookmark-ref>. This means that Bundles are referenced using their Maven coordinates.</text:p>
      <text:h text:style-name="P173" text:outline-level="3"><text:bookmark-start text:name="__RefHeading___Toc4787_2682639303"/>Configuration<text:span text:style-name="T97">s</text:span><text:bookmark-end text:name="__RefHeading___Toc4787_2682639303"/></text:h>
      <text:p text:style-name="P8">Features support configuration using the OSGi Configurator syntax.</text:p>
      <text:p text:style-name="P37">It is an error to define the same PID (or Factory PID) twice in a single feature model.</text:p>
      <text:h text:style-name="P174" text:outline-level="3"><text:bookmark-start text:name="__RefHeading___Toc4789_2682639303"/>Framework properties<text:bookmark-end text:name="__RefHeading___Toc4789_2682639303"/></text:h>
      <text:p text:style-name="P33">When a Feature is launched in an OSGi framework it may be necessary to specify Framework properties. <text:span text:style-name="T104">These can be provided in the Framework Properties section of the Feature Model.</text:span></text:p>
      <text:p text:style-name="P34">If <text:span text:style-name="T139">a</text:span> Feature <text:span text:style-name="T139">Management</text:span> <text:span text:style-name="T125">Agent</text:span> is not able to set the <text:span text:style-name="T128">Framework </text:span>properties it <text:span text:style-name="T123">may</text:span> fail.</text:p>
      <text:h text:style-name="P175" text:outline-level="3"><text:bookmark-start text:name="__RefHeading___Toc4791_2682639303"/><text:span text:style-name="T103">Variable</text:span>s<text:bookmark-end text:name="__RefHeading___Toc4791_2682639303"/></text:h>
      <text:p text:style-name="P9">Configurations and Framework Properties support late binding of values. This enables <text:span text:style-name="T121">setting</text:span> these items <text:span text:style-name="T122">through a Management Agent</text:span>, for example to specify a database user name or <text:span text:style-name="T105">other information that may be variable between runtimes.</text:span></text:p>
      <text:h text:style-name="P176" text:outline-level="3"><text:bookmark-start text:name="__RefHeading___Toc4793_2682639303"/><text:soft-page-break/>Prototyp<text:span text:style-name="T101">e</text:span><text:bookmark-end text:name="__RefHeading___Toc4793_2682639303"/></text:h>
      <text:p text:style-name="P54">If a Feature is similar to another Feature, it can use the other Feature as its prototype. Entities can be removed from the prototype and additional entities can be <text:span text:style-name="T107">added in the resulting Feature. Prototypes can be used to create variants of existing Features. The newly created Features must have a different ID than the prototype they’re based on.</text:span> </text:p>
      <text:h text:style-name="P189" text:outline-level="2"><text:bookmark-start text:name="__RefHeading___Toc4795_2682639303"/>Extensibility<text:bookmark-end text:name="__RefHeading___Toc4795_2682639303"/></text:h>
      <text:p text:style-name="P31">Features are exte<text:span text:style-name="T110">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2">Extension content can be provided in the following types:</text:p>
      <text:list xml:id="list2256351032" text:style-name="L3">
        <text:list-item>
          <text:p text:style-name="P168">TEXT: the content is provided as plain text.</text:p>
        </text:list-item>
        <text:list-item>
          <text:p text:style-name="P168">JSON: the content is specified as custom JSON.</text:p>
        </text:list-item>
        <text:list-item>
          <text:p text:style-name="P168">ARTIFACTS: the content declares a list of artifacts, similar to the bundles listed in the Feature. <text:span text:style-name="T135">The artifacts are expressed as Identifiers, see section </text:span><text:span text:style-name="T135"><text:bookmark-ref text:reference-format="number-all-superior" text:ref-name="__RefNumPara__2300_290087486">5.1.1</text:bookmark-ref></text:span><text:span text:style-name="T135">.</text:span></text:p>
        </text:list-item>
      </text:list>
      <text:p text:style-name="P51"><text:span text:style-name="T142">C</text:span>ustom <text:span text:style-name="T114">extensions</text:span> can declare whether they need to be handled <text:span text:style-name="T129">during processing. </text:span><text:span text:style-name="T12">Extensions are optional by default, i</text:span><text:span text:style-name="T8">f the extension requires that it must be handled by a plugin </text:span><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p text:style-name="P52"><text:span text:style-name="T9">A</text:span><text:span text:style-name="T8">dditionally, information can be cached in Feature Model extensions using </text:span><text:span text:style-name="T4">transient</text:span><text:span text:style-name="T8"> extensions. These extensions can </text:span><text:span text:style-name="T14">store</text:span><text:span text:style-name="T8"> previously computed information to speed up later execution. Tools are permitted to enhance an existing Feature Model with transient extensions. Transient extensions are not part of the defining part of a Feature Model and adding or removing them does not alter the Feature Model definition.</text:span></text:p>
      <text:h text:style-name="P177" text:outline-level="3"><text:bookmark-start text:name="__RefHeading___Toc2353_2286576909"/>Extension naming<text:bookmark-end text:name="__RefHeading___Toc2353_2286576909"/></text:h>
      <text:p text:style-name="P53">To avoid name clashes, namespacing should be used for extensions. The typical reverse-dns dotted format similar to what is used for Java Packages is recommended.</text:p>
      <text:p text:style-name="P53">Extensions without a namespace, <text:span text:style-name="T66">i.e.</text:span> without dots in their name, are reserved for OSGi specifications. </text:p>
      <text:h text:style-name="P189" text:outline-level="2"><text:bookmark-start text:name="__RefHeading___Toc4797_2682639303"/>Aggregation<text:bookmark-end text:name="__RefHeading___Toc4797_2682639303"/></text:h>
      <text:p text:style-name="P7"><text:span text:style-name="T3">Multiple Features can be combined together into a larger Feature. This can be useful to assemble a runtime or application out of a number of smaller features, or to have all dependencies satisfied within a single Feature. A Feature which does not have any unsatisfied dependencies in the context of listed capabilities and Framework version is said to be </text:span><text:span text:style-name="T5">complete </text:span><text:span text:style-name="T13">see section </text:span><text:span text:style-name="T13"><text:bookmark-ref text:reference-format="number-all-superior" text:ref-name="__RefNumPara__2629_290087486">5.3.2</text:bookmark-ref></text:span><text:span text:style-name="T7">.</text:span></text:p>
      <text:p text:style-name="P46">When multiple Feature Models are aggregated, this must be recorded in the resulting Feature Model using the aggregate-origins extension:</text:p>
      <text:p text:style-name="P84"><text:change text:change-id="ct105553120312800"/><text:change-start text:change-id="ct105553120313040"/></text:p>
      <text:p text:style-name="P85"><text:change-end text:change-id="ct105553120313040"/><text:change-start text:change-id="ct105553120100352"/>"<text:span text:style-name="T145">aggerate-origins": {<text:line-break/> <text:s/>"kind": "optional",<text:line-break/> <text:s/>"artifacts": [<text:line-break/> <text:s text:c="3"/>"a:b:1",<text:line-break/> <text:s text:c="3"/>"c:d:2"<text:line-break/></text:span><text:soft-page-break/><text:span text:style-name="T145"> <text:s/>]<text:line-break/>}</text:span><text:change-end text:change-id="ct105553120100352"/></text:p>
      <text:p text:style-name="P48">The aggregate-origins extension should preserve the order in which Features were aggregated.</text:p>
      <text:p text:style-name="P47"/>
      <text:h text:style-name="Heading_20_3" text:outline-level="3"><text:bookmark-start text:name="__RefHeading___Toc2355_2286576909"/>Merging Features<text:bookmark-end text:name="__RefHeading___Toc2355_2286576909"/></text:h>
      <text:p text:style-name="P10">During aggregation conflict resolution may be necessary and merge strategies are needed. For example when <text:span text:style-name="T15">multiple </text:span>Features declare the same bundle in different versions or when multiple Features declare the same configuration PID. <text:span text:style-name="T108">Additionally the aggregation process provides an opportunity for tooling to validate Features and/or the aggregation result. For example to see if the resulting aggregate is complete, or other.</text:span></text:p>
      <text:p text:style-name="P44"><text:span text:style-name="T15">P</text:span>lugins can be provided that act on the merging of extensions. They can implement custom merging strategies, or otherwise act on the extensions. <text:span text:style-name="T126">The operational details of these extensions are outside of the scope of this specification.</text:span></text:p>
      <text:h text:style-name="P178" text:outline-level="3"><text:bookmark-start text:name="__RefHeading___Toc2837_290087486"/><text:bookmark-start text:name="__RefNumPara__2629_290087486"/>Feature Completeness<text:bookmark-end text:name="__RefHeading___Toc2837_290087486"/><text:bookmark-end text:name="__RefNumPara__2629_290087486"/></text:h>
      <text:p text:style-name="P45">Feature Completeness is recorded by tooling in a<text:span text:style-name="T136">n extension called requirements-complete, with as context, the environmental capabilities, OSGi framework and other artifacts as provided:</text:span></text:p>
      <text:p text:style-name="P86"><office:annotation office:name="__Annotation__1695_1471808019"><dc:creator>David Bosschaert</dc:creator><dc:date>2019-09-19T15:19:44.545987793</dc:date><loext:sender-initials>DB</loext:sender-initials><text:p text:style-name="P197"><text:span text:style-name="T172">Comment from Todor: it would be nice if multiples of the same extension could be specified</text:span></text:p></office:annotation>"<text:span text:style-name="T136">requirements-complete</text:span><text:change text:change-id="ct105553120100592"/><text:span text:style-name="T136">": {</text:span><text:change-start text:change-id="ct105553120101312"/><text:span text:style-name="T136"><text:line-break/> <text:s/></text:span><text:change-end text:change-id="ct105553120101312"/><text:change-start text:change-id="ct105553120101072"/><text:span text:style-name="T136">"kind": "optional",<text:line-break/> <text:s/>"json": {</text:span><text:change-end text:change-id="ct105553120101072"/><text:span text:style-name="T136"><text:line-break/></text:span> <text:s/><text:change-start text:change-id="ct105553120101552"/><text:s text:c="2"/><text:change-end text:change-id="ct105553120101552"/>"<text:span text:style-name="T136">environment-capabilities”: [“osgi.ee(version=1.11)”,”...java packages...”],<text:line-break/></text:span><text:change-start text:change-id="ct105553120101792"/><text:span text:style-name="T136"> <text:s/></text:span><text:change-end text:change-id="ct105553120101792"/><text:span text:style-name="T136"><text:s text:c="2"/>"framework": ["org.osgi:core:6.0.0"],<text:line-break/></text:span><text:change-start text:change-id="ct105553120102032"/><text:span text:style-name="T136"> <text:s/></text:span><text:change-end text:change-id="ct105553120102032"/><text:span text:style-name="T136"><text:s text:c="2"/>"provided-bundles": ["org.osgi:logging:1.1“]</text:span><text:change-start text:change-id="ct105553120102272"/><text:span text:style-name="T136"><text:line-break/> <text:s/>}</text:span><text:change-end text:change-id="ct105553120102272"/><text:span text:style-name="T136"><text:line-break/>}</text:span><text:change-start text:change-id="ct105553120102512"/><office:annotation-end office:name="__Annotation__1695_1471808019"/><text:change-end text:change-id="ct105553120102512"/><text:change-start text:change-id="ct105553120102752"/><office:annotation><dc:creator>David Bosschaert</dc:creator><dc:date>2020-01-07T10:08:10.724632780</dc:date><loext:sender-initials>DB</loext:sender-initials><text:p text:style-name="P197"><text:span text:style-name="T173">Reply to David Bosschaert (19/09/2019, 15:19): "..."</text:span></text:p><text:p><text:span text:style-name="T174">It may also complicate the extensions… What would be the use-case?</text:span></text:p></office:annotation><text:change-end text:change-id="ct105553120102752"/></text:p>
      <text:h text:style-name="Heading_20_2" text:outline-level="2"><text:bookmark-start text:name="__RefHeading___Toc4799_2682639303"/>Feature Descriptor<text:bookmark-end text:name="__RefHeading___Toc4799_2682639303"/></text:h>
      <text:p text:style-name="P35">The Feature Model is commonly described using a Feature JSON file. </text:p>
      <text:p text:style-name="P36"/>
      <text:h text:style-name="P179" text:outline-level="3"><text:bookmark-start text:name="__RefHeading___Toc4801_2682639303"/>Example Feature Model<text:bookmark-end text:name="__RefHeading___Toc4801_2682639303"/></text:h>
      <text:p text:style-name="P78">{</text:p>
      <text:p text:style-name="P78"><text:s text:c="4"/>"#": "A key that starts with a hash is a comment",</text:p>
      <text:p text:style-name="P78"><text:s text:c="4"/>"id": "org.<text:span text:style-name="T109">foo.bar</text:span>:my.app:1.0",</text:p>
      <text:p text:style-name="P78"/>
      <text:p text:style-name="P78"><text:s text:c="4"/>"<office:annotation office:name="__Annotation__11051_1698945524"><dc:creator>David Bosschaert</dc:creator><dc:date>2020-01-07T10:10:07.035305806</dc:date><loext:sender-initials>DB</loext:sender-initials><text:p text:style-name="P197"><text:span text:style-name="T172">Would we maybe use ‘name’ instead of title?</text:span></text:p></office:annotation>title<text:change-start text:change-id="ct105553120103472"/><office:annotation-end office:name="__Annotation__11051_1698945524"/><text:change-end text:change-id="ct105553120103472"/>": "A title for the feature. (optional)",</text:p>
      <text:p text:style-name="P78"><text:s text:c="4"/>"description": "A description for the feature. (optional)",</text:p>
      <text:p text:style-name="P78"><text:s text:c="4"/>"vendor": "The feature vendor, for example 'Apache Software Foundation'. (optional)",</text:p>
      <text:p text:style-name="P78"><text:s text:c="4"/>"li<text:change-start text:change-id="ct105553120103712"/><office:annotation><dc:creator>David Bosschaert</dc:creator><dc:date>2020-01-07T10:10:34.284739924</dc:date><loext:sender-initials>DB</loext:sender-initials><text:p text:style-name="P197"><text:span text:style-name="T172">What is the use-case for the location attribute?</text:span></text:p></office:annotation><text:change-end text:change-id="ct105553120103712"/>cense": "The license of this feature file, for example 'ASL-2'. (optional)",</text:p>
      <text:p text:style-name="P78"><text:s text:c="4"/>"location": "The location might be the location of the feature file or any other means identifying where the object is defined. (optional)",</text:p>
      <text:p text:style-name="P78"/>
      <text:p text:style-name="P78"><text:s text:c="4"/>"# A complete feature has no external dependencies": "(optional)",</text:p>
      <text:p text:style-name="P78"><text:s text:c="4"/>"complete": true,</text:p>
      <text:p text:style-name="P78"/>
      <text:p text:style-name="P78"><text:s text:c="4"/>"# A final feature cannot be used as a prototype for another feature": "(optional)",</text:p>
      <text:p text:style-name="P78"><text:s text:c="4"/>"final": false,</text:p>
      <text:p text:style-name="P78"/>
      <text:p text:style-name="P78"><text:s text:c="4"/>"# variables": "used in configuration and framework properties are substituted at launch time.",</text:p>
      <text:p text:style-name="P78"><text:s text:c="4"/>"variables": {</text:p>
      <text:p text:style-name="P78"><text:s text:c="8"/>"cfgvar": "somedefault",</text:p>
      <text:p text:style-name="P78"><text:s text:c="8"/>"org.abc.xyz": "1.2.3"</text:p>
      <text:p text:style-name="P78"><text:s text:c="4"/>},</text:p>
      <text:p text:style-name="P78"/>
      <text:p text:style-name="P78"><text:s text:c="4"/>"# A prototype is another feature that is used as a prototype for this one ":</text:p>
      <text:p text:style-name="P78"><text:s text:c="4"/>"# Bundles, configurations and framework properties can be removed from the ",</text:p>
      <text:p text:style-name="P78"><text:s text:c="4"/>"# prototype. Bundles with the same artifact ID defined in the feature override ":</text:p>
      <text:p text:style-name="P78"><text:soft-page-break/><text:s text:c="4"/>"# bundles with this artifact ID in the Prototype",</text:p>
      <text:p text:style-name="P78"><text:s text:c="4"/>"prototype": </text:p>
      <text:p text:style-name="P78"><text:s text:c="8"/>{</text:p>
      <text:p text:style-name="P78"><text:s text:c="12"/>"id": "org.<text:span text:style-name="T93">foo</text:span>:some-other-feature:1.2.3",</text:p>
      <text:p text:style-name="P78"><text:s text:c="12"/>"removals": {</text:p>
      <text:p text:style-name="P79"><text:s text:c="16"/>"#": "<text:span text:style-name="T94">Configurations, bundles and framework properties from the prototype can be removed</text:span>.", <text:s text:c="15"/></text:p>
      <text:p text:style-name="P78"><text:s text:c="16"/>"configurations": [],</text:p>
      <text:p text:style-name="P78"><text:s text:c="16"/>"bundles": [],</text:p>
      <text:p text:style-name="P78"><text:s text:c="16"/>"framework-properties": []</text:p>
      <text:p text:style-name="P78"><text:s text:c="12"/>}</text:p>
      <text:p text:style-name="P78"><text:s text:c="8"/>},</text:p>
      <text:p text:style-name="P78"/>
      <text:p text:style-name="P80"><text:s text:c="4"/>"# Requirements over and above the requirements in the bundles.": "",</text:p>
      <text:p text:style-name="P78"><text:s text:c="4"/>"requirements": [</text:p>
      <text:p text:style-name="P78"><text:s text:c="8"/>{</text:p>
      <text:p text:style-name="P78"><text:s text:c="12"/>"namespace": "osgi.contract",</text:p>
      <text:p text:style-name="P78"><text:s text:c="12"/>"directives": {</text:p>
      <text:p text:style-name="P78"><text:s text:c="16"/>"filter": "(&amp;(osgi.contract=JavaServlet)(version=3.1))"</text:p>
      <text:p text:style-name="P78"><text:s text:c="12"/>}</text:p>
      <text:p text:style-name="P78"><text:s text:c="8"/>}</text:p>
      <text:p text:style-name="P78"><text:s text:c="4"/>],</text:p>
      <text:p text:style-name="P78"/>
      <text:p text:style-name="P78"><text:s text:c="4"/>"# Capabilities over and above the capabilities provided by the bundles referenced ":</text:p>
      <text:p text:style-name="P78"><text:s text:c="4"/>"# by the feature.",</text:p>
      <text:p text:style-name="P78"><text:s text:c="4"/>"capabilities": [</text:p>
      <text:p text:style-name="P78"><text:s text:c="8"/>{</text:p>
      <text:p text:style-name="P78"><text:s text:c="12"/>"namespace": "osgi.implementation",</text:p>
      <text:p text:style-name="P78"><text:s text:c="12"/>"attributes": {</text:p>
      <text:p text:style-name="P78"><text:s text:c="16"/>"osgi.implementation": "osgi.http",</text:p>
      <text:p text:style-name="P78"><text:s text:c="16"/>"version:Version": "1.1"</text:p>
      <text:p text:style-name="P78"><text:s text:c="12"/>},</text:p>
      <text:p text:style-name="P78"><text:s text:c="12"/>"directives": {</text:p>
      <text:p text:style-name="P78"><text:s text:c="16"/>"uses": "javax.servlet,javax.servlet.http,org.osgi.service.http.context,org.osgi.service.http.whiteboard"</text:p>
      <text:p text:style-name="P78"><text:s text:c="12"/>}</text:p>
      <text:p text:style-name="P78"><text:s text:c="8"/>},</text:p>
      <text:p text:style-name="P78"><text:s text:c="8"/>{</text:p>
      <text:p text:style-name="P78"><text:s text:c="12"/>"namespace": "osgi.service",</text:p>
      <text:p text:style-name="P78"><text:s text:c="12"/>"attributes": {</text:p>
      <text:p text:style-name="P78"><text:s text:c="16"/>"objectClass:List&lt;String&gt;": "org.osgi.service.http.runtime.HttpServiceRuntime"</text:p>
      <text:p text:style-name="P78"><text:s text:c="12"/>},</text:p>
      <text:p text:style-name="P78"><text:s text:c="12"/>"directives": {</text:p>
      <text:p text:style-name="P78"><text:s text:c="16"/>"uses": "org.osgi.service.http.runtime,org.osgi.service.http.runtime.dto"</text:p>
      <text:p text:style-name="P78"><text:s text:c="12"/>}</text:p>
      <text:p text:style-name="P78"><text:s text:c="8"/>}</text:p>
      <text:p text:style-name="P78"><text:s text:c="4"/>],</text:p>
      <text:p text:style-name="P78"/>
      <text:p text:style-name="P78"><text:s text:c="4"/>"# Framework properties to be provided to the running OSGi Framework":"",</text:p>
      <text:p text:style-name="P78"><text:s text:c="4"/>"framework-properties": {</text:p>
      <text:p text:style-name="P78"><text:s text:c="8"/>"foo": 1,</text:p>
      <text:p text:style-name="P78"><text:s text:c="8"/>"org.osgi.framework.storage": "${tempdir}",</text:p>
      <text:p text:style-name="P78"><text:s text:c="8"/>"org.apache.felix.scr.directory": "launchpad/scr"</text:p>
      <text:p text:style-name="P78"><text:s text:c="4"/>},</text:p>
      <text:p text:style-name="P78"/>
      <text:p text:style-name="P78"><text:s text:c="4"/>"# The bundles that are part of the feature. Bundles are referenced using Maven ":</text:p>
      <text:p text:style-name="P78"><text:s text:c="4"/>"# coordinates and can have additional metadata associated with them. Bundles can ",</text:p>
      <text:p text:style-name="P78"><text:s text:c="4"/>"# specified as either a simple string (the Maven coordinates of the bundle) or ":</text:p>
      <text:p text:style-name="P78"><text:s text:c="4"/>"# as an object with 'id' and additional metadata.",</text:p>
      <text:p text:style-name="P78"><text:s text:c="4"/>"bundles": [</text:p>
      <text:p text:style-name="P78"><text:s text:c="8"/>{</text:p>
      <text:p text:style-name="P78"><text:s text:c="12"/>"id": "org.<text:span text:style-name="T95">foo.bar</text:span>:<text:span text:style-name="T96">util-bundle</text:span>:2.2.0",</text:p>
      <text:p text:style-name="P78"><text:s text:c="12"/>"hash": "4632463464363646436",</text:p>
      <text:p text:style-name="P78"/>
      <text:p text:style-name="P78"><text:s text:c="12"/>"#": "This is the relative start order inside the feature",</text:p>
      <text:p text:style-name="P78"><text:s text:c="12"/>"start-order": 5</text:p>
      <text:p text:style-name="P78"><text:s text:c="8"/>},</text:p>
      <text:p text:style-name="P78"><text:s text:c="8"/>{</text:p>
      <text:p text:style-name="P81"><text:s text:c="12"/>"id": "org.<text:span text:style-name="T95">foo.bar</text:span>:application-bundle:2.0.0",</text:p>
      <text:p text:style-name="P78"><text:s text:c="12"/>"start-order": 10</text:p>
      <text:p text:style-name="P78"><text:s text:c="8"/>},</text:p>
      <text:p text:style-name="P78"><text:s text:c="8"/>{</text:p>
      <text:p text:style-name="P81"><text:s text:c="12"/>"id": "org.<text:span text:style-name="T95">foo.bar</text:span>:another-bundle:2.1.0",</text:p>
      <text:p text:style-name="P78"><text:soft-page-break/></text:p>
      <text:p text:style-name="P78"><text:s text:c="12"/>"#": "OSGi start level is also supported",</text:p>
      <text:p text:style-name="P78"><text:s text:c="12"/>"start-level": 20</text:p>
      <text:p text:style-name="P78"><text:s text:c="8"/>},</text:p>
      <text:p text:style-name="P78"><text:s text:c="8"/>"org.<text:span text:style-name="T115">foo.bar</text:span>:foo-xyz:1.2.3"</text:p>
      <text:p text:style-name="P78"><text:s text:c="4"/>],</text:p>
      <text:p text:style-name="P78"/>
      <text:p text:style-name="P78"><text:s text:c="4"/>"# The configurations are specified following the format defined by the OSGi Configurator ":</text:p>
      <text:p text:style-name="P78"><text:s text:c="4"/>"# specification: https://osgi.org/specification/osgi.cmpn/7.0.0/service.configurator.html ",</text:p>
      <text:p text:style-name="P78"><text:s text:c="4"/>"# Variables declared in the variables section can be used for late binding of variables, ":</text:p>
      <text:p text:style-name="P78"><text:s text:c="4"/>"# they can be specified with the Launcher, or the default from the variables section is used.",</text:p>
      <text:p text:style-name="P78"><text:s text:c="4"/>"# Factory configurations can be specified using the named factory syntax, which separates ":</text:p>
      <text:p text:style-name="P78"><text:s text:c="4"/>"# The factory PID and the name with a tilde '~'",</text:p>
      <text:p text:style-name="P78"><text:s text:c="4"/>"configurations": {</text:p>
      <text:p text:style-name="P78"><text:s text:c="8"/>"my.pid": {</text:p>
      <text:p text:style-name="P78"><text:s text:c="12"/>"foo": 5,</text:p>
      <text:p text:style-name="P78"><text:s text:c="12"/>"something-enabled": false,</text:p>
      <text:p text:style-name="P78"><text:s text:c="12"/>"bar": "${cfgvar}",</text:p>
      <text:p text:style-name="P78"/>
      <text:p text:style-name="P78"><text:s text:c="12"/>"# The tempdir variable is not specified at the variables section.":</text:p>
      <text:p text:style-name="P78"><text:s text:c="12"/>"# It needs to be provided at launch, otherwise the launch will stop.",</text:p>
      <text:p text:style-name="P78"><text:s text:c="12"/>"tempdir": "${tempdir}",</text:p>
      <text:p text:style-name="P78"/>
      <text:p text:style-name="P78"/>
      <text:p text:style-name="P78"><text:s text:c="12"/>"number:Integer": 7</text:p>
      <text:p text:style-name="P78"><text:s text:c="8"/>},</text:p>
      <text:p text:style-name="P78"><text:s text:c="8"/>"my.factory.pid~name": {</text:p>
      <text:p text:style-name="P78"><text:s text:c="11"/>"a.value":"yeah"</text:p>
      <text:p text:style-name="P78"><text:s text:c="8"/>}</text:p>
      <text:p text:style-name="P78"><text:s text:c="4"/>},<text:change-start text:change-id="ct105553120233824"/></text:p>
      <text:p text:style-name="P82"><text:s text:c="4"/>"<text:span text:style-name="T143">extensions": {</text:span></text:p>
      <text:p text:style-name="P82"><text:s text:c="8"/><text:span text:style-name="T143">"sql-init": {</text:span></text:p>
      <text:p text:style-name="P82"><text:s text:c="12"/>"<text:span text:style-name="T143">text": </text:span><text:change-end text:change-id="ct105553120233824"/><text:change-start text:change-id="ct105553120233344"/><text:span text:style-name="T143">[</text:span><text:change-end text:change-id="ct105553120233344"/></text:p>
      <text:p text:style-name="P82"><text:change text:change-id="ct105553120233584"/><text:change-start text:change-id="ct105553120234064"/><text:s text:c="8"/><text:change-end text:change-id="ct105553120234064"/><text:s text:c="8"/>"<text:span text:style-name="T111"># create some database tables for this feature",</text:span></text:p>
      <text:p text:style-name="P82"><text:change-start text:change-id="ct105553120234304"/><text:s text:c="8"/><text:change-end text:change-id="ct105553120234304"/><text:s text:c="8"/>"<text:span text:style-name="T111">CREATE TABLE FOO (...)</text:span>",</text:p>
      <text:p text:style-name="P82"><text:change-start text:change-id="ct105553120234544"/><text:s text:c="8"/><text:change-end text:change-id="ct105553120234544"/><text:s text:c="8"/>"<text:span text:style-name="T111">CREATE TABLE BAR (...)"</text:span><text:change-start text:change-id="ct105553120234784"/></text:p>
      <text:p text:style-name="P82"><text:s text:c="12"/><text:change-end text:change-id="ct105553120234784"/><text:change-start text:change-id="ct105553120235024"/><text:span text:style-name="T144">]</text:span><text:change-end text:change-id="ct105553120235024"/><text:change-start text:change-id="ct105553120235264"/></text:p>
      <text:p text:style-name="P82"><text:s text:c="8"/><text:span text:style-name="T143">}</text:span><text:change-end text:change-id="ct105553120235264"/></text:p>
      <text:p text:style-name="P78"><text:change text:change-id="ct105553120235504"/><text:change-start text:change-id="ct105553120235744"/><text:s text:c="4"/><text:change-end text:change-id="ct105553120235744"/><text:s text:c="4"/>"<text:span text:style-name="T113">my-metadata</text:span><text:change-start text:change-id="ct105553120235984"/><text:span text:style-name="T113">": {</text:span></text:p>
      <text:p text:style-name="P82"><text:change-end text:change-id="ct105553120235984"/><text:change text:change-id="ct105553120236224"/><text:change-start text:change-id="ct105553120236464"/></text:p>
      <text:p text:style-name="P82"><text:s text:c="12"/><text:span text:style-name="T113">"kind": "optional",</text:span><text:change-end text:change-id="ct105553120236464"/><text:change-start text:change-id="ct105553120236704"/></text:p>
      <text:p text:style-name="P82"><text:s text:c="12"/><text:span text:style-name="T113">"json": {</text:span></text:p>
      <text:p text:style-name="P78"><text:s text:c="4"/><text:change-end text:change-id="ct105553120236704"/><text:s text:c="8"/><text:change-start text:change-id="ct105553120236944"/><text:s text:c="4"/><text:change-end text:change-id="ct105553120236944"/>"<text:span text:style-name="T113">scm-location": "</text:span><text:change-start text:change-id="ct105553120237184"/><text:a xlink:type="simple" xlink:href="mailto:git@github.com" text:style-name="Internet_20_link" text:visited-style-name="Visited_20_Internet_20_Link"><text:span text:style-name="T113">git@github.com</text:span></text:a><text:change-end text:change-id="ct105553120237184"/><text:span text:style-name="T113">:myorg/myproj.git"</text:span><text:change-start text:change-id="ct105553120237424"/></text:p>
      <text:p text:style-name="P78"><text:s text:c="12"/><text:span text:style-name="T143">}</text:span></text:p>
      <text:p text:style-name="P78"><text:s text:c="8"/><text:span text:style-name="T143">}</text:span><text:change-end text:change-id="ct105553120237424"/></text:p>
      <text:p text:style-name="P78"><text:s text:c="4"/><text:span text:style-name="T112">}</text:span></text:p>
      <text:p text:style-name="P78">}</text:p>
      <text:p text:style-name="Standard"/>
      <text:h text:style-name="P190" text:outline-level="1"><text:bookmark-start text:name="__RefHeading___Toc4811_2682639303"/>Data Transfer Objects<text:bookmark-end text:name="__RefHeading___Toc4811_2682639303"/></text:h>
      <text:p text:style-name="P60">RFC 185 defines Data Transfer Objects as a generic means for management solutions to interact with runtime entities in an OSGi Framework. DTOs provides a common, easily serializable representation of the technology.</text:p>
      <text:p text:style-name="P60">For all new functionality added to the OSGi Framework the question should be asked: would this feature benefit from a DTO? The expectation is that in most cases it would.</text:p>
      <text:p text:style-name="P60"><text:soft-page-break/>The DTOs for the design in this RFC should be described here and if there are no DTOs being defined an explanation should be given explaining why this is not applicable in this case.</text:p>
      <text:p text:style-name="P60">This section is optional and could also be provided in a separate RFC.</text:p>
      <text:h text:style-name="P190" text:outline-level="1"><text:bookmark-start text:name="__RefHeading___Toc4813_2682639303"/>Javadoc<text:bookmark-end text:name="__RefHeading___Toc4813_2682639303"/></text:h>
      <text:section text:style-name="Sect1" text:name="Section1" text:protected="true">
        <text:section-source xlink:href="../javadoc.rtf" text:filter-name="Rich Text Format"/>
        <text:p text:style-name="P87"><text:span text:style-name="T146">OSGi Javadoc</text:span></text:p>
        <text:p text:style-name="P119"><text:span text:style-name="T147">07/01/20 10:28</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5"><text:span text:style-name="Summary_20_Heading_20_Font"><text:span text:style-name="T149">Package Summary</text:span></text:span></text:p>
            </table:table-cell>
            <table:covered-table-cell/>
            <table:table-cell table:style-name="Table5.A1" office:value-type="string">
              <text:p text:style-name="P127"><text:span text:style-name="Page_20_Reference_20_Font"><text:span text:style-name="T150">Page</text:span></text:span></text:p>
            </table:table-cell>
          </table:table-row>
          <table:table-row table:style-name="Table5.1">
            <table:table-cell table:style-name="Table5.A2" office:value-type="string">
              <text:p text:style-name="P125"><text:a xlink:type="simple" xlink:href="file:///l%22r2" text:style-name="ListLabel_20_1" text:visited-style-name="ListLabel_20_1"><text:span text:style-name="Internet_20_link"><text:span text:style-name="T154">org.osgi.feature</text:span></text:span></text:a></text:p>
            </table:table-cell>
            <table:table-cell table:style-name="Table5.B2" office:value-type="string">
              <text:p text:style-name="P117"><text:span text:style-name="T146"><text:s/></text:span></text:p>
            </table:table-cell>
            <table:table-cell table:style-name="Table5.C2" office:value-type="string">
              <text:p text:style-name="P127"><text:bookmark-ref text:reference-format="page" text:ref-name="r2">17</text:bookmark-ref></text:p>
            </table:table-cell>
          </table:table-row>
        </table:table>
        <text:p text:style-name="P88"><text:bookmark text:name="r2"/><text:span text:style-name="T71">Package org.osgi.feature</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5"><text:span text:style-name="Summary_20_Heading_20_Font1"><text:span text:style-name="T149">Interface Summary</text:span></text:span></text:p>
            </table:table-cell>
            <table:covered-table-cell/>
            <table:table-cell table:style-name="Table6.A1" office:value-type="string">
              <text:p text:style-name="P127"><text:span text:style-name="Page_20_Reference_20_Font"><text:span text:style-name="T150">Page</text:span></text:span></text:p>
            </table:table-cell>
          </table:table-row>
          <table:table-row table:style-name="Table6.1">
            <table:table-cell table:style-name="Table6.A2" office:value-type="string">
              <text:p text:style-name="P125"><text:a xlink:type="simple" xlink:href="file:///l%22r4" text:style-name="ListLabel_20_1" text:visited-style-name="ListLabel_20_1"><text:span text:style-name="Internet_20_link"><text:span text:style-name="T154">Artifact</text:span></text:span></text:a></text:p>
            </table:table-cell>
            <table:table-cell table:style-name="Table6.B2" office:value-type="string">
              <text:p text:style-name="P125"><text:span text:style-name="T151">An Artifact is an entity with an ID.</text:span></text:p>
            </table:table-cell>
            <table:table-cell table:style-name="Table6.C2" office:value-type="string">
              <text:p text:style-name="P127"><text:bookmark-ref text:reference-format="page" text:ref-name="r4">18</text:bookmark-ref></text:p>
            </table:table-cell>
          </table:table-row>
          <table:table-row table:style-name="Table6.1">
            <table:table-cell table:style-name="Table6.A3" office:value-type="string">
              <text:p text:style-name="P124"><text:a xlink:type="simple" xlink:href="file:///l%22r23" text:style-name="ListLabel_20_1" text:visited-style-name="ListLabel_20_1"><text:span text:style-name="Internet_20_link"><text:span text:style-name="T154">BuilderFactory</text:span></text:span></text:a></text:p>
            </table:table-cell>
            <table:table-cell table:style-name="Table6.B3" office:value-type="string">
              <text:p text:style-name="P124"><text:span text:style-name="T151">The Builder Factory can be used to obtain builders for the various entities.</text:span></text:p>
            </table:table-cell>
            <table:table-cell table:style-name="Table6.C3" office:value-type="string">
              <text:p text:style-name="P126"><text:bookmark-ref text:reference-format="page" text:ref-name="r23">22</text:bookmark-ref></text:p>
            </table:table-cell>
          </table:table-row>
          <table:table-row table:style-name="Table6.1">
            <table:table-cell table:style-name="Table6.A4" office:value-type="string">
              <text:p text:style-name="P124"><text:a xlink:type="simple" xlink:href="file:///l%22r25" text:style-name="ListLabel_20_1" text:visited-style-name="ListLabel_20_1"><text:span text:style-name="Internet_20_link"><text:span text:style-name="T154">Bundle</text:span></text:span></text:a></text:p>
            </table:table-cell>
            <table:table-cell table:style-name="Table6.B4" office:value-type="string">
              <text:p text:style-name="P124"><text:span text:style-name="T151">A Bundle which is part of a feature.</text:span></text:p>
            </table:table-cell>
            <table:table-cell table:style-name="Table6.C4" office:value-type="string">
              <text:p text:style-name="P126"><text:bookmark-ref text:reference-format="page" text:ref-name="r25">24</text:bookmark-ref></text:p>
            </table:table-cell>
          </table:table-row>
          <table:table-row table:style-name="Table6.1">
            <table:table-cell table:style-name="Table6.A5" office:value-type="string">
              <text:p text:style-name="P124"><text:a xlink:type="simple" xlink:href="file:///l%22r29" text:style-name="ListLabel_20_1" text:visited-style-name="ListLabel_20_1"><text:span text:style-name="Internet_20_link"><text:span text:style-name="T154">BundleBuilder</text:span></text:span></text:a></text:p>
            </table:table-cell>
            <table:table-cell table:style-name="Table6.B5" office:value-type="string">
              <text:p text:style-name="P124"><text:span text:style-name="T151">A builder for Feature Model </text:span><text:a xlink:type="simple" xlink:href="file:///l%22r25" text:style-name="ListLabel_20_2" text:visited-style-name="ListLabel_20_2"><text:span text:style-name="Internet_20_link"><text:span text:style-name="T157">Bundle</text:span></text:span></text:a><text:span text:style-name="Default_20_Paragraph_20_Font"><text:span text:style-name="T152"> objects.</text:span></text:span></text:p>
            </table:table-cell>
            <table:table-cell table:style-name="Table6.C5" office:value-type="string">
              <text:p text:style-name="P126"><text:bookmark-ref text:reference-format="page" text:ref-name="r29">25</text:bookmark-ref></text:p>
            </table:table-cell>
          </table:table-row>
          <table:table-row table:style-name="Table6.1">
            <table:table-cell table:style-name="Table6.A6" office:value-type="string">
              <text:p text:style-name="P124"><text:a xlink:type="simple" xlink:href="file:///l%22r33" text:style-name="ListLabel_20_1" text:visited-style-name="ListLabel_20_1"><text:span text:style-name="Internet_20_link"><text:span text:style-name="T154">Configuration</text:span></text:span></text:a></text:p>
            </table:table-cell>
            <table:table-cell table:style-name="Table6.B6" office:value-type="string">
              <text:p text:style-name="P124"><text:span text:style-name="T151">Represents an OSGi Configuration in the Feature Model.</text:span></text:p>
            </table:table-cell>
            <table:table-cell table:style-name="Table6.C6" office:value-type="string">
              <text:p text:style-name="P126"><text:bookmark-ref text:reference-format="page" text:ref-name="r33">27</text:bookmark-ref></text:p>
            </table:table-cell>
          </table:table-row>
          <table:table-row table:style-name="Table6.1">
            <table:table-cell table:style-name="Table6.A7" office:value-type="string">
              <text:p text:style-name="P124"><text:a xlink:type="simple" xlink:href="file:///l%22r37" text:style-name="ListLabel_20_1" text:visited-style-name="ListLabel_20_1"><text:span text:style-name="Internet_20_link"><text:span text:style-name="T154">ConfigurationBuilder</text:span></text:span></text:a></text:p>
            </table:table-cell>
            <table:table-cell table:style-name="Table6.B7" office:value-type="string">
              <text:p text:style-name="P124"><text:span text:style-name="T151">A builder for Feature Model </text:span><text:a xlink:type="simple" xlink:href="file:///l%22r33" text:style-name="ListLabel_20_2" text:visited-style-name="ListLabel_20_2"><text:span text:style-name="Internet_20_link"><text:span text:style-name="T157">Configuration</text:span></text:span></text:a><text:span text:style-name="Default_20_Paragraph_20_Font"><text:span text:style-name="T152"> objects.</text:span></text:span></text:p>
            </table:table-cell>
            <table:table-cell table:style-name="Table6.C7" office:value-type="string">
              <text:p text:style-name="P126"><text:bookmark-ref text:reference-format="page" text:ref-name="r37">28</text:bookmark-ref></text:p>
            </table:table-cell>
          </table:table-row>
          <table:table-row table:style-name="Table6.1">
            <table:table-cell table:style-name="Table6.A8" office:value-type="string">
              <text:p text:style-name="P124"><text:a xlink:type="simple" xlink:href="file:///l%22r41" text:style-name="ListLabel_20_1" text:visited-style-name="ListLabel_20_1"><text:span text:style-name="Internet_20_link"><text:span text:style-name="T154">ConflictResolver</text:span></text:span></text:a></text:p>
            </table:table-cell>
            <table:table-cell table:style-name="Table6.B8" office:value-type="string">
              <text:p text:style-name="P124"><text:span text:style-name="T151">Interface implemented by a callback that can resolve merge conflicts.</text:span></text:p>
            </table:table-cell>
            <table:table-cell table:style-name="Table6.C8" office:value-type="string">
              <text:p text:style-name="P126"><text:bookmark-ref text:reference-format="page" text:ref-name="r41">30</text:bookmark-ref></text:p>
            </table:table-cell>
          </table:table-row>
          <table:table-row table:style-name="Table6.1">
            <table:table-cell table:style-name="Table6.A9" office:value-type="string">
              <text:p text:style-name="P124"><text:a xlink:type="simple" xlink:href="file:///l%22r48" text:style-name="ListLabel_20_1" text:visited-style-name="ListLabel_20_1"><text:span text:style-name="Internet_20_link"><text:span text:style-name="T154">Extension</text:span></text:span></text:a></text:p>
            </table:table-cell>
            <table:table-cell table:style-name="Table6.B9" office:value-type="string">
              <text:p text:style-name="P124"><text:span text:style-name="T151">A Feature Model Extension.</text:span></text:p>
            </table:table-cell>
            <table:table-cell table:style-name="Table6.C9" office:value-type="string">
              <text:p text:style-name="P126"><text:bookmark-ref text:reference-format="page" text:ref-name="r48">31</text:bookmark-ref></text:p>
            </table:table-cell>
          </table:table-row>
          <table:table-row table:style-name="Table6.1">
            <table:table-cell table:style-name="Table6.A10" office:value-type="string">
              <text:p text:style-name="P124"><text:a xlink:type="simple" xlink:href="file:///l%22r67" text:style-name="ListLabel_20_1" text:visited-style-name="ListLabel_20_1"><text:span text:style-name="Internet_20_link"><text:span text:style-name="T154">ExtensionBuilder</text:span></text:span></text:a></text:p>
            </table:table-cell>
            <table:table-cell table:style-name="Table6.B10" office:value-type="string">
              <text:p text:style-name="P124"><text:span text:style-name="T151">A builder for Feature Model </text:span><text:a xlink:type="simple" xlink:href="file:///l%22r48" text:style-name="ListLabel_20_2" text:visited-style-name="ListLabel_20_2"><text:span text:style-name="Internet_20_link"><text:span text:style-name="T157">Extension</text:span></text:span></text:a><text:span text:style-name="Default_20_Paragraph_20_Font"><text:span text:style-name="T152"> objects.</text:span></text:span></text:p>
            </table:table-cell>
            <table:table-cell table:style-name="Table6.C10" office:value-type="string">
              <text:p text:style-name="P126"><text:bookmark-ref text:reference-format="page" text:ref-name="r67">35</text:bookmark-ref></text:p>
            </table:table-cell>
          </table:table-row>
          <table:table-row table:style-name="Table6.1">
            <table:table-cell table:style-name="Table6.A11" office:value-type="string">
              <text:p text:style-name="P124"><text:a xlink:type="simple" xlink:href="file:///l%22r79" text:style-name="ListLabel_20_1" text:visited-style-name="ListLabel_20_1"><text:span text:style-name="Internet_20_link"><text:span text:style-name="T154">Feature</text:span></text:span></text:a></text:p>
            </table:table-cell>
            <table:table-cell table:style-name="Table6.B11" office:value-type="string">
              <text:p text:style-name="P124"><text:span text:style-name="T151">The Feature Model Feature.</text:span></text:p>
            </table:table-cell>
            <table:table-cell table:style-name="Table6.C11" office:value-type="string">
              <text:p text:style-name="P126"><text:bookmark-ref text:reference-format="page" text:ref-name="r79">37</text:bookmark-ref></text:p>
            </table:table-cell>
          </table:table-row>
          <table:table-row table:style-name="Table6.1">
            <table:table-cell table:style-name="Table6.A12" office:value-type="string">
              <text:p text:style-name="P124"><text:a xlink:type="simple" xlink:href="file:///l%22r93" text:style-name="ListLabel_20_1" text:visited-style-name="ListLabel_20_1"><text:span text:style-name="Internet_20_link"><text:span text:style-name="T154">FeatureBuilder</text:span></text:span></text:a></text:p>
            </table:table-cell>
            <table:table-cell table:style-name="Table6.B12" office:value-type="string">
              <text:p text:style-name="P124"><text:span text:style-name="T151">A builder for </text:span><text:a xlink:type="simple" xlink:href="file:///l%22r79" text:style-name="ListLabel_20_2" text:visited-style-name="ListLabel_20_2"><text:span text:style-name="Internet_20_link"><text:span text:style-name="T157">Feature</text:span></text:span></text:a><text:span text:style-name="Default_20_Paragraph_20_Font"><text:span text:style-name="T152"> Models.</text:span></text:span></text:p>
            </table:table-cell>
            <table:table-cell table:style-name="Table6.C12" office:value-type="string">
              <text:p text:style-name="P126"><text:bookmark-ref text:reference-format="page" text:ref-name="r93">40</text:bookmark-ref></text:p>
            </table:table-cell>
          </table:table-row>
          <table:table-row table:style-name="Table6.1">
            <table:table-cell table:style-name="Table6.A13" office:value-type="string">
              <text:p text:style-name="P124"><text:a xlink:type="simple" xlink:href="file:///l%22r98" text:style-name="ListLabel_20_1" text:visited-style-name="ListLabel_20_1"><text:span text:style-name="Internet_20_link"><text:span text:style-name="T154">FeatureService</text:span></text:span></text:a></text:p>
            </table:table-cell>
            <table:table-cell table:style-name="Table6.B13" office:value-type="string">
              <text:p text:style-name="P124"><text:span text:style-name="T151">The Feature Service is the primary entry point for interacting with the feature model.</text:span></text:p>
            </table:table-cell>
            <table:table-cell table:style-name="Table6.C13" office:value-type="string">
              <text:p text:style-name="P126"><text:bookmark-ref text:reference-format="page" text:ref-name="r98">44</text:bookmark-ref></text:p>
            </table:table-cell>
          </table:table-row>
          <table:table-row table:style-name="Table6.1">
            <table:table-cell table:style-name="Table6.A14" office:value-type="string">
              <text:p text:style-name="P124"><text:a xlink:type="simple" xlink:href="file:///l%22r102" text:style-name="ListLabel_20_1" text:visited-style-name="ListLabel_20_1"><text:span text:style-name="Internet_20_link"><text:span text:style-name="T154">MergeContext</text:span></text:span></text:a></text:p>
            </table:table-cell>
            <table:table-cell table:style-name="Table6.B14" office:value-type="string">
              <text:p text:style-name="P124"><text:span text:style-name="T151">Context provided by the caller for the merge operation.</text:span></text:p>
            </table:table-cell>
            <table:table-cell table:style-name="Table6.C14" office:value-type="string">
              <text:p text:style-name="P126"><text:bookmark-ref text:reference-format="page" text:ref-name="r102">46</text:bookmark-ref></text:p>
            </table:table-cell>
          </table:table-row>
          <table:table-row table:style-name="Table6.1">
            <table:table-cell table:style-name="Table6.A15" office:value-type="string">
              <text:p text:style-name="P124"><text:a xlink:type="simple" xlink:href="file:///l%22r107" text:style-name="ListLabel_20_1" text:visited-style-name="ListLabel_20_1"><text:span text:style-name="Internet_20_link"><text:span text:style-name="T154">MergeContextBuilder</text:span></text:span></text:a></text:p>
            </table:table-cell>
            <table:table-cell table:style-name="Table6.B15" office:value-type="string">
              <text:p text:style-name="P124"><text:span text:style-name="T151">A builder for </text:span><text:a xlink:type="simple" xlink:href="file:///l%22r102" text:style-name="ListLabel_20_2" text:visited-style-name="ListLabel_20_2"><text:span text:style-name="Internet_20_link"><text:span text:style-name="T157">MergeContext</text:span></text:span></text:a><text:span text:style-name="Default_20_Paragraph_20_Font"><text:span text:style-name="T152"> objects.</text:span></text:span></text:p>
            </table:table-cell>
            <table:table-cell table:style-name="Table6.C15" office:value-type="string">
              <text:p text:style-name="P126"><text:bookmark-ref text:reference-format="page" text:ref-name="r107">48</text:bookmark-ref></text:p>
            </table:table-cell>
          </table:table-row>
        </table:table>
        <text:p text:style-name="P11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5"><text:span text:style-name="Summary_20_Heading_20_Font1"><text:span text:style-name="T149">Class Summary</text:span></text:span></text:p>
            </table:table-cell>
            <table:covered-table-cell/>
            <table:table-cell table:style-name="Table7.A1" office:value-type="string">
              <text:p text:style-name="P127"><text:span text:style-name="Page_20_Reference_20_Font"><text:span text:style-name="T150">Page</text:span></text:span></text:p>
            </table:table-cell>
          </table:table-row>
          <table:table-row table:style-name="Table7.1">
            <table:table-cell table:style-name="Table7.A2" office:value-type="string">
              <text:p text:style-name="P125"><text:a xlink:type="simple" xlink:href="file:///l%22r16" text:style-name="ListLabel_20_1" text:visited-style-name="ListLabel_20_1"><text:span text:style-name="Internet_20_link"><text:span text:style-name="T154">ArtifactID</text:span></text:span></text:a></text:p>
            </table:table-cell>
            <table:table-cell table:style-name="Table7.B2" office:value-type="string">
              <text:p text:style-name="P125"><text:span text:style-name="T151">ID used to denote an artifact.</text:span></text:p>
            </table:table-cell>
            <table:table-cell table:style-name="Table7.C2" office:value-type="string">
              <text:p text:style-name="P127"><text:bookmark-ref text:reference-format="page" text:ref-name="r16">19</text:bookmark-ref></text:p>
            </table:table-cell>
          </table:table-row>
        </table:table>
        <text:p text:style-name="P112"/>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5"><text:span text:style-name="Summary_20_Heading_20_Font1"><text:span text:style-name="T149">Enum Summary</text:span></text:span></text:p>
            </table:table-cell>
            <table:covered-table-cell/>
            <table:table-cell table:style-name="Table8.A1" office:value-type="string">
              <text:p text:style-name="P127"><text:span text:style-name="Page_20_Reference_20_Font"><text:span text:style-name="T150">Page</text:span></text:span></text:p>
            </table:table-cell>
          </table:table-row>
          <table:table-row table:style-name="Table8.1">
            <table:table-cell table:style-name="Table8.A2" office:value-type="string">
              <text:p text:style-name="P125"><text:a xlink:type="simple" xlink:href="file:///l%22r54" text:style-name="ListLabel_20_1" text:visited-style-name="ListLabel_20_1"><text:span text:style-name="Internet_20_link"><text:span text:style-name="T154">Extension.Kind</text:span></text:span></text:a></text:p>
            </table:table-cell>
            <table:table-cell table:style-name="Table8.B2" office:value-type="string">
              <text:p text:style-name="P117"><text:span text:style-name="T146"><text:s/></text:span></text:p>
            </table:table-cell>
            <table:table-cell table:style-name="Table8.C2" office:value-type="string">
              <text:p text:style-name="P127"><text:bookmark-ref text:reference-format="page" text:ref-name="r54">33</text:bookmark-ref></text:p>
            </table:table-cell>
          </table:table-row>
          <table:table-row table:style-name="Table8.1">
            <table:table-cell table:style-name="Table8.A3" office:value-type="string">
              <text:p text:style-name="P124"><text:a xlink:type="simple" xlink:href="file:///l%22r60" text:style-name="ListLabel_20_1" text:visited-style-name="ListLabel_20_1"><text:span text:style-name="Internet_20_link"><text:span text:style-name="T154">Extension.Type</text:span></text:span></text:a></text:p>
            </table:table-cell>
            <table:table-cell table:style-name="Table8.B3" office:value-type="string">
              <text:p text:style-name="P116"><text:span text:style-name="T146"><text:s/></text:span></text:p>
            </table:table-cell>
            <table:table-cell table:style-name="Table8.C3" office:value-type="string">
              <text:p text:style-name="P126"><text:bookmark-ref text:reference-format="page" text:ref-name="r60">34</text:bookmark-ref></text:p>
            </table:table-cell>
          </table:table-row>
        </table:table>
        <text:p text:style-name="P89"><text:bookmark text:name="r4"/><text:span text:style-name="T71">Interface Artifact</text:span></text:p>
        <text:p text:style-name="P129"><text:a xlink:type="simple" xlink:href="file:///l%22r2" text:style-name="ListLabel_20_3" text:visited-style-name="ListLabel_20_3"><text:span text:style-name="Internet_20_link"><text:span text:style-name="T148">org.osgi.feature</text:span></text:span></text:a></text:p>
        <text:p text:style-name="List_20_Heading"><text:span text:style-name="T70">All Known Subinterfaces:</text:span></text:p>
        <text:p text:style-name="P134"><text:a xlink:type="simple" xlink:href="file:///l%22r25" text:style-name="ListLabel_20_4" text:visited-style-name="ListLabel_20_4"><text:span text:style-name="Internet_20_link"><text:span text:style-name="T151">Bundle</text:span></text:span></text:a><text:span text:style-name="Default_20_Paragraph_20_Font"><text:span text:style-name="T152">, </text:span></text:span><text:a xlink:type="simple" xlink:href="file:///l%22r79" text:style-name="ListLabel_20_4" text:visited-style-name="ListLabel_20_4"><text:span text:style-name="Internet_20_link"><text:span text:style-name="T151">Feature</text:span></text:span></text:a></text:p>
        <text:p text:style-name="P138"/>
        <text:p text:style-name="P140"><text:span text:style-name="Code2">public interface </text:span><text:span text:style-name="Code2"><text:span text:style-name="T62">Artifact</text:span></text:span></text:p>
        <text:p text:style-name="Standard"><text:span text:style-name="T151">An Artifact is an entity with an ID.</text:span></text:p>
        <text:p text:style-name="P14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43"><text:span text:style-name="Summary_20_Heading_20_Font2"><text:span text:style-name="T149">Method Summary</text:span></text:span></text:p>
            </table:table-cell>
            <table:covered-table-cell/>
            <table:table-cell table:style-name="Table9.A1" office:value-type="string">
              <text:p text:style-name="P145"><text:span text:style-name="Page_20_Reference_20_Font"><text:span text:style-name="T150">Page</text:span></text:span></text:p>
            </table:table-cell>
          </table:table-row>
          <table:table-row table:style-name="Table9.1">
            <table:table-cell table:style-name="Table9.A2" office:value-type="string">
              <text:p text:style-name="P147"><text:a xlink:type="simple" xlink:href="file:///l%22r16" text:style-name="ListLabel_20_5" text:visited-style-name="ListLabel_20_5"><text:span text:style-name="Internet_20_link"><text:span text:style-name="T158">ArtifactID</text:span></text:span></text:a></text:p>
            </table:table-cell>
            <table:table-cell table:style-name="Table9.B2" office:value-type="string">
              <text:p text:style-name="P149"><text:a xlink:type="simple" xlink:href="file:///l%22r3" text:style-name="ListLabel_20_6" text:visited-style-name="ListLabel_20_6"><text:span text:style-name="Internet_20_link"><text:span text:style-name="T155">getID</text:span></text:span></text:a><text:span text:style-name="Code2"><text:span text:style-name="T160">()</text:span></text:span></text:p>
              <text:p text:style-name="P151"><text:span text:style-name="T151">Get the artifact's ID.</text:span></text:p>
            </table:table-cell>
            <table:table-cell table:style-name="Table9.C2" office:value-type="string">
              <text:p text:style-name="P145"><text:bookmark-ref text:reference-format="page" text:ref-name="r3">18</text:bookmark-ref></text:p>
            </table:table-cell>
          </table:table-row>
        </table:table>
        <text:p text:style-name="P106"><text:span text:style-name="T71">Method Detail</text:span></text:p>
        <text:p text:style-name="P108"><text:bookmark text:name="r3"/><text:span text:style-name="T71">getID</text:span></text:p>
        <text:p text:style-name="P122"><text:a xlink:type="simple" xlink:href="file:///l%22r16" text:style-name="ListLabel_20_7" text:visited-style-name="ListLabel_20_7"><text:span text:style-name="Internet_20_link"><text:span text:style-name="T161">ArtifactID</text:span></text:span></text:a><text:span text:style-name="Code2"><text:span text:style-name="T165"> </text:span></text:span><text:span text:style-name="Code2"><text:span text:style-name="T166">getID</text:span></text:span><text:span text:style-name="Code2"><text:span text:style-name="T167">()</text:span></text:span></text:p>
        <text:p text:style-name="P135"><text:span text:style-name="T151">Get the artifact's ID.</text:span></text:p>
        <text:p text:style-name="P136"><text:span text:style-name="T153">Returns:</text:span></text:p>
        <text:p text:style-name="P152"><text:span text:style-name="T151">The ID of this artifact.</text:span></text:p>
        <text:p text:style-name="P92"><text:bookmark text:name="r16"/><text:span text:style-name="T71">Class ArtifactID</text:span></text:p>
        <text:p text:style-name="P129"><text:a xlink:type="simple" xlink:href="file:///l%22r2" text:style-name="ListLabel_20_3" text:visited-style-name="ListLabel_20_3"><text:span text:style-name="Internet_20_link"><text:span text:style-name="T148">org.osgi.feature</text:span></text:span></text:a></text:p>
        <text:p text:style-name="P139"><text:span text:style-name="Code2">java.lang.Object</text:span></text:p>
        <text:p text:style-name="P118"><text:span text:style-name="Code2">  </text:span><draw:frame draw:style-name="fr3" draw:name="Image1" text:anchor-type="as-char" svg:width="0.397cm" svg:height="0.37cm" draw:z-index="16"><draw:image xlink:href="Pictures/100002000000000F0000000ED3A4069C610A9F54.png" xlink:type="simple" xlink:show="embed" xlink:actuate="onLoad" loext:mime-type="image/png"/></draw:frame><text:span text:style-name="Code2"><text:span text:style-name="T62">org.osgi.feature.ArtifactID</text:span></text:span></text:p>
        <text:p text:style-name="P138"/>
        <text:p text:style-name="P153"><text:span text:style-name="Code2">public class </text:span><text:span text:style-name="Code2"><text:span text:style-name="T62">ArtifactID</text:span></text:span></text:p>
        <text:p text:style-name="P122"><text:span text:style-name="Code2">extends Object</text:span></text:p>
        <text:p text:style-name="P131"><text:span text:style-name="T151">ID used to denote an artifact. This could be a feature model, a bundle which is part of the feature model or some other artifact.</text:span></text:p>
        <text:p text:style-name="P131"><text:span text:style-name="T151">Artifact IDs follow the Maven convention of having:</text:span></text:p>
        <text:list xml:id="list2255016662" text:style-name="WWNum1">
          <text:list-item>
            <text:p text:style-name="P114"><text:span text:style-name="T151">A group ID</text:span></text:p>
          </text:list-item>
          <text:list-item>
            <text:p text:style-name="P114"><text:span text:style-name="T151">An artifact ID</text:span></text:p>
          </text:list-item>
          <text:list-item>
            <text:p text:style-name="P114"><text:span text:style-name="T151">A version</text:span></text:p>
          </text:list-item>
          <text:list-item>
            <text:p text:style-name="P114"><text:span text:style-name="T151">A type identifier (optional)</text:span></text:p>
          </text:list-item>
          <text:list-item>
            <text:p text:style-name="P120"><text:span text:style-name="T151">A classifier (optional)</text:span></text:p>
          </text:list-item>
        </text:list>
        <text:p text:style-name="P129"><text:span text:style-name="T153">ThreadSafe</text:span></text:p>
        <text:p text:style-name="P141"/>
        <table:table table:name="Table10" table:style-name="Table10">
          <table:table-column table:style-name="Table10.A"/>
          <table:table-column table:style-name="Table10.B"/>
          <table:table-row table:style-name="Table10.1">
            <table:table-cell table:style-name="Table10.A1" office:value-type="string">
              <text:p text:style-name="P143"><text:span text:style-name="Summary_20_Heading_20_Font2"><text:span text:style-name="T149">Constructor Summary</text:span></text:span></text:p>
            </table:table-cell>
            <table:table-cell table:style-name="Table10.A1" office:value-type="string">
              <text:p text:style-name="P145"><text:span text:style-name="Page_20_Reference_20_Font"><text:span text:style-name="T150">Page</text:span></text:span></text:p>
            </table:table-cell>
          </table:table-row>
          <table:table-row table:style-name="Table10.1">
            <table:table-cell table:style-name="Table10.A2" office:value-type="string">
              <text:p text:style-name="P149"><text:a xlink:type="simple" xlink:href="file:///l%22r5" text:style-name="ListLabel_20_6" text:visited-style-name="ListLabel_20_6"><text:span text:style-name="Internet_20_link"><text:span text:style-name="T155">ArtifactID</text:span></text:span></text:a><text:span text:style-name="Code2"><text:span text:style-name="T160">(String groupId, String artifactId, String version)</text:span></text:span></text:p>
              <text:p text:style-name="P151"><text:span text:style-name="T151">Construct an Artifact ID</text:span></text:p>
            </table:table-cell>
            <table:table-cell table:style-name="Table10.B2" office:value-type="string">
              <text:p text:style-name="P145"><text:bookmark-ref text:reference-format="page" text:ref-name="r5">20</text:bookmark-ref></text:p>
            </table:table-cell>
          </table:table-row>
          <table:table-row table:style-name="Table10.1">
            <table:table-cell table:style-name="Table10.A3" office:value-type="string">
              <text:p text:style-name="P148"><text:a xlink:type="simple" xlink:href="file:///l%22r6" text:style-name="ListLabel_20_6" text:visited-style-name="ListLabel_20_6"><text:span text:style-name="Internet_20_link"><text:span text:style-name="T155">ArtifactID</text:span></text:span></text:a><text:span text:style-name="Code2"><text:span text:style-name="T160">(String groupId, String artifactId, String version, String type, String classifier)</text:span></text:span></text:p>
              <text:p text:style-name="P150"><text:span text:style-name="T151">Construct an Artifact ID</text:span></text:p>
            </table:table-cell>
            <table:table-cell table:style-name="Table10.B3" office:value-type="string">
              <text:p text:style-name="P144"><text:bookmark-ref text:reference-format="page" text:ref-name="r6">20</text:bookmark-ref></text:p>
            </table:table-cell>
          </table:table-row>
        </table:table>
        <text:p text:style-name="P11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43"><text:span text:style-name="Summary_20_Heading_20_Font2"><text:span text:style-name="T149">Method Summary</text:span></text:span></text:p>
            </table:table-cell>
            <table:covered-table-cell/>
            <table:table-cell table:style-name="Table11.A1" office:value-type="string">
              <text:p text:style-name="P145"><text:span text:style-name="Page_20_Reference_20_Font"><text:span text:style-name="T150">Page</text:span></text:span></text:p>
            </table:table-cell>
          </table:table-row>
          <table:table-row table:style-name="Table11.1">
            <table:table-cell table:style-name="Table11.A2" office:value-type="string">
              <text:p text:style-name="P147"><text:span text:style-name="Code_20_Small1"><text:span text:style-name="T163">boolean</text:span></text:span></text:p>
            </table:table-cell>
            <table:table-cell table:style-name="Table11.B2" office:value-type="string">
              <text:p text:style-name="P143"><text:a xlink:type="simple" xlink:href="file:///l%22r14" text:style-name="ListLabel_20_6" text:visited-style-name="ListLabel_20_6"><text:span text:style-name="Internet_20_link"><text:span text:style-name="T155">equals</text:span></text:span></text:a><text:span text:style-name="Code2"><text:span text:style-name="T160">(Object obj)</text:span></text:span></text:p>
            </table:table-cell>
            <table:table-cell table:style-name="Table11.C2" office:value-type="string">
              <text:p text:style-name="P145"><text:bookmark-ref text:reference-format="page" text:ref-name="r14">21</text:bookmark-ref></text:p>
            </table:table-cell>
          </table:table-row>
          <table:table-row table:style-name="Table11.1">
            <table:table-cell table:style-name="Table11.A3" office:value-type="string">
              <text:p text:style-name="P146"><text:span text:style-name="Code_20_Small1"><text:span text:style-name="T163">static </text:span></text:span><text:a xlink:type="simple" xlink:href="file:///l%22r16" text:style-name="ListLabel_20_5" text:visited-style-name="ListLabel_20_5"><text:span text:style-name="Internet_20_link"><text:span text:style-name="T158">ArtifactID</text:span></text:span></text:a></text:p>
            </table:table-cell>
            <table:table-cell table:style-name="Table11.B3" office:value-type="string">
              <text:p text:style-name="P148"><text:a xlink:type="simple" xlink:href="file:///l%22r7" text:style-name="ListLabel_20_6" text:visited-style-name="ListLabel_20_6"><text:span text:style-name="Internet_20_link"><text:span text:style-name="T155">fromMavenID</text:span></text:span></text:a><text:span text:style-name="Code2"><text:span text:style-name="T160">(String mavenID)</text:span></text:span></text:p>
              <text:p text:style-name="P150"><text:span text:style-name="T151">Construct an Artifact ID from a Maven ID.</text:span></text:p>
            </table:table-cell>
            <table:table-cell table:style-name="Table11.C3" office:value-type="string">
              <text:p text:style-name="P144"><text:bookmark-ref text:reference-format="page" text:ref-name="r7">20</text:bookmark-ref></text:p>
            </table:table-cell>
          </table:table-row>
          <table:table-row table:style-name="Table11.1">
            <table:table-cell table:style-name="Table11.A4" office:value-type="string">
              <text:p text:style-name="P146"><text:span text:style-name="Code_20_Small1"><text:span text:style-name="T163">String</text:span></text:span></text:p>
            </table:table-cell>
            <table:table-cell table:style-name="Table11.B4" office:value-type="string">
              <text:p text:style-name="P148"><text:a xlink:type="simple" xlink:href="file:///l%22r9" text:style-name="ListLabel_20_6" text:visited-style-name="ListLabel_20_6"><text:span text:style-name="Internet_20_link"><text:span text:style-name="T155">getArtifactId</text:span></text:span></text:a><text:span text:style-name="Code2"><text:span text:style-name="T160">()</text:span></text:span></text:p>
              <text:p text:style-name="P150"><text:span text:style-name="T151">Get the artifact ID.</text:span></text:p>
            </table:table-cell>
            <table:table-cell table:style-name="Table11.C4" office:value-type="string">
              <text:p text:style-name="P144"><text:bookmark-ref text:reference-format="page" text:ref-name="r9">20</text:bookmark-ref></text:p>
            </table:table-cell>
          </table:table-row>
          <table:table-row table:style-name="Table11.1">
            <table:table-cell table:style-name="Table11.A5" office:value-type="string">
              <text:p text:style-name="P146"><text:span text:style-name="Code_20_Small1"><text:span text:style-name="T163">String</text:span></text:span></text:p>
            </table:table-cell>
            <table:table-cell table:style-name="Table11.B5" office:value-type="string">
              <text:p text:style-name="P148"><text:a xlink:type="simple" xlink:href="file:///l%22r12" text:style-name="ListLabel_20_6" text:visited-style-name="ListLabel_20_6"><text:span text:style-name="Internet_20_link"><text:span text:style-name="T155">getClassifier</text:span></text:span></text:a><text:span text:style-name="Code2"><text:span text:style-name="T160">()</text:span></text:span></text:p>
              <text:p text:style-name="P150"><text:span text:style-name="T151">Get the classifier.</text:span></text:p>
            </table:table-cell>
            <table:table-cell table:style-name="Table11.C5" office:value-type="string">
              <text:p text:style-name="P144"><text:bookmark-ref text:reference-format="page" text:ref-name="r12">21</text:bookmark-ref></text:p>
            </table:table-cell>
          </table:table-row>
          <table:table-row table:style-name="Table11.1">
            <table:table-cell table:style-name="Table11.A6" office:value-type="string">
              <text:p text:style-name="P146"><text:span text:style-name="Code_20_Small1"><text:span text:style-name="T163">String</text:span></text:span></text:p>
            </table:table-cell>
            <table:table-cell table:style-name="Table11.B6" office:value-type="string">
              <text:p text:style-name="P148"><text:a xlink:type="simple" xlink:href="file:///l%22r8" text:style-name="ListLabel_20_6" text:visited-style-name="ListLabel_20_6"><text:span text:style-name="Internet_20_link"><text:span text:style-name="T155">getGroupId</text:span></text:span></text:a><text:span text:style-name="Code2"><text:span text:style-name="T160">()</text:span></text:span></text:p>
              <text:p text:style-name="P150"><text:span text:style-name="T151">Get the group ID.</text:span></text:p>
            </table:table-cell>
            <table:table-cell table:style-name="Table11.C6" office:value-type="string">
              <text:p text:style-name="P144"><text:bookmark-ref text:reference-format="page" text:ref-name="r8">20</text:bookmark-ref></text:p>
            </table:table-cell>
          </table:table-row>
          <table:table-row table:style-name="Table11.1">
            <table:table-cell table:style-name="Table11.A7" office:value-type="string">
              <text:p text:style-name="P146"><text:span text:style-name="Code_20_Small1"><text:span text:style-name="T163">String</text:span></text:span></text:p>
            </table:table-cell>
            <table:table-cell table:style-name="Table11.B7" office:value-type="string">
              <text:p text:style-name="P148"><text:a xlink:type="simple" xlink:href="file:///l%22r11" text:style-name="ListLabel_20_6" text:visited-style-name="ListLabel_20_6"><text:span text:style-name="Internet_20_link"><text:span text:style-name="T155">getType</text:span></text:span></text:a><text:span text:style-name="Code2"><text:span text:style-name="T160">()</text:span></text:span></text:p>
              <text:p text:style-name="P150"><text:span text:style-name="T151">Get the type identifier.</text:span></text:p>
            </table:table-cell>
            <table:table-cell table:style-name="Table11.C7" office:value-type="string">
              <text:p text:style-name="P144"><text:bookmark-ref text:reference-format="page" text:ref-name="r11">21</text:bookmark-ref></text:p>
            </table:table-cell>
          </table:table-row>
          <table:table-row table:style-name="Table11.1">
            <table:table-cell table:style-name="Table11.A8" office:value-type="string">
              <text:p text:style-name="P146"><text:span text:style-name="Code_20_Small1"><text:span text:style-name="T163">String</text:span></text:span></text:p>
            </table:table-cell>
            <table:table-cell table:style-name="Table11.B8" office:value-type="string">
              <text:p text:style-name="P148"><text:a xlink:type="simple" xlink:href="file:///l%22r10" text:style-name="ListLabel_20_6" text:visited-style-name="ListLabel_20_6"><text:span text:style-name="Internet_20_link"><text:span text:style-name="T155">getVersion</text:span></text:span></text:a><text:span text:style-name="Code2"><text:span text:style-name="T160">()</text:span></text:span></text:p>
              <text:p text:style-name="P150"><text:span text:style-name="T151">Get the version.</text:span></text:p>
            </table:table-cell>
            <table:table-cell table:style-name="Table11.C8" office:value-type="string">
              <text:p text:style-name="P144"><text:bookmark-ref text:reference-format="page" text:ref-name="r10">21</text:bookmark-ref></text:p>
            </table:table-cell>
          </table:table-row>
          <table:table-row table:style-name="Table11.1">
            <table:table-cell table:style-name="Table11.A9" office:value-type="string">
              <text:p text:style-name="P146"><text:span text:style-name="Code_20_Small1"><text:span text:style-name="T163">int</text:span></text:span></text:p>
            </table:table-cell>
            <table:table-cell table:style-name="Table11.B9" office:value-type="string">
              <text:p text:style-name="P142"><text:a xlink:type="simple" xlink:href="file:///l%22r13" text:style-name="ListLabel_20_6" text:visited-style-name="ListLabel_20_6"><text:span text:style-name="Internet_20_link"><text:span text:style-name="T155">hashCode</text:span></text:span></text:a><text:span text:style-name="Code2"><text:span text:style-name="T160">()</text:span></text:span></text:p>
            </table:table-cell>
            <table:table-cell table:style-name="Table11.C9" office:value-type="string">
              <text:p text:style-name="P144"><text:bookmark-ref text:reference-format="page" text:ref-name="r13">21</text:bookmark-ref></text:p>
            </table:table-cell>
          </table:table-row>
          <table:table-row table:style-name="Table11.1">
            <table:table-cell table:style-name="Table11.A10" office:value-type="string">
              <text:p text:style-name="P146"><text:span text:style-name="Code_20_Small1"><text:span text:style-name="T163">String</text:span></text:span></text:p>
            </table:table-cell>
            <table:table-cell table:style-name="Table11.B10" office:value-type="string">
              <text:p text:style-name="P142"><text:a xlink:type="simple" xlink:href="file:///l%22r15" text:style-name="ListLabel_20_6" text:visited-style-name="ListLabel_20_6"><text:span text:style-name="Internet_20_link"><text:span text:style-name="T155">toString</text:span></text:span></text:a><text:span text:style-name="Code2"><text:span text:style-name="T160">()</text:span></text:span></text:p>
            </table:table-cell>
            <table:table-cell table:style-name="Table11.C10" office:value-type="string">
              <text:p text:style-name="P144"><text:bookmark-ref text:reference-format="page" text:ref-name="r15">21</text:bookmark-ref></text:p>
            </table:table-cell>
          </table:table-row>
        </table:table>
        <text:p text:style-name="P106"><text:soft-page-break/><text:span text:style-name="T71">Constructor Detail</text:span></text:p>
        <text:p text:style-name="P108"><text:bookmark text:name="r5"/><text:span text:style-name="T71">ArtifactID</text:span></text:p>
        <text:p text:style-name="P122"><text:span text:style-name="Code2">public </text:span><text:span text:style-name="Code2"><text:span text:style-name="T62">ArtifactID</text:span></text:span><text:span text:style-name="Code2"><text:span text:style-name="T168">(String groupId,</text:span></text:span><text:line-break/><text:span text:style-name="Code2"><text:span text:style-name="T168">                  String artifactId,</text:span></text:span><text:line-break/><text:span text:style-name="Code2"><text:span text:style-name="T168">                  String version)</text:span></text:span></text:p>
        <text:p text:style-name="P135"><text:span text:style-name="T151">Construct an Artifact ID</text:span></text:p>
        <text:p text:style-name="P136"><text:span text:style-name="T153">Parameters:</text:span></text:p>
        <text:p text:style-name="P152"><text:span text:style-name="Code2">groupId</text:span><text:span text:style-name="Default_20_Paragraph_20_Font"><text:span text:style-name="T151"> - The group ID.</text:span></text:span></text:p>
        <text:p text:style-name="P152"><text:span text:style-name="Code2">artifactId</text:span><text:span text:style-name="Default_20_Paragraph_20_Font"><text:span text:style-name="T151"> - The artifact ID.</text:span></text:span></text:p>
        <text:p text:style-name="P152"><text:span text:style-name="Code2">version</text:span><text:span text:style-name="Default_20_Paragraph_20_Font"><text:span text:style-name="T151"> - The version.</text:span></text:span></text:p>
        <text:p text:style-name="P154"/>
        <text:p text:style-name="P111"><text:bookmark text:name="r6"/><text:span text:style-name="T71">ArtifactID</text:span></text:p>
        <text:p text:style-name="P122"><text:span text:style-name="Code2">public </text:span><text:span text:style-name="Code2"><text:span text:style-name="T62">ArtifactID</text:span></text:span><text:span text:style-name="Code2"><text:span text:style-name="T168">(String groupId,</text:span></text:span><text:line-break/><text:span text:style-name="Code2"><text:span text:style-name="T168">                  String artifactId,</text:span></text:span><text:line-break/><text:span text:style-name="Code2"><text:span text:style-name="T168">                  String version,</text:span></text:span><text:line-break/><text:span text:style-name="Code2"><text:span text:style-name="T168">                  String type,</text:span></text:span><text:line-break/><text:span text:style-name="Code2"><text:span text:style-name="T168">                  String classifier)</text:span></text:span></text:p>
        <text:p text:style-name="P135"><text:span text:style-name="T151">Construct an Artifact ID</text:span></text:p>
        <text:p text:style-name="P136"><text:span text:style-name="T153">Parameters:</text:span></text:p>
        <text:p text:style-name="P152"><text:span text:style-name="Code2">groupId</text:span><text:span text:style-name="Default_20_Paragraph_20_Font"><text:span text:style-name="T151"> - The group ID.</text:span></text:span></text:p>
        <text:p text:style-name="P152"><text:span text:style-name="Code2">artifactId</text:span><text:span text:style-name="Default_20_Paragraph_20_Font"><text:span text:style-name="T151"> - The artifact ID.</text:span></text:span></text:p>
        <text:p text:style-name="P152"><text:span text:style-name="Code2">version</text:span><text:span text:style-name="Default_20_Paragraph_20_Font"><text:span text:style-name="T151"> - The version.</text:span></text:span></text:p>
        <text:p text:style-name="P152"><text:span text:style-name="Code2">type</text:span><text:span text:style-name="Default_20_Paragraph_20_Font"><text:span text:style-name="T151"> - The type identifier.</text:span></text:span></text:p>
        <text:p text:style-name="P152"><text:span text:style-name="Code2">classifier</text:span><text:span text:style-name="Default_20_Paragraph_20_Font"><text:span text:style-name="T151"> - The classifier.</text:span></text:span></text:p>
        <text:p text:style-name="P106"><text:span text:style-name="T71">Method Detail</text:span></text:p>
        <text:p text:style-name="P108"><text:bookmark text:name="r7"/><text:span text:style-name="T71">fromMavenID</text:span></text:p>
        <text:p text:style-name="P122"><text:span text:style-name="Code2">public static </text:span><text:a xlink:type="simple" xlink:href="file:///l%22r16" text:style-name="ListLabel_20_7" text:visited-style-name="ListLabel_20_7"><text:span text:style-name="Internet_20_link"><text:span text:style-name="T161">ArtifactID</text:span></text:span></text:a><text:span text:style-name="Code2"><text:span text:style-name="T165"> </text:span></text:span><text:span text:style-name="Code2"><text:span text:style-name="T166">fromMavenID</text:span></text:span><text:span text:style-name="Code2"><text:span text:style-name="T167">(String mavenID)</text:span></text:span></text:p>
        <text:p text:style-name="P137"><text:span text:style-name="T151">Construct an Artifact ID from a Maven ID. Maven IDs have the following syntax:</text:span></text:p>
        <text:p text:style-name="P135"><text:span text:style-name="Code2">group-id ':' artifact-id [ ':' [type] [ ':' classifier ] ] ':' version</text:span></text:p>
        <text:p text:style-name="P155"/>
        <text:p text:style-name="P109"><text:bookmark text:name="r8"/><text:span text:style-name="T71">getGroupId</text:span></text:p>
        <text:p text:style-name="P122"><text:span text:style-name="Code2">public String </text:span><text:span text:style-name="Code2"><text:span text:style-name="T62">getGroupId</text:span></text:span><text:span text:style-name="Code2"><text:span text:style-name="T168">()</text:span></text:span></text:p>
        <text:p text:style-name="P135"><text:span text:style-name="T151">Get the group ID.</text:span></text:p>
        <text:p text:style-name="P136"><text:span text:style-name="T153">Returns:</text:span></text:p>
        <text:p text:style-name="P152"><text:span text:style-name="T151">The group ID.</text:span></text:p>
        <text:p text:style-name="P154"/>
        <text:p text:style-name="P111"><text:bookmark text:name="r9"/><text:span text:style-name="T71">getArtifactId</text:span></text:p>
        <text:p text:style-name="P122"><text:span text:style-name="Code2">public String </text:span><text:span text:style-name="Code2"><text:span text:style-name="T62">getArtifactId</text:span></text:span><text:span text:style-name="Code2"><text:span text:style-name="T168">()</text:span></text:span></text:p>
        <text:p text:style-name="P135"><text:span text:style-name="T151">Get the artifact ID.</text:span></text:p>
        <text:p text:style-name="P136"><text:soft-page-break/><text:span text:style-name="T153">Returns:</text:span></text:p>
        <text:p text:style-name="P152"><text:span text:style-name="T151">The artifact ID.</text:span></text:p>
        <text:p text:style-name="P154"/>
        <text:p text:style-name="P111"><text:bookmark text:name="r10"/><text:span text:style-name="T71">getVersion</text:span></text:p>
        <text:p text:style-name="P122"><text:span text:style-name="Code2">public String </text:span><text:span text:style-name="Code2"><text:span text:style-name="T62">getVersion</text:span></text:span><text:span text:style-name="Code2"><text:span text:style-name="T168">()</text:span></text:span></text:p>
        <text:p text:style-name="P135"><text:span text:style-name="T151">Get the version.</text:span></text:p>
        <text:p text:style-name="P136"><text:span text:style-name="T153">Returns:</text:span></text:p>
        <text:p text:style-name="P152"><text:span text:style-name="T151">The version.</text:span></text:p>
        <text:p text:style-name="P154"/>
        <text:p text:style-name="P111"><text:bookmark text:name="r11"/><text:span text:style-name="T71">getType</text:span></text:p>
        <text:p text:style-name="P122"><text:span text:style-name="Code2">public String </text:span><text:span text:style-name="Code2"><text:span text:style-name="T62">getType</text:span></text:span><text:span text:style-name="Code2"><text:span text:style-name="T168">()</text:span></text:span></text:p>
        <text:p text:style-name="P135"><text:span text:style-name="T151">Get the type identifier.</text:span></text:p>
        <text:p text:style-name="P136"><text:span text:style-name="T153">Returns:</text:span></text:p>
        <text:p text:style-name="P152"><text:span text:style-name="T151">The type identifier.</text:span></text:p>
        <text:p text:style-name="P154"/>
        <text:p text:style-name="P111"><text:bookmark text:name="r12"/><text:span text:style-name="T71">getClassifier</text:span></text:p>
        <text:p text:style-name="P122"><text:span text:style-name="Code2">public String </text:span><text:span text:style-name="Code2"><text:span text:style-name="T62">getClassifier</text:span></text:span><text:span text:style-name="Code2"><text:span text:style-name="T168">()</text:span></text:span></text:p>
        <text:p text:style-name="P135"><text:span text:style-name="T151">Get the classifier.</text:span></text:p>
        <text:p text:style-name="P136"><text:span text:style-name="T153">Returns:</text:span></text:p>
        <text:p text:style-name="P152"><text:span text:style-name="T151">The classifier.</text:span></text:p>
        <text:p text:style-name="P154"/>
        <text:p text:style-name="P111"><text:bookmark text:name="r13"/><text:span text:style-name="T71">hashCode</text:span></text:p>
        <text:p text:style-name="P122"><text:span text:style-name="Code2">public int </text:span><text:span text:style-name="Code2"><text:span text:style-name="T62">hashCode</text:span></text:span><text:span text:style-name="Code2"><text:span text:style-name="T168">()</text:span></text:span></text:p>
        <text:p text:style-name="P136"><text:span text:style-name="T153">Overrides:</text:span></text:p>
        <text:p text:style-name="P152"><text:span text:style-name="Code2">hashCode</text:span><text:span text:style-name="Default_20_Paragraph_20_Font"><text:span text:style-name="T151"> in class </text:span></text:span><text:span text:style-name="Code2">Object</text:span></text:p>
        <text:p text:style-name="P154"/>
        <text:p text:style-name="P111"><text:bookmark text:name="r14"/><text:span text:style-name="T71">equals</text:span></text:p>
        <text:p text:style-name="P122"><text:span text:style-name="Code2">public boolean </text:span><text:span text:style-name="Code2"><text:span text:style-name="T62">equals</text:span></text:span><text:span text:style-name="Code2"><text:span text:style-name="T168">(Object obj)</text:span></text:span></text:p>
        <text:p text:style-name="P136"><text:span text:style-name="T153">Overrides:</text:span></text:p>
        <text:p text:style-name="P152"><text:span text:style-name="Code2">equals</text:span><text:span text:style-name="Default_20_Paragraph_20_Font"><text:span text:style-name="T151"> in class </text:span></text:span><text:span text:style-name="Code2">Object</text:span></text:p>
        <text:p text:style-name="P154"/>
        <text:p text:style-name="P111"><text:bookmark text:name="r15"/><text:span text:style-name="T71">toString</text:span></text:p>
        <text:p text:style-name="P122"><text:span text:style-name="Code2">public String </text:span><text:span text:style-name="Code2"><text:span text:style-name="T62">toString</text:span></text:span><text:span text:style-name="Code2"><text:span text:style-name="T168">()</text:span></text:span></text:p>
        <text:p text:style-name="P136"><text:span text:style-name="T153">Overrides:</text:span></text:p>
        <text:p text:style-name="P152"><text:span text:style-name="Code2">toString</text:span><text:span text:style-name="Default_20_Paragraph_20_Font"><text:span text:style-name="T151"> in class </text:span></text:span><text:span text:style-name="Code2">Object</text:span></text:p>
        <text:p text:style-name="P93"><text:bookmark text:name="r23"/><text:span text:style-name="T71">Interface BuilderFactory</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BuilderFactory</text:span></text:span></text:p>
        <text:p text:style-name="Standard"><text:span text:style-name="T151">The Builder Factory can be used to obtain builders for the various entities.</text:span></text:p>
        <text:p text:style-name="P14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3"><text:span text:style-name="Summary_20_Heading_20_Font2"><text:span text:style-name="T149">Method Summary</text:span></text:span></text:p>
            </table:table-cell>
            <table:covered-table-cell/>
            <table:table-cell table:style-name="Table12.A1" office:value-type="string">
              <text:p text:style-name="P145"><text:span text:style-name="Page_20_Reference_20_Font"><text:span text:style-name="T150">Page</text:span></text:span></text:p>
            </table:table-cell>
          </table:table-row>
          <table:table-row table:style-name="Table12.1">
            <table:table-cell table:style-name="Table12.A2" office:value-type="string">
              <text:p text:style-name="P147"><text:a xlink:type="simple" xlink:href="file:///l%22r29" text:style-name="ListLabel_20_5" text:visited-style-name="ListLabel_20_5"><text:span text:style-name="Internet_20_link"><text:span text:style-name="T158">BundleBuilder</text:span></text:span></text:a></text:p>
            </table:table-cell>
            <table:table-cell table:style-name="Table12.B2" office:value-type="string">
              <text:p text:style-name="P149"><text:a xlink:type="simple" xlink:href="file:///l%22r17" text:style-name="ListLabel_20_6" text:visited-style-name="ListLabel_20_6"><text:span text:style-name="Internet_20_link"><text:span text:style-name="T155">newBundleBuilder</text:span></text:span></text:a><text:span text:style-name="Code2"><text:span text:style-name="T160">(</text:span></text:span><text:a xlink:type="simple" xlink:href="file:///l%22r16" text:style-name="ListLabel_20_8" text:visited-style-name="ListLabel_20_8"><text:span text:style-name="Internet_20_link"><text:span text:style-name="T156">ArtifactID</text:span></text:span></text:a><text:span text:style-name="Code2"><text:span text:style-name="T160"> id)</text:span></text:span></text:p>
              <text:p text:style-name="P151"><text:span text:style-name="T151">Obtain a new builder for Bundle objects.</text:span></text:p>
            </table:table-cell>
            <table:table-cell table:style-name="Table12.C2" office:value-type="string">
              <text:p text:style-name="P145"><text:bookmark-ref text:reference-format="page" text:ref-name="r17">22</text:bookmark-ref></text:p>
            </table:table-cell>
          </table:table-row>
          <table:table-row table:style-name="Table12.1">
            <table:table-cell table:style-name="Table12.A3" office:value-type="string">
              <text:p text:style-name="P146"><text:a xlink:type="simple" xlink:href="file:///l%22r37" text:style-name="ListLabel_20_5" text:visited-style-name="ListLabel_20_5"><text:span text:style-name="Internet_20_link"><text:span text:style-name="T158">ConfigurationBuilder</text:span></text:span></text:a></text:p>
            </table:table-cell>
            <table:table-cell table:style-name="Table12.B3" office:value-type="string">
              <text:p text:style-name="P148"><text:a xlink:type="simple" xlink:href="file:///l%22r18" text:style-name="ListLabel_20_6" text:visited-style-name="ListLabel_20_6"><text:span text:style-name="Internet_20_link"><text:span text:style-name="T155">newConfigurationBuilder</text:span></text:span></text:a><text:span text:style-name="Code2"><text:span text:style-name="T160">(String pid)</text:span></text:span></text:p>
              <text:p text:style-name="P150"><text:span text:style-name="T151">Obtain a new builder for Configuration objects.</text:span></text:p>
            </table:table-cell>
            <table:table-cell table:style-name="Table12.C3" office:value-type="string">
              <text:p text:style-name="P144"><text:bookmark-ref text:reference-format="page" text:ref-name="r18">22</text:bookmark-ref></text:p>
            </table:table-cell>
          </table:table-row>
          <table:table-row table:style-name="Table12.1">
            <table:table-cell table:style-name="Table12.A4" office:value-type="string">
              <text:p text:style-name="P146"><text:a xlink:type="simple" xlink:href="file:///l%22r37" text:style-name="ListLabel_20_5" text:visited-style-name="ListLabel_20_5"><text:span text:style-name="Internet_20_link"><text:span text:style-name="T158">ConfigurationBuilder</text:span></text:span></text:a></text:p>
            </table:table-cell>
            <table:table-cell table:style-name="Table12.B4" office:value-type="string">
              <text:p text:style-name="P148"><text:a xlink:type="simple" xlink:href="file:///l%22r19" text:style-name="ListLabel_20_6" text:visited-style-name="ListLabel_20_6"><text:span text:style-name="Internet_20_link"><text:span text:style-name="T155">newConfigurationBuilder</text:span></text:span></text:a><text:span text:style-name="Code2"><text:span text:style-name="T160">(String factoryPid, String name)</text:span></text:span></text:p>
              <text:p text:style-name="P150"><text:span text:style-name="T151">Obtain a new builder for Factory Configuration objects.</text:span></text:p>
            </table:table-cell>
            <table:table-cell table:style-name="Table12.C4" office:value-type="string">
              <text:p text:style-name="P144"><text:bookmark-ref text:reference-format="page" text:ref-name="r19">22</text:bookmark-ref></text:p>
            </table:table-cell>
          </table:table-row>
          <table:table-row table:style-name="Table12.1">
            <table:table-cell table:style-name="Table12.A5" office:value-type="string">
              <text:p text:style-name="P146"><text:a xlink:type="simple" xlink:href="file:///l%22r67" text:style-name="ListLabel_20_5" text:visited-style-name="ListLabel_20_5"><text:span text:style-name="Internet_20_link"><text:span text:style-name="T158">ExtensionBuilder</text:span></text:span></text:a></text:p>
            </table:table-cell>
            <table:table-cell table:style-name="Table12.B5" office:value-type="string">
              <text:p text:style-name="P148"><text:a xlink:type="simple" xlink:href="file:///l%22r21" text:style-name="ListLabel_20_6" text:visited-style-name="ListLabel_20_6"><text:span text:style-name="Internet_20_link"><text:span text:style-name="T155">newExtensionBuilder</text:span></text:span></text:a><text:span text:style-name="Code2"><text:span text:style-name="T160">(String name, </text:span></text:span><text:a xlink:type="simple" xlink:href="file:///l%22r60" text:style-name="ListLabel_20_8" text:visited-style-name="ListLabel_20_8"><text:span text:style-name="Internet_20_link"><text:span text:style-name="T156">Extension.Type</text:span></text:span></text:a><text:span text:style-name="Code2"><text:span text:style-name="T160"> type, </text:span></text:span><text:a xlink:type="simple" xlink:href="file:///l%22r54" text:style-name="ListLabel_20_8" text:visited-style-name="ListLabel_20_8"><text:span text:style-name="Internet_20_link"><text:span text:style-name="T156">Extension.Kind</text:span></text:span></text:a><text:span text:style-name="Code2"><text:span text:style-name="T160"> kind)</text:span></text:span></text:p>
              <text:p text:style-name="P150"><text:span text:style-name="T151">Obtain a new builder for Feature objects.</text:span></text:p>
            </table:table-cell>
            <table:table-cell table:style-name="Table12.C5" office:value-type="string">
              <text:p text:style-name="P144"><text:bookmark-ref text:reference-format="page" text:ref-name="r21">23</text:bookmark-ref></text:p>
            </table:table-cell>
          </table:table-row>
          <table:table-row table:style-name="Table12.1">
            <table:table-cell table:style-name="Table12.A6"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12.B6" office:value-type="string">
              <text:p text:style-name="P148"><text:a xlink:type="simple" xlink:href="file:///l%22r20" text:style-name="ListLabel_20_6" text:visited-style-name="ListLabel_20_6"><text:span text:style-name="Internet_20_link"><text:span text:style-name="T155">newFeatureBuilder</text:span></text:span></text:a><text:span text:style-name="Code2"><text:span text:style-name="T160">(</text:span></text:span><text:a xlink:type="simple" xlink:href="file:///l%22r16" text:style-name="ListLabel_20_8" text:visited-style-name="ListLabel_20_8"><text:span text:style-name="Internet_20_link"><text:span text:style-name="T156">ArtifactID</text:span></text:span></text:a><text:span text:style-name="Code2"><text:span text:style-name="T160"> id)</text:span></text:span></text:p>
              <text:p text:style-name="P150"><text:span text:style-name="T151">Obtain a new builder for Feature objects.</text:span></text:p>
            </table:table-cell>
            <table:table-cell table:style-name="Table12.C6" office:value-type="string">
              <text:p text:style-name="P144"><text:bookmark-ref text:reference-format="page" text:ref-name="r20">23</text:bookmark-ref></text:p>
            </table:table-cell>
          </table:table-row>
          <table:table-row table:style-name="Table12.1">
            <table:table-cell table:style-name="Table12.A7" office:value-type="string">
              <text:p text:style-name="P146"><text:a xlink:type="simple" xlink:href="file:///l%22r107" text:style-name="ListLabel_20_5" text:visited-style-name="ListLabel_20_5"><text:span text:style-name="Internet_20_link"><text:span text:style-name="T158">MergeContextBuilder</text:span></text:span></text:a></text:p>
            </table:table-cell>
            <table:table-cell table:style-name="Table12.B7" office:value-type="string">
              <text:p text:style-name="P148"><text:a xlink:type="simple" xlink:href="file:///l%22r22" text:style-name="ListLabel_20_6" text:visited-style-name="ListLabel_20_6"><text:span text:style-name="Internet_20_link"><text:span text:style-name="T155">newMergeContextBuilder</text:span></text:span></text:a><text:span text:style-name="Code2"><text:span text:style-name="T160">()</text:span></text:span></text:p>
              <text:p text:style-name="P150"><text:span text:style-name="T151">Obtain a new builder for MergeContext objects.</text:span></text:p>
            </table:table-cell>
            <table:table-cell table:style-name="Table12.C7" office:value-type="string">
              <text:p text:style-name="P144"><text:bookmark-ref text:reference-format="page" text:ref-name="r22">23</text:bookmark-ref></text:p>
            </table:table-cell>
          </table:table-row>
        </table:table>
        <text:p text:style-name="P106"><text:span text:style-name="T71">Method Detail</text:span></text:p>
        <text:p text:style-name="P108"><text:bookmark text:name="r17"/><text:span text:style-name="T71">newBundleBuilder</text:span></text:p>
        <text:p text:style-name="P122"><text:a xlink:type="simple" xlink:href="file:///l%22r29" text:style-name="ListLabel_20_7" text:visited-style-name="ListLabel_20_7"><text:span text:style-name="Internet_20_link"><text:span text:style-name="T161">BundleBuilder</text:span></text:span></text:a><text:span text:style-name="Code2"><text:span text:style-name="T165"> </text:span></text:span><text:span text:style-name="Code2"><text:span text:style-name="T166">newBundleBuilder</text:span></text:span><text:span text:style-name="Code2"><text:span text:style-name="T167">(</text:span></text:span><text:a xlink:type="simple" xlink:href="file:///l%22r16" text:style-name="ListLabel_20_9" text:visited-style-name="ListLabel_20_9"><text:span text:style-name="Internet_20_link"><text:span text:style-name="T162">ArtifactID</text:span></text:span></text:a><text:span text:style-name="Code2"><text:span text:style-name="T167"> id)</text:span></text:span></text:p>
        <text:p text:style-name="P135"><text:span text:style-name="T151">Obtain a new builder for Bundle objects.</text:span></text:p>
        <text:p text:style-name="P136"><text:span text:style-name="T153">Parameters:</text:span></text:p>
        <text:p text:style-name="P152"><text:span text:style-name="Code2">id</text:span><text:span text:style-name="Default_20_Paragraph_20_Font"><text:span text:style-name="T151"> - The artifact ID for the bundle object being built.</text:span></text:span></text:p>
        <text:p text:style-name="P136"><text:span text:style-name="T153">Returns:</text:span></text:p>
        <text:p text:style-name="P152"><text:span text:style-name="T151">The builder.</text:span></text:p>
        <text:p text:style-name="P154"/>
        <text:p text:style-name="P111"><text:bookmark text:name="r18"/><text:span text:style-name="T71">newConfigurationBuilder</text:span></text:p>
        <text:p text:style-name="P122"><text:a xlink:type="simple" xlink:href="file:///l%22r37" text:style-name="ListLabel_20_7" text:visited-style-name="ListLabel_20_7"><text:span text:style-name="Internet_20_link"><text:span text:style-name="T161">ConfigurationBuilder</text:span></text:span></text:a><text:span text:style-name="Code2"><text:span text:style-name="T165"> </text:span></text:span><text:span text:style-name="Code2"><text:span text:style-name="T166">newConfigurationBuilder</text:span></text:span><text:span text:style-name="Code2"><text:span text:style-name="T167">(String pid)</text:span></text:span></text:p>
        <text:p text:style-name="P135"><text:span text:style-name="T151">Obtain a new builder for Configuration objects.</text:span></text:p>
        <text:p text:style-name="P136"><text:span text:style-name="T153">Parameters:</text:span></text:p>
        <text:p text:style-name="P152"><text:span text:style-name="Code2">pid</text:span><text:span text:style-name="Default_20_Paragraph_20_Font"><text:span text:style-name="T151"> - The persistent ID for the Configuration being built.</text:span></text:span></text:p>
        <text:p text:style-name="P136"><text:span text:style-name="T153">Returns:</text:span></text:p>
        <text:p text:style-name="P152"><text:span text:style-name="T151">The builder.</text:span></text:p>
        <text:p text:style-name="P154"/>
        <text:p text:style-name="P111"><text:bookmark text:name="r19"/><text:span text:style-name="T71">newConfigurationBuilder</text:span></text:p>
        <text:p text:style-name="P122"><text:a xlink:type="simple" xlink:href="file:///l%22r37" text:style-name="ListLabel_20_7" text:visited-style-name="ListLabel_20_7"><text:span text:style-name="Internet_20_link"><text:span text:style-name="T161">ConfigurationBuilder</text:span></text:span></text:a><text:span text:style-name="Code2"><text:span text:style-name="T165"> </text:span></text:span><text:span text:style-name="Code2"><text:span text:style-name="T166">newConfigurationBuilder</text:span></text:span><text:span text:style-name="Code2"><text:span text:style-name="T167">(String factoryPid,</text:span></text:span><text:line-break/><text:span text:style-name="Code2"><text:span text:style-name="T167">                                             String name)</text:span></text:span></text:p>
        <text:p text:style-name="P135"><text:soft-page-break/><text:span text:style-name="T151">Obtain a new builder for Factory Configuration objects.</text:span></text:p>
        <text:p text:style-name="P136"><text:span text:style-name="T153">Parameters:</text:span></text:p>
        <text:p text:style-name="P152"><text:span text:style-name="Code2">factoryPid</text:span><text:span text:style-name="Default_20_Paragraph_20_Font"><text:span text:style-name="T151"> - The factory persistent ID for the Configuration being built.</text:span></text:span></text:p>
        <text:p text:style-name="P152"><text:span text:style-name="Code2">name</text:span><text:span text:style-name="Default_20_Paragraph_20_Font"><text:span text:style-name="T151"> - The name of the configuration being built. The PID for the configuration will be the factoryPid + '~' + name</text:span></text:span></text:p>
        <text:p text:style-name="P136"><text:span text:style-name="T153">Returns:</text:span></text:p>
        <text:p text:style-name="P152"><text:span text:style-name="T151">The builder.</text:span></text:p>
        <text:p text:style-name="P154"/>
        <text:p text:style-name="P111"><text:bookmark text:name="r20"/><text:span text:style-name="T71">newFeatureBuilder</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newFeatureBuilder</text:span></text:span><text:span text:style-name="Code2"><text:span text:style-name="T167">(</text:span></text:span><text:a xlink:type="simple" xlink:href="file:///l%22r16" text:style-name="ListLabel_20_9" text:visited-style-name="ListLabel_20_9"><text:span text:style-name="Internet_20_link"><text:span text:style-name="T162">ArtifactID</text:span></text:span></text:a><text:span text:style-name="Code2"><text:span text:style-name="T167"> id)</text:span></text:span></text:p>
        <text:p text:style-name="P135"><text:span text:style-name="T151">Obtain a new builder for Feature objects.</text:span></text:p>
        <text:p text:style-name="P136"><text:span text:style-name="T153">Parameters:</text:span></text:p>
        <text:p text:style-name="P152"><text:span text:style-name="Code2">id</text:span><text:span text:style-name="Default_20_Paragraph_20_Font"><text:span text:style-name="T151"> - The artifact ID for the feature object being built.</text:span></text:span></text:p>
        <text:p text:style-name="P136"><text:span text:style-name="T153">Returns:</text:span></text:p>
        <text:p text:style-name="P152"><text:span text:style-name="T151">The builder.</text:span></text:p>
        <text:p text:style-name="P154"/>
        <text:p text:style-name="P111"><text:bookmark text:name="r21"/><text:span text:style-name="T71">newExtensionBuilder</text:span></text:p>
        <text:p text:style-name="P122"><text:a xlink:type="simple" xlink:href="file:///l%22r67" text:style-name="ListLabel_20_7" text:visited-style-name="ListLabel_20_7"><text:span text:style-name="Internet_20_link"><text:span text:style-name="T161">ExtensionBuilder</text:span></text:span></text:a><text:span text:style-name="Code2"><text:span text:style-name="T165"> </text:span></text:span><text:span text:style-name="Code2"><text:span text:style-name="T166">newExtensionBuilder</text:span></text:span><text:span text:style-name="Code2"><text:span text:style-name="T167">(String name,</text:span></text:span><text:line-break/><text:span text:style-name="Code2"><text:span text:style-name="T167">                                     </text:span></text:span><text:a xlink:type="simple" xlink:href="file:///l%22r60" text:style-name="ListLabel_20_9" text:visited-style-name="ListLabel_20_9"><text:span text:style-name="Internet_20_link"><text:span text:style-name="T162">Extension.Type</text:span></text:span></text:a><text:span text:style-name="Code2"><text:span text:style-name="T167"> type,</text:span></text:span><text:line-break/><text:span text:style-name="Code2"><text:span text:style-name="T167">                                     </text:span></text:span><text:a xlink:type="simple" xlink:href="file:///l%22r54" text:style-name="ListLabel_20_9" text:visited-style-name="ListLabel_20_9"><text:span text:style-name="Internet_20_link"><text:span text:style-name="T162">Extension.Kind</text:span></text:span></text:a><text:span text:style-name="Code2"><text:span text:style-name="T167"> kind)</text:span></text:span></text:p>
        <text:p text:style-name="P135"><text:span text:style-name="T151">Obtain a new builder for Feature objects.</text:span></text:p>
        <text:p text:style-name="P136"><text:span text:style-name="T153">Parameters:</text:span></text:p>
        <text:p text:style-name="P152"><text:span text:style-name="Code2">name</text:span><text:span text:style-name="Default_20_Paragraph_20_Font"><text:span text:style-name="T151"> - The extension name.</text:span></text:span></text:p>
        <text:p text:style-name="P152"><text:span text:style-name="Code2">type</text:span><text:span text:style-name="Default_20_Paragraph_20_Font"><text:span text:style-name="T151"> - The type of extension: JSON, Text or Artifacts.</text:span></text:span></text:p>
        <text:p text:style-name="P152"><text:span text:style-name="Code2">kind</text:span><text:span text:style-name="Default_20_Paragraph_20_Font"><text:span text:style-name="T151"> - The kind of extension: Mandatory, Optional or Transient.</text:span></text:span></text:p>
        <text:p text:style-name="P136"><text:span text:style-name="T153">Returns:</text:span></text:p>
        <text:p text:style-name="P152"><text:span text:style-name="T151">The builder.</text:span></text:p>
        <text:p text:style-name="P154"/>
        <text:p text:style-name="P111"><text:bookmark text:name="r22"/><text:span text:style-name="T71">newMergeContextBuilder</text:span></text:p>
        <text:p text:style-name="P122"><text:a xlink:type="simple" xlink:href="file:///l%22r107" text:style-name="ListLabel_20_7" text:visited-style-name="ListLabel_20_7"><text:span text:style-name="Internet_20_link"><text:span text:style-name="T161">MergeContextBuilder</text:span></text:span></text:a><text:span text:style-name="Code2"><text:span text:style-name="T165"> </text:span></text:span><text:span text:style-name="Code2"><text:span text:style-name="T166">newMergeContextBuilder</text:span></text:span><text:span text:style-name="Code2"><text:span text:style-name="T167">()</text:span></text:span></text:p>
        <text:p text:style-name="P135"><text:span text:style-name="T151">Obtain a new builder for MergeContext objects.</text:span></text:p>
        <text:p text:style-name="P136"><text:span text:style-name="T153">Returns:</text:span></text:p>
        <text:p text:style-name="P152"><text:span text:style-name="T151">The builder.</text:span></text:p>
        <text:p text:style-name="P94"><text:bookmark text:name="r25"/><text:span text:style-name="T71">Interface Bundle</text:span></text:p>
        <text:p text:style-name="P129"><text:a xlink:type="simple" xlink:href="file:///l%22r2" text:style-name="ListLabel_20_3" text:visited-style-name="ListLabel_20_3"><text:span text:style-name="Internet_20_link"><text:span text:style-name="T148">org.osgi.feature</text:span></text:span></text:a></text:p>
        <text:p text:style-name="List_20_Heading"><text:span text:style-name="T70">All Superinterfaces:</text:span></text:p>
        <text:p text:style-name="P134"><text:a xlink:type="simple" xlink:href="file:///l%22r4" text:style-name="ListLabel_20_4" text:visited-style-name="ListLabel_20_4"><text:span text:style-name="Internet_20_link"><text:span text:style-name="T151">Artifact</text:span></text:span></text:a></text:p>
        <text:p text:style-name="P138"/>
        <text:p text:style-name="P153"><text:span text:style-name="Code2">public interface </text:span><text:span text:style-name="Code2"><text:span text:style-name="T62">Bundle</text:span></text:span></text:p>
        <text:p text:style-name="P122"><text:span text:style-name="Code2">extends </text:span><text:a xlink:type="simple" xlink:href="file:///l%22r4" text:style-name="ListLabel_20_7" text:visited-style-name="ListLabel_20_7"><text:span text:style-name="Internet_20_link"><text:span text:style-name="T161">Artifact</text:span></text:span></text:a></text:p>
        <text:p text:style-name="P119"><text:span text:style-name="T151">A Bundle which is part of a feature.</text:span></text:p>
        <text:p text:style-name="P129"><text:span text:style-name="T153">ThreadSafe</text:span></text:p>
        <text:p text:style-name="P14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43"><text:span text:style-name="Summary_20_Heading_20_Font2"><text:span text:style-name="T149">Method Summary</text:span></text:span></text:p>
            </table:table-cell>
            <table:covered-table-cell/>
            <table:table-cell table:style-name="Table13.A1" office:value-type="string">
              <text:p text:style-name="P145"><text:span text:style-name="Page_20_Reference_20_Font"><text:span text:style-name="T150">Page</text:span></text:span></text:p>
            </table:table-cell>
          </table:table-row>
          <table:table-row table:style-name="Table13.1">
            <table:table-cell table:style-name="Table13.A2" office:value-type="string">
              <text:p text:style-name="P147"><text:span text:style-name="Code_20_Small1"><text:span text:style-name="T163">Map&lt;String,Object&gt;</text:span></text:span></text:p>
            </table:table-cell>
            <table:table-cell table:style-name="Table13.B2" office:value-type="string">
              <text:p text:style-name="P149"><text:a xlink:type="simple" xlink:href="file:///l%22r24" text:style-name="ListLabel_20_6" text:visited-style-name="ListLabel_20_6"><text:span text:style-name="Internet_20_link"><text:span text:style-name="T155">getMetadata</text:span></text:span></text:a><text:span text:style-name="Code2"><text:span text:style-name="T160">()</text:span></text:span></text:p>
              <text:p text:style-name="P151"><text:span text:style-name="T151">Get the metadata for this bundle.</text:span></text:p>
            </table:table-cell>
            <table:table-cell table:style-name="Table13.C2" office:value-type="string">
              <text:p text:style-name="P145"><text:bookmark-ref text:reference-format="page" text:ref-name="r24">24</text:bookmark-ref></text:p>
            </table:table-cell>
          </table:table-row>
        </table:table>
        <text:p text:style-name="P113"/>
        <table:table table:name="Table14" table:style-name="Table14">
          <table:table-column table:style-name="Table14.A"/>
          <table:table-row table:style-name="Table14.1">
            <table:table-cell table:style-name="Table14.A1" office:value-type="string">
              <text:p text:style-name="P128"><text:span text:style-name="T153">Methods inherited from interface org.osgi.feature.</text:span><text:a xlink:type="simple" xlink:href="file:///l%22r4" text:style-name="ListLabel_20_1" text:visited-style-name="ListLabel_20_1"><text:span text:style-name="Internet_20_link"><text:span text:style-name="T154">Artifact</text:span></text:span></text:a></text:p>
            </table:table-cell>
          </table:table-row>
          <table:table-row table:style-name="Table14.2">
            <table:table-cell table:style-name="Table14.A2" office:value-type="string">
              <text:p text:style-name="P125"><text:a xlink:type="simple" xlink:href="file:///l%22r3" text:style-name="ListLabel_20_10" text:visited-style-name="ListLabel_20_10"><text:span text:style-name="Internet_20_link"><text:span text:style-name="T159">getID</text:span></text:span></text:a></text:p>
            </table:table-cell>
          </table:table-row>
        </table:table>
        <text:p text:style-name="P106"><text:span text:style-name="T71">Method Detail</text:span></text:p>
        <text:p text:style-name="P108"><text:bookmark text:name="r24"/><text:span text:style-name="T71">getMetadata</text:span></text:p>
        <text:p text:style-name="P122"><text:span text:style-name="Code2">Map&lt;String,Object&gt; </text:span><text:span text:style-name="Code2"><text:span text:style-name="T62">getMetadata</text:span></text:span><text:span text:style-name="Code2"><text:span text:style-name="T168">()</text:span></text:span></text:p>
        <text:p text:style-name="P135"><text:span text:style-name="T151">Get the metadata for this bundle.</text:span></text:p>
        <text:p text:style-name="P136"><text:span text:style-name="T153">Returns:</text:span></text:p>
        <text:p text:style-name="P152"><text:span text:style-name="T151">The metadata.</text:span></text:p>
        <text:p text:style-name="P95"><text:bookmark text:name="r29"/><text:span text:style-name="T71">Interface BundleBuilder</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BundleBuilder</text:span></text:span></text:p>
        <text:p text:style-name="P119"><text:span text:style-name="T151">A builder for Feature Model </text:span><text:a xlink:type="simple" xlink:href="file:///l%22r25" text:style-name="ListLabel_20_7" text:visited-style-name="ListLabel_20_7"><text:span text:style-name="Internet_20_link"><text:span text:style-name="T161">Bundle</text:span></text:span></text:a><text:span text:style-name="Default_20_Paragraph_20_Font"><text:span text:style-name="T152"> objects.</text:span></text:span></text:p>
        <text:p text:style-name="P129"><text:span text:style-name="T153">NotThreadSafe</text:span></text:p>
        <text:p text:style-name="P14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3"><text:span text:style-name="Summary_20_Heading_20_Font2"><text:span text:style-name="T149">Method Summary</text:span></text:span></text:p>
            </table:table-cell>
            <table:covered-table-cell/>
            <table:table-cell table:style-name="Table15.A1" office:value-type="string">
              <text:p text:style-name="P145"><text:span text:style-name="Page_20_Reference_20_Font"><text:span text:style-name="T150">Page</text:span></text:span></text:p>
            </table:table-cell>
          </table:table-row>
          <table:table-row table:style-name="Table15.1">
            <table:table-cell table:style-name="Table15.A2" office:value-type="string">
              <text:p text:style-name="P147"><text:a xlink:type="simple" xlink:href="file:///l%22r29" text:style-name="ListLabel_20_5" text:visited-style-name="ListLabel_20_5"><text:span text:style-name="Internet_20_link"><text:span text:style-name="T158">BundleBuilder</text:span></text:span></text:a></text:p>
            </table:table-cell>
            <table:table-cell table:style-name="Table15.B2" office:value-type="string">
              <text:p text:style-name="P149"><text:a xlink:type="simple" xlink:href="file:///l%22r26" text:style-name="ListLabel_20_6" text:visited-style-name="ListLabel_20_6"><text:span text:style-name="Internet_20_link"><text:span text:style-name="T155">addMetadata</text:span></text:span></text:a><text:span text:style-name="Code2"><text:span text:style-name="T160">(String key, Object value)</text:span></text:span></text:p>
              <text:p text:style-name="P151"><text:span text:style-name="T151">Add metadata for this Bundle.</text:span></text:p>
            </table:table-cell>
            <table:table-cell table:style-name="Table15.C2" office:value-type="string">
              <text:p text:style-name="P145"><text:bookmark-ref text:reference-format="page" text:ref-name="r26">25</text:bookmark-ref></text:p>
            </table:table-cell>
          </table:table-row>
          <table:table-row table:style-name="Table15.1">
            <table:table-cell table:style-name="Table15.A3" office:value-type="string">
              <text:p text:style-name="P146"><text:a xlink:type="simple" xlink:href="file:///l%22r29" text:style-name="ListLabel_20_5" text:visited-style-name="ListLabel_20_5"><text:span text:style-name="Internet_20_link"><text:span text:style-name="T158">BundleBuilder</text:span></text:span></text:a></text:p>
            </table:table-cell>
            <table:table-cell table:style-name="Table15.B3" office:value-type="string">
              <text:p text:style-name="P148"><text:a xlink:type="simple" xlink:href="file:///l%22r27" text:style-name="ListLabel_20_6" text:visited-style-name="ListLabel_20_6"><text:span text:style-name="Internet_20_link"><text:span text:style-name="T155">addMetadata</text:span></text:span></text:a><text:span text:style-name="Code2"><text:span text:style-name="T160">(Map&lt;String,Object&gt; md)</text:span></text:span></text:p>
              <text:p text:style-name="P150"><text:span text:style-name="T151">Add metadata for this Bundle by providing a map.</text:span></text:p>
            </table:table-cell>
            <table:table-cell table:style-name="Table15.C3" office:value-type="string">
              <text:p text:style-name="P144"><text:bookmark-ref text:reference-format="page" text:ref-name="r27">25</text:bookmark-ref></text:p>
            </table:table-cell>
          </table:table-row>
          <table:table-row table:style-name="Table15.1">
            <table:table-cell table:style-name="Table15.A4" office:value-type="string">
              <text:p text:style-name="P146"><text:a xlink:type="simple" xlink:href="file:///l%22r25" text:style-name="ListLabel_20_5" text:visited-style-name="ListLabel_20_5"><text:span text:style-name="Internet_20_link"><text:span text:style-name="T158">Bundle</text:span></text:span></text:a></text:p>
            </table:table-cell>
            <table:table-cell table:style-name="Table15.B4" office:value-type="string">
              <text:p text:style-name="P148"><text:a xlink:type="simple" xlink:href="file:///l%22r28" text:style-name="ListLabel_20_6" text:visited-style-name="ListLabel_20_6"><text:span text:style-name="Internet_20_link"><text:span text:style-name="T155">build</text:span></text:span></text:a><text:span text:style-name="Code2"><text:span text:style-name="T160">()</text:span></text:span></text:p>
              <text:p text:style-name="P150"><text:span text:style-name="T151">Build the Bundle object.</text:span></text:p>
            </table:table-cell>
            <table:table-cell table:style-name="Table15.C4" office:value-type="string">
              <text:p text:style-name="P144"><text:bookmark-ref text:reference-format="page" text:ref-name="r28">25</text:bookmark-ref></text:p>
            </table:table-cell>
          </table:table-row>
        </table:table>
        <text:p text:style-name="P106"><text:span text:style-name="T71">Method Detail</text:span></text:p>
        <text:p text:style-name="P108"><text:bookmark text:name="r26"/><text:span text:style-name="T71">addMetadata</text:span></text:p>
        <text:p text:style-name="P122"><text:a xlink:type="simple" xlink:href="file:///l%22r29" text:style-name="ListLabel_20_7" text:visited-style-name="ListLabel_20_7"><text:span text:style-name="Internet_20_link"><text:span text:style-name="T161">BundleBuilder</text:span></text:span></text:a><text:span text:style-name="Code2"><text:span text:style-name="T165"> </text:span></text:span><text:span text:style-name="Code2"><text:span text:style-name="T166">addMetadata</text:span></text:span><text:span text:style-name="Code2"><text:span text:style-name="T167">(String key,</text:span></text:span><text:line-break/><text:span text:style-name="Code2"><text:span text:style-name="T167">                          Object value)</text:span></text:span></text:p>
        <text:p text:style-name="P135"><text:span text:style-name="T151">Add metadata for this Bundle.</text:span></text:p>
        <text:p text:style-name="P136"><text:span text:style-name="T153">Parameters:</text:span></text:p>
        <text:p text:style-name="P152"><text:span text:style-name="Code2">key</text:span><text:span text:style-name="Default_20_Paragraph_20_Font"><text:span text:style-name="T151"> - Metadata key.</text:span></text:span></text:p>
        <text:p text:style-name="P152"><text:span text:style-name="Code2">value</text:span><text:span text:style-name="Default_20_Paragraph_20_Font"><text:span text:style-name="T151"> - Metadata value.</text:span></text:span></text:p>
        <text:p text:style-name="P136"><text:span text:style-name="T153">Returns:</text:span></text:p>
        <text:p text:style-name="P152"><text:span text:style-name="T151">This builder.</text:span></text:p>
        <text:p text:style-name="P154"/>
        <text:p text:style-name="P111"><text:bookmark text:name="r27"/><text:span text:style-name="T71">addMetadata</text:span></text:p>
        <text:p text:style-name="P122"><text:a xlink:type="simple" xlink:href="file:///l%22r29" text:style-name="ListLabel_20_7" text:visited-style-name="ListLabel_20_7"><text:span text:style-name="Internet_20_link"><text:span text:style-name="T161">BundleBuilder</text:span></text:span></text:a><text:span text:style-name="Code2"><text:span text:style-name="T165"> </text:span></text:span><text:span text:style-name="Code2"><text:span text:style-name="T166">addMetadata</text:span></text:span><text:span text:style-name="Code2"><text:span text:style-name="T167">(Map&lt;String,Object&gt; md)</text:span></text:span></text:p>
        <text:p text:style-name="P135"><text:span text:style-name="T151">Add metadata for this Bundle by providing a map. All metadata in the map is added to any previously provided metadata.</text:span></text:p>
        <text:p text:style-name="P136"><text:span text:style-name="T153">Parameters:</text:span></text:p>
        <text:p text:style-name="P152"><text:span text:style-name="Code2">md</text:span><text:span text:style-name="Default_20_Paragraph_20_Font"><text:span text:style-name="T151"> - The map with metadata.</text:span></text:span></text:p>
        <text:p text:style-name="P136"><text:span text:style-name="T153">Returns:</text:span></text:p>
        <text:p text:style-name="P152"><text:span text:style-name="T151">This builder.</text:span></text:p>
        <text:p text:style-name="P154"/>
        <text:p text:style-name="P111"><text:bookmark text:name="r28"/><text:span text:style-name="T71">build</text:span></text:p>
        <text:p text:style-name="P122"><text:a xlink:type="simple" xlink:href="file:///l%22r25" text:style-name="ListLabel_20_7" text:visited-style-name="ListLabel_20_7"><text:span text:style-name="Internet_20_link"><text:span text:style-name="T161">Bundle</text:span></text:span></text:a><text:span text:style-name="Code2"><text:span text:style-name="T165"> </text:span></text:span><text:span text:style-name="Code2"><text:span text:style-name="T166">build</text:span></text:span><text:span text:style-name="Code2"><text:span text:style-name="T167">()</text:span></text:span></text:p>
        <text:p text:style-name="P135"><text:span text:style-name="T151">Build the Bundle object. Can only be called once on a builder. After calling this method the current builder instance cannot be used any more.</text:span></text:p>
        <text:p text:style-name="P136"><text:soft-page-break/><text:span text:style-name="T153">Returns:</text:span></text:p>
        <text:p text:style-name="P152"><text:span text:style-name="T151">The Bundle.</text:span></text:p>
        <text:p text:style-name="P96"><text:bookmark text:name="r33"/><text:span text:style-name="T71">Interface Configuration</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Configuration</text:span></text:span></text:p>
        <text:p text:style-name="P119"><text:span text:style-name="T151">Represents an OSGi Configuration in the Feature Model.</text:span></text:p>
        <text:p text:style-name="P129"><text:span text:style-name="T153">ThreadSafe</text:span></text:p>
        <text:p text:style-name="P141"/>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43"><text:span text:style-name="Summary_20_Heading_20_Font2"><text:span text:style-name="T149">Method Summary</text:span></text:span></text:p>
            </table:table-cell>
            <table:covered-table-cell/>
            <table:table-cell table:style-name="Table16.A1" office:value-type="string">
              <text:p text:style-name="P145"><text:span text:style-name="Page_20_Reference_20_Font"><text:span text:style-name="T150">Page</text:span></text:span></text:p>
            </table:table-cell>
          </table:table-row>
          <table:table-row table:style-name="Table16.1">
            <table:table-cell table:style-name="Table16.A2" office:value-type="string">
              <text:p text:style-name="P147"><text:span text:style-name="Code_20_Small1"><text:span text:style-name="T163">String</text:span></text:span></text:p>
            </table:table-cell>
            <table:table-cell table:style-name="Table16.B2" office:value-type="string">
              <text:p text:style-name="P149"><text:a xlink:type="simple" xlink:href="file:///l%22r31" text:style-name="ListLabel_20_6" text:visited-style-name="ListLabel_20_6"><text:span text:style-name="Internet_20_link"><text:span text:style-name="T155">getFactoryPid</text:span></text:span></text:a><text:span text:style-name="Code2"><text:span text:style-name="T160">()</text:span></text:span></text:p>
              <text:p text:style-name="P151"><text:span text:style-name="T151">Get the Factory PID from the configuration, if any.</text:span></text:p>
            </table:table-cell>
            <table:table-cell table:style-name="Table16.C2" office:value-type="string">
              <text:p text:style-name="P145"><text:bookmark-ref text:reference-format="page" text:ref-name="r31">27</text:bookmark-ref></text:p>
            </table:table-cell>
          </table:table-row>
          <table:table-row table:style-name="Table16.1">
            <table:table-cell table:style-name="Table16.A3" office:value-type="string">
              <text:p text:style-name="P146"><text:span text:style-name="Code_20_Small1"><text:span text:style-name="T163">String</text:span></text:span></text:p>
            </table:table-cell>
            <table:table-cell table:style-name="Table16.B3" office:value-type="string">
              <text:p text:style-name="P148"><text:a xlink:type="simple" xlink:href="file:///l%22r30" text:style-name="ListLabel_20_6" text:visited-style-name="ListLabel_20_6"><text:span text:style-name="Internet_20_link"><text:span text:style-name="T155">getPid</text:span></text:span></text:a><text:span text:style-name="Code2"><text:span text:style-name="T160">()</text:span></text:span></text:p>
              <text:p text:style-name="P150"><text:span text:style-name="T151">Get the PID from the configuration.</text:span></text:p>
            </table:table-cell>
            <table:table-cell table:style-name="Table16.C3" office:value-type="string">
              <text:p text:style-name="P144"><text:bookmark-ref text:reference-format="page" text:ref-name="r30">27</text:bookmark-ref></text:p>
            </table:table-cell>
          </table:table-row>
          <table:table-row table:style-name="Table16.1">
            <table:table-cell table:style-name="Table16.A4" office:value-type="string">
              <text:p text:style-name="P146"><text:span text:style-name="Code_20_Small1"><text:span text:style-name="T163">Map&lt;String,Object&gt;</text:span></text:span></text:p>
            </table:table-cell>
            <table:table-cell table:style-name="Table16.B4" office:value-type="string">
              <text:p text:style-name="P148"><text:a xlink:type="simple" xlink:href="file:///l%22r32" text:style-name="ListLabel_20_6" text:visited-style-name="ListLabel_20_6"><text:span text:style-name="Internet_20_link"><text:span text:style-name="T155">getValues</text:span></text:span></text:a><text:span text:style-name="Code2"><text:span text:style-name="T160">()</text:span></text:span></text:p>
              <text:p text:style-name="P150"><text:span text:style-name="T151">Get the configuration key-value map.</text:span></text:p>
            </table:table-cell>
            <table:table-cell table:style-name="Table16.C4" office:value-type="string">
              <text:p text:style-name="P144"><text:bookmark-ref text:reference-format="page" text:ref-name="r32">27</text:bookmark-ref></text:p>
            </table:table-cell>
          </table:table-row>
        </table:table>
        <text:p text:style-name="P106"><text:span text:style-name="T71">Method Detail</text:span></text:p>
        <text:p text:style-name="P108"><text:bookmark text:name="r30"/><text:span text:style-name="T71">getPid</text:span></text:p>
        <text:p text:style-name="P122"><text:span text:style-name="Code2">String </text:span><text:span text:style-name="Code2"><text:span text:style-name="T62">getPid</text:span></text:span><text:span text:style-name="Code2"><text:span text:style-name="T168">()</text:span></text:span></text:p>
        <text:p text:style-name="P135"><text:span text:style-name="T151">Get the PID from the configuration.</text:span></text:p>
        <text:p text:style-name="P136"><text:span text:style-name="T153">Returns:</text:span></text:p>
        <text:p text:style-name="P152"><text:span text:style-name="T151">The PID.</text:span></text:p>
        <text:p text:style-name="P154"/>
        <text:p text:style-name="P111"><text:bookmark text:name="r31"/><text:span text:style-name="T71">getFactoryPid</text:span></text:p>
        <text:p text:style-name="P122"><text:span text:style-name="Code2">String </text:span><text:span text:style-name="Code2"><text:span text:style-name="T62">getFactoryPid</text:span></text:span><text:span text:style-name="Code2"><text:span text:style-name="T168">()</text:span></text:span></text:p>
        <text:p text:style-name="P135"><text:span text:style-name="T151">Get the Factory PID from the configuration, if any.</text:span></text:p>
        <text:p text:style-name="P136"><text:span text:style-name="T153">Returns:</text:span></text:p>
        <text:p text:style-name="P152"><text:span text:style-name="T151">The Factory PID, or </text:span><text:span text:style-name="Code2">null</text:span><text:span text:style-name="Default_20_Paragraph_20_Font"><text:span text:style-name="T151"> if there is none.</text:span></text:span></text:p>
        <text:p text:style-name="P154"/>
        <text:p text:style-name="P111"><text:bookmark text:name="r32"/><text:span text:style-name="T71">getValues</text:span></text:p>
        <text:p text:style-name="P122"><text:span text:style-name="Code2">Map&lt;String,Object&gt; </text:span><text:span text:style-name="Code2"><text:span text:style-name="T62">getValues</text:span></text:span><text:span text:style-name="Code2"><text:span text:style-name="T168">()</text:span></text:span></text:p>
        <text:p text:style-name="P135"><text:span text:style-name="T151">Get the configuration key-value map.</text:span></text:p>
        <text:p text:style-name="P136"><text:span text:style-name="T153">Returns:</text:span></text:p>
        <text:p text:style-name="P152"><text:span text:style-name="T151">The key-value map.</text:span></text:p>
        <text:p text:style-name="P97"><text:bookmark text:name="r37"/><text:span text:style-name="T71">Interface ConfigurationBuilder</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ConfigurationBuilder</text:span></text:span></text:p>
        <text:p text:style-name="P119"><text:span text:style-name="T151">A builder for Feature Model </text:span><text:a xlink:type="simple" xlink:href="file:///l%22r33" text:style-name="ListLabel_20_7" text:visited-style-name="ListLabel_20_7"><text:span text:style-name="Internet_20_link"><text:span text:style-name="T161">Configuration</text:span></text:span></text:a><text:span text:style-name="Default_20_Paragraph_20_Font"><text:span text:style-name="T152"> objects.</text:span></text:span></text:p>
        <text:p text:style-name="P129"><text:span text:style-name="T153">NotThreadSafe</text:span></text:p>
        <text:p text:style-name="P14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3"><text:span text:style-name="Summary_20_Heading_20_Font2"><text:span text:style-name="T149">Method Summary</text:span></text:span></text:p>
            </table:table-cell>
            <table:covered-table-cell/>
            <table:table-cell table:style-name="Table17.A1" office:value-type="string">
              <text:p text:style-name="P145"><text:span text:style-name="Page_20_Reference_20_Font"><text:span text:style-name="T150">Page</text:span></text:span></text:p>
            </table:table-cell>
          </table:table-row>
          <table:table-row table:style-name="Table17.1">
            <table:table-cell table:style-name="Table17.A2" office:value-type="string">
              <text:p text:style-name="P147"><text:a xlink:type="simple" xlink:href="file:///l%22r37" text:style-name="ListLabel_20_5" text:visited-style-name="ListLabel_20_5"><text:span text:style-name="Internet_20_link"><text:span text:style-name="T158">ConfigurationBuilder</text:span></text:span></text:a></text:p>
            </table:table-cell>
            <table:table-cell table:style-name="Table17.B2" office:value-type="string">
              <text:p text:style-name="P149"><text:a xlink:type="simple" xlink:href="file:///l%22r34" text:style-name="ListLabel_20_6" text:visited-style-name="ListLabel_20_6"><text:span text:style-name="Internet_20_link"><text:span text:style-name="T155">addValue</text:span></text:span></text:a><text:span text:style-name="Code2"><text:span text:style-name="T160">(String key, Object value)</text:span></text:span></text:p>
              <text:p text:style-name="P151"><text:span text:style-name="T151">Add a configuration value for this Configuration object.</text:span></text:p>
            </table:table-cell>
            <table:table-cell table:style-name="Table17.C2" office:value-type="string">
              <text:p text:style-name="P145"><text:bookmark-ref text:reference-format="page" text:ref-name="r34">28</text:bookmark-ref></text:p>
            </table:table-cell>
          </table:table-row>
          <table:table-row table:style-name="Table17.1">
            <table:table-cell table:style-name="Table17.A3" office:value-type="string">
              <text:p text:style-name="P146"><text:a xlink:type="simple" xlink:href="file:///l%22r37" text:style-name="ListLabel_20_5" text:visited-style-name="ListLabel_20_5"><text:span text:style-name="Internet_20_link"><text:span text:style-name="T158">ConfigurationBuilder</text:span></text:span></text:a></text:p>
            </table:table-cell>
            <table:table-cell table:style-name="Table17.B3" office:value-type="string">
              <text:p text:style-name="P148"><text:a xlink:type="simple" xlink:href="file:///l%22r35" text:style-name="ListLabel_20_6" text:visited-style-name="ListLabel_20_6"><text:span text:style-name="Internet_20_link"><text:span text:style-name="T155">addValues</text:span></text:span></text:a><text:span text:style-name="Code2"><text:span text:style-name="T160">(Map&lt;String,Object&gt; cfg)</text:span></text:span></text:p>
              <text:p text:style-name="P150"><text:span text:style-name="T151">Add a map of configuration values for this Configuration object.</text:span></text:p>
            </table:table-cell>
            <table:table-cell table:style-name="Table17.C3" office:value-type="string">
              <text:p text:style-name="P144"><text:bookmark-ref text:reference-format="page" text:ref-name="r35">28</text:bookmark-ref></text:p>
            </table:table-cell>
          </table:table-row>
          <table:table-row table:style-name="Table17.1">
            <table:table-cell table:style-name="Table17.A4" office:value-type="string">
              <text:p text:style-name="P146"><text:a xlink:type="simple" xlink:href="file:///l%22r33" text:style-name="ListLabel_20_5" text:visited-style-name="ListLabel_20_5"><text:span text:style-name="Internet_20_link"><text:span text:style-name="T158">Configuration</text:span></text:span></text:a></text:p>
            </table:table-cell>
            <table:table-cell table:style-name="Table17.B4" office:value-type="string">
              <text:p text:style-name="P148"><text:a xlink:type="simple" xlink:href="file:///l%22r36" text:style-name="ListLabel_20_6" text:visited-style-name="ListLabel_20_6"><text:span text:style-name="Internet_20_link"><text:span text:style-name="T155">build</text:span></text:span></text:a><text:span text:style-name="Code2"><text:span text:style-name="T160">()</text:span></text:span></text:p>
              <text:p text:style-name="P150"><text:span text:style-name="T151">Build the Configuration object.</text:span></text:p>
            </table:table-cell>
            <table:table-cell table:style-name="Table17.C4" office:value-type="string">
              <text:p text:style-name="P144"><text:bookmark-ref text:reference-format="page" text:ref-name="r36">28</text:bookmark-ref></text:p>
            </table:table-cell>
          </table:table-row>
        </table:table>
        <text:p text:style-name="P106"><text:span text:style-name="T71">Method Detail</text:span></text:p>
        <text:p text:style-name="P108"><text:bookmark text:name="r34"/><text:span text:style-name="T71">addValue</text:span></text:p>
        <text:p text:style-name="P122"><text:a xlink:type="simple" xlink:href="file:///l%22r37" text:style-name="ListLabel_20_7" text:visited-style-name="ListLabel_20_7"><text:span text:style-name="Internet_20_link"><text:span text:style-name="T161">ConfigurationBuilder</text:span></text:span></text:a><text:span text:style-name="Code2"><text:span text:style-name="T165"> </text:span></text:span><text:span text:style-name="Code2"><text:span text:style-name="T166">addValue</text:span></text:span><text:span text:style-name="Code2"><text:span text:style-name="T167">(String key,</text:span></text:span><text:line-break/><text:span text:style-name="Code2"><text:span text:style-name="T167">                              Object value)</text:span></text:span></text:p>
        <text:p text:style-name="P135"><text:span text:style-name="T151">Add a configuration value for this Configuration object. If a value with the same key was previously provided the previous value is overwritten.</text:span></text:p>
        <text:p text:style-name="P136"><text:span text:style-name="T153">Parameters:</text:span></text:p>
        <text:p text:style-name="P152"><text:span text:style-name="Code2">key</text:span><text:span text:style-name="Default_20_Paragraph_20_Font"><text:span text:style-name="T151"> - The configuration key.</text:span></text:span></text:p>
        <text:p text:style-name="P152"><text:span text:style-name="Code2">value</text:span><text:span text:style-name="Default_20_Paragraph_20_Font"><text:span text:style-name="T151"> - The configuration value. Acceptable data types are: TODO list</text:span></text:span></text:p>
        <text:p text:style-name="P136"><text:span text:style-name="T153">Returns:</text:span></text:p>
        <text:p text:style-name="P152"><text:span text:style-name="T151">This builder.</text:span></text:p>
        <text:p text:style-name="P154"/>
        <text:p text:style-name="P111"><text:bookmark text:name="r35"/><text:span text:style-name="T71">addValues</text:span></text:p>
        <text:p text:style-name="P122"><text:a xlink:type="simple" xlink:href="file:///l%22r37" text:style-name="ListLabel_20_7" text:visited-style-name="ListLabel_20_7"><text:span text:style-name="Internet_20_link"><text:span text:style-name="T161">ConfigurationBuilder</text:span></text:span></text:a><text:span text:style-name="Code2"><text:span text:style-name="T165"> </text:span></text:span><text:span text:style-name="Code2"><text:span text:style-name="T166">addValues</text:span></text:span><text:span text:style-name="Code2"><text:span text:style-name="T167">(Map&lt;String,Object&gt; cfg)</text:span></text:span></text:p>
        <text:p text:style-name="P135"><text:span text:style-name="T151">Add a map of configuration values for this Configuration object. All values will be added to any previously provided configuration values.</text:span></text:p>
        <text:p text:style-name="P136"><text:span text:style-name="T153">Returns:</text:span></text:p>
        <text:p text:style-name="P152"><text:span text:style-name="T151">This builder.</text:span></text:p>
        <text:p text:style-name="P154"/>
        <text:p text:style-name="P111"><text:bookmark text:name="r36"/><text:span text:style-name="T71">build</text:span></text:p>
        <text:p text:style-name="P122"><text:a xlink:type="simple" xlink:href="file:///l%22r33" text:style-name="ListLabel_20_7" text:visited-style-name="ListLabel_20_7"><text:span text:style-name="Internet_20_link"><text:span text:style-name="T161">Configuration</text:span></text:span></text:a><text:span text:style-name="Code2"><text:span text:style-name="T165"> </text:span></text:span><text:span text:style-name="Code2"><text:span text:style-name="T166">build</text:span></text:span><text:span text:style-name="Code2"><text:span text:style-name="T167">()</text:span></text:span></text:p>
        <text:p text:style-name="P135"><text:span text:style-name="T151">Build the Configuration object. Can only be called once on a builder. After calling this method the current builder instance cannot be used any more.</text:span></text:p>
        <text:p text:style-name="P136"><text:soft-page-break/><text:span text:style-name="T153">Returns:</text:span></text:p>
        <text:p text:style-name="P152"><text:span text:style-name="T151">The Configuration.</text:span></text:p>
        <text:p text:style-name="P98"><text:bookmark text:name="r41"/><text:span text:style-name="T71">Interface ConflictResolver</text:span></text:p>
        <text:p text:style-name="P123"><text:a xlink:type="simple" xlink:href="file:///l%22r2" text:style-name="ListLabel_20_3" text:visited-style-name="ListLabel_20_3"><text:span text:style-name="Internet_20_link"><text:span text:style-name="T148">org.osgi.feature</text:span></text:span></text:a></text:p>
        <text:p text:style-name="P129"><text:span text:style-name="T153">Type Parameters:</text:span></text:p>
        <text:p text:style-name="P136"><text:bookmark text:name="r38"/><text:span text:style-name="Code2">T</text:span><text:span text:style-name="Default_20_Paragraph_20_Font"><text:span text:style-name="T151"> - The type of entity this conflict resolver is used for.</text:span></text:span></text:p>
        <text:p text:style-name="P134"><text:bookmark text:name="r39"/><text:span text:style-name="Code2">R</text:span><text:span text:style-name="Default_20_Paragraph_20_Font"><text:span text:style-name="T151"> - The type of the result of the resolution.</text:span></text:span></text:p>
        <text:p text:style-name="P138"/>
        <text:p text:style-name="P140"><text:span text:style-name="Code2">public interface </text:span><text:span text:style-name="Code2"><text:span text:style-name="T62">ConflictResolver</text:span></text:span></text:p>
        <text:p text:style-name="P119"><text:span text:style-name="T151">Interface implemented by a callback that can resolve merge conflicts.</text:span></text:p>
        <text:p text:style-name="P129"><text:span text:style-name="T153">ThreadSafe</text:span></text:p>
        <text:p text:style-name="P14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43"><text:span text:style-name="Summary_20_Heading_20_Font2"><text:span text:style-name="T149">Method Summary</text:span></text:span></text:p>
            </table:table-cell>
            <table:covered-table-cell/>
            <table:table-cell table:style-name="Table18.A1" office:value-type="string">
              <text:p text:style-name="P145"><text:span text:style-name="Page_20_Reference_20_Font"><text:span text:style-name="T150">Page</text:span></text:span></text:p>
            </table:table-cell>
          </table:table-row>
          <table:table-row table:style-name="Table18.1">
            <table:table-cell table:style-name="Table18.A2" office:value-type="string">
              <text:p text:style-name="P147"><text:a xlink:type="simple" xlink:href="file:///l%22r39" text:style-name="ListLabel_20_5" text:visited-style-name="ListLabel_20_5"><text:span text:style-name="Internet_20_link"><text:span text:style-name="T158">R</text:span></text:span></text:a></text:p>
            </table:table-cell>
            <table:table-cell table:style-name="Table18.B2" office:value-type="string">
              <text:p text:style-name="P149"><text:a xlink:type="simple" xlink:href="file:///l%22r40" text:style-name="ListLabel_20_6" text:visited-style-name="ListLabel_20_6"><text:span text:style-name="Internet_20_link"><text:span text:style-name="T155">resolve</text:span></text:span></text:a><text:span text:style-name="Code2"><text:span text:style-name="T160">(</text:span></text:span><text:a xlink:type="simple" xlink:href="file:///l%22r79" text:style-name="ListLabel_20_8" text:visited-style-name="ListLabel_20_8"><text:span text:style-name="Internet_20_link"><text:span text:style-name="T156">Feature</text:span></text:span></text:a><text:span text:style-name="Code2"><text:span text:style-name="T160"> f1, </text:span></text:span><text:a xlink:type="simple" xlink:href="file:///l%22r38" text:style-name="ListLabel_20_8" text:visited-style-name="ListLabel_20_8"><text:span text:style-name="Internet_20_link"><text:span text:style-name="T156">T</text:span></text:span></text:a><text:span text:style-name="Code2"><text:span text:style-name="T160"> o1, </text:span></text:span><text:a xlink:type="simple" xlink:href="file:///l%22r79" text:style-name="ListLabel_20_8" text:visited-style-name="ListLabel_20_8"><text:span text:style-name="Internet_20_link"><text:span text:style-name="T156">Feature</text:span></text:span></text:a><text:span text:style-name="Code2"><text:span text:style-name="T160"> f2, </text:span></text:span><text:a xlink:type="simple" xlink:href="file:///l%22r38" text:style-name="ListLabel_20_8" text:visited-style-name="ListLabel_20_8"><text:span text:style-name="Internet_20_link"><text:span text:style-name="T156">T</text:span></text:span></text:a><text:span text:style-name="Code2"><text:span text:style-name="T160"> o2)</text:span></text:span></text:p>
              <text:p text:style-name="P151"><text:span text:style-name="T151">Resolve this conflict between o1 and o2.</text:span></text:p>
            </table:table-cell>
            <table:table-cell table:style-name="Table18.C2" office:value-type="string">
              <text:p text:style-name="P145"><text:bookmark-ref text:reference-format="page" text:ref-name="r40">30</text:bookmark-ref></text:p>
            </table:table-cell>
          </table:table-row>
        </table:table>
        <text:p text:style-name="P106"><text:span text:style-name="T71">Method Detail</text:span></text:p>
        <text:p text:style-name="P108"><text:bookmark text:name="r40"/><text:span text:style-name="T71">resolve</text:span></text:p>
        <text:p text:style-name="P122"><text:a xlink:type="simple" xlink:href="file:///l%22r39" text:style-name="ListLabel_20_7" text:visited-style-name="ListLabel_20_7"><text:span text:style-name="Internet_20_link"><text:span text:style-name="T161">R</text:span></text:span></text:a><text:span text:style-name="Code2"><text:span text:style-name="T165"> </text:span></text:span><text:span text:style-name="Code2"><text:span text:style-name="T166">resolve</text:span></text:span><text:span text:style-name="Code2"><text:span text:style-name="T167">(</text:span></text:span><text:a xlink:type="simple" xlink:href="file:///l%22r79" text:style-name="ListLabel_20_9" text:visited-style-name="ListLabel_20_9"><text:span text:style-name="Internet_20_link"><text:span text:style-name="T162">Feature</text:span></text:span></text:a><text:span text:style-name="Code2"><text:span text:style-name="T167"> f1,</text:span></text:span><text:line-break/><text:span text:style-name="Code2"><text:span text:style-name="T167">          </text:span></text:span><text:a xlink:type="simple" xlink:href="file:///l%22r38" text:style-name="ListLabel_20_9" text:visited-style-name="ListLabel_20_9"><text:span text:style-name="Internet_20_link"><text:span text:style-name="T162">T</text:span></text:span></text:a><text:span text:style-name="Code2"><text:span text:style-name="T167"> o1,</text:span></text:span><text:line-break/><text:span text:style-name="Code2"><text:span text:style-name="T167">          </text:span></text:span><text:a xlink:type="simple" xlink:href="file:///l%22r79" text:style-name="ListLabel_20_9" text:visited-style-name="ListLabel_20_9"><text:span text:style-name="Internet_20_link"><text:span text:style-name="T162">Feature</text:span></text:span></text:a><text:span text:style-name="Code2"><text:span text:style-name="T167"> f2,</text:span></text:span><text:line-break/><text:span text:style-name="Code2"><text:span text:style-name="T167">          </text:span></text:span><text:a xlink:type="simple" xlink:href="file:///l%22r38" text:style-name="ListLabel_20_9" text:visited-style-name="ListLabel_20_9"><text:span text:style-name="Internet_20_link"><text:span text:style-name="T162">T</text:span></text:span></text:a><text:span text:style-name="Code2"><text:span text:style-name="T167"> o2)</text:span></text:span></text:p>
        <text:p text:style-name="P135"><text:span text:style-name="T151">Resolve this conflict between o1 and o2.</text:span></text:p>
        <text:p text:style-name="P136"><text:span text:style-name="T153">Parameters:</text:span></text:p>
        <text:p text:style-name="P152"><text:span text:style-name="Code2">f1</text:span><text:span text:style-name="Default_20_Paragraph_20_Font"><text:span text:style-name="T151"> - The first feature model.</text:span></text:span></text:p>
        <text:p text:style-name="P152"><text:span text:style-name="Code2">o1</text:span><text:span text:style-name="Default_20_Paragraph_20_Font"><text:span text:style-name="T151"> - The first conflicting object.</text:span></text:span></text:p>
        <text:p text:style-name="P152"><text:span text:style-name="Code2">f2</text:span><text:span text:style-name="Default_20_Paragraph_20_Font"><text:span text:style-name="T151"> - The second feature model</text:span></text:span></text:p>
        <text:p text:style-name="P152"><text:span text:style-name="Code2">o2</text:span><text:span text:style-name="Default_20_Paragraph_20_Font"><text:span text:style-name="T151"> - The second conflicting object.</text:span></text:span></text:p>
        <text:p text:style-name="P136"><text:span text:style-name="T153">Returns:</text:span></text:p>
        <text:p text:style-name="P152"><text:span text:style-name="T151">The resolution of the conflict.</text:span></text:p>
        <text:p text:style-name="P99"><text:bookmark text:name="r48"/><text:span text:style-name="T71">Interface Extension</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Extension</text:span></text:span></text:p>
        <text:p text:style-name="P131"><text:span text:style-name="T151">A Feature Model Extension. Extensions can contain either Text, JSON or a list of Artifacts.</text:span></text:p>
        <text:p text:style-name="P131"><text:span text:style-name="T151">Extensions are of one of the following kinds:</text:span></text:p>
        <text:list xml:id="list1617482905" text:style-name="WWNum2">
          <text:list-item>
            <text:p text:style-name="P115"><text:span text:style-name="T151">Mandatory: this extension must be processed by the runtime</text:span></text:p>
          </text:list-item>
          <text:list-item>
            <text:p text:style-name="P115"><text:span text:style-name="T151">Optional: this extension does not have to be processed by the runtime</text:span></text:p>
          </text:list-item>
          <text:list-item>
            <text:p text:style-name="P121"><text:span text:style-name="T151">Transient: this extension contains transient information such as caching data that is for optimization purposes. It may be changed or removed and is not part of the feature's identity.</text:span></text:p>
          </text:list-item>
        </text:list>
        <text:p text:style-name="P129"><text:span text:style-name="T153">ThreadSafe</text:span></text:p>
        <text:p text:style-name="P14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43"><text:span text:style-name="Summary_20_Heading_20_Font2"><text:span text:style-name="T149">Nested Class Summary</text:span></text:span></text:p>
            </table:table-cell>
            <table:covered-table-cell/>
            <table:table-cell table:style-name="Table19.A1" office:value-type="string">
              <text:p text:style-name="P145"><text:span text:style-name="Page_20_Reference_20_Font"><text:span text:style-name="T150">Page</text:span></text:span></text:p>
            </table:table-cell>
          </table:table-row>
          <table:table-row table:style-name="Table19.1">
            <table:table-cell table:style-name="Table19.A2" office:value-type="string">
              <text:p text:style-name="P147"><text:span text:style-name="Code_20_Small1"><text:span text:style-name="T163">static enum</text:span></text:span></text:p>
            </table:table-cell>
            <table:table-cell table:style-name="Table19.B2" office:value-type="string">
              <text:p text:style-name="P143"><text:a xlink:type="simple" xlink:href="file:///l%22r54" text:style-name="ListLabel_20_6" text:visited-style-name="ListLabel_20_6"><text:span text:style-name="Internet_20_link"><text:span text:style-name="T155">Extension.Kind</text:span></text:span></text:a></text:p>
            </table:table-cell>
            <table:table-cell table:style-name="Table19.C2" office:value-type="string">
              <text:p text:style-name="P145"><text:bookmark-ref text:reference-format="page" text:ref-name="r54">33</text:bookmark-ref></text:p>
            </table:table-cell>
          </table:table-row>
          <table:table-row table:style-name="Table19.1">
            <table:table-cell table:style-name="Table19.A3" office:value-type="string">
              <text:p text:style-name="P146"><text:span text:style-name="Code_20_Small1"><text:span text:style-name="T163">static enum</text:span></text:span></text:p>
            </table:table-cell>
            <table:table-cell table:style-name="Table19.B3" office:value-type="string">
              <text:p text:style-name="P142"><text:a xlink:type="simple" xlink:href="file:///l%22r60" text:style-name="ListLabel_20_6" text:visited-style-name="ListLabel_20_6"><text:span text:style-name="Internet_20_link"><text:span text:style-name="T155">Extension.Type</text:span></text:span></text:a></text:p>
            </table:table-cell>
            <table:table-cell table:style-name="Table19.C3" office:value-type="string">
              <text:p text:style-name="P144"><text:bookmark-ref text:reference-format="page" text:ref-name="r60">34</text:bookmark-ref></text:p>
            </table:table-cell>
          </table:table-row>
        </table:table>
        <text:p text:style-name="P113"/>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43"><text:span text:style-name="Summary_20_Heading_20_Font2"><text:span text:style-name="T149">Method Summary</text:span></text:span></text:p>
            </table:table-cell>
            <table:covered-table-cell/>
            <table:table-cell table:style-name="Table20.A1" office:value-type="string">
              <text:p text:style-name="P145"><text:span text:style-name="Page_20_Reference_20_Font"><text:span text:style-name="T150">Page</text:span></text:span></text:p>
            </table:table-cell>
          </table:table-row>
          <table:table-row table:style-name="Table20.1">
            <table:table-cell table:style-name="Table20.A2" office:value-type="string">
              <text:p text:style-name="P147"><text:span text:style-name="Code_20_Small1"><text:span text:style-name="T163">List&lt;</text:span></text:span><text:a xlink:type="simple" xlink:href="file:///l%22r16" text:style-name="ListLabel_20_5" text:visited-style-name="ListLabel_20_5"><text:span text:style-name="Internet_20_link"><text:span text:style-name="T158">ArtifactID</text:span></text:span></text:a><text:span text:style-name="Code_20_Small1"><text:span text:style-name="T164">&gt;</text:span></text:span></text:p>
            </table:table-cell>
            <table:table-cell table:style-name="Table20.B2" office:value-type="string">
              <text:p text:style-name="P149"><text:a xlink:type="simple" xlink:href="file:///l%22r47" text:style-name="ListLabel_20_6" text:visited-style-name="ListLabel_20_6"><text:span text:style-name="Internet_20_link"><text:span text:style-name="T155">getArtifacts</text:span></text:span></text:a><text:span text:style-name="Code2"><text:span text:style-name="T160">()</text:span></text:span></text:p>
              <text:p text:style-name="P151"><text:span text:style-name="T151">Get the Artifacts from this extension.</text:span></text:p>
            </table:table-cell>
            <table:table-cell table:style-name="Table20.C2" office:value-type="string">
              <text:p text:style-name="P145"><text:bookmark-ref text:reference-format="page" text:ref-name="r47">32</text:bookmark-ref></text:p>
            </table:table-cell>
          </table:table-row>
          <table:table-row table:style-name="Table20.1">
            <table:table-cell table:style-name="Table20.A3" office:value-type="string">
              <text:p text:style-name="P146"><text:span text:style-name="Code_20_Small1"><text:span text:style-name="T163">String</text:span></text:span></text:p>
            </table:table-cell>
            <table:table-cell table:style-name="Table20.B3" office:value-type="string">
              <text:p text:style-name="P148"><text:a xlink:type="simple" xlink:href="file:///l%22r45" text:style-name="ListLabel_20_6" text:visited-style-name="ListLabel_20_6"><text:span text:style-name="Internet_20_link"><text:span text:style-name="T155">getJSON</text:span></text:span></text:a><text:span text:style-name="Code2"><text:span text:style-name="T160">()</text:span></text:span></text:p>
              <text:p text:style-name="P150"><text:span text:style-name="T151">Get the JSON from this extension.</text:span></text:p>
            </table:table-cell>
            <table:table-cell table:style-name="Table20.C3" office:value-type="string">
              <text:p text:style-name="P144"><text:bookmark-ref text:reference-format="page" text:ref-name="r45">32</text:bookmark-ref></text:p>
            </table:table-cell>
          </table:table-row>
          <table:table-row table:style-name="Table20.1">
            <table:table-cell table:style-name="Table20.A4" office:value-type="string">
              <text:p text:style-name="P146"><text:a xlink:type="simple" xlink:href="file:///l%22r54" text:style-name="ListLabel_20_5" text:visited-style-name="ListLabel_20_5"><text:span text:style-name="Internet_20_link"><text:span text:style-name="T158">Extension.Kind</text:span></text:span></text:a></text:p>
            </table:table-cell>
            <table:table-cell table:style-name="Table20.B4" office:value-type="string">
              <text:p text:style-name="P148"><text:a xlink:type="simple" xlink:href="file:///l%22r44" text:style-name="ListLabel_20_6" text:visited-style-name="ListLabel_20_6"><text:span text:style-name="Internet_20_link"><text:span text:style-name="T155">getKind</text:span></text:span></text:a><text:span text:style-name="Code2"><text:span text:style-name="T160">()</text:span></text:span></text:p>
              <text:p text:style-name="P150"><text:span text:style-name="T151">Get the extension kind.</text:span></text:p>
            </table:table-cell>
            <table:table-cell table:style-name="Table20.C4" office:value-type="string">
              <text:p text:style-name="P144"><text:bookmark-ref text:reference-format="page" text:ref-name="r44">32</text:bookmark-ref></text:p>
            </table:table-cell>
          </table:table-row>
          <table:table-row table:style-name="Table20.1">
            <table:table-cell table:style-name="Table20.A5" office:value-type="string">
              <text:p text:style-name="P146"><text:span text:style-name="Code_20_Small1"><text:span text:style-name="T163">String</text:span></text:span></text:p>
            </table:table-cell>
            <table:table-cell table:style-name="Table20.B5" office:value-type="string">
              <text:p text:style-name="P148"><text:a xlink:type="simple" xlink:href="file:///l%22r42" text:style-name="ListLabel_20_6" text:visited-style-name="ListLabel_20_6"><text:span text:style-name="Internet_20_link"><text:span text:style-name="T155">getName</text:span></text:span></text:a><text:span text:style-name="Code2"><text:span text:style-name="T160">()</text:span></text:span></text:p>
              <text:p text:style-name="P150"><text:span text:style-name="T151">Get the extension name.</text:span></text:p>
            </table:table-cell>
            <table:table-cell table:style-name="Table20.C5" office:value-type="string">
              <text:p text:style-name="P144"><text:bookmark-ref text:reference-format="page" text:ref-name="r42">31</text:bookmark-ref></text:p>
            </table:table-cell>
          </table:table-row>
          <table:table-row table:style-name="Table20.1">
            <table:table-cell table:style-name="Table20.A6" office:value-type="string">
              <text:p text:style-name="P146"><text:span text:style-name="Code_20_Small1"><text:span text:style-name="T163">String</text:span></text:span></text:p>
            </table:table-cell>
            <table:table-cell table:style-name="Table20.B6" office:value-type="string">
              <text:p text:style-name="P148"><text:a xlink:type="simple" xlink:href="file:///l%22r46" text:style-name="ListLabel_20_6" text:visited-style-name="ListLabel_20_6"><text:span text:style-name="Internet_20_link"><text:span text:style-name="T155">getText</text:span></text:span></text:a><text:span text:style-name="Code2"><text:span text:style-name="T160">()</text:span></text:span></text:p>
              <text:p text:style-name="P150"><text:span text:style-name="T151">Get the Text from this extension.</text:span></text:p>
            </table:table-cell>
            <table:table-cell table:style-name="Table20.C6" office:value-type="string">
              <text:p text:style-name="P144"><text:bookmark-ref text:reference-format="page" text:ref-name="r46">32</text:bookmark-ref></text:p>
            </table:table-cell>
          </table:table-row>
          <table:table-row table:style-name="Table20.1">
            <table:table-cell table:style-name="Table20.A7" office:value-type="string">
              <text:p text:style-name="P146"><text:a xlink:type="simple" xlink:href="file:///l%22r60" text:style-name="ListLabel_20_5" text:visited-style-name="ListLabel_20_5"><text:span text:style-name="Internet_20_link"><text:span text:style-name="T158">Extension.Type</text:span></text:span></text:a></text:p>
            </table:table-cell>
            <table:table-cell table:style-name="Table20.B7" office:value-type="string">
              <text:p text:style-name="P148"><text:a xlink:type="simple" xlink:href="file:///l%22r43" text:style-name="ListLabel_20_6" text:visited-style-name="ListLabel_20_6"><text:span text:style-name="Internet_20_link"><text:span text:style-name="T155">getType</text:span></text:span></text:a><text:span text:style-name="Code2"><text:span text:style-name="T160">()</text:span></text:span></text:p>
              <text:p text:style-name="P150"><text:span text:style-name="T151">Get the extension type.</text:span></text:p>
            </table:table-cell>
            <table:table-cell table:style-name="Table20.C7" office:value-type="string">
              <text:p text:style-name="P144"><text:bookmark-ref text:reference-format="page" text:ref-name="r43">31</text:bookmark-ref></text:p>
            </table:table-cell>
          </table:table-row>
        </table:table>
        <text:p text:style-name="P106"><text:span text:style-name="T71">Method Detail</text:span></text:p>
        <text:p text:style-name="P108"><text:bookmark text:name="r42"/><text:span text:style-name="T71">getName</text:span></text:p>
        <text:p text:style-name="P122"><text:span text:style-name="Code2">String </text:span><text:span text:style-name="Code2"><text:span text:style-name="T62">getName</text:span></text:span><text:span text:style-name="Code2"><text:span text:style-name="T168">()</text:span></text:span></text:p>
        <text:p text:style-name="P135"><text:span text:style-name="T151">Get the extension name.</text:span></text:p>
        <text:p text:style-name="P136"><text:span text:style-name="T153">Returns:</text:span></text:p>
        <text:p text:style-name="P152"><text:span text:style-name="T151">The name.</text:span></text:p>
        <text:p text:style-name="P154"/>
        <text:p text:style-name="P111"><text:bookmark text:name="r43"/><text:span text:style-name="T71">getType</text:span></text:p>
        <text:p text:style-name="P122"><text:a xlink:type="simple" xlink:href="file:///l%22r60" text:style-name="ListLabel_20_7" text:visited-style-name="ListLabel_20_7"><text:span text:style-name="Internet_20_link"><text:span text:style-name="T161">Extension.Type</text:span></text:span></text:a><text:span text:style-name="Code2"><text:span text:style-name="T165"> </text:span></text:span><text:span text:style-name="Code2"><text:span text:style-name="T166">getType</text:span></text:span><text:span text:style-name="Code2"><text:span text:style-name="T167">()</text:span></text:span></text:p>
        <text:p text:style-name="P135"><text:soft-page-break/><text:span text:style-name="T151">Get the extension type.</text:span></text:p>
        <text:p text:style-name="P136"><text:span text:style-name="T153">Returns:</text:span></text:p>
        <text:p text:style-name="P152"><text:span text:style-name="T151">The type.</text:span></text:p>
        <text:p text:style-name="P154"/>
        <text:p text:style-name="P111"><text:bookmark text:name="r44"/><text:span text:style-name="T71">getKind</text:span></text:p>
        <text:p text:style-name="P122"><text:a xlink:type="simple" xlink:href="file:///l%22r54" text:style-name="ListLabel_20_7" text:visited-style-name="ListLabel_20_7"><text:span text:style-name="Internet_20_link"><text:span text:style-name="T161">Extension.Kind</text:span></text:span></text:a><text:span text:style-name="Code2"><text:span text:style-name="T165"> </text:span></text:span><text:span text:style-name="Code2"><text:span text:style-name="T166">getKind</text:span></text:span><text:span text:style-name="Code2"><text:span text:style-name="T167">()</text:span></text:span></text:p>
        <text:p text:style-name="P135"><text:span text:style-name="T151">Get the extension kind.</text:span></text:p>
        <text:p text:style-name="P136"><text:span text:style-name="T153">Returns:</text:span></text:p>
        <text:p text:style-name="P152"><text:span text:style-name="T151">The kind.</text:span></text:p>
        <text:p text:style-name="P154"/>
        <text:p text:style-name="P111"><text:bookmark text:name="r45"/><text:span text:style-name="T71">getJSON</text:span></text:p>
        <text:p text:style-name="P122"><text:span text:style-name="Code2">String </text:span><text:span text:style-name="Code2"><text:span text:style-name="T62">getJSON</text:span></text:span><text:span text:style-name="Code2"><text:span text:style-name="T168">()</text:span></text:span></text:p>
        <text:p text:style-name="P135"><text:span text:style-name="T151">Get the JSON from this extension.</text:span></text:p>
        <text:p text:style-name="P136"><text:span text:style-name="T153">Returns:</text:span></text:p>
        <text:p text:style-name="P152"><text:span text:style-name="T151">The JSON, or </text:span><text:span text:style-name="Code2">null</text:span><text:span text:style-name="Default_20_Paragraph_20_Font"><text:span text:style-name="T151"> if this is not a JSON extension.</text:span></text:span></text:p>
        <text:p text:style-name="P154"/>
        <text:p text:style-name="P111"><text:bookmark text:name="r46"/><text:span text:style-name="T71">getText</text:span></text:p>
        <text:p text:style-name="P122"><text:span text:style-name="Code2">String </text:span><text:span text:style-name="Code2"><text:span text:style-name="T62">getText</text:span></text:span><text:span text:style-name="Code2"><text:span text:style-name="T168">()</text:span></text:span></text:p>
        <text:p text:style-name="P135"><text:span text:style-name="T151">Get the Text from this extension.</text:span></text:p>
        <text:p text:style-name="P136"><text:span text:style-name="T153">Returns:</text:span></text:p>
        <text:p text:style-name="P152"><text:span text:style-name="T151">The Text, or </text:span><text:span text:style-name="Code2">null</text:span><text:span text:style-name="Default_20_Paragraph_20_Font"><text:span text:style-name="T151"> if this is not a Text extension.</text:span></text:span></text:p>
        <text:p text:style-name="P154"/>
        <text:p text:style-name="P111"><text:bookmark text:name="r47"/><text:span text:style-name="T71">getArtifacts</text:span></text:p>
        <text:p text:style-name="P122"><text:span text:style-name="Code2">List&lt;</text:span><text:a xlink:type="simple" xlink:href="file:///l%22r16" text:style-name="ListLabel_20_7" text:visited-style-name="ListLabel_20_7"><text:span text:style-name="Internet_20_link"><text:span text:style-name="T161">ArtifactID</text:span></text:span></text:a><text:span text:style-name="Code2"><text:span text:style-name="T165">&gt; </text:span></text:span><text:span text:style-name="Code2"><text:span text:style-name="T166">getArtifacts</text:span></text:span><text:span text:style-name="Code2"><text:span text:style-name="T167">()</text:span></text:span></text:p>
        <text:p text:style-name="P135"><text:span text:style-name="T151">Get the Artifacts from this extension.</text:span></text:p>
        <text:p text:style-name="P136"><text:span text:style-name="T153">Returns:</text:span></text:p>
        <text:p text:style-name="P152"><text:span text:style-name="T151">The Artifacts, or </text:span><text:span text:style-name="Code2">null</text:span><text:span text:style-name="Default_20_Paragraph_20_Font"><text:span text:style-name="T151"> if this is not an Artifacts extension.</text:span></text:span></text:p>
        <text:p text:style-name="P100"><text:bookmark text:name="r54"/><text:span text:style-name="T71">Enum Extension.Kind</text:span></text:p>
        <text:p text:style-name="P129"><text:a xlink:type="simple" xlink:href="file:///l%22r2" text:style-name="ListLabel_20_3" text:visited-style-name="ListLabel_20_3"><text:span text:style-name="Internet_20_link"><text:span text:style-name="T148">org.osgi.feature</text:span></text:span></text:a></text:p>
        <text:p text:style-name="P139"><text:span text:style-name="Code2">java.lang.Object</text:span></text:p>
        <text:p text:style-name="P130"><text:span text:style-name="Code2">  </text:span><draw:frame draw:style-name="fr3" draw:name="Image2" text:anchor-type="as-char" svg:width="0.397cm" svg:height="0.37cm" draw:z-index="17"><draw:image xlink:href="Pictures/100002000000000F0000000ED3A4069C610A9F54.png" xlink:type="simple" xlink:show="embed" xlink:actuate="onLoad" loext:mime-type="image/png"/></draw:frame><text:span text:style-name="Code2">java.lang.Enum&lt;</text:span><text:a xlink:type="simple" xlink:href="file:///l%22r54" text:style-name="ListLabel_20_7" text:visited-style-name="ListLabel_20_7"><text:span text:style-name="Internet_20_link"><text:span text:style-name="T161">Extension.Kind</text:span></text:span></text:a><text:span text:style-name="Code2"><text:span text:style-name="T165">&gt;</text:span></text:span></text:p>
        <text:p text:style-name="P118"><text:span text:style-name="Code2">      </text:span><draw:frame draw:style-name="fr3" draw:name="Image3" text:anchor-type="as-char" svg:width="0.397cm" svg:height="0.37cm" draw:z-index="18"><draw:image xlink:href="Pictures/100002000000000F0000000ED3A4069C610A9F54.png" xlink:type="simple" xlink:show="embed" xlink:actuate="onLoad" loext:mime-type="image/png"/></draw:frame><text:span text:style-name="Code2"><text:span text:style-name="T62">org.osgi.feature.Extension.Kind</text:span></text:span></text:p>
        <text:p text:style-name="List_20_Heading"><text:span text:style-name="T70">All Implemented Interfaces:</text:span></text:p>
        <text:p text:style-name="P134"><text:span text:style-name="T151">Comparable&lt;</text:span><text:a xlink:type="simple" xlink:href="file:///l%22r54" text:style-name="ListLabel_20_4" text:visited-style-name="ListLabel_20_4"><text:span text:style-name="Internet_20_link"><text:span text:style-name="T151">Extension.Kind</text:span></text:span></text:a><text:span text:style-name="Default_20_Paragraph_20_Font"><text:span text:style-name="T152">&gt;, Serializable</text:span></text:span></text:p>
        <text:p text:style-name="List_20_Heading"><text:span text:style-name="T70">Enclosing class:</text:span></text:p>
        <text:p text:style-name="P134"><text:a xlink:type="simple" xlink:href="file:///l%22r48" text:style-name="ListLabel_20_4" text:visited-style-name="ListLabel_20_4"><text:span text:style-name="Internet_20_link"><text:span text:style-name="T151">Extension</text:span></text:span></text:a></text:p>
        <text:p text:style-name="P138"/>
        <text:p text:style-name="P153"><text:span text:style-name="Code2">public static enum </text:span><text:span text:style-name="Code2"><text:span text:style-name="T62">Extension.Kind</text:span></text:span></text:p>
        <text:p text:style-name="P118"><text:span text:style-name="Code2">extends Enum&lt;</text:span><text:a xlink:type="simple" xlink:href="file:///l%22r54" text:style-name="ListLabel_20_7" text:visited-style-name="ListLabel_20_7"><text:span text:style-name="Internet_20_link"><text:span text:style-name="T161">Extension.Kind</text:span></text:span></text:a><text:span text:style-name="Code2"><text:span text:style-name="T165">&gt;</text:span></text:span></text:p>
        <text:p text:style-name="P141"/>
        <table:table table:name="Table21" table:style-name="Table21">
          <table:table-column table:style-name="Table21.A"/>
          <table:table-column table:style-name="Table21.B"/>
          <table:table-row table:style-name="Table21.1">
            <table:table-cell table:style-name="Table21.A1" office:value-type="string">
              <text:p text:style-name="P143"><text:span text:style-name="Summary_20_Heading_20_Font2"><text:span text:style-name="T149">Enum Constant Summary</text:span></text:span></text:p>
            </table:table-cell>
            <table:table-cell table:style-name="Table21.A1" office:value-type="string">
              <text:p text:style-name="P145"><text:span text:style-name="Page_20_Reference_20_Font"><text:span text:style-name="T150">Page</text:span></text:span></text:p>
            </table:table-cell>
          </table:table-row>
          <table:table-row table:style-name="Table21.1">
            <table:table-cell table:style-name="Table21.A2" office:value-type="string">
              <text:p text:style-name="P143"><text:a xlink:type="simple" xlink:href="file:///l%22r49" text:style-name="ListLabel_20_6" text:visited-style-name="ListLabel_20_6"><text:span text:style-name="Internet_20_link"><text:span text:style-name="T155">MANDATORY</text:span></text:span></text:a></text:p>
            </table:table-cell>
            <table:table-cell table:style-name="Table21.B2" office:value-type="string">
              <text:p text:style-name="P145"><text:bookmark-ref text:reference-format="page" text:ref-name="r49">33</text:bookmark-ref></text:p>
            </table:table-cell>
          </table:table-row>
          <table:table-row table:style-name="Table21.1">
            <table:table-cell table:style-name="Table21.A3" office:value-type="string">
              <text:p text:style-name="P142"><text:a xlink:type="simple" xlink:href="file:///l%22r50" text:style-name="ListLabel_20_6" text:visited-style-name="ListLabel_20_6"><text:span text:style-name="Internet_20_link"><text:span text:style-name="T155">OPTIONAL</text:span></text:span></text:a></text:p>
            </table:table-cell>
            <table:table-cell table:style-name="Table21.B3" office:value-type="string">
              <text:p text:style-name="P144"><text:bookmark-ref text:reference-format="page" text:ref-name="r50">33</text:bookmark-ref></text:p>
            </table:table-cell>
          </table:table-row>
          <table:table-row table:style-name="Table21.1">
            <table:table-cell table:style-name="Table21.A4" office:value-type="string">
              <text:p text:style-name="P142"><text:a xlink:type="simple" xlink:href="file:///l%22r51" text:style-name="ListLabel_20_6" text:visited-style-name="ListLabel_20_6"><text:span text:style-name="Internet_20_link"><text:span text:style-name="T155">TRANSIENT</text:span></text:span></text:a></text:p>
            </table:table-cell>
            <table:table-cell table:style-name="Table21.B4" office:value-type="string">
              <text:p text:style-name="P144"><text:bookmark-ref text:reference-format="page" text:ref-name="r51">33</text:bookmark-ref></text:p>
            </table:table-cell>
          </table:table-row>
        </table:table>
        <text:p text:style-name="P11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43"><text:span text:style-name="Summary_20_Heading_20_Font2"><text:span text:style-name="T149">Method Summary</text:span></text:span></text:p>
            </table:table-cell>
            <table:covered-table-cell/>
            <table:table-cell table:style-name="Table22.A1" office:value-type="string">
              <text:p text:style-name="P145"><text:span text:style-name="Page_20_Reference_20_Font"><text:span text:style-name="T150">Page</text:span></text:span></text:p>
            </table:table-cell>
          </table:table-row>
          <table:table-row table:style-name="Table22.1">
            <table:table-cell table:style-name="Table22.A2" office:value-type="string">
              <text:p text:style-name="P147"><text:span text:style-name="Code_20_Small1"><text:span text:style-name="T163">static </text:span></text:span><text:a xlink:type="simple" xlink:href="file:///l%22r54" text:style-name="ListLabel_20_5" text:visited-style-name="ListLabel_20_5"><text:span text:style-name="Internet_20_link"><text:span text:style-name="T158">Extension.Kind</text:span></text:span></text:a></text:p>
            </table:table-cell>
            <table:table-cell table:style-name="Table22.B2" office:value-type="string">
              <text:p text:style-name="P143"><text:a xlink:type="simple" xlink:href="file:///l%22r53" text:style-name="ListLabel_20_6" text:visited-style-name="ListLabel_20_6"><text:span text:style-name="Internet_20_link"><text:span text:style-name="T155">valueOf</text:span></text:span></text:a><text:span text:style-name="Code2"><text:span text:style-name="T160">(String name)</text:span></text:span></text:p>
            </table:table-cell>
            <table:table-cell table:style-name="Table22.C2" office:value-type="string">
              <text:p text:style-name="P145"><text:bookmark-ref text:reference-format="page" text:ref-name="r53">33</text:bookmark-ref></text:p>
            </table:table-cell>
          </table:table-row>
          <table:table-row table:style-name="Table22.1">
            <table:table-cell table:style-name="Table22.A3" office:value-type="string">
              <text:p text:style-name="P146"><text:span text:style-name="Code_20_Small1"><text:span text:style-name="T163">static </text:span></text:span><text:a xlink:type="simple" xlink:href="file:///l%22r54" text:style-name="ListLabel_20_5" text:visited-style-name="ListLabel_20_5"><text:span text:style-name="Internet_20_link"><text:span text:style-name="T158">Extension.Kind</text:span></text:span></text:a><text:span text:style-name="Code_20_Small1"><text:span text:style-name="T164">[]</text:span></text:span></text:p>
            </table:table-cell>
            <table:table-cell table:style-name="Table22.B3" office:value-type="string">
              <text:p text:style-name="P142"><text:a xlink:type="simple" xlink:href="file:///l%22r52" text:style-name="ListLabel_20_6" text:visited-style-name="ListLabel_20_6"><text:span text:style-name="Internet_20_link"><text:span text:style-name="T155">values</text:span></text:span></text:a><text:span text:style-name="Code2"><text:span text:style-name="T160">()</text:span></text:span></text:p>
            </table:table-cell>
            <table:table-cell table:style-name="Table22.C3" office:value-type="string">
              <text:p text:style-name="P144"><text:bookmark-ref text:reference-format="page" text:ref-name="r52">33</text:bookmark-ref></text:p>
            </table:table-cell>
          </table:table-row>
        </table:table>
        <text:p text:style-name="P106"><text:span text:style-name="T71">Enum Constant Detail</text:span></text:p>
        <text:p text:style-name="P108"><text:bookmark text:name="r49"/><text:span text:style-name="T71">MANDATORY</text:span></text:p>
        <text:p text:style-name="P122"><text:span text:style-name="Code2">public static final </text:span><text:a xlink:type="simple" xlink:href="file:///l%22r54" text:style-name="ListLabel_20_7" text:visited-style-name="ListLabel_20_7"><text:span text:style-name="Internet_20_link"><text:span text:style-name="T161">Extension.Kind</text:span></text:span></text:a><text:span text:style-name="Code2"><text:span text:style-name="T165"> </text:span></text:span><text:span text:style-name="Code2"><text:span text:style-name="T166">MANDATORY</text:span></text:span></text:p>
        <text:p text:style-name="P155"/>
        <text:p text:style-name="P109"><text:bookmark text:name="r50"/><text:span text:style-name="T71">OPTIONAL</text:span></text:p>
        <text:p text:style-name="P122"><text:span text:style-name="Code2">public static final </text:span><text:a xlink:type="simple" xlink:href="file:///l%22r54" text:style-name="ListLabel_20_7" text:visited-style-name="ListLabel_20_7"><text:span text:style-name="Internet_20_link"><text:span text:style-name="T161">Extension.Kind</text:span></text:span></text:a><text:span text:style-name="Code2"><text:span text:style-name="T165"> </text:span></text:span><text:span text:style-name="Code2"><text:span text:style-name="T166">OPTIONAL</text:span></text:span></text:p>
        <text:p text:style-name="P155"/>
        <text:p text:style-name="P109"><text:bookmark text:name="r51"/><text:span text:style-name="T71">TRANSIENT</text:span></text:p>
        <text:p text:style-name="P122"><text:span text:style-name="Code2">public static final </text:span><text:a xlink:type="simple" xlink:href="file:///l%22r54" text:style-name="ListLabel_20_7" text:visited-style-name="ListLabel_20_7"><text:span text:style-name="Internet_20_link"><text:span text:style-name="T161">Extension.Kind</text:span></text:span></text:a><text:span text:style-name="Code2"><text:span text:style-name="T165"> </text:span></text:span><text:span text:style-name="Code2"><text:span text:style-name="T166">TRANSIENT</text:span></text:span></text:p>
        <text:p text:style-name="P107"><text:span text:style-name="T71">Method Detail</text:span></text:p>
        <text:p text:style-name="P110"><text:bookmark text:name="r52"/><text:span text:style-name="T71">values</text:span></text:p>
        <text:p text:style-name="P122"><text:span text:style-name="Code2">public static </text:span><text:a xlink:type="simple" xlink:href="file:///l%22r54" text:style-name="ListLabel_20_7" text:visited-style-name="ListLabel_20_7"><text:span text:style-name="Internet_20_link"><text:span text:style-name="T161">Extension.Kind</text:span></text:span></text:a><text:span text:style-name="Code2"><text:span text:style-name="T165">[] </text:span></text:span><text:span text:style-name="Code2"><text:span text:style-name="T166">values</text:span></text:span><text:span text:style-name="Code2"><text:span text:style-name="T167">()</text:span></text:span></text:p>
        <text:p text:style-name="P155"/>
        <text:p text:style-name="P109"><text:bookmark text:name="r53"/><text:span text:style-name="T71">valueOf</text:span></text:p>
        <text:p text:style-name="P122"><text:span text:style-name="Code2">public static </text:span><text:a xlink:type="simple" xlink:href="file:///l%22r54" text:style-name="ListLabel_20_7" text:visited-style-name="ListLabel_20_7"><text:span text:style-name="Internet_20_link"><text:span text:style-name="T161">Extension.Kind</text:span></text:span></text:a><text:span text:style-name="Code2"><text:span text:style-name="T165"> </text:span></text:span><text:span text:style-name="Code2"><text:span text:style-name="T166">valueOf</text:span></text:span><text:span text:style-name="Code2"><text:span text:style-name="T167">(String name)</text:span></text:span></text:p>
        <text:p text:style-name="P90"><text:bookmark text:name="r60"/><text:span text:style-name="T71">Enum Extension.Type</text:span></text:p>
        <text:p text:style-name="P129"><text:a xlink:type="simple" xlink:href="file:///l%22r2" text:style-name="ListLabel_20_3" text:visited-style-name="ListLabel_20_3"><text:span text:style-name="Internet_20_link"><text:span text:style-name="T148">org.osgi.feature</text:span></text:span></text:a></text:p>
        <text:p text:style-name="P139"><text:span text:style-name="Code2">java.lang.Object</text:span></text:p>
        <text:p text:style-name="P130"><text:span text:style-name="Code2">  </text:span><draw:frame draw:style-name="fr3" draw:name="Image4" text:anchor-type="as-char" svg:width="0.397cm" svg:height="0.37cm" draw:z-index="19"><draw:image xlink:href="Pictures/100002000000000F0000000ED3A4069C610A9F54.png" xlink:type="simple" xlink:show="embed" xlink:actuate="onLoad" loext:mime-type="image/png"/></draw:frame><text:span text:style-name="Code2">java.lang.Enum&lt;</text:span><text:a xlink:type="simple" xlink:href="file:///l%22r60" text:style-name="ListLabel_20_7" text:visited-style-name="ListLabel_20_7"><text:span text:style-name="Internet_20_link"><text:span text:style-name="T161">Extension.Type</text:span></text:span></text:a><text:span text:style-name="Code2"><text:span text:style-name="T165">&gt;</text:span></text:span></text:p>
        <text:p text:style-name="P118"><text:span text:style-name="Code2">      </text:span><draw:frame draw:style-name="fr3" draw:name="Image5" text:anchor-type="as-char" svg:width="0.397cm" svg:height="0.37cm" draw:z-index="20"><draw:image xlink:href="Pictures/100002000000000F0000000ED3A4069C610A9F54.png" xlink:type="simple" xlink:show="embed" xlink:actuate="onLoad" loext:mime-type="image/png"/></draw:frame><text:span text:style-name="Code2"><text:span text:style-name="T62">org.osgi.feature.Extension.Type</text:span></text:span></text:p>
        <text:p text:style-name="List_20_Heading"><text:span text:style-name="T70">All Implemented Interfaces:</text:span></text:p>
        <text:p text:style-name="P134"><text:span text:style-name="T151">Comparable&lt;</text:span><text:a xlink:type="simple" xlink:href="file:///l%22r60" text:style-name="ListLabel_20_4" text:visited-style-name="ListLabel_20_4"><text:span text:style-name="Internet_20_link"><text:span text:style-name="T151">Extension.Type</text:span></text:span></text:a><text:span text:style-name="Default_20_Paragraph_20_Font"><text:span text:style-name="T152">&gt;, Serializable</text:span></text:span></text:p>
        <text:p text:style-name="List_20_Heading"><text:span text:style-name="T70">Enclosing class:</text:span></text:p>
        <text:p text:style-name="P134"><text:a xlink:type="simple" xlink:href="file:///l%22r48" text:style-name="ListLabel_20_4" text:visited-style-name="ListLabel_20_4"><text:span text:style-name="Internet_20_link"><text:span text:style-name="T151">Extension</text:span></text:span></text:a></text:p>
        <text:p text:style-name="P138"/>
        <text:p text:style-name="P153"><text:span text:style-name="Code2">public static enum </text:span><text:span text:style-name="Code2"><text:span text:style-name="T62">Extension.Type</text:span></text:span></text:p>
        <text:p text:style-name="P118"><text:span text:style-name="Code2">extends Enum&lt;</text:span><text:a xlink:type="simple" xlink:href="file:///l%22r60" text:style-name="ListLabel_20_7" text:visited-style-name="ListLabel_20_7"><text:span text:style-name="Internet_20_link"><text:span text:style-name="T161">Extension.Type</text:span></text:span></text:a><text:span text:style-name="Code2"><text:span text:style-name="T165">&gt;</text:span></text:span></text:p>
        <text:p text:style-name="P141"/>
        <table:table table:name="Table23" table:style-name="Table23">
          <table:table-column table:style-name="Table23.A"/>
          <table:table-column table:style-name="Table23.B"/>
          <table:table-row table:style-name="Table23.1">
            <table:table-cell table:style-name="Table23.A1" office:value-type="string">
              <text:p text:style-name="P143"><text:span text:style-name="Summary_20_Heading_20_Font2"><text:span text:style-name="T149">Enum Constant Summary</text:span></text:span></text:p>
            </table:table-cell>
            <table:table-cell table:style-name="Table23.A1" office:value-type="string">
              <text:p text:style-name="P145"><text:span text:style-name="Page_20_Reference_20_Font"><text:span text:style-name="T150">Page</text:span></text:span></text:p>
            </table:table-cell>
          </table:table-row>
          <table:table-row table:style-name="Table23.1">
            <table:table-cell table:style-name="Table23.A2" office:value-type="string">
              <text:p text:style-name="P143"><text:a xlink:type="simple" xlink:href="file:///l%22r57" text:style-name="ListLabel_20_6" text:visited-style-name="ListLabel_20_6"><text:span text:style-name="Internet_20_link"><text:span text:style-name="T155">ARTIFACTS</text:span></text:span></text:a></text:p>
            </table:table-cell>
            <table:table-cell table:style-name="Table23.B2" office:value-type="string">
              <text:p text:style-name="P145"><text:bookmark-ref text:reference-format="page" text:ref-name="r57">34</text:bookmark-ref></text:p>
            </table:table-cell>
          </table:table-row>
          <table:table-row table:style-name="Table23.1">
            <table:table-cell table:style-name="Table23.A3" office:value-type="string">
              <text:p text:style-name="P142"><text:a xlink:type="simple" xlink:href="file:///l%22r55" text:style-name="ListLabel_20_6" text:visited-style-name="ListLabel_20_6"><text:span text:style-name="Internet_20_link"><text:span text:style-name="T155">JSON</text:span></text:span></text:a></text:p>
            </table:table-cell>
            <table:table-cell table:style-name="Table23.B3" office:value-type="string">
              <text:p text:style-name="P144"><text:bookmark-ref text:reference-format="page" text:ref-name="r55">34</text:bookmark-ref></text:p>
            </table:table-cell>
          </table:table-row>
          <table:table-row table:style-name="Table23.1">
            <table:table-cell table:style-name="Table23.A4" office:value-type="string">
              <text:p text:style-name="P142"><text:a xlink:type="simple" xlink:href="file:///l%22r56" text:style-name="ListLabel_20_6" text:visited-style-name="ListLabel_20_6"><text:span text:style-name="Internet_20_link"><text:span text:style-name="T155">TEXT</text:span></text:span></text:a></text:p>
            </table:table-cell>
            <table:table-cell table:style-name="Table23.B4" office:value-type="string">
              <text:p text:style-name="P144"><text:bookmark-ref text:reference-format="page" text:ref-name="r56">34</text:bookmark-ref></text:p>
            </table:table-cell>
          </table:table-row>
        </table:table>
        <text:p text:style-name="P11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43"><text:span text:style-name="Summary_20_Heading_20_Font2"><text:span text:style-name="T149">Method Summary</text:span></text:span></text:p>
            </table:table-cell>
            <table:covered-table-cell/>
            <table:table-cell table:style-name="Table24.A1" office:value-type="string">
              <text:p text:style-name="P145"><text:span text:style-name="Page_20_Reference_20_Font"><text:span text:style-name="T150">Page</text:span></text:span></text:p>
            </table:table-cell>
          </table:table-row>
          <table:table-row table:style-name="Table24.1">
            <table:table-cell table:style-name="Table24.A2" office:value-type="string">
              <text:p text:style-name="P147"><text:span text:style-name="Code_20_Small1"><text:span text:style-name="T163">static </text:span></text:span><text:a xlink:type="simple" xlink:href="file:///l%22r60" text:style-name="ListLabel_20_5" text:visited-style-name="ListLabel_20_5"><text:span text:style-name="Internet_20_link"><text:span text:style-name="T158">Extension.Type</text:span></text:span></text:a></text:p>
            </table:table-cell>
            <table:table-cell table:style-name="Table24.B2" office:value-type="string">
              <text:p text:style-name="P143"><text:a xlink:type="simple" xlink:href="file:///l%22r59" text:style-name="ListLabel_20_6" text:visited-style-name="ListLabel_20_6"><text:span text:style-name="Internet_20_link"><text:span text:style-name="T155">valueOf</text:span></text:span></text:a><text:span text:style-name="Code2"><text:span text:style-name="T160">(String name)</text:span></text:span></text:p>
            </table:table-cell>
            <table:table-cell table:style-name="Table24.C2" office:value-type="string">
              <text:p text:style-name="P145"><text:bookmark-ref text:reference-format="page" text:ref-name="r59">34</text:bookmark-ref></text:p>
            </table:table-cell>
          </table:table-row>
          <table:table-row table:style-name="Table24.1">
            <table:table-cell table:style-name="Table24.A3" office:value-type="string">
              <text:p text:style-name="P146"><text:span text:style-name="Code_20_Small1"><text:span text:style-name="T163">static </text:span></text:span><text:a xlink:type="simple" xlink:href="file:///l%22r60" text:style-name="ListLabel_20_5" text:visited-style-name="ListLabel_20_5"><text:span text:style-name="Internet_20_link"><text:span text:style-name="T158">Extension.Type</text:span></text:span></text:a><text:span text:style-name="Code_20_Small1"><text:span text:style-name="T164">[]</text:span></text:span></text:p>
            </table:table-cell>
            <table:table-cell table:style-name="Table24.B3" office:value-type="string">
              <text:p text:style-name="P142"><text:a xlink:type="simple" xlink:href="file:///l%22r58" text:style-name="ListLabel_20_6" text:visited-style-name="ListLabel_20_6"><text:span text:style-name="Internet_20_link"><text:span text:style-name="T155">values</text:span></text:span></text:a><text:span text:style-name="Code2"><text:span text:style-name="T160">()</text:span></text:span></text:p>
            </table:table-cell>
            <table:table-cell table:style-name="Table24.C3" office:value-type="string">
              <text:p text:style-name="P144"><text:bookmark-ref text:reference-format="page" text:ref-name="r58">34</text:bookmark-ref></text:p>
            </table:table-cell>
          </table:table-row>
        </table:table>
        <text:p text:style-name="P106"><text:span text:style-name="T71">Enum Constant Detail</text:span></text:p>
        <text:p text:style-name="P108"><text:bookmark text:name="r55"/><text:span text:style-name="T71">JSON</text:span></text:p>
        <text:p text:style-name="P122"><text:span text:style-name="Code2">public static final </text:span><text:a xlink:type="simple" xlink:href="file:///l%22r60" text:style-name="ListLabel_20_7" text:visited-style-name="ListLabel_20_7"><text:span text:style-name="Internet_20_link"><text:span text:style-name="T161">Extension.Type</text:span></text:span></text:a><text:span text:style-name="Code2"><text:span text:style-name="T165"> </text:span></text:span><text:span text:style-name="Code2"><text:span text:style-name="T166">JSON</text:span></text:span></text:p>
        <text:p text:style-name="P155"/>
        <text:p text:style-name="P109"><text:bookmark text:name="r56"/><text:span text:style-name="T71">TEXT</text:span></text:p>
        <text:p text:style-name="P122"><text:span text:style-name="Code2">public static final </text:span><text:a xlink:type="simple" xlink:href="file:///l%22r60" text:style-name="ListLabel_20_7" text:visited-style-name="ListLabel_20_7"><text:span text:style-name="Internet_20_link"><text:span text:style-name="T161">Extension.Type</text:span></text:span></text:a><text:span text:style-name="Code2"><text:span text:style-name="T165"> </text:span></text:span><text:span text:style-name="Code2"><text:span text:style-name="T166">TEXT</text:span></text:span></text:p>
        <text:p text:style-name="P155"/>
        <text:p text:style-name="P109"><text:bookmark text:name="r57"/><text:span text:style-name="T71">ARTIFACTS</text:span></text:p>
        <text:p text:style-name="P122"><text:span text:style-name="Code2">public static final </text:span><text:a xlink:type="simple" xlink:href="file:///l%22r60" text:style-name="ListLabel_20_7" text:visited-style-name="ListLabel_20_7"><text:span text:style-name="Internet_20_link"><text:span text:style-name="T161">Extension.Type</text:span></text:span></text:a><text:span text:style-name="Code2"><text:span text:style-name="T165"> </text:span></text:span><text:span text:style-name="Code2"><text:span text:style-name="T166">ARTIFACTS</text:span></text:span></text:p>
        <text:p text:style-name="P107"><text:span text:style-name="T71">Method Detail</text:span></text:p>
        <text:p text:style-name="P110"><text:bookmark text:name="r58"/><text:span text:style-name="T71">values</text:span></text:p>
        <text:p text:style-name="P122"><text:span text:style-name="Code2">public static </text:span><text:a xlink:type="simple" xlink:href="file:///l%22r60" text:style-name="ListLabel_20_7" text:visited-style-name="ListLabel_20_7"><text:span text:style-name="Internet_20_link"><text:span text:style-name="T161">Extension.Type</text:span></text:span></text:a><text:span text:style-name="Code2"><text:span text:style-name="T165">[] </text:span></text:span><text:span text:style-name="Code2"><text:span text:style-name="T166">values</text:span></text:span><text:span text:style-name="Code2"><text:span text:style-name="T167">()</text:span></text:span></text:p>
        <text:p text:style-name="P155"/>
        <text:p text:style-name="P109"><text:bookmark text:name="r59"/><text:span text:style-name="T71">valueOf</text:span></text:p>
        <text:p text:style-name="P122"><text:span text:style-name="Code2">public static </text:span><text:a xlink:type="simple" xlink:href="file:///l%22r60" text:style-name="ListLabel_20_7" text:visited-style-name="ListLabel_20_7"><text:span text:style-name="Internet_20_link"><text:span text:style-name="T161">Extension.Type</text:span></text:span></text:a><text:span text:style-name="Code2"><text:span text:style-name="T165"> </text:span></text:span><text:span text:style-name="Code2"><text:span text:style-name="T166">valueOf</text:span></text:span><text:span text:style-name="Code2"><text:span text:style-name="T167">(String name)</text:span></text:span></text:p>
        <text:p text:style-name="P91"><text:bookmark text:name="r67"/><text:span text:style-name="T71">Interface ExtensionBuilder</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ExtensionBuilder</text:span></text:span></text:p>
        <text:p text:style-name="P119"><text:span text:style-name="T151">A builder for Feature Model </text:span><text:a xlink:type="simple" xlink:href="file:///l%22r48" text:style-name="ListLabel_20_7" text:visited-style-name="ListLabel_20_7"><text:span text:style-name="Internet_20_link"><text:span text:style-name="T161">Extension</text:span></text:span></text:a><text:span text:style-name="Default_20_Paragraph_20_Font"><text:span text:style-name="T152"> objects.</text:span></text:span></text:p>
        <text:p text:style-name="P129"><text:span text:style-name="T153">NotThreadSafe</text:span></text:p>
        <text:p text:style-name="P14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43"><text:span text:style-name="Summary_20_Heading_20_Font2"><text:span text:style-name="T149">Method Summary</text:span></text:span></text:p>
            </table:table-cell>
            <table:covered-table-cell/>
            <table:table-cell table:style-name="Table25.A1" office:value-type="string">
              <text:p text:style-name="P145"><text:span text:style-name="Page_20_Reference_20_Font"><text:span text:style-name="T150">Page</text:span></text:span></text:p>
            </table:table-cell>
          </table:table-row>
          <table:table-row table:style-name="Table25.1">
            <table:table-cell table:style-name="Table25.A2" office:value-type="string">
              <text:p text:style-name="P147"><text:a xlink:type="simple" xlink:href="file:///l%22r67" text:style-name="ListLabel_20_5" text:visited-style-name="ListLabel_20_5"><text:span text:style-name="Internet_20_link"><text:span text:style-name="T158">ExtensionBuilder</text:span></text:span></text:a></text:p>
            </table:table-cell>
            <table:table-cell table:style-name="Table25.B2" office:value-type="string">
              <text:p text:style-name="P149"><text:a xlink:type="simple" xlink:href="file:///l%22r64" text:style-name="ListLabel_20_6" text:visited-style-name="ListLabel_20_6"><text:span text:style-name="Internet_20_link"><text:span text:style-name="T155">addArtifact</text:span></text:span></text:a><text:span text:style-name="Code2"><text:span text:style-name="T160">(String groupId, String artifactId, String version)</text:span></text:span></text:p>
              <text:p text:style-name="P151"><text:span text:style-name="T151">Add an Artifact to the extension.</text:span></text:p>
            </table:table-cell>
            <table:table-cell table:style-name="Table25.C2" office:value-type="string">
              <text:p text:style-name="P145"><text:bookmark-ref text:reference-format="page" text:ref-name="r64">36</text:bookmark-ref></text:p>
            </table:table-cell>
          </table:table-row>
          <table:table-row table:style-name="Table25.1">
            <table:table-cell table:style-name="Table25.A3" office:value-type="string">
              <text:p text:style-name="P146"><text:a xlink:type="simple" xlink:href="file:///l%22r67" text:style-name="ListLabel_20_5" text:visited-style-name="ListLabel_20_5"><text:span text:style-name="Internet_20_link"><text:span text:style-name="T158">ExtensionBuilder</text:span></text:span></text:a></text:p>
            </table:table-cell>
            <table:table-cell table:style-name="Table25.B3" office:value-type="string">
              <text:p text:style-name="P148"><text:a xlink:type="simple" xlink:href="file:///l%22r65" text:style-name="ListLabel_20_6" text:visited-style-name="ListLabel_20_6"><text:span text:style-name="Internet_20_link"><text:span text:style-name="T155">addArtifact</text:span></text:span></text:a><text:span text:style-name="Code2"><text:span text:style-name="T160">(String groupId, String artifactId, String version, String at, String classifier)</text:span></text:span></text:p>
              <text:p text:style-name="P150"><text:span text:style-name="T151">Add an Artifact to the extension.</text:span></text:p>
            </table:table-cell>
            <table:table-cell table:style-name="Table25.C3" office:value-type="string">
              <text:p text:style-name="P144"><text:bookmark-ref text:reference-format="page" text:ref-name="r65">36</text:bookmark-ref></text:p>
            </table:table-cell>
          </table:table-row>
          <table:table-row table:style-name="Table25.1">
            <table:table-cell table:style-name="Table25.A4" office:value-type="string">
              <text:p text:style-name="P146"><text:a xlink:type="simple" xlink:href="file:///l%22r67" text:style-name="ListLabel_20_5" text:visited-style-name="ListLabel_20_5"><text:span text:style-name="Internet_20_link"><text:span text:style-name="T158">ExtensionBuilder</text:span></text:span></text:a></text:p>
            </table:table-cell>
            <table:table-cell table:style-name="Table25.B4" office:value-type="string">
              <text:p text:style-name="P148"><text:a xlink:type="simple" xlink:href="file:///l%22r63" text:style-name="ListLabel_20_6" text:visited-style-name="ListLabel_20_6"><text:span text:style-name="Internet_20_link"><text:span text:style-name="T155">addArtifact</text:span></text:span></text:a><text:span text:style-name="Code2"><text:span text:style-name="T160">(</text:span></text:span><text:a xlink:type="simple" xlink:href="file:///l%22r16" text:style-name="ListLabel_20_8" text:visited-style-name="ListLabel_20_8"><text:span text:style-name="Internet_20_link"><text:span text:style-name="T156">ArtifactID</text:span></text:span></text:a><text:span text:style-name="Code2"><text:span text:style-name="T160"> aid)</text:span></text:span></text:p>
              <text:p text:style-name="P150"><text:span text:style-name="T151">Add an Artifact to the extension.</text:span></text:p>
            </table:table-cell>
            <table:table-cell table:style-name="Table25.C4" office:value-type="string">
              <text:p text:style-name="P144"><text:bookmark-ref text:reference-format="page" text:ref-name="r63">36</text:bookmark-ref></text:p>
            </table:table-cell>
          </table:table-row>
          <table:table-row table:style-name="Table25.1">
            <table:table-cell table:style-name="Table25.A5" office:value-type="string">
              <text:p text:style-name="P146"><text:a xlink:type="simple" xlink:href="file:///l%22r67" text:style-name="ListLabel_20_5" text:visited-style-name="ListLabel_20_5"><text:span text:style-name="Internet_20_link"><text:span text:style-name="T158">ExtensionBuilder</text:span></text:span></text:a></text:p>
            </table:table-cell>
            <table:table-cell table:style-name="Table25.B5" office:value-type="string">
              <text:p text:style-name="P148"><text:a xlink:type="simple" xlink:href="file:///l%22r61" text:style-name="ListLabel_20_6" text:visited-style-name="ListLabel_20_6"><text:span text:style-name="Internet_20_link"><text:span text:style-name="T155">addText</text:span></text:span></text:a><text:span text:style-name="Code2"><text:span text:style-name="T160">(String text)</text:span></text:span></text:p>
              <text:p text:style-name="P150"><text:span text:style-name="T151">Add text to the extension.</text:span></text:p>
            </table:table-cell>
            <table:table-cell table:style-name="Table25.C5" office:value-type="string">
              <text:p text:style-name="P144"><text:bookmark-ref text:reference-format="page" text:ref-name="r61">35</text:bookmark-ref></text:p>
            </table:table-cell>
          </table:table-row>
          <table:table-row table:style-name="Table25.1">
            <table:table-cell table:style-name="Table25.A6" office:value-type="string">
              <text:p text:style-name="P146"><text:a xlink:type="simple" xlink:href="file:///l%22r48" text:style-name="ListLabel_20_5" text:visited-style-name="ListLabel_20_5"><text:span text:style-name="Internet_20_link"><text:span text:style-name="T158">Extension</text:span></text:span></text:a></text:p>
            </table:table-cell>
            <table:table-cell table:style-name="Table25.B6" office:value-type="string">
              <text:p text:style-name="P148"><text:a xlink:type="simple" xlink:href="file:///l%22r66" text:style-name="ListLabel_20_6" text:visited-style-name="ListLabel_20_6"><text:span text:style-name="Internet_20_link"><text:span text:style-name="T155">build</text:span></text:span></text:a><text:span text:style-name="Code2"><text:span text:style-name="T160">()</text:span></text:span></text:p>
              <text:p text:style-name="P150"><text:span text:style-name="T151">Build the Extension.</text:span></text:p>
            </table:table-cell>
            <table:table-cell table:style-name="Table25.C6" office:value-type="string">
              <text:p text:style-name="P144"><text:bookmark-ref text:reference-format="page" text:ref-name="r66">36</text:bookmark-ref></text:p>
            </table:table-cell>
          </table:table-row>
          <table:table-row table:style-name="Table25.1">
            <table:table-cell table:style-name="Table25.A7" office:value-type="string">
              <text:p text:style-name="P146"><text:a xlink:type="simple" xlink:href="file:///l%22r67" text:style-name="ListLabel_20_5" text:visited-style-name="ListLabel_20_5"><text:span text:style-name="Internet_20_link"><text:span text:style-name="T158">ExtensionBuilder</text:span></text:span></text:a></text:p>
            </table:table-cell>
            <table:table-cell table:style-name="Table25.B7" office:value-type="string">
              <text:p text:style-name="P148"><text:a xlink:type="simple" xlink:href="file:///l%22r62" text:style-name="ListLabel_20_6" text:visited-style-name="ListLabel_20_6"><text:span text:style-name="Internet_20_link"><text:span text:style-name="T155">setJSON</text:span></text:span></text:a><text:span text:style-name="Code2"><text:span text:style-name="T160">(String json)</text:span></text:span></text:p>
              <text:p text:style-name="P150"><text:span text:style-name="T151">Add JSON in String form to the extension.</text:span></text:p>
            </table:table-cell>
            <table:table-cell table:style-name="Table25.C7" office:value-type="string">
              <text:p text:style-name="P144"><text:bookmark-ref text:reference-format="page" text:ref-name="r62">35</text:bookmark-ref></text:p>
            </table:table-cell>
          </table:table-row>
        </table:table>
        <text:p text:style-name="P106"><text:span text:style-name="T71">Method Detail</text:span></text:p>
        <text:p text:style-name="P108"><text:bookmark text:name="r61"/><text:span text:style-name="T71">addText</text:span></text:p>
        <text:p text:style-name="P122"><text:a xlink:type="simple" xlink:href="file:///l%22r67" text:style-name="ListLabel_20_7" text:visited-style-name="ListLabel_20_7"><text:span text:style-name="Internet_20_link"><text:span text:style-name="T161">ExtensionBuilder</text:span></text:span></text:a><text:span text:style-name="Code2"><text:span text:style-name="T165"> </text:span></text:span><text:span text:style-name="Code2"><text:span text:style-name="T166">addText</text:span></text:span><text:span text:style-name="Code2"><text:span text:style-name="T167">(String text)</text:span></text:span></text:p>
        <text:p text:style-name="P135"><text:span text:style-name="T151">Add text to the extension. Can only be called for extensions of type .</text:span></text:p>
        <text:p text:style-name="P136"><text:span text:style-name="T153">Parameters:</text:span></text:p>
        <text:p text:style-name="P152"><text:span text:style-name="Code2">text</text:span><text:span text:style-name="Default_20_Paragraph_20_Font"><text:span text:style-name="T151"> - The text to be added.</text:span></text:span></text:p>
        <text:p text:style-name="P136"><text:span text:style-name="T153">Returns:</text:span></text:p>
        <text:p text:style-name="P152"><text:span text:style-name="T151">This builder.</text:span></text:p>
        <text:p text:style-name="P154"/>
        <text:p text:style-name="P111"><text:bookmark text:name="r62"/><text:span text:style-name="T71">setJSON</text:span></text:p>
        <text:p text:style-name="P122"><text:a xlink:type="simple" xlink:href="file:///l%22r67" text:style-name="ListLabel_20_7" text:visited-style-name="ListLabel_20_7"><text:span text:style-name="Internet_20_link"><text:span text:style-name="T161">ExtensionBuilder</text:span></text:span></text:a><text:span text:style-name="Code2"><text:span text:style-name="T165"> </text:span></text:span><text:span text:style-name="Code2"><text:span text:style-name="T166">setJSON</text:span></text:span><text:span text:style-name="Code2"><text:span text:style-name="T167">(String json)</text:span></text:span></text:p>
        <text:p text:style-name="P135"><text:span text:style-name="T151">Add JSON in String form to the extension. Can only be called for extensions of type .</text:span></text:p>
        <text:p text:style-name="P136"><text:span text:style-name="T153">Parameters:</text:span></text:p>
        <text:p text:style-name="P152"><text:span text:style-name="Code2">json</text:span><text:span text:style-name="Default_20_Paragraph_20_Font"><text:span text:style-name="T151"> - The JSON to be added.</text:span></text:span></text:p>
        <text:p text:style-name="P136"><text:span text:style-name="T153">Returns:</text:span></text:p>
        <text:p text:style-name="P152"><text:span text:style-name="T151">This builder.</text:span></text:p>
        <text:p text:style-name="P154"/>
        <text:p text:style-name="P111"><text:bookmark text:name="r63"/><text:soft-page-break/><text:span text:style-name="T71">addArtifact</text:span></text:p>
        <text:p text:style-name="P122"><text:a xlink:type="simple" xlink:href="file:///l%22r67" text:style-name="ListLabel_20_7" text:visited-style-name="ListLabel_20_7"><text:span text:style-name="Internet_20_link"><text:span text:style-name="T161">ExtensionBuilder</text:span></text:span></text:a><text:span text:style-name="Code2"><text:span text:style-name="T165"> </text:span></text:span><text:span text:style-name="Code2"><text:span text:style-name="T166">addArtifact</text:span></text:span><text:span text:style-name="Code2"><text:span text:style-name="T167">(</text:span></text:span><text:a xlink:type="simple" xlink:href="file:///l%22r16" text:style-name="ListLabel_20_9" text:visited-style-name="ListLabel_20_9"><text:span text:style-name="Internet_20_link"><text:span text:style-name="T162">ArtifactID</text:span></text:span></text:a><text:span text:style-name="Code2"><text:span text:style-name="T167"> aid)</text:span></text:span></text:p>
        <text:p text:style-name="P135"><text:span text:style-name="T151">Add an Artifact to the extension. Can only be called for extensions of type .</text:span></text:p>
        <text:p text:style-name="P136"><text:span text:style-name="T153">Parameters:</text:span></text:p>
        <text:p text:style-name="P152"><text:span text:style-name="Code2">aid</text:span><text:span text:style-name="Default_20_Paragraph_20_Font"><text:span text:style-name="T151"> - The ArtifactID of the artifact to add.</text:span></text:span></text:p>
        <text:p text:style-name="P136"><text:span text:style-name="T153">Returns:</text:span></text:p>
        <text:p text:style-name="P152"><text:span text:style-name="T151">This builder.</text:span></text:p>
        <text:p text:style-name="P154"/>
        <text:p text:style-name="P111"><text:bookmark text:name="r64"/><text:span text:style-name="T71">addArtifact</text:span></text:p>
        <text:p text:style-name="P122"><text:a xlink:type="simple" xlink:href="file:///l%22r67" text:style-name="ListLabel_20_7" text:visited-style-name="ListLabel_20_7"><text:span text:style-name="Internet_20_link"><text:span text:style-name="T161">ExtensionBuilder</text:span></text:span></text:a><text:span text:style-name="Code2"><text:span text:style-name="T165"> </text:span></text:span><text:span text:style-name="Code2"><text:span text:style-name="T166">addArtifact</text:span></text:span><text:span text:style-name="Code2"><text:span text:style-name="T167">(String groupId,</text:span></text:span><text:line-break/><text:span text:style-name="Code2"><text:span text:style-name="T167">                             String artifactId,</text:span></text:span><text:line-break/><text:span text:style-name="Code2"><text:span text:style-name="T167">                             String version)</text:span></text:span></text:p>
        <text:p text:style-name="P135"><text:span text:style-name="T151">Add an Artifact to the extension. Can only be called for extensions of type .</text:span></text:p>
        <text:p text:style-name="P136"><text:span text:style-name="T153">Parameters:</text:span></text:p>
        <text:p text:style-name="P152"><text:span text:style-name="Code2">groupId</text:span><text:span text:style-name="Default_20_Paragraph_20_Font"><text:span text:style-name="T151"> - The Group ID of the artifact to add.</text:span></text:span></text:p>
        <text:p text:style-name="P152"><text:span text:style-name="Code2">artifactId</text:span><text:span text:style-name="Default_20_Paragraph_20_Font"><text:span text:style-name="T151"> - The Artifact ID of the artifact to add.</text:span></text:span></text:p>
        <text:p text:style-name="P152"><text:span text:style-name="Code2">version</text:span><text:span text:style-name="Default_20_Paragraph_20_Font"><text:span text:style-name="T151"> - The Version of the artifact to add.</text:span></text:span></text:p>
        <text:p text:style-name="P136"><text:span text:style-name="T153">Returns:</text:span></text:p>
        <text:p text:style-name="P152"><text:span text:style-name="T151">This builder.</text:span></text:p>
        <text:p text:style-name="P154"/>
        <text:p text:style-name="P111"><text:bookmark text:name="r65"/><text:span text:style-name="T71">addArtifact</text:span></text:p>
        <text:p text:style-name="P122"><text:a xlink:type="simple" xlink:href="file:///l%22r67" text:style-name="ListLabel_20_7" text:visited-style-name="ListLabel_20_7"><text:span text:style-name="Internet_20_link"><text:span text:style-name="T161">ExtensionBuilder</text:span></text:span></text:a><text:span text:style-name="Code2"><text:span text:style-name="T165"> </text:span></text:span><text:span text:style-name="Code2"><text:span text:style-name="T166">addArtifact</text:span></text:span><text:span text:style-name="Code2"><text:span text:style-name="T167">(String groupId,</text:span></text:span><text:line-break/><text:span text:style-name="Code2"><text:span text:style-name="T167">                             String artifactId,</text:span></text:span><text:line-break/><text:span text:style-name="Code2"><text:span text:style-name="T167">                             String version,</text:span></text:span><text:line-break/><text:span text:style-name="Code2"><text:span text:style-name="T167">                             String at,</text:span></text:span><text:line-break/><text:span text:style-name="Code2"><text:span text:style-name="T167">                             String classifier)</text:span></text:span></text:p>
        <text:p text:style-name="P135"><text:span text:style-name="T151">Add an Artifact to the extension. Can only be called for extensions of type .</text:span></text:p>
        <text:p text:style-name="P136"><text:span text:style-name="T153">Parameters:</text:span></text:p>
        <text:p text:style-name="P152"><text:span text:style-name="Code2">groupId</text:span><text:span text:style-name="Default_20_Paragraph_20_Font"><text:span text:style-name="T151"> - The Group ID of the artifact to add.</text:span></text:span></text:p>
        <text:p text:style-name="P152"><text:span text:style-name="Code2">artifactId</text:span><text:span text:style-name="Default_20_Paragraph_20_Font"><text:span text:style-name="T151"> - The Artifact ID of the artifact to add.</text:span></text:span></text:p>
        <text:p text:style-name="P152"><text:span text:style-name="Code2">version</text:span><text:span text:style-name="Default_20_Paragraph_20_Font"><text:span text:style-name="T151"> - The Version of the artifact to add.</text:span></text:span></text:p>
        <text:p text:style-name="P152"><text:span text:style-name="Code2">at</text:span><text:span text:style-name="Default_20_Paragraph_20_Font"><text:span text:style-name="T151"> - The type indicator of the artifact to add.</text:span></text:span></text:p>
        <text:p text:style-name="P152"><text:span text:style-name="Code2">classifier</text:span><text:span text:style-name="Default_20_Paragraph_20_Font"><text:span text:style-name="T151"> - The classifier of the artifact to add.</text:span></text:span></text:p>
        <text:p text:style-name="P136"><text:span text:style-name="T153">Returns:</text:span></text:p>
        <text:p text:style-name="P152"><text:span text:style-name="T151">This builder.</text:span></text:p>
        <text:p text:style-name="P154"/>
        <text:p text:style-name="P111"><text:bookmark text:name="r66"/><text:span text:style-name="T71">build</text:span></text:p>
        <text:p text:style-name="P122"><text:a xlink:type="simple" xlink:href="file:///l%22r48" text:style-name="ListLabel_20_7" text:visited-style-name="ListLabel_20_7"><text:span text:style-name="Internet_20_link"><text:span text:style-name="T161">Extension</text:span></text:span></text:a><text:span text:style-name="Code2"><text:span text:style-name="T165"> </text:span></text:span><text:span text:style-name="Code2"><text:span text:style-name="T166">build</text:span></text:span><text:span text:style-name="Code2"><text:span text:style-name="T167">()</text:span></text:span></text:p>
        <text:p text:style-name="P135"><text:span text:style-name="T151">Build the Extension. Can only be called once on a builder. After calling this method the current builder instance cannot be used any more.</text:span></text:p>
        <text:p text:style-name="P136"><text:span text:style-name="T153">Returns:</text:span></text:p>
        <text:p text:style-name="P152"><text:span text:style-name="T151">The Extension.</text:span></text:p>
        <text:p text:style-name="P101"><text:bookmark text:name="r79"/><text:span text:style-name="T71">Interface Feature</text:span></text:p>
        <text:p text:style-name="P129"><text:a xlink:type="simple" xlink:href="file:///l%22r2" text:style-name="ListLabel_20_3" text:visited-style-name="ListLabel_20_3"><text:span text:style-name="Internet_20_link"><text:span text:style-name="T148">org.osgi.feature</text:span></text:span></text:a></text:p>
        <text:p text:style-name="List_20_Heading"><text:span text:style-name="T70">All Superinterfaces:</text:span></text:p>
        <text:p text:style-name="P134"><text:a xlink:type="simple" xlink:href="file:///l%22r4" text:style-name="ListLabel_20_4" text:visited-style-name="ListLabel_20_4"><text:span text:style-name="Internet_20_link"><text:span text:style-name="T151">Artifact</text:span></text:span></text:a></text:p>
        <text:p text:style-name="P138"/>
        <text:p text:style-name="P153"><text:span text:style-name="Code2">public interface </text:span><text:span text:style-name="Code2"><text:span text:style-name="T62">Feature</text:span></text:span></text:p>
        <text:p text:style-name="P122"><text:span text:style-name="Code2">extends </text:span><text:a xlink:type="simple" xlink:href="file:///l%22r4" text:style-name="ListLabel_20_7" text:visited-style-name="ListLabel_20_7"><text:span text:style-name="Internet_20_link"><text:span text:style-name="T161">Artifact</text:span></text:span></text:a></text:p>
        <text:p text:style-name="P119"><text:span text:style-name="T151">The Feature Model Feature.</text:span></text:p>
        <text:p text:style-name="P129"><text:span text:style-name="T153">ThreadSafe</text:span></text:p>
        <text:p text:style-name="P141"/>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43"><text:span text:style-name="Summary_20_Heading_20_Font2"><text:span text:style-name="T149">Method Summary</text:span></text:span></text:p>
            </table:table-cell>
            <table:covered-table-cell/>
            <table:table-cell table:style-name="Table26.A1" office:value-type="string">
              <text:p text:style-name="P145"><text:span text:style-name="Page_20_Reference_20_Font"><text:span text:style-name="T150">Page</text:span></text:span></text:p>
            </table:table-cell>
          </table:table-row>
          <table:table-row table:style-name="Table26.1">
            <table:table-cell table:style-name="Table26.A2" office:value-type="string">
              <text:p text:style-name="P147"><text:span text:style-name="Code_20_Small1"><text:span text:style-name="T163">List&lt;</text:span></text:span><text:a xlink:type="simple" xlink:href="file:///l%22r25" text:style-name="ListLabel_20_5" text:visited-style-name="ListLabel_20_5"><text:span text:style-name="Internet_20_link"><text:span text:style-name="T158">Bundle</text:span></text:span></text:a><text:span text:style-name="Code_20_Small1"><text:span text:style-name="T164">&gt;</text:span></text:span></text:p>
            </table:table-cell>
            <table:table-cell table:style-name="Table26.B2" office:value-type="string">
              <text:p text:style-name="P149"><text:a xlink:type="simple" xlink:href="file:///l%22r75" text:style-name="ListLabel_20_6" text:visited-style-name="ListLabel_20_6"><text:span text:style-name="Internet_20_link"><text:span text:style-name="T155">getBundles</text:span></text:span></text:a><text:span text:style-name="Code2"><text:span text:style-name="T160">()</text:span></text:span></text:p>
              <text:p text:style-name="P151"><text:span text:style-name="T151">Get the bundles.</text:span></text:p>
            </table:table-cell>
            <table:table-cell table:style-name="Table26.C2" office:value-type="string">
              <text:p text:style-name="P145"><text:bookmark-ref text:reference-format="page" text:ref-name="r75">39</text:bookmark-ref></text:p>
            </table:table-cell>
          </table:table-row>
          <table:table-row table:style-name="Table26.1">
            <table:table-cell table:style-name="Table26.A3" office:value-type="string">
              <text:p text:style-name="P146"><text:span text:style-name="Code_20_Small1"><text:span text:style-name="T163">Map&lt;String,</text:span></text:span><text:a xlink:type="simple" xlink:href="file:///l%22r33" text:style-name="ListLabel_20_5" text:visited-style-name="ListLabel_20_5"><text:span text:style-name="Internet_20_link"><text:span text:style-name="T158">Configuration</text:span></text:span></text:a><text:span text:style-name="Code_20_Small1"><text:span text:style-name="T164">&gt;</text:span></text:span></text:p>
            </table:table-cell>
            <table:table-cell table:style-name="Table26.B3" office:value-type="string">
              <text:p text:style-name="P148"><text:a xlink:type="simple" xlink:href="file:///l%22r76" text:style-name="ListLabel_20_6" text:visited-style-name="ListLabel_20_6"><text:span text:style-name="Internet_20_link"><text:span text:style-name="T155">getConfigurations</text:span></text:span></text:a><text:span text:style-name="Code2"><text:span text:style-name="T160">()</text:span></text:span></text:p>
              <text:p text:style-name="P150"><text:span text:style-name="T151">Get the configurations.</text:span></text:p>
            </table:table-cell>
            <table:table-cell table:style-name="Table26.C3" office:value-type="string">
              <text:p text:style-name="P144"><text:bookmark-ref text:reference-format="page" text:ref-name="r76">39</text:bookmark-ref></text:p>
            </table:table-cell>
          </table:table-row>
          <table:table-row table:style-name="Table26.1">
            <table:table-cell table:style-name="Table26.A4" office:value-type="string">
              <text:p text:style-name="P146"><text:span text:style-name="Code_20_Small1"><text:span text:style-name="T163">String</text:span></text:span></text:p>
            </table:table-cell>
            <table:table-cell table:style-name="Table26.B4" office:value-type="string">
              <text:p text:style-name="P148"><text:a xlink:type="simple" xlink:href="file:///l%22r69" text:style-name="ListLabel_20_6" text:visited-style-name="ListLabel_20_6"><text:span text:style-name="Internet_20_link"><text:span text:style-name="T155">getDescription</text:span></text:span></text:a><text:span text:style-name="Code2"><text:span text:style-name="T160">()</text:span></text:span></text:p>
              <text:p text:style-name="P150"><text:span text:style-name="T151">Get the description.</text:span></text:p>
            </table:table-cell>
            <table:table-cell table:style-name="Table26.C4" office:value-type="string">
              <text:p text:style-name="P144"><text:bookmark-ref text:reference-format="page" text:ref-name="r69">38</text:bookmark-ref></text:p>
            </table:table-cell>
          </table:table-row>
          <table:table-row table:style-name="Table26.1">
            <table:table-cell table:style-name="Table26.A5" office:value-type="string">
              <text:p text:style-name="P146"><text:span text:style-name="Code_20_Small1"><text:span text:style-name="T163">Map&lt;String,</text:span></text:span><text:a xlink:type="simple" xlink:href="file:///l%22r48" text:style-name="ListLabel_20_5" text:visited-style-name="ListLabel_20_5"><text:span text:style-name="Internet_20_link"><text:span text:style-name="T158">Extension</text:span></text:span></text:a><text:span text:style-name="Code_20_Small1"><text:span text:style-name="T164">&gt;</text:span></text:span></text:p>
            </table:table-cell>
            <table:table-cell table:style-name="Table26.B5" office:value-type="string">
              <text:p text:style-name="P148"><text:a xlink:type="simple" xlink:href="file:///l%22r77" text:style-name="ListLabel_20_6" text:visited-style-name="ListLabel_20_6"><text:span text:style-name="Internet_20_link"><text:span text:style-name="T155">getExtensions</text:span></text:span></text:a><text:span text:style-name="Code2"><text:span text:style-name="T160">()</text:span></text:span></text:p>
              <text:p text:style-name="P150"><text:span text:style-name="T151">Get the extensions.</text:span></text:p>
            </table:table-cell>
            <table:table-cell table:style-name="Table26.C5" office:value-type="string">
              <text:p text:style-name="P144"><text:bookmark-ref text:reference-format="page" text:ref-name="r77">39</text:bookmark-ref></text:p>
            </table:table-cell>
          </table:table-row>
          <table:table-row table:style-name="Table26.1">
            <table:table-cell table:style-name="Table26.A6" office:value-type="string">
              <text:p text:style-name="P146"><text:span text:style-name="Code_20_Small1"><text:span text:style-name="T163">String</text:span></text:span></text:p>
            </table:table-cell>
            <table:table-cell table:style-name="Table26.B6" office:value-type="string">
              <text:p text:style-name="P148"><text:a xlink:type="simple" xlink:href="file:///l%22r71" text:style-name="ListLabel_20_6" text:visited-style-name="ListLabel_20_6"><text:span text:style-name="Internet_20_link"><text:span text:style-name="T155">getLicense</text:span></text:span></text:a><text:span text:style-name="Code2"><text:span text:style-name="T160">()</text:span></text:span></text:p>
              <text:p text:style-name="P150"><text:span text:style-name="T151">Get the license.</text:span></text:p>
            </table:table-cell>
            <table:table-cell table:style-name="Table26.C6" office:value-type="string">
              <text:p text:style-name="P144"><text:bookmark-ref text:reference-format="page" text:ref-name="r71">38</text:bookmark-ref></text:p>
            </table:table-cell>
          </table:table-row>
          <table:table-row table:style-name="Table26.1">
            <table:table-cell table:style-name="Table26.A7" office:value-type="string">
              <text:p text:style-name="P146"><text:span text:style-name="Code_20_Small1"><text:span text:style-name="T163">String</text:span></text:span></text:p>
            </table:table-cell>
            <table:table-cell table:style-name="Table26.B7" office:value-type="string">
              <text:p text:style-name="P148"><text:a xlink:type="simple" xlink:href="file:///l%22r72" text:style-name="ListLabel_20_6" text:visited-style-name="ListLabel_20_6"><text:span text:style-name="Internet_20_link"><text:span text:style-name="T155">getLocation</text:span></text:span></text:a><text:span text:style-name="Code2"><text:span text:style-name="T160">()</text:span></text:span></text:p>
              <text:p text:style-name="P150"><text:span text:style-name="T151">Get the location.</text:span></text:p>
            </table:table-cell>
            <table:table-cell table:style-name="Table26.C7" office:value-type="string">
              <text:p text:style-name="P144"><text:bookmark-ref text:reference-format="page" text:ref-name="r72">38</text:bookmark-ref></text:p>
            </table:table-cell>
          </table:table-row>
          <table:table-row table:style-name="Table26.1">
            <table:table-cell table:style-name="Table26.A8" office:value-type="string">
              <text:p text:style-name="P146"><text:span text:style-name="Code_20_Small1"><text:span text:style-name="T163">String</text:span></text:span></text:p>
            </table:table-cell>
            <table:table-cell table:style-name="Table26.B8" office:value-type="string">
              <text:p text:style-name="P148"><text:a xlink:type="simple" xlink:href="file:///l%22r68" text:style-name="ListLabel_20_6" text:visited-style-name="ListLabel_20_6"><text:span text:style-name="Internet_20_link"><text:span text:style-name="T155">getTitle</text:span></text:span></text:a><text:span text:style-name="Code2"><text:span text:style-name="T160">()</text:span></text:span></text:p>
              <text:p text:style-name="P150"><text:span text:style-name="T151">Get the title.</text:span></text:p>
            </table:table-cell>
            <table:table-cell table:style-name="Table26.C8" office:value-type="string">
              <text:p text:style-name="P144"><text:bookmark-ref text:reference-format="page" text:ref-name="r68">37</text:bookmark-ref></text:p>
            </table:table-cell>
          </table:table-row>
          <table:table-row table:style-name="Table26.1">
            <table:table-cell table:style-name="Table26.A9" office:value-type="string">
              <text:p text:style-name="P146"><text:span text:style-name="Code_20_Small1"><text:span text:style-name="T163">Map&lt;String,String&gt;</text:span></text:span></text:p>
            </table:table-cell>
            <table:table-cell table:style-name="Table26.B9" office:value-type="string">
              <text:p text:style-name="P148"><text:a xlink:type="simple" xlink:href="file:///l%22r78" text:style-name="ListLabel_20_6" text:visited-style-name="ListLabel_20_6"><text:span text:style-name="Internet_20_link"><text:span text:style-name="T155">getVariables</text:span></text:span></text:a><text:span text:style-name="Code2"><text:span text:style-name="T160">()</text:span></text:span></text:p>
              <text:p text:style-name="P150"><text:span text:style-name="T151">Get the variables.</text:span></text:p>
            </table:table-cell>
            <table:table-cell table:style-name="Table26.C9" office:value-type="string">
              <text:p text:style-name="P144"><text:bookmark-ref text:reference-format="page" text:ref-name="r78">39</text:bookmark-ref></text:p>
            </table:table-cell>
          </table:table-row>
          <table:table-row table:style-name="Table26.1">
            <table:table-cell table:style-name="Table26.A10" office:value-type="string">
              <text:p text:style-name="P146"><text:span text:style-name="Code_20_Small1"><text:span text:style-name="T163">String</text:span></text:span></text:p>
            </table:table-cell>
            <table:table-cell table:style-name="Table26.B10" office:value-type="string">
              <text:p text:style-name="P148"><text:a xlink:type="simple" xlink:href="file:///l%22r70" text:style-name="ListLabel_20_6" text:visited-style-name="ListLabel_20_6"><text:span text:style-name="Internet_20_link"><text:span text:style-name="T155">getVendor</text:span></text:span></text:a><text:span text:style-name="Code2"><text:span text:style-name="T160">()</text:span></text:span></text:p>
              <text:p text:style-name="P150"><text:span text:style-name="T151">Get the vendor.</text:span></text:p>
            </table:table-cell>
            <table:table-cell table:style-name="Table26.C10" office:value-type="string">
              <text:p text:style-name="P144"><text:bookmark-ref text:reference-format="page" text:ref-name="r70">38</text:bookmark-ref></text:p>
            </table:table-cell>
          </table:table-row>
          <table:table-row table:style-name="Table26.1">
            <table:table-cell table:style-name="Table26.A11" office:value-type="string">
              <text:p text:style-name="P146"><text:span text:style-name="Code_20_Small1"><text:span text:style-name="T163">boolean</text:span></text:span></text:p>
            </table:table-cell>
            <table:table-cell table:style-name="Table26.B11" office:value-type="string">
              <text:p text:style-name="P148"><text:a xlink:type="simple" xlink:href="file:///l%22r73" text:style-name="ListLabel_20_6" text:visited-style-name="ListLabel_20_6"><text:span text:style-name="Internet_20_link"><text:span text:style-name="T155">isComplete</text:span></text:span></text:a><text:span text:style-name="Code2"><text:span text:style-name="T160">()</text:span></text:span></text:p>
              <text:p text:style-name="P150"><text:span text:style-name="T151">Get whether the feature is complete or not.</text:span></text:p>
            </table:table-cell>
            <table:table-cell table:style-name="Table26.C11" office:value-type="string">
              <text:p text:style-name="P144"><text:bookmark-ref text:reference-format="page" text:ref-name="r73">38</text:bookmark-ref></text:p>
            </table:table-cell>
          </table:table-row>
          <table:table-row table:style-name="Table26.1">
            <table:table-cell table:style-name="Table26.A12" office:value-type="string">
              <text:p text:style-name="P146"><text:span text:style-name="Code_20_Small1"><text:span text:style-name="T163">boolean</text:span></text:span></text:p>
            </table:table-cell>
            <table:table-cell table:style-name="Table26.B12" office:value-type="string">
              <text:p text:style-name="P148"><text:a xlink:type="simple" xlink:href="file:///l%22r74" text:style-name="ListLabel_20_6" text:visited-style-name="ListLabel_20_6"><text:span text:style-name="Internet_20_link"><text:span text:style-name="T155">isFinal</text:span></text:span></text:a><text:span text:style-name="Code2"><text:span text:style-name="T160">()</text:span></text:span></text:p>
              <text:p text:style-name="P150"><text:span text:style-name="T151">Get whether the feature is final or not.</text:span></text:p>
            </table:table-cell>
            <table:table-cell table:style-name="Table26.C12" office:value-type="string">
              <text:p text:style-name="P144"><text:bookmark-ref text:reference-format="page" text:ref-name="r74">38</text:bookmark-ref></text:p>
            </table:table-cell>
          </table:table-row>
        </table:table>
        <text:p text:style-name="P113"/>
        <table:table table:name="Table27" table:style-name="Table27">
          <table:table-column table:style-name="Table27.A"/>
          <table:table-row table:style-name="Table27.1">
            <table:table-cell table:style-name="Table27.A1" office:value-type="string">
              <text:p text:style-name="P128"><text:span text:style-name="T153">Methods inherited from interface org.osgi.feature.</text:span><text:a xlink:type="simple" xlink:href="file:///l%22r4" text:style-name="ListLabel_20_1" text:visited-style-name="ListLabel_20_1"><text:span text:style-name="Internet_20_link"><text:span text:style-name="T154">Artifact</text:span></text:span></text:a></text:p>
            </table:table-cell>
          </table:table-row>
          <table:table-row table:style-name="Table27.2">
            <table:table-cell table:style-name="Table27.A2" office:value-type="string">
              <text:p text:style-name="P125"><text:a xlink:type="simple" xlink:href="file:///l%22r3" text:style-name="ListLabel_20_10" text:visited-style-name="ListLabel_20_10"><text:span text:style-name="Internet_20_link"><text:span text:style-name="T159">getID</text:span></text:span></text:a></text:p>
            </table:table-cell>
          </table:table-row>
        </table:table>
        <text:p text:style-name="P106"><text:span text:style-name="T71">Method Detail</text:span></text:p>
        <text:p text:style-name="P108"><text:bookmark text:name="r68"/><text:span text:style-name="T71">getTitle</text:span></text:p>
        <text:p text:style-name="P122"><text:span text:style-name="Code2">String </text:span><text:span text:style-name="Code2"><text:span text:style-name="T62">getTitle</text:span></text:span><text:span text:style-name="Code2"><text:span text:style-name="T168">()</text:span></text:span></text:p>
        <text:p text:style-name="P135"><text:span text:style-name="T151">Get the title.</text:span></text:p>
        <text:p text:style-name="P136"><text:soft-page-break/><text:span text:style-name="T153">Returns:</text:span></text:p>
        <text:p text:style-name="P152"><text:span text:style-name="T151">The title.</text:span></text:p>
        <text:p text:style-name="P154"/>
        <text:p text:style-name="P111"><text:bookmark text:name="r69"/><text:span text:style-name="T71">getDescription</text:span></text:p>
        <text:p text:style-name="P122"><text:span text:style-name="Code2">String </text:span><text:span text:style-name="Code2"><text:span text:style-name="T62">getDescription</text:span></text:span><text:span text:style-name="Code2"><text:span text:style-name="T168">()</text:span></text:span></text:p>
        <text:p text:style-name="P135"><text:span text:style-name="T151">Get the description.</text:span></text:p>
        <text:p text:style-name="P136"><text:span text:style-name="T153">Returns:</text:span></text:p>
        <text:p text:style-name="P152"><text:span text:style-name="T151">The description.</text:span></text:p>
        <text:p text:style-name="P154"/>
        <text:p text:style-name="P111"><text:bookmark text:name="r70"/><text:span text:style-name="T71">getVendor</text:span></text:p>
        <text:p text:style-name="P122"><text:span text:style-name="Code2">String </text:span><text:span text:style-name="Code2"><text:span text:style-name="T62">getVendor</text:span></text:span><text:span text:style-name="Code2"><text:span text:style-name="T168">()</text:span></text:span></text:p>
        <text:p text:style-name="P135"><text:span text:style-name="T151">Get the vendor.</text:span></text:p>
        <text:p text:style-name="P136"><text:span text:style-name="T153">Returns:</text:span></text:p>
        <text:p text:style-name="P152"><text:span text:style-name="T151">The vendor.</text:span></text:p>
        <text:p text:style-name="P154"/>
        <text:p text:style-name="P111"><text:bookmark text:name="r71"/><text:span text:style-name="T71">getLicense</text:span></text:p>
        <text:p text:style-name="P122"><text:span text:style-name="Code2">String </text:span><text:span text:style-name="Code2"><text:span text:style-name="T62">getLicense</text:span></text:span><text:span text:style-name="Code2"><text:span text:style-name="T168">()</text:span></text:span></text:p>
        <text:p text:style-name="P135"><text:span text:style-name="T151">Get the license.</text:span></text:p>
        <text:p text:style-name="P136"><text:span text:style-name="T153">Returns:</text:span></text:p>
        <text:p text:style-name="P152"><text:span text:style-name="T151">The license.</text:span></text:p>
        <text:p text:style-name="P154"/>
        <text:p text:style-name="P111"><text:bookmark text:name="r72"/><text:span text:style-name="T71">getLocation</text:span></text:p>
        <text:p text:style-name="P122"><text:span text:style-name="Code2">String </text:span><text:span text:style-name="Code2"><text:span text:style-name="T62">getLocation</text:span></text:span><text:span text:style-name="Code2"><text:span text:style-name="T168">()</text:span></text:span></text:p>
        <text:p text:style-name="P135"><text:span text:style-name="T151">Get the location.</text:span></text:p>
        <text:p text:style-name="P136"><text:span text:style-name="T153">Returns:</text:span></text:p>
        <text:p text:style-name="P152"><text:span text:style-name="T151">The location.</text:span></text:p>
        <text:p text:style-name="P154"/>
        <text:p text:style-name="P111"><text:bookmark text:name="r73"/><text:span text:style-name="T71">isComplete</text:span></text:p>
        <text:p text:style-name="P122"><text:span text:style-name="Code2">boolean </text:span><text:span text:style-name="Code2"><text:span text:style-name="T62">isComplete</text:span></text:span><text:span text:style-name="Code2"><text:span text:style-name="T168">()</text:span></text:span></text:p>
        <text:p text:style-name="P135"><text:span text:style-name="T151">Get whether the feature is complete or not.</text:span></text:p>
        <text:p text:style-name="P136"><text:span text:style-name="T153">Returns:</text:span></text:p>
        <text:p text:style-name="P152"><text:span text:style-name="T151">Completeness value.</text:span></text:p>
        <text:p text:style-name="P154"/>
        <text:p text:style-name="P111"><text:bookmark text:name="r74"/><text:span text:style-name="T71">isFinal</text:span></text:p>
        <text:p text:style-name="P122"><text:span text:style-name="Code2">boolean </text:span><text:span text:style-name="Code2"><text:span text:style-name="T62">isFinal</text:span></text:span><text:span text:style-name="Code2"><text:span text:style-name="T168">()</text:span></text:span></text:p>
        <text:p text:style-name="P135"><text:span text:style-name="T151">Get whether the feature is final or not.</text:span></text:p>
        <text:p text:style-name="P136"><text:soft-page-break/><text:span text:style-name="T153">Returns:</text:span></text:p>
        <text:p text:style-name="P152"><text:span text:style-name="T151">Final value.</text:span></text:p>
        <text:p text:style-name="P154"/>
        <text:p text:style-name="P111"><text:bookmark text:name="r75"/><text:span text:style-name="T71">getBundles</text:span></text:p>
        <text:p text:style-name="P122"><text:span text:style-name="Code2">List&lt;</text:span><text:a xlink:type="simple" xlink:href="file:///l%22r25" text:style-name="ListLabel_20_7" text:visited-style-name="ListLabel_20_7"><text:span text:style-name="Internet_20_link"><text:span text:style-name="T161">Bundle</text:span></text:span></text:a><text:span text:style-name="Code2"><text:span text:style-name="T165">&gt; </text:span></text:span><text:span text:style-name="Code2"><text:span text:style-name="T166">getBundles</text:span></text:span><text:span text:style-name="Code2"><text:span text:style-name="T167">()</text:span></text:span></text:p>
        <text:p text:style-name="P135"><text:span text:style-name="T151">Get the bundles.</text:span></text:p>
        <text:p text:style-name="P136"><text:span text:style-name="T153">Returns:</text:span></text:p>
        <text:p text:style-name="P152"><text:span text:style-name="T151">The bundles.</text:span></text:p>
        <text:p text:style-name="P154"/>
        <text:p text:style-name="P111"><text:bookmark text:name="r76"/><text:span text:style-name="T71">getConfigurations</text:span></text:p>
        <text:p text:style-name="P122"><text:span text:style-name="Code2">Map&lt;String,</text:span><text:a xlink:type="simple" xlink:href="file:///l%22r33" text:style-name="ListLabel_20_7" text:visited-style-name="ListLabel_20_7"><text:span text:style-name="Internet_20_link"><text:span text:style-name="T161">Configuration</text:span></text:span></text:a><text:span text:style-name="Code2"><text:span text:style-name="T165">&gt; </text:span></text:span><text:span text:style-name="Code2"><text:span text:style-name="T166">getConfigurations</text:span></text:span><text:span text:style-name="Code2"><text:span text:style-name="T167">()</text:span></text:span></text:p>
        <text:p text:style-name="P135"><text:span text:style-name="T151">Get the configurations.</text:span></text:p>
        <text:p text:style-name="P136"><text:span text:style-name="T153">Returns:</text:span></text:p>
        <text:p text:style-name="P152"><text:span text:style-name="T151">The configurations.</text:span></text:p>
        <text:p text:style-name="P154"/>
        <text:p text:style-name="P111"><text:bookmark text:name="r77"/><text:span text:style-name="T71">getExtensions</text:span></text:p>
        <text:p text:style-name="P122"><text:span text:style-name="Code2">Map&lt;String,</text:span><text:a xlink:type="simple" xlink:href="file:///l%22r48" text:style-name="ListLabel_20_7" text:visited-style-name="ListLabel_20_7"><text:span text:style-name="Internet_20_link"><text:span text:style-name="T161">Extension</text:span></text:span></text:a><text:span text:style-name="Code2"><text:span text:style-name="T165">&gt; </text:span></text:span><text:span text:style-name="Code2"><text:span text:style-name="T166">getExtensions</text:span></text:span><text:span text:style-name="Code2"><text:span text:style-name="T167">()</text:span></text:span></text:p>
        <text:p text:style-name="P135"><text:span text:style-name="T151">Get the extensions.</text:span></text:p>
        <text:p text:style-name="P136"><text:span text:style-name="T153">Returns:</text:span></text:p>
        <text:p text:style-name="P152"><text:span text:style-name="T151">The extensions.</text:span></text:p>
        <text:p text:style-name="P154"/>
        <text:p text:style-name="P111"><text:bookmark text:name="r78"/><text:span text:style-name="T71">getVariables</text:span></text:p>
        <text:p text:style-name="P122"><text:span text:style-name="Code2">Map&lt;String,String&gt; </text:span><text:span text:style-name="Code2"><text:span text:style-name="T62">getVariables</text:span></text:span><text:span text:style-name="Code2"><text:span text:style-name="T168">()</text:span></text:span></text:p>
        <text:p text:style-name="P135"><text:span text:style-name="T151">Get the variables.</text:span></text:p>
        <text:p text:style-name="P136"><text:span text:style-name="T153">Returns:</text:span></text:p>
        <text:p text:style-name="P152"><text:span text:style-name="T151">The variables.</text:span></text:p>
        <text:p text:style-name="P102"><text:bookmark text:name="r93"/><text:span text:style-name="T71">Interface FeatureBuilder</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FeatureBuilder</text:span></text:span></text:p>
        <text:p text:style-name="P119"><text:span text:style-name="T151">A builder for </text:span><text:a xlink:type="simple" xlink:href="file:///l%22r79" text:style-name="ListLabel_20_7" text:visited-style-name="ListLabel_20_7"><text:span text:style-name="Internet_20_link"><text:span text:style-name="T161">Feature</text:span></text:span></text:a><text:span text:style-name="Default_20_Paragraph_20_Font"><text:span text:style-name="T152"> Models.</text:span></text:span></text:p>
        <text:p text:style-name="P129"><text:span text:style-name="T153">NotThreadSafe</text:span></text:p>
        <text:p text:style-name="P14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43"><text:span text:style-name="Summary_20_Heading_20_Font2"><text:span text:style-name="T149">Method Summary</text:span></text:span></text:p>
            </table:table-cell>
            <table:covered-table-cell/>
            <table:table-cell table:style-name="Table28.A1" office:value-type="string">
              <text:p text:style-name="P145"><text:span text:style-name="Page_20_Reference_20_Font"><text:span text:style-name="T150">Page</text:span></text:span></text:p>
            </table:table-cell>
          </table:table-row>
          <table:table-row table:style-name="Table28.1">
            <table:table-cell table:style-name="Table28.A2" office:value-type="string">
              <text:p text:style-name="P147"><text:a xlink:type="simple" xlink:href="file:///l%22r93" text:style-name="ListLabel_20_5" text:visited-style-name="ListLabel_20_5"><text:span text:style-name="Internet_20_link"><text:span text:style-name="T158">FeatureBuilder</text:span></text:span></text:a></text:p>
            </table:table-cell>
            <table:table-cell table:style-name="Table28.B2" office:value-type="string">
              <text:p text:style-name="P149"><text:a xlink:type="simple" xlink:href="file:///l%22r87" text:style-name="ListLabel_20_6" text:visited-style-name="ListLabel_20_6"><text:span text:style-name="Internet_20_link"><text:span text:style-name="T155">addBundles</text:span></text:span></text:a><text:span text:style-name="Code2"><text:span text:style-name="T160">(</text:span></text:span><text:a xlink:type="simple" xlink:href="file:///l%22r25" text:style-name="ListLabel_20_8" text:visited-style-name="ListLabel_20_8"><text:span text:style-name="Internet_20_link"><text:span text:style-name="T156">Bundle</text:span></text:span></text:a><text:span text:style-name="Code2"><text:span text:style-name="T160">... bundles)</text:span></text:span></text:p>
              <text:p text:style-name="P151"><text:span text:style-name="T151">Add Bundles to the Feature.</text:span></text:p>
            </table:table-cell>
            <table:table-cell table:style-name="Table28.C2" office:value-type="string">
              <text:p text:style-name="P145"><text:bookmark-ref text:reference-format="page" text:ref-name="r87">42</text:bookmark-ref></text:p>
            </table:table-cell>
          </table:table-row>
          <table:table-row table:style-name="Table28.1">
            <table:table-cell table:style-name="Table28.A3"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3" office:value-type="string">
              <text:p text:style-name="P148"><text:a xlink:type="simple" xlink:href="file:///l%22r88" text:style-name="ListLabel_20_6" text:visited-style-name="ListLabel_20_6"><text:span text:style-name="Internet_20_link"><text:span text:style-name="T155">addConfigurations</text:span></text:span></text:a><text:span text:style-name="Code2"><text:span text:style-name="T160">(</text:span></text:span><text:a xlink:type="simple" xlink:href="file:///l%22r33" text:style-name="ListLabel_20_8" text:visited-style-name="ListLabel_20_8"><text:span text:style-name="Internet_20_link"><text:span text:style-name="T156">Configuration</text:span></text:span></text:a><text:span text:style-name="Code2"><text:span text:style-name="T160">... configs)</text:span></text:span></text:p>
              <text:p text:style-name="P150"><text:span text:style-name="T151">Add Configurations to the Feature.</text:span></text:p>
            </table:table-cell>
            <table:table-cell table:style-name="Table28.C3" office:value-type="string">
              <text:p text:style-name="P144"><text:bookmark-ref text:reference-format="page" text:ref-name="r88">42</text:bookmark-ref></text:p>
            </table:table-cell>
          </table:table-row>
          <table:table-row table:style-name="Table28.1">
            <table:table-cell table:style-name="Table28.A4"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4" office:value-type="string">
              <text:p text:style-name="P148"><text:a xlink:type="simple" xlink:href="file:///l%22r89" text:style-name="ListLabel_20_6" text:visited-style-name="ListLabel_20_6"><text:span text:style-name="Internet_20_link"><text:span text:style-name="T155">addExtensions</text:span></text:span></text:a><text:span text:style-name="Code2"><text:span text:style-name="T160">(</text:span></text:span><text:a xlink:type="simple" xlink:href="file:///l%22r48" text:style-name="ListLabel_20_8" text:visited-style-name="ListLabel_20_8"><text:span text:style-name="Internet_20_link"><text:span text:style-name="T156">Extension</text:span></text:span></text:a><text:span text:style-name="Code2"><text:span text:style-name="T160">... extensions)</text:span></text:span></text:p>
              <text:p text:style-name="P150"><text:span text:style-name="T151">Add Extensions to the Feature</text:span></text:p>
            </table:table-cell>
            <table:table-cell table:style-name="Table28.C4" office:value-type="string">
              <text:p text:style-name="P144"><text:bookmark-ref text:reference-format="page" text:ref-name="r89">42</text:bookmark-ref></text:p>
            </table:table-cell>
          </table:table-row>
          <table:table-row table:style-name="Table28.1">
            <table:table-cell table:style-name="Table28.A5"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5" office:value-type="string">
              <text:p text:style-name="P148"><text:a xlink:type="simple" xlink:href="file:///l%22r90" text:style-name="ListLabel_20_6" text:visited-style-name="ListLabel_20_6"><text:span text:style-name="Internet_20_link"><text:span text:style-name="T155">addVariable</text:span></text:span></text:a><text:span text:style-name="Code2"><text:span text:style-name="T160">(String key, String defaultValue)</text:span></text:span></text:p>
              <text:p text:style-name="P150"><text:span text:style-name="T151">Add a variable to the Feature.</text:span></text:p>
            </table:table-cell>
            <table:table-cell table:style-name="Table28.C5" office:value-type="string">
              <text:p text:style-name="P144"><text:bookmark-ref text:reference-format="page" text:ref-name="r90">42</text:bookmark-ref></text:p>
            </table:table-cell>
          </table:table-row>
          <table:table-row table:style-name="Table28.1">
            <table:table-cell table:style-name="Table28.A6"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6" office:value-type="string">
              <text:p text:style-name="P148"><text:a xlink:type="simple" xlink:href="file:///l%22r91" text:style-name="ListLabel_20_6" text:visited-style-name="ListLabel_20_6"><text:span text:style-name="Internet_20_link"><text:span text:style-name="T155">addVariables</text:span></text:span></text:a><text:span text:style-name="Code2"><text:span text:style-name="T160">(Map&lt;String,String&gt; variables)</text:span></text:span></text:p>
              <text:p text:style-name="P150"><text:span text:style-name="T151">Add a map of variables to the Feature</text:span></text:p>
            </table:table-cell>
            <table:table-cell table:style-name="Table28.C6" office:value-type="string">
              <text:p text:style-name="P144"><text:bookmark-ref text:reference-format="page" text:ref-name="r91">43</text:bookmark-ref></text:p>
            </table:table-cell>
          </table:table-row>
          <table:table-row table:style-name="Table28.1">
            <table:table-cell table:style-name="Table28.A7" office:value-type="string">
              <text:p text:style-name="P146"><text:a xlink:type="simple" xlink:href="file:///l%22r79" text:style-name="ListLabel_20_5" text:visited-style-name="ListLabel_20_5"><text:span text:style-name="Internet_20_link"><text:span text:style-name="T158">Feature</text:span></text:span></text:a></text:p>
            </table:table-cell>
            <table:table-cell table:style-name="Table28.B7" office:value-type="string">
              <text:p text:style-name="P148"><text:a xlink:type="simple" xlink:href="file:///l%22r92" text:style-name="ListLabel_20_6" text:visited-style-name="ListLabel_20_6"><text:span text:style-name="Internet_20_link"><text:span text:style-name="T155">build</text:span></text:span></text:a><text:span text:style-name="Code2"><text:span text:style-name="T160">()</text:span></text:span></text:p>
              <text:p text:style-name="P150"><text:span text:style-name="T151">Build the Feature.</text:span></text:p>
            </table:table-cell>
            <table:table-cell table:style-name="Table28.C7" office:value-type="string">
              <text:p text:style-name="P144"><text:bookmark-ref text:reference-format="page" text:ref-name="r92">43</text:bookmark-ref></text:p>
            </table:table-cell>
          </table:table-row>
          <table:table-row table:style-name="Table28.1">
            <table:table-cell table:style-name="Table28.A8"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8" office:value-type="string">
              <text:p text:style-name="P148"><text:a xlink:type="simple" xlink:href="file:///l%22r84" text:style-name="ListLabel_20_6" text:visited-style-name="ListLabel_20_6"><text:span text:style-name="Internet_20_link"><text:span text:style-name="T155">setComplete</text:span></text:span></text:a><text:span text:style-name="Code2"><text:span text:style-name="T160">(boolean complete)</text:span></text:span></text:p>
              <text:p text:style-name="P150"><text:span text:style-name="T151">Set the Feature Complete flag.</text:span></text:p>
            </table:table-cell>
            <table:table-cell table:style-name="Table28.C8" office:value-type="string">
              <text:p text:style-name="P144"><text:bookmark-ref text:reference-format="page" text:ref-name="r84">41</text:bookmark-ref></text:p>
            </table:table-cell>
          </table:table-row>
          <table:table-row table:style-name="Table28.1">
            <table:table-cell table:style-name="Table28.A9"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9" office:value-type="string">
              <text:p text:style-name="P148"><text:a xlink:type="simple" xlink:href="file:///l%22r86" text:style-name="ListLabel_20_6" text:visited-style-name="ListLabel_20_6"><text:span text:style-name="Internet_20_link"><text:span text:style-name="T155">setDescription</text:span></text:span></text:a><text:span text:style-name="Code2"><text:span text:style-name="T160">(String description)</text:span></text:span></text:p>
              <text:p text:style-name="P150"><text:span text:style-name="T151">Set the Feature Description.</text:span></text:p>
            </table:table-cell>
            <table:table-cell table:style-name="Table28.C9" office:value-type="string">
              <text:p text:style-name="P144"><text:bookmark-ref text:reference-format="page" text:ref-name="r86">42</text:bookmark-ref></text:p>
            </table:table-cell>
          </table:table-row>
          <table:table-row table:style-name="Table28.1">
            <table:table-cell table:style-name="Table28.A10"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10" office:value-type="string">
              <text:p text:style-name="P148"><text:a xlink:type="simple" xlink:href="file:///l%22r85" text:style-name="ListLabel_20_6" text:visited-style-name="ListLabel_20_6"><text:span text:style-name="Internet_20_link"><text:span text:style-name="T155">setFinal</text:span></text:span></text:a><text:span text:style-name="Code2"><text:span text:style-name="T160">(boolean isFinal)</text:span></text:span></text:p>
              <text:p text:style-name="P150"><text:span text:style-name="T151">Set the Feature is Final flag.</text:span></text:p>
            </table:table-cell>
            <table:table-cell table:style-name="Table28.C10" office:value-type="string">
              <text:p text:style-name="P144"><text:bookmark-ref text:reference-format="page" text:ref-name="r85">41</text:bookmark-ref></text:p>
            </table:table-cell>
          </table:table-row>
          <table:table-row table:style-name="Table28.1">
            <table:table-cell table:style-name="Table28.A11"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11" office:value-type="string">
              <text:p text:style-name="P148"><text:a xlink:type="simple" xlink:href="file:///l%22r82" text:style-name="ListLabel_20_6" text:visited-style-name="ListLabel_20_6"><text:span text:style-name="Internet_20_link"><text:span text:style-name="T155">setLicense</text:span></text:span></text:a><text:span text:style-name="Code2"><text:span text:style-name="T160">(String license)</text:span></text:span></text:p>
              <text:p text:style-name="P150"><text:span text:style-name="T151">Set the License.</text:span></text:p>
            </table:table-cell>
            <table:table-cell table:style-name="Table28.C11" office:value-type="string">
              <text:p text:style-name="P144"><text:bookmark-ref text:reference-format="page" text:ref-name="r82">41</text:bookmark-ref></text:p>
            </table:table-cell>
          </table:table-row>
          <table:table-row table:style-name="Table28.1">
            <table:table-cell table:style-name="Table28.A12"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12" office:value-type="string">
              <text:p text:style-name="P148"><text:a xlink:type="simple" xlink:href="file:///l%22r83" text:style-name="ListLabel_20_6" text:visited-style-name="ListLabel_20_6"><text:span text:style-name="Internet_20_link"><text:span text:style-name="T155">setLocation</text:span></text:span></text:a><text:span text:style-name="Code2"><text:span text:style-name="T160">(String location)</text:span></text:span></text:p>
              <text:p text:style-name="P150"><text:span text:style-name="T151">Set the Location.</text:span></text:p>
            </table:table-cell>
            <table:table-cell table:style-name="Table28.C12" office:value-type="string">
              <text:p text:style-name="P144"><text:bookmark-ref text:reference-format="page" text:ref-name="r83">41</text:bookmark-ref></text:p>
            </table:table-cell>
          </table:table-row>
          <table:table-row table:style-name="Table28.1">
            <table:table-cell table:style-name="Table28.A13"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13" office:value-type="string">
              <text:p text:style-name="P148"><text:a xlink:type="simple" xlink:href="file:///l%22r80" text:style-name="ListLabel_20_6" text:visited-style-name="ListLabel_20_6"><text:span text:style-name="Internet_20_link"><text:span text:style-name="T155">setTitle</text:span></text:span></text:a><text:span text:style-name="Code2"><text:span text:style-name="T160">(String title)</text:span></text:span></text:p>
              <text:p text:style-name="P150"><text:span text:style-name="T151">Set the Feature Title.</text:span></text:p>
            </table:table-cell>
            <table:table-cell table:style-name="Table28.C13" office:value-type="string">
              <text:p text:style-name="P144"><text:bookmark-ref text:reference-format="page" text:ref-name="r80">40</text:bookmark-ref></text:p>
            </table:table-cell>
          </table:table-row>
          <table:table-row table:style-name="Table28.1">
            <table:table-cell table:style-name="Table28.A14" office:value-type="string">
              <text:p text:style-name="P146"><text:a xlink:type="simple" xlink:href="file:///l%22r93" text:style-name="ListLabel_20_5" text:visited-style-name="ListLabel_20_5"><text:span text:style-name="Internet_20_link"><text:span text:style-name="T158">FeatureBuilder</text:span></text:span></text:a></text:p>
            </table:table-cell>
            <table:table-cell table:style-name="Table28.B14" office:value-type="string">
              <text:p text:style-name="P148"><text:a xlink:type="simple" xlink:href="file:///l%22r81" text:style-name="ListLabel_20_6" text:visited-style-name="ListLabel_20_6"><text:span text:style-name="Internet_20_link"><text:span text:style-name="T155">setVendor</text:span></text:span></text:a><text:span text:style-name="Code2"><text:span text:style-name="T160">(String vendor)</text:span></text:span></text:p>
              <text:p text:style-name="P150"><text:span text:style-name="T151">Set the Vendor.</text:span></text:p>
            </table:table-cell>
            <table:table-cell table:style-name="Table28.C14" office:value-type="string">
              <text:p text:style-name="P144"><text:bookmark-ref text:reference-format="page" text:ref-name="r81">41</text:bookmark-ref></text:p>
            </table:table-cell>
          </table:table-row>
        </table:table>
        <text:p text:style-name="P106"><text:span text:style-name="T71">Method Detail</text:span></text:p>
        <text:p text:style-name="P108"><text:bookmark text:name="r80"/><text:span text:style-name="T71">setTitle</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Title</text:span></text:span><text:span text:style-name="Code2"><text:span text:style-name="T167">(String title)</text:span></text:span></text:p>
        <text:p text:style-name="P135"><text:span text:style-name="T151">Set the Feature Title.</text:span></text:p>
        <text:p text:style-name="P136"><text:span text:style-name="T153">Parameters:</text:span></text:p>
        <text:p text:style-name="P152"><text:span text:style-name="Code2">title</text:span><text:span text:style-name="Default_20_Paragraph_20_Font"><text:span text:style-name="T151"> - The Title.</text:span></text:span></text:p>
        <text:p text:style-name="P136"><text:soft-page-break/><text:span text:style-name="T153">Returns:</text:span></text:p>
        <text:p text:style-name="P152"><text:span text:style-name="T151">This builder.</text:span></text:p>
        <text:p text:style-name="P154"/>
        <text:p text:style-name="P111"><text:bookmark text:name="r81"/><text:span text:style-name="T71">setVendor</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Vendor</text:span></text:span><text:span text:style-name="Code2"><text:span text:style-name="T167">(String vendor)</text:span></text:span></text:p>
        <text:p text:style-name="P135"><text:span text:style-name="T151">Set the Vendor.</text:span></text:p>
        <text:p text:style-name="P136"><text:span text:style-name="T153">Parameters:</text:span></text:p>
        <text:p text:style-name="P152"><text:span text:style-name="Code2">vendor</text:span><text:span text:style-name="Default_20_Paragraph_20_Font"><text:span text:style-name="T151"> - The Vendor.</text:span></text:span></text:p>
        <text:p text:style-name="P136"><text:span text:style-name="T153">Returns:</text:span></text:p>
        <text:p text:style-name="P152"><text:span text:style-name="T151">This builder.</text:span></text:p>
        <text:p text:style-name="P154"/>
        <text:p text:style-name="P111"><text:bookmark text:name="r82"/><text:span text:style-name="T71">setLicense</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License</text:span></text:span><text:span text:style-name="Code2"><text:span text:style-name="T167">(String license)</text:span></text:span></text:p>
        <text:p text:style-name="P135"><text:span text:style-name="T151">Set the License.</text:span></text:p>
        <text:p text:style-name="P136"><text:span text:style-name="T153">Parameters:</text:span></text:p>
        <text:p text:style-name="P152"><text:span text:style-name="Code2">license</text:span><text:span text:style-name="Default_20_Paragraph_20_Font"><text:span text:style-name="T151"> - The License.</text:span></text:span></text:p>
        <text:p text:style-name="P136"><text:span text:style-name="T153">Returns:</text:span></text:p>
        <text:p text:style-name="P152"><text:span text:style-name="T151">This builder.</text:span></text:p>
        <text:p text:style-name="P154"/>
        <text:p text:style-name="P111"><text:bookmark text:name="r83"/><text:span text:style-name="T71">setLocation</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Location</text:span></text:span><text:span text:style-name="Code2"><text:span text:style-name="T167">(String location)</text:span></text:span></text:p>
        <text:p text:style-name="P135"><text:span text:style-name="T151">Set the Location.</text:span></text:p>
        <text:p text:style-name="P136"><text:span text:style-name="T153">Parameters:</text:span></text:p>
        <text:p text:style-name="P152"><text:span text:style-name="Code2">location</text:span><text:span text:style-name="Default_20_Paragraph_20_Font"><text:span text:style-name="T151"> - The Location.</text:span></text:span></text:p>
        <text:p text:style-name="P136"><text:span text:style-name="T153">Returns:</text:span></text:p>
        <text:p text:style-name="P152"><text:span text:style-name="T151">This builder.</text:span></text:p>
        <text:p text:style-name="P154"/>
        <text:p text:style-name="P111"><text:bookmark text:name="r84"/><text:span text:style-name="T71">setComplete</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Complete</text:span></text:span><text:span text:style-name="Code2"><text:span text:style-name="T167">(boolean complete)</text:span></text:span></text:p>
        <text:p text:style-name="P135"><text:span text:style-name="T151">Set the Feature Complete flag.</text:span></text:p>
        <text:p text:style-name="P136"><text:span text:style-name="T153">Parameters:</text:span></text:p>
        <text:p text:style-name="P152"><text:span text:style-name="Code2">complete</text:span><text:span text:style-name="Default_20_Paragraph_20_Font"><text:span text:style-name="T151"> - If the feature is complete.</text:span></text:span></text:p>
        <text:p text:style-name="P136"><text:span text:style-name="T153">Returns:</text:span></text:p>
        <text:p text:style-name="P152"><text:span text:style-name="T151">This builder.</text:span></text:p>
        <text:p text:style-name="P154"/>
        <text:p text:style-name="P111"><text:bookmark text:name="r85"/><text:span text:style-name="T71">setFinal</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Final</text:span></text:span><text:span text:style-name="Code2"><text:span text:style-name="T167">(boolean isFinal)</text:span></text:span></text:p>
        <text:p text:style-name="P135"><text:span text:style-name="T151">Set the Feature is Final flag.</text:span></text:p>
        <text:p text:style-name="P136"><text:span text:style-name="T153">Parameters:</text:span></text:p>
        <text:p text:style-name="P152"><text:span text:style-name="Code2">isFinal</text:span><text:span text:style-name="Default_20_Paragraph_20_Font"><text:span text:style-name="T151"> - If the feature is final.</text:span></text:span></text:p>
        <text:p text:style-name="P136"><text:soft-page-break/><text:span text:style-name="T153">Returns:</text:span></text:p>
        <text:p text:style-name="P152"><text:span text:style-name="T151">This builder.</text:span></text:p>
        <text:p text:style-name="P154"/>
        <text:p text:style-name="P111"><text:bookmark text:name="r86"/><text:span text:style-name="T71">setDescription</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setDescription</text:span></text:span><text:span text:style-name="Code2"><text:span text:style-name="T167">(String description)</text:span></text:span></text:p>
        <text:p text:style-name="P135"><text:span text:style-name="T151">Set the Feature Description.</text:span></text:p>
        <text:p text:style-name="P136"><text:span text:style-name="T153">Parameters:</text:span></text:p>
        <text:p text:style-name="P152"><text:span text:style-name="Code2">description</text:span><text:span text:style-name="Default_20_Paragraph_20_Font"><text:span text:style-name="T151"> - The description.</text:span></text:span></text:p>
        <text:p text:style-name="P136"><text:span text:style-name="T153">Returns:</text:span></text:p>
        <text:p text:style-name="P152"><text:span text:style-name="T151">This builder.</text:span></text:p>
        <text:p text:style-name="P154"/>
        <text:p text:style-name="P111"><text:bookmark text:name="r87"/><text:span text:style-name="T71">addBundles</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addBundles</text:span></text:span><text:span text:style-name="Code2"><text:span text:style-name="T167">(</text:span></text:span><text:a xlink:type="simple" xlink:href="file:///l%22r25" text:style-name="ListLabel_20_9" text:visited-style-name="ListLabel_20_9"><text:span text:style-name="Internet_20_link"><text:span text:style-name="T162">Bundle</text:span></text:span></text:a><text:span text:style-name="Code2"><text:span text:style-name="T167">... bundles)</text:span></text:span></text:p>
        <text:p text:style-name="P135"><text:span text:style-name="T151">Add Bundles to the Feature.</text:span></text:p>
        <text:p text:style-name="P136"><text:span text:style-name="T153">Parameters:</text:span></text:p>
        <text:p text:style-name="P152"><text:span text:style-name="Code2">bundles</text:span><text:span text:style-name="Default_20_Paragraph_20_Font"><text:span text:style-name="T151"> - The Bundles to add.</text:span></text:span></text:p>
        <text:p text:style-name="P136"><text:span text:style-name="T153">Returns:</text:span></text:p>
        <text:p text:style-name="P152"><text:span text:style-name="T151">This builder.</text:span></text:p>
        <text:p text:style-name="P154"/>
        <text:p text:style-name="P111"><text:bookmark text:name="r88"/><text:span text:style-name="T71">addConfigurations</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addConfigurations</text:span></text:span><text:span text:style-name="Code2"><text:span text:style-name="T167">(</text:span></text:span><text:a xlink:type="simple" xlink:href="file:///l%22r33" text:style-name="ListLabel_20_9" text:visited-style-name="ListLabel_20_9"><text:span text:style-name="Internet_20_link"><text:span text:style-name="T162">Configuration</text:span></text:span></text:a><text:span text:style-name="Code2"><text:span text:style-name="T167">... configs)</text:span></text:span></text:p>
        <text:p text:style-name="P135"><text:span text:style-name="T151">Add Configurations to the Feature.</text:span></text:p>
        <text:p text:style-name="P136"><text:span text:style-name="T153">Parameters:</text:span></text:p>
        <text:p text:style-name="P152"><text:span text:style-name="Code2">configs</text:span><text:span text:style-name="Default_20_Paragraph_20_Font"><text:span text:style-name="T151"> - The Configurations to add.</text:span></text:span></text:p>
        <text:p text:style-name="P136"><text:span text:style-name="T153">Returns:</text:span></text:p>
        <text:p text:style-name="P152"><text:span text:style-name="T151">This builder.</text:span></text:p>
        <text:p text:style-name="P154"/>
        <text:p text:style-name="P111"><text:bookmark text:name="r89"/><text:span text:style-name="T71">addExtensions</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addExtensions</text:span></text:span><text:span text:style-name="Code2"><text:span text:style-name="T167">(</text:span></text:span><text:a xlink:type="simple" xlink:href="file:///l%22r48" text:style-name="ListLabel_20_9" text:visited-style-name="ListLabel_20_9"><text:span text:style-name="Internet_20_link"><text:span text:style-name="T162">Extension</text:span></text:span></text:a><text:span text:style-name="Code2"><text:span text:style-name="T167">... extensions)</text:span></text:span></text:p>
        <text:p text:style-name="P135"><text:span text:style-name="T151">Add Extensions to the Feature</text:span></text:p>
        <text:p text:style-name="P136"><text:span text:style-name="T153">Parameters:</text:span></text:p>
        <text:p text:style-name="P152"><text:span text:style-name="Code2">extensions</text:span><text:span text:style-name="Default_20_Paragraph_20_Font"><text:span text:style-name="T151"> - The Extensions to add.</text:span></text:span></text:p>
        <text:p text:style-name="P136"><text:span text:style-name="T153">Returns:</text:span></text:p>
        <text:p text:style-name="P152"><text:span text:style-name="T151">This builder.</text:span></text:p>
        <text:p text:style-name="P154"/>
        <text:p text:style-name="P111"><text:bookmark text:name="r90"/><text:span text:style-name="T71">addVariable</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addVariable</text:span></text:span><text:span text:style-name="Code2"><text:span text:style-name="T167">(String key,</text:span></text:span><text:line-break/><text:span text:style-name="Code2"><text:span text:style-name="T167">                           String defaultValue)</text:span></text:span></text:p>
        <text:p text:style-name="P135"><text:span text:style-name="T151">Add a variable to the Feature. If a variable with the specified key already exists it is replaced with this one.</text:span></text:p>
        <text:p text:style-name="P136"><text:soft-page-break/><text:span text:style-name="T153">Parameters:</text:span></text:p>
        <text:p text:style-name="P152"><text:span text:style-name="Code2">key</text:span><text:span text:style-name="Default_20_Paragraph_20_Font"><text:span text:style-name="T151"> - The key.</text:span></text:span></text:p>
        <text:p text:style-name="P152"><text:span text:style-name="Code2">defaultValue</text:span><text:span text:style-name="Default_20_Paragraph_20_Font"><text:span text:style-name="T151"> - The default value.</text:span></text:span></text:p>
        <text:p text:style-name="P136"><text:span text:style-name="T153">Returns:</text:span></text:p>
        <text:p text:style-name="P152"><text:span text:style-name="T151">This builder.</text:span></text:p>
        <text:p text:style-name="P154"/>
        <text:p text:style-name="P111"><text:bookmark text:name="r91"/><text:span text:style-name="T71">addVariables</text:span></text:p>
        <text:p text:style-name="P122"><text:a xlink:type="simple" xlink:href="file:///l%22r93" text:style-name="ListLabel_20_7" text:visited-style-name="ListLabel_20_7"><text:span text:style-name="Internet_20_link"><text:span text:style-name="T161">FeatureBuilder</text:span></text:span></text:a><text:span text:style-name="Code2"><text:span text:style-name="T165"> </text:span></text:span><text:span text:style-name="Code2"><text:span text:style-name="T166">addVariables</text:span></text:span><text:span text:style-name="Code2"><text:span text:style-name="T167">(Map&lt;String,String&gt; variables)</text:span></text:span></text:p>
        <text:p text:style-name="P135"><text:span text:style-name="T151">Add a map of variables to the Feature</text:span></text:p>
        <text:p text:style-name="P136"><text:span text:style-name="T153">Parameters:</text:span></text:p>
        <text:p text:style-name="P152"><text:span text:style-name="Code2">variables</text:span><text:span text:style-name="Default_20_Paragraph_20_Font"><text:span text:style-name="T151"> - to be added.</text:span></text:span></text:p>
        <text:p text:style-name="P136"><text:span text:style-name="T153">Returns:</text:span></text:p>
        <text:p text:style-name="P152"><text:span text:style-name="T151">This builder.</text:span></text:p>
        <text:p text:style-name="P154"/>
        <text:p text:style-name="P111"><text:bookmark text:name="r92"/><text:span text:style-name="T71">build</text:span></text:p>
        <text:p text:style-name="P122"><text:a xlink:type="simple" xlink:href="file:///l%22r79" text:style-name="ListLabel_20_7" text:visited-style-name="ListLabel_20_7"><text:span text:style-name="Internet_20_link"><text:span text:style-name="T161">Feature</text:span></text:span></text:a><text:span text:style-name="Code2"><text:span text:style-name="T165"> </text:span></text:span><text:span text:style-name="Code2"><text:span text:style-name="T166">build</text:span></text:span><text:span text:style-name="Code2"><text:span text:style-name="T167">()</text:span></text:span></text:p>
        <text:p text:style-name="P135"><text:span text:style-name="T151">Build the Feature. Can only be called once on a builder. After calling this method the current builder instance cannot be used any more.</text:span></text:p>
        <text:p text:style-name="P136"><text:span text:style-name="T153">Returns:</text:span></text:p>
        <text:p text:style-name="P152"><text:span text:style-name="T151">The Feature.</text:span></text:p>
        <text:p text:style-name="P103"><text:bookmark text:name="r98"/><text:span text:style-name="T71">Interface FeatureService</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FeatureService</text:span></text:span></text:p>
        <text:p text:style-name="P119"><text:span text:style-name="T151">The Feature Service is the primary entry point for interacting with the feature model.</text:span></text:p>
        <text:p text:style-name="P129"><text:span text:style-name="T153">ThreadSafe</text:span></text:p>
        <text:p text:style-name="P141"/>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43"><text:span text:style-name="Summary_20_Heading_20_Font2"><text:span text:style-name="T149">Method Summary</text:span></text:span></text:p>
            </table:table-cell>
            <table:covered-table-cell/>
            <table:table-cell table:style-name="Table29.A1" office:value-type="string">
              <text:p text:style-name="P145"><text:span text:style-name="Page_20_Reference_20_Font"><text:span text:style-name="T150">Page</text:span></text:span></text:p>
            </table:table-cell>
          </table:table-row>
          <table:table-row table:style-name="Table29.1">
            <table:table-cell table:style-name="Table29.A2" office:value-type="string">
              <text:p text:style-name="P147"><text:a xlink:type="simple" xlink:href="file:///l%22r23" text:style-name="ListLabel_20_5" text:visited-style-name="ListLabel_20_5"><text:span text:style-name="Internet_20_link"><text:span text:style-name="T158">BuilderFactory</text:span></text:span></text:a></text:p>
            </table:table-cell>
            <table:table-cell table:style-name="Table29.B2" office:value-type="string">
              <text:p text:style-name="P149"><text:a xlink:type="simple" xlink:href="file:///l%22r94" text:style-name="ListLabel_20_6" text:visited-style-name="ListLabel_20_6"><text:span text:style-name="Internet_20_link"><text:span text:style-name="T155">getBuilderFactory</text:span></text:span></text:a><text:span text:style-name="Code2"><text:span text:style-name="T160">()</text:span></text:span></text:p>
              <text:p text:style-name="P151"><text:span text:style-name="T151">Get a factory which can be used to build feature model entities.</text:span></text:p>
            </table:table-cell>
            <table:table-cell table:style-name="Table29.C2" office:value-type="string">
              <text:p text:style-name="P145"><text:bookmark-ref text:reference-format="page" text:ref-name="r94">44</text:bookmark-ref></text:p>
            </table:table-cell>
          </table:table-row>
          <table:table-row table:style-name="Table29.1">
            <table:table-cell table:style-name="Table29.A3" office:value-type="string">
              <text:p text:style-name="P146"><text:a xlink:type="simple" xlink:href="file:///l%22r79" text:style-name="ListLabel_20_5" text:visited-style-name="ListLabel_20_5"><text:span text:style-name="Internet_20_link"><text:span text:style-name="T158">Feature</text:span></text:span></text:a></text:p>
            </table:table-cell>
            <table:table-cell table:style-name="Table29.B3" office:value-type="string">
              <text:p text:style-name="P148"><text:a xlink:type="simple" xlink:href="file:///l%22r97" text:style-name="ListLabel_20_6" text:visited-style-name="ListLabel_20_6"><text:span text:style-name="Internet_20_link"><text:span text:style-name="T155">mergeFeatures</text:span></text:span></text:a><text:span text:style-name="Code2"><text:span text:style-name="T160">(</text:span></text:span><text:a xlink:type="simple" xlink:href="file:///l%22r16" text:style-name="ListLabel_20_8" text:visited-style-name="ListLabel_20_8"><text:span text:style-name="Internet_20_link"><text:span text:style-name="T156">ArtifactID</text:span></text:span></text:a><text:span text:style-name="Code2"><text:span text:style-name="T160"> targetID, </text:span></text:span><text:a xlink:type="simple" xlink:href="file:///l%22r79" text:style-name="ListLabel_20_8" text:visited-style-name="ListLabel_20_8"><text:span text:style-name="Internet_20_link"><text:span text:style-name="T156">Feature</text:span></text:span></text:a><text:span text:style-name="Code2"><text:span text:style-name="T160"> f1, </text:span></text:span><text:a xlink:type="simple" xlink:href="file:///l%22r79" text:style-name="ListLabel_20_8" text:visited-style-name="ListLabel_20_8"><text:span text:style-name="Internet_20_link"><text:span text:style-name="T156">Feature</text:span></text:span></text:a><text:span text:style-name="Code2"><text:span text:style-name="T160"> f2, </text:span></text:span><text:a xlink:type="simple" xlink:href="file:///l%22r102" text:style-name="ListLabel_20_8" text:visited-style-name="ListLabel_20_8"><text:span text:style-name="Internet_20_link"><text:span text:style-name="T156">MergeContext</text:span></text:span></text:a><text:span text:style-name="Code2"><text:span text:style-name="T160"> ctx)</text:span></text:span></text:p>
              <text:p text:style-name="P150"><text:span text:style-name="T151">Merge two features into a new feature.</text:span></text:p>
            </table:table-cell>
            <table:table-cell table:style-name="Table29.C3" office:value-type="string">
              <text:p text:style-name="P144"><text:bookmark-ref text:reference-format="page" text:ref-name="r97">45</text:bookmark-ref></text:p>
            </table:table-cell>
          </table:table-row>
          <table:table-row table:style-name="Table29.1">
            <table:table-cell table:style-name="Table29.A4" office:value-type="string">
              <text:p text:style-name="P146"><text:a xlink:type="simple" xlink:href="file:///l%22r79" text:style-name="ListLabel_20_5" text:visited-style-name="ListLabel_20_5"><text:span text:style-name="Internet_20_link"><text:span text:style-name="T158">Feature</text:span></text:span></text:a></text:p>
            </table:table-cell>
            <table:table-cell table:style-name="Table29.B4" office:value-type="string">
              <text:p text:style-name="P148"><text:a xlink:type="simple" xlink:href="file:///l%22r95" text:style-name="ListLabel_20_6" text:visited-style-name="ListLabel_20_6"><text:span text:style-name="Internet_20_link"><text:span text:style-name="T155">readFeature</text:span></text:span></text:a><text:span text:style-name="Code2"><text:span text:style-name="T160">(Reader jsonReader)</text:span></text:span></text:p>
              <text:p text:style-name="P150"><text:span text:style-name="T151">Read a Feature from JSON</text:span></text:p>
            </table:table-cell>
            <table:table-cell table:style-name="Table29.C4" office:value-type="string">
              <text:p text:style-name="P144"><text:bookmark-ref text:reference-format="page" text:ref-name="r95">44</text:bookmark-ref></text:p>
            </table:table-cell>
          </table:table-row>
          <table:table-row table:style-name="Table29.1">
            <table:table-cell table:style-name="Table29.A5" office:value-type="string">
              <text:p text:style-name="P146"><text:span text:style-name="Code_20_Small1"><text:span text:style-name="T163">void</text:span></text:span></text:p>
            </table:table-cell>
            <table:table-cell table:style-name="Table29.B5" office:value-type="string">
              <text:p text:style-name="P148"><text:a xlink:type="simple" xlink:href="file:///l%22r96" text:style-name="ListLabel_20_6" text:visited-style-name="ListLabel_20_6"><text:span text:style-name="Internet_20_link"><text:span text:style-name="T155">writeFeature</text:span></text:span></text:a><text:span text:style-name="Code2"><text:span text:style-name="T160">(</text:span></text:span><text:a xlink:type="simple" xlink:href="file:///l%22r79" text:style-name="ListLabel_20_8" text:visited-style-name="ListLabel_20_8"><text:span text:style-name="Internet_20_link"><text:span text:style-name="T156">Feature</text:span></text:span></text:a><text:span text:style-name="Code2"><text:span text:style-name="T160"> feature, Writer jsonWriter)</text:span></text:span></text:p>
              <text:p text:style-name="P150"><text:span text:style-name="T151">Write a Feature Model to JSON</text:span></text:p>
            </table:table-cell>
            <table:table-cell table:style-name="Table29.C5" office:value-type="string">
              <text:p text:style-name="P144"><text:bookmark-ref text:reference-format="page" text:ref-name="r96">44</text:bookmark-ref></text:p>
            </table:table-cell>
          </table:table-row>
        </table:table>
        <text:p text:style-name="P106"><text:span text:style-name="T71">Method Detail</text:span></text:p>
        <text:p text:style-name="P108"><text:bookmark text:name="r94"/><text:span text:style-name="T71">getBuilderFactory</text:span></text:p>
        <text:p text:style-name="P122"><text:a xlink:type="simple" xlink:href="file:///l%22r23" text:style-name="ListLabel_20_7" text:visited-style-name="ListLabel_20_7"><text:span text:style-name="Internet_20_link"><text:span text:style-name="T161">BuilderFactory</text:span></text:span></text:a><text:span text:style-name="Code2"><text:span text:style-name="T165"> </text:span></text:span><text:span text:style-name="Code2"><text:span text:style-name="T166">getBuilderFactory</text:span></text:span><text:span text:style-name="Code2"><text:span text:style-name="T167">()</text:span></text:span></text:p>
        <text:p text:style-name="P135"><text:span text:style-name="T151">Get a factory which can be used to build feature model entities.</text:span></text:p>
        <text:p text:style-name="P136"><text:span text:style-name="T153">Returns:</text:span></text:p>
        <text:p text:style-name="P152"><text:span text:style-name="T151">A builder factory.</text:span></text:p>
        <text:p text:style-name="P154"/>
        <text:p text:style-name="P111"><text:bookmark text:name="r95"/><text:span text:style-name="T71">readFeature</text:span></text:p>
        <text:p text:style-name="P122"><text:a xlink:type="simple" xlink:href="file:///l%22r79" text:style-name="ListLabel_20_7" text:visited-style-name="ListLabel_20_7"><text:span text:style-name="Internet_20_link"><text:span text:style-name="T161">Feature</text:span></text:span></text:a><text:span text:style-name="Code2"><text:span text:style-name="T165"> </text:span></text:span><text:span text:style-name="Code2"><text:span text:style-name="T166">readFeature</text:span></text:span><text:span text:style-name="Code2"><text:span text:style-name="T167">(Reader jsonReader)</text:span></text:span><text:line-break/><text:span text:style-name="Code2"><text:span text:style-name="T167">             throws IOException</text:span></text:span></text:p>
        <text:p text:style-name="P135"><text:span text:style-name="T151">Read a Feature from JSON</text:span></text:p>
        <text:p text:style-name="P136"><text:span text:style-name="T153">Parameters:</text:span></text:p>
        <text:p text:style-name="P152"><text:span text:style-name="Code2">jsonReader</text:span><text:span text:style-name="Default_20_Paragraph_20_Font"><text:span text:style-name="T151"> - A Reader to the JSON input</text:span></text:span></text:p>
        <text:p text:style-name="P136"><text:span text:style-name="T153">Returns:</text:span></text:p>
        <text:p text:style-name="P152"><text:span text:style-name="T151">The Feature represented by the JSON</text:span></text:p>
        <text:p text:style-name="P136"><text:span text:style-name="T153">Throws:</text:span></text:p>
        <text:p text:style-name="P152"><text:span text:style-name="Code2">IOException</text:span><text:span text:style-name="Default_20_Paragraph_20_Font"><text:span text:style-name="T151"> - When reading fails</text:span></text:span></text:p>
        <text:p text:style-name="P154"/>
        <text:p text:style-name="P111"><text:bookmark text:name="r96"/><text:span text:style-name="T71">writeFeature</text:span></text:p>
        <text:p text:style-name="P122"><text:span text:style-name="Code2">void </text:span><text:span text:style-name="Code2"><text:span text:style-name="T62">writeFeature</text:span></text:span><text:span text:style-name="Code2"><text:span text:style-name="T168">(</text:span></text:span><text:a xlink:type="simple" xlink:href="file:///l%22r79" text:style-name="ListLabel_20_9" text:visited-style-name="ListLabel_20_9"><text:span text:style-name="Internet_20_link"><text:span text:style-name="T162">Feature</text:span></text:span></text:a><text:span text:style-name="Code2"><text:span text:style-name="T167"> feature,</text:span></text:span><text:line-break/><text:span text:style-name="Code2"><text:span text:style-name="T167">                  Writer jsonWriter)</text:span></text:span><text:line-break/><text:span text:style-name="Code2"><text:span text:style-name="T167">           throws IOException</text:span></text:span></text:p>
        <text:p text:style-name="P135"><text:soft-page-break/><text:span text:style-name="T151">Write a Feature Model to JSON</text:span></text:p>
        <text:p text:style-name="P136"><text:span text:style-name="T153">Parameters:</text:span></text:p>
        <text:p text:style-name="P152"><text:span text:style-name="Code2">feature</text:span><text:span text:style-name="Default_20_Paragraph_20_Font"><text:span text:style-name="T151"> - the Feature to write.</text:span></text:span></text:p>
        <text:p text:style-name="P152"><text:span text:style-name="Code2">jsonWriter</text:span><text:span text:style-name="Default_20_Paragraph_20_Font"><text:span text:style-name="T151"> - A Writer to which the Feature should be written.</text:span></text:span></text:p>
        <text:p text:style-name="P136"><text:span text:style-name="T153">Throws:</text:span></text:p>
        <text:p text:style-name="P152"><text:span text:style-name="Code2">IOException</text:span><text:span text:style-name="Default_20_Paragraph_20_Font"><text:span text:style-name="T151"> - When writing fails.</text:span></text:span></text:p>
        <text:p text:style-name="P154"/>
        <text:p text:style-name="P111"><text:bookmark text:name="r97"/><text:span text:style-name="T71">mergeFeatures</text:span></text:p>
        <text:p text:style-name="P122"><text:a xlink:type="simple" xlink:href="file:///l%22r79" text:style-name="ListLabel_20_7" text:visited-style-name="ListLabel_20_7"><text:span text:style-name="Internet_20_link"><text:span text:style-name="T161">Feature</text:span></text:span></text:a><text:span text:style-name="Code2"><text:span text:style-name="T165"> </text:span></text:span><text:span text:style-name="Code2"><text:span text:style-name="T166">mergeFeatures</text:span></text:span><text:span text:style-name="Code2"><text:span text:style-name="T167">(</text:span></text:span><text:a xlink:type="simple" xlink:href="file:///l%22r16" text:style-name="ListLabel_20_9" text:visited-style-name="ListLabel_20_9"><text:span text:style-name="Internet_20_link"><text:span text:style-name="T162">ArtifactID</text:span></text:span></text:a><text:span text:style-name="Code2"><text:span text:style-name="T167"> targetID,</text:span></text:span><text:line-break/><text:span text:style-name="Code2"><text:span text:style-name="T167">                      </text:span></text:span><text:a xlink:type="simple" xlink:href="file:///l%22r79" text:style-name="ListLabel_20_9" text:visited-style-name="ListLabel_20_9"><text:span text:style-name="Internet_20_link"><text:span text:style-name="T162">Feature</text:span></text:span></text:a><text:span text:style-name="Code2"><text:span text:style-name="T167"> f1,</text:span></text:span><text:line-break/><text:span text:style-name="Code2"><text:span text:style-name="T167">                      </text:span></text:span><text:a xlink:type="simple" xlink:href="file:///l%22r79" text:style-name="ListLabel_20_9" text:visited-style-name="ListLabel_20_9"><text:span text:style-name="Internet_20_link"><text:span text:style-name="T162">Feature</text:span></text:span></text:a><text:span text:style-name="Code2"><text:span text:style-name="T167"> f2,</text:span></text:span><text:line-break/><text:span text:style-name="Code2"><text:span text:style-name="T167">                      </text:span></text:span><text:a xlink:type="simple" xlink:href="file:///l%22r102" text:style-name="ListLabel_20_9" text:visited-style-name="ListLabel_20_9"><text:span text:style-name="Internet_20_link"><text:span text:style-name="T162">MergeContext</text:span></text:span></text:a><text:span text:style-name="Code2"><text:span text:style-name="T167"> ctx)</text:span></text:span></text:p>
        <text:p text:style-name="P135"><text:span text:style-name="T151">Merge two features into a new feature.</text:span></text:p>
        <text:p text:style-name="P136"><text:span text:style-name="T153">Parameters:</text:span></text:p>
        <text:p text:style-name="P152"><text:span text:style-name="Code2">targetID</text:span><text:span text:style-name="Default_20_Paragraph_20_Font"><text:span text:style-name="T151"> - The ID of the new feature.</text:span></text:span></text:p>
        <text:p text:style-name="P152"><text:span text:style-name="Code2">f1</text:span><text:span text:style-name="Default_20_Paragraph_20_Font"><text:span text:style-name="T151"> - The first feature</text:span></text:span></text:p>
        <text:p text:style-name="P152"><text:span text:style-name="Code2">f2</text:span><text:span text:style-name="Default_20_Paragraph_20_Font"><text:span text:style-name="T151"> - The second feature</text:span></text:span></text:p>
        <text:p text:style-name="P152"><text:span text:style-name="Code2">ctx</text:span><text:span text:style-name="Default_20_Paragraph_20_Font"><text:span text:style-name="T151"> - The merge context to use for the merge operation.</text:span></text:span></text:p>
        <text:p text:style-name="P136"><text:span text:style-name="T153">Returns:</text:span></text:p>
        <text:p text:style-name="P152"><text:span text:style-name="T151">The merged feature.</text:span></text:p>
        <text:p text:style-name="P104"><text:bookmark text:name="r102"/><text:span text:style-name="T71">Interface MergeContext</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MergeContext</text:span></text:span></text:p>
        <text:p text:style-name="Standard"><text:span text:style-name="T151">Context provided by the caller for the merge operation.</text:span></text:p>
        <text:p text:style-name="P141"/>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43"><text:span text:style-name="Summary_20_Heading_20_Font2"><text:span text:style-name="T149">Method Summary</text:span></text:span></text:p>
            </table:table-cell>
            <table:covered-table-cell/>
            <table:table-cell table:style-name="Table30.A1" office:value-type="string">
              <text:p text:style-name="P145"><text:span text:style-name="Page_20_Reference_20_Font"><text:span text:style-name="T150">Page</text:span></text:span></text:p>
            </table:table-cell>
          </table:table-row>
          <table:table-row table:style-name="Table30.1">
            <table:table-cell table:style-name="Table30.A2" office:value-type="string">
              <text:p text:style-name="P147"><text:span text:style-name="Code_20_Small1"><text:span text:style-name="T163">List&lt;</text:span></text:span><text:a xlink:type="simple" xlink:href="file:///l%22r25" text:style-name="ListLabel_20_5" text:visited-style-name="ListLabel_20_5"><text:span text:style-name="Internet_20_link"><text:span text:style-name="T158">Bundle</text:span></text:span></text:a><text:span text:style-name="Code_20_Small1"><text:span text:style-name="T164">&gt;</text:span></text:span></text:p>
            </table:table-cell>
            <table:table-cell table:style-name="Table30.B2" office:value-type="string">
              <text:p text:style-name="P149"><text:a xlink:type="simple" xlink:href="file:///l%22r99" text:style-name="ListLabel_20_6" text:visited-style-name="ListLabel_20_6"><text:span text:style-name="Internet_20_link"><text:span text:style-name="T155">handleBundleConflict</text:span></text:span></text:a><text:span text:style-name="Code2"><text:span text:style-name="T160">(</text:span></text:span><text:a xlink:type="simple" xlink:href="file:///l%22r79" text:style-name="ListLabel_20_8" text:visited-style-name="ListLabel_20_8"><text:span text:style-name="Internet_20_link"><text:span text:style-name="T156">Feature</text:span></text:span></text:a><text:span text:style-name="Code2"><text:span text:style-name="T160"> f1, </text:span></text:span><text:a xlink:type="simple" xlink:href="file:///l%22r25" text:style-name="ListLabel_20_8" text:visited-style-name="ListLabel_20_8"><text:span text:style-name="Internet_20_link"><text:span text:style-name="T156">Bundle</text:span></text:span></text:a><text:span text:style-name="Code2"><text:span text:style-name="T160"> b1, </text:span></text:span><text:a xlink:type="simple" xlink:href="file:///l%22r79" text:style-name="ListLabel_20_8" text:visited-style-name="ListLabel_20_8"><text:span text:style-name="Internet_20_link"><text:span text:style-name="T156">Feature</text:span></text:span></text:a><text:span text:style-name="Code2"><text:span text:style-name="T160"> f2, </text:span></text:span><text:a xlink:type="simple" xlink:href="file:///l%22r25" text:style-name="ListLabel_20_8" text:visited-style-name="ListLabel_20_8"><text:span text:style-name="Internet_20_link"><text:span text:style-name="T156">Bundle</text:span></text:span></text:a><text:span text:style-name="Code2"><text:span text:style-name="T160"> b2)</text:span></text:span></text:p>
              <text:p text:style-name="P151"><text:span text:style-name="T151">If two merged features both contain the same bundle, same group ID and artifact ID but different version, this method is called to resolve what to do.</text:span></text:p>
            </table:table-cell>
            <table:table-cell table:style-name="Table30.C2" office:value-type="string">
              <text:p text:style-name="P145"><text:bookmark-ref text:reference-format="page" text:ref-name="r99">46</text:bookmark-ref></text:p>
            </table:table-cell>
          </table:table-row>
          <table:table-row table:style-name="Table30.1">
            <table:table-cell table:style-name="Table30.A3" office:value-type="string">
              <text:p text:style-name="P146"><text:a xlink:type="simple" xlink:href="file:///l%22r33" text:style-name="ListLabel_20_5" text:visited-style-name="ListLabel_20_5"><text:span text:style-name="Internet_20_link"><text:span text:style-name="T158">Configuration</text:span></text:span></text:a></text:p>
            </table:table-cell>
            <table:table-cell table:style-name="Table30.B3" office:value-type="string">
              <text:p text:style-name="P148"><text:a xlink:type="simple" xlink:href="file:///l%22r100" text:style-name="ListLabel_20_6" text:visited-style-name="ListLabel_20_6"><text:span text:style-name="Internet_20_link"><text:span text:style-name="T155">handleConfigurationConflict</text:span></text:span></text:a><text:span text:style-name="Code2"><text:span text:style-name="T160">(</text:span></text:span><text:a xlink:type="simple" xlink:href="file:///l%22r79" text:style-name="ListLabel_20_8" text:visited-style-name="ListLabel_20_8"><text:span text:style-name="Internet_20_link"><text:span text:style-name="T156">Feature</text:span></text:span></text:a><text:span text:style-name="Code2"><text:span text:style-name="T160"> f1, </text:span></text:span><text:a xlink:type="simple" xlink:href="file:///l%22r33" text:style-name="ListLabel_20_8" text:visited-style-name="ListLabel_20_8"><text:span text:style-name="Internet_20_link"><text:span text:style-name="T156">Configuration</text:span></text:span></text:a><text:span text:style-name="Code2"><text:span text:style-name="T160"> c1, </text:span></text:span><text:a xlink:type="simple" xlink:href="file:///l%22r79" text:style-name="ListLabel_20_8" text:visited-style-name="ListLabel_20_8"><text:span text:style-name="Internet_20_link"><text:span text:style-name="T156">Feature</text:span></text:span></text:a><text:span text:style-name="Code2"><text:span text:style-name="T160"> f2, </text:span></text:span><text:a xlink:type="simple" xlink:href="file:///l%22r33" text:style-name="ListLabel_20_8" text:visited-style-name="ListLabel_20_8"><text:span text:style-name="Internet_20_link"><text:span text:style-name="T156">Configuration</text:span></text:span></text:a><text:span text:style-name="Code2"><text:span text:style-name="T160"> c2)</text:span></text:span></text:p>
              <text:p text:style-name="P150"><text:span text:style-name="T151">If two merged features both contain the same configuration PID, this method is called to perform the merge operation.</text:span></text:p>
            </table:table-cell>
            <table:table-cell table:style-name="Table30.C3" office:value-type="string">
              <text:p text:style-name="P144"><text:bookmark-ref text:reference-format="page" text:ref-name="r100">46</text:bookmark-ref></text:p>
            </table:table-cell>
          </table:table-row>
          <table:table-row table:style-name="Table30.1">
            <table:table-cell table:style-name="Table30.A4" office:value-type="string">
              <text:p text:style-name="P146"><text:a xlink:type="simple" xlink:href="file:///l%22r48" text:style-name="ListLabel_20_5" text:visited-style-name="ListLabel_20_5"><text:span text:style-name="Internet_20_link"><text:span text:style-name="T158">Extension</text:span></text:span></text:a></text:p>
            </table:table-cell>
            <table:table-cell table:style-name="Table30.B4" office:value-type="string">
              <text:p text:style-name="P148"><text:a xlink:type="simple" xlink:href="file:///l%22r101" text:style-name="ListLabel_20_6" text:visited-style-name="ListLabel_20_6"><text:span text:style-name="Internet_20_link"><text:span text:style-name="T155">handleExtensionConflict</text:span></text:span></text:a><text:span text:style-name="Code2"><text:span text:style-name="T160">(</text:span></text:span><text:a xlink:type="simple" xlink:href="file:///l%22r79" text:style-name="ListLabel_20_8" text:visited-style-name="ListLabel_20_8"><text:span text:style-name="Internet_20_link"><text:span text:style-name="T156">Feature</text:span></text:span></text:a><text:span text:style-name="Code2"><text:span text:style-name="T160"> f1, </text:span></text:span><text:a xlink:type="simple" xlink:href="file:///l%22r48" text:style-name="ListLabel_20_8" text:visited-style-name="ListLabel_20_8"><text:span text:style-name="Internet_20_link"><text:span text:style-name="T156">Extension</text:span></text:span></text:a><text:span text:style-name="Code2"><text:span text:style-name="T160"> e1, </text:span></text:span><text:a xlink:type="simple" xlink:href="file:///l%22r79" text:style-name="ListLabel_20_8" text:visited-style-name="ListLabel_20_8"><text:span text:style-name="Internet_20_link"><text:span text:style-name="T156">Feature</text:span></text:span></text:a><text:span text:style-name="Code2"><text:span text:style-name="T160"> f2, </text:span></text:span><text:a xlink:type="simple" xlink:href="file:///l%22r48" text:style-name="ListLabel_20_8" text:visited-style-name="ListLabel_20_8"><text:span text:style-name="Internet_20_link"><text:span text:style-name="T156">Extension</text:span></text:span></text:a><text:span text:style-name="Code2"><text:span text:style-name="T160"> e2)</text:span></text:span></text:p>
              <text:p text:style-name="P150"><text:span text:style-name="T151">If two merged features both contain an extension with the same IF, this method is called to perform the merge operation.</text:span></text:p>
            </table:table-cell>
            <table:table-cell table:style-name="Table30.C4" office:value-type="string">
              <text:p text:style-name="P144"><text:bookmark-ref text:reference-format="page" text:ref-name="r101">47</text:bookmark-ref></text:p>
            </table:table-cell>
          </table:table-row>
        </table:table>
        <text:p text:style-name="P106"><text:span text:style-name="T71">Method Detail</text:span></text:p>
        <text:p text:style-name="P108"><text:bookmark text:name="r99"/><text:span text:style-name="T71">handleBundleConflict</text:span></text:p>
        <text:p text:style-name="P122"><text:span text:style-name="Code2">List&lt;</text:span><text:a xlink:type="simple" xlink:href="file:///l%22r25" text:style-name="ListLabel_20_7" text:visited-style-name="ListLabel_20_7"><text:span text:style-name="Internet_20_link"><text:span text:style-name="T161">Bundle</text:span></text:span></text:a><text:span text:style-name="Code2"><text:span text:style-name="T165">&gt; </text:span></text:span><text:span text:style-name="Code2"><text:span text:style-name="T166">handleBundleConflict</text:span></text:span><text:span text:style-name="Code2"><text:span text:style-name="T167">(</text:span></text:span><text:a xlink:type="simple" xlink:href="file:///l%22r79" text:style-name="ListLabel_20_9" text:visited-style-name="ListLabel_20_9"><text:span text:style-name="Internet_20_link"><text:span text:style-name="T162">Feature</text:span></text:span></text:a><text:span text:style-name="Code2"><text:span text:style-name="T167"> f1,</text:span></text:span><text:line-break/><text:span text:style-name="Code2"><text:span text:style-name="T167">                                  </text:span></text:span><text:a xlink:type="simple" xlink:href="file:///l%22r25" text:style-name="ListLabel_20_9" text:visited-style-name="ListLabel_20_9"><text:span text:style-name="Internet_20_link"><text:span text:style-name="T162">Bundle</text:span></text:span></text:a><text:span text:style-name="Code2"><text:span text:style-name="T167"> b1,</text:span></text:span><text:line-break/><text:span text:style-name="Code2"><text:span text:style-name="T167">                                  </text:span></text:span><text:a xlink:type="simple" xlink:href="file:///l%22r79" text:style-name="ListLabel_20_9" text:visited-style-name="ListLabel_20_9"><text:span text:style-name="Internet_20_link"><text:span text:style-name="T162">Feature</text:span></text:span></text:a><text:span text:style-name="Code2"><text:span text:style-name="T167"> f2,</text:span></text:span><text:line-break/><text:span text:style-name="Code2"><text:span text:style-name="T167">                                  </text:span></text:span><text:a xlink:type="simple" xlink:href="file:///l%22r25" text:style-name="ListLabel_20_9" text:visited-style-name="ListLabel_20_9"><text:span text:style-name="Internet_20_link"><text:span text:style-name="T162">Bundle</text:span></text:span></text:a><text:span text:style-name="Code2"><text:span text:style-name="T167"> b2)</text:span></text:span></text:p>
        <text:p text:style-name="P135"><text:span text:style-name="T151">If two merged features both contain the same bundle, same group ID and artifact ID but different version, this method is called to resolve what to do.</text:span></text:p>
        <text:p text:style-name="P136"><text:span text:style-name="T153">Parameters:</text:span></text:p>
        <text:p text:style-name="P152"><text:span text:style-name="Code2">f1</text:span><text:span text:style-name="Default_20_Paragraph_20_Font"><text:span text:style-name="T151"> - The first feature.</text:span></text:span></text:p>
        <text:p text:style-name="P152"><text:span text:style-name="Code2">b1</text:span><text:span text:style-name="Default_20_Paragraph_20_Font"><text:span text:style-name="T151"> - The first bundle.</text:span></text:span></text:p>
        <text:p text:style-name="P152"><text:span text:style-name="Code2">f2</text:span><text:span text:style-name="Default_20_Paragraph_20_Font"><text:span text:style-name="T151"> - The second feature.</text:span></text:span></text:p>
        <text:p text:style-name="P152"><text:span text:style-name="Code2">b2</text:span><text:span text:style-name="Default_20_Paragraph_20_Font"><text:span text:style-name="T151"> - The second bundle.</text:span></text:span></text:p>
        <text:p text:style-name="P136"><text:span text:style-name="T153">Returns:</text:span></text:p>
        <text:p text:style-name="P152"><text:span text:style-name="T151">Return a list of bundles that should be used in this case. This could be one or both of the provided bundles, or a different bundle altogether.</text:span></text:p>
        <text:p text:style-name="P154"/>
        <text:p text:style-name="P111"><text:bookmark text:name="r100"/><text:span text:style-name="T71">handleConfigurationConflict</text:span></text:p>
        <text:p text:style-name="P122"><text:a xlink:type="simple" xlink:href="file:///l%22r33" text:style-name="ListLabel_20_7" text:visited-style-name="ListLabel_20_7"><text:span text:style-name="Internet_20_link"><text:span text:style-name="T161">Configuration</text:span></text:span></text:a><text:span text:style-name="Code2"><text:span text:style-name="T165"> </text:span></text:span><text:span text:style-name="Code2"><text:span text:style-name="T166">handleConfigurationConflict</text:span></text:span><text:span text:style-name="Code2"><text:span text:style-name="T167">(</text:span></text:span><text:a xlink:type="simple" xlink:href="file:///l%22r79" text:style-name="ListLabel_20_9" text:visited-style-name="ListLabel_20_9"><text:span text:style-name="Internet_20_link"><text:span text:style-name="T162">Feature</text:span></text:span></text:a><text:span text:style-name="Code2"><text:span text:style-name="T167"> f1,</text:span></text:span><text:line-break/><text:span text:style-name="Code2"><text:span text:style-name="T167">                                          </text:span></text:span><text:a xlink:type="simple" xlink:href="file:///l%22r33" text:style-name="ListLabel_20_9" text:visited-style-name="ListLabel_20_9"><text:span text:style-name="Internet_20_link"><text:span text:style-name="T162">Configuration</text:span></text:span></text:a><text:span text:style-name="Code2"><text:span text:style-name="T167"> c1,</text:span></text:span><text:line-break/><text:span text:style-name="Code2"><text:span text:style-name="T167">                                          </text:span></text:span><text:a xlink:type="simple" xlink:href="file:///l%22r79" text:style-name="ListLabel_20_9" text:visited-style-name="ListLabel_20_9"><text:span text:style-name="Internet_20_link"><text:span text:style-name="T162">Feature</text:span></text:span></text:a><text:span text:style-name="Code2"><text:span text:style-name="T167"> f2,</text:span></text:span><text:line-break/><text:span text:style-name="Code2"><text:span text:style-name="T167">                                          </text:span></text:span><text:a xlink:type="simple" xlink:href="file:///l%22r33" text:style-name="ListLabel_20_9" text:visited-style-name="ListLabel_20_9"><text:span text:style-name="Internet_20_link"><text:span text:style-name="T162">Configuration</text:span></text:span></text:a><text:span text:style-name="Code2"><text:span text:style-name="T167"> c2)</text:span></text:span></text:p>
        <text:p text:style-name="P135"><text:span text:style-name="T151">If two merged features both contain the same configuration PID, this method is called to perform the merge operation.</text:span></text:p>
        <text:p text:style-name="P136"><text:span text:style-name="T153">Parameters:</text:span></text:p>
        <text:p text:style-name="P152"><text:span text:style-name="Code2">f1</text:span><text:span text:style-name="Default_20_Paragraph_20_Font"><text:span text:style-name="T151"> - The first feature.</text:span></text:span></text:p>
        <text:p text:style-name="P152"><text:soft-page-break/><text:span text:style-name="Code2">c1</text:span><text:span text:style-name="Default_20_Paragraph_20_Font"><text:span text:style-name="T151"> - The first configuration.</text:span></text:span></text:p>
        <text:p text:style-name="P152"><text:span text:style-name="Code2">f2</text:span><text:span text:style-name="Default_20_Paragraph_20_Font"><text:span text:style-name="T151"> - The second feature.</text:span></text:span></text:p>
        <text:p text:style-name="P152"><text:span text:style-name="Code2">c2</text:span><text:span text:style-name="Default_20_Paragraph_20_Font"><text:span text:style-name="T151"> - The second configuration.</text:span></text:span></text:p>
        <text:p text:style-name="P136"><text:span text:style-name="T153">Returns:</text:span></text:p>
        <text:p text:style-name="P152"><text:span text:style-name="T151">The merged configuration to use.</text:span></text:p>
        <text:p text:style-name="P154"/>
        <text:p text:style-name="P111"><text:bookmark text:name="r101"/><text:span text:style-name="T71">handleExtensionConflict</text:span></text:p>
        <text:p text:style-name="P122"><text:a xlink:type="simple" xlink:href="file:///l%22r48" text:style-name="ListLabel_20_7" text:visited-style-name="ListLabel_20_7"><text:span text:style-name="Internet_20_link"><text:span text:style-name="T161">Extension</text:span></text:span></text:a><text:span text:style-name="Code2"><text:span text:style-name="T165"> </text:span></text:span><text:span text:style-name="Code2"><text:span text:style-name="T166">handleExtensionConflict</text:span></text:span><text:span text:style-name="Code2"><text:span text:style-name="T167">(</text:span></text:span><text:a xlink:type="simple" xlink:href="file:///l%22r79" text:style-name="ListLabel_20_9" text:visited-style-name="ListLabel_20_9"><text:span text:style-name="Internet_20_link"><text:span text:style-name="T162">Feature</text:span></text:span></text:a><text:span text:style-name="Code2"><text:span text:style-name="T167"> f1,</text:span></text:span><text:line-break/><text:span text:style-name="Code2"><text:span text:style-name="T167">                                  </text:span></text:span><text:a xlink:type="simple" xlink:href="file:///l%22r48" text:style-name="ListLabel_20_9" text:visited-style-name="ListLabel_20_9"><text:span text:style-name="Internet_20_link"><text:span text:style-name="T162">Extension</text:span></text:span></text:a><text:span text:style-name="Code2"><text:span text:style-name="T167"> e1,</text:span></text:span><text:line-break/><text:span text:style-name="Code2"><text:span text:style-name="T167">                                  </text:span></text:span><text:a xlink:type="simple" xlink:href="file:///l%22r79" text:style-name="ListLabel_20_9" text:visited-style-name="ListLabel_20_9"><text:span text:style-name="Internet_20_link"><text:span text:style-name="T162">Feature</text:span></text:span></text:a><text:span text:style-name="Code2"><text:span text:style-name="T167"> f2,</text:span></text:span><text:line-break/><text:span text:style-name="Code2"><text:span text:style-name="T167">                                  </text:span></text:span><text:a xlink:type="simple" xlink:href="file:///l%22r48" text:style-name="ListLabel_20_9" text:visited-style-name="ListLabel_20_9"><text:span text:style-name="Internet_20_link"><text:span text:style-name="T162">Extension</text:span></text:span></text:a><text:span text:style-name="Code2"><text:span text:style-name="T167"> e2)</text:span></text:span></text:p>
        <text:p text:style-name="P135"><text:span text:style-name="T151">If two merged features both contain an extension with the same IF, this method is called to perform the merge operation.</text:span></text:p>
        <text:p text:style-name="P136"><text:span text:style-name="T153">Parameters:</text:span></text:p>
        <text:p text:style-name="P152"><text:span text:style-name="Code2">f1</text:span><text:span text:style-name="Default_20_Paragraph_20_Font"><text:span text:style-name="T151"> - The first feature.</text:span></text:span></text:p>
        <text:p text:style-name="P152"><text:span text:style-name="Code2">e1</text:span><text:span text:style-name="Default_20_Paragraph_20_Font"><text:span text:style-name="T151"> - The first extension.</text:span></text:span></text:p>
        <text:p text:style-name="P152"><text:span text:style-name="Code2">f2</text:span><text:span text:style-name="Default_20_Paragraph_20_Font"><text:span text:style-name="T151"> - The second feature.</text:span></text:span></text:p>
        <text:p text:style-name="P152"><text:span text:style-name="Code2">e2</text:span><text:span text:style-name="Default_20_Paragraph_20_Font"><text:span text:style-name="T151"> - The second extension.</text:span></text:span></text:p>
        <text:p text:style-name="P136"><text:span text:style-name="T153">Returns:</text:span></text:p>
        <text:p text:style-name="P152"><text:span text:style-name="T151">The merged extension.</text:span></text:p>
        <text:p text:style-name="P105"><text:bookmark text:name="r107"/><text:span text:style-name="T71">Interface MergeContextBuilder</text:span></text:p>
        <text:p text:style-name="P129"><text:a xlink:type="simple" xlink:href="file:///l%22r2" text:style-name="ListLabel_20_3" text:visited-style-name="ListLabel_20_3"><text:span text:style-name="Internet_20_link"><text:span text:style-name="T148">org.osgi.feature</text:span></text:span></text:a></text:p>
        <text:p text:style-name="P138"/>
        <text:p text:style-name="P140"><text:span text:style-name="Code2">public interface </text:span><text:span text:style-name="Code2"><text:span text:style-name="T62">MergeContextBuilder</text:span></text:span></text:p>
        <text:p text:style-name="P119"><text:span text:style-name="T151">A builder for </text:span><text:a xlink:type="simple" xlink:href="file:///l%22r102" text:style-name="ListLabel_20_7" text:visited-style-name="ListLabel_20_7"><text:span text:style-name="Internet_20_link"><text:span text:style-name="T161">MergeContext</text:span></text:span></text:a><text:span text:style-name="Default_20_Paragraph_20_Font"><text:span text:style-name="T152"> objects.</text:span></text:span></text:p>
        <text:p text:style-name="P129"><text:span text:style-name="T153">NotThreadSafe</text:span></text:p>
        <text:p text:style-name="P14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43"><text:span text:style-name="Summary_20_Heading_20_Font2"><text:span text:style-name="T149">Method Summary</text:span></text:span></text:p>
            </table:table-cell>
            <table:covered-table-cell/>
            <table:table-cell table:style-name="Table31.A1" office:value-type="string">
              <text:p text:style-name="P145"><text:span text:style-name="Page_20_Reference_20_Font"><text:span text:style-name="T150">Page</text:span></text:span></text:p>
            </table:table-cell>
          </table:table-row>
          <table:table-row table:style-name="Table31.1">
            <table:table-cell table:style-name="Table31.A2" office:value-type="string">
              <text:p text:style-name="P147"><text:a xlink:type="simple" xlink:href="file:///l%22r102" text:style-name="ListLabel_20_5" text:visited-style-name="ListLabel_20_5"><text:span text:style-name="Internet_20_link"><text:span text:style-name="T158">MergeContext</text:span></text:span></text:a></text:p>
            </table:table-cell>
            <table:table-cell table:style-name="Table31.B2" office:value-type="string">
              <text:p text:style-name="P149"><text:a xlink:type="simple" xlink:href="file:///l%22r106" text:style-name="ListLabel_20_6" text:visited-style-name="ListLabel_20_6"><text:span text:style-name="Internet_20_link"><text:span text:style-name="T155">build</text:span></text:span></text:a><text:span text:style-name="Code2"><text:span text:style-name="T160">()</text:span></text:span></text:p>
              <text:p text:style-name="P151"><text:span text:style-name="T151">Build the Merge Context.</text:span></text:p>
            </table:table-cell>
            <table:table-cell table:style-name="Table31.C2" office:value-type="string">
              <text:p text:style-name="P145"><text:bookmark-ref text:reference-format="page" text:ref-name="r106">49</text:bookmark-ref></text:p>
            </table:table-cell>
          </table:table-row>
          <table:table-row table:style-name="Table31.1">
            <table:table-cell table:style-name="Table31.A3" office:value-type="string">
              <text:p text:style-name="P146"><text:a xlink:type="simple" xlink:href="file:///l%22r107" text:style-name="ListLabel_20_5" text:visited-style-name="ListLabel_20_5"><text:span text:style-name="Internet_20_link"><text:span text:style-name="T158">MergeContextBuilder</text:span></text:span></text:a></text:p>
            </table:table-cell>
            <table:table-cell table:style-name="Table31.B3" office:value-type="string">
              <text:p text:style-name="P148"><text:a xlink:type="simple" xlink:href="file:///l%22r103" text:style-name="ListLabel_20_6" text:visited-style-name="ListLabel_20_6"><text:span text:style-name="Internet_20_link"><text:span text:style-name="T155">bundleConflictHandler</text:span></text:span></text:a><text:span text:style-name="Code2"><text:span text:style-name="T160">(</text:span></text:span><text:a xlink:type="simple" xlink:href="file:///l%22r41" text:style-name="ListLabel_20_8" text:visited-style-name="ListLabel_20_8"><text:span text:style-name="Internet_20_link"><text:span text:style-name="T156">ConflictResolver</text:span></text:span></text:a><text:span text:style-name="Code2"><text:span text:style-name="T160">&lt;</text:span></text:span><text:a xlink:type="simple" xlink:href="file:///l%22r25" text:style-name="ListLabel_20_8" text:visited-style-name="ListLabel_20_8"><text:span text:style-name="Internet_20_link"><text:span text:style-name="T156">Bundle</text:span></text:span></text:a><text:span text:style-name="Code2"><text:span text:style-name="T160">,List&lt;</text:span></text:span><text:a xlink:type="simple" xlink:href="file:///l%22r25" text:style-name="ListLabel_20_8" text:visited-style-name="ListLabel_20_8"><text:span text:style-name="Internet_20_link"><text:span text:style-name="T156">Bundle</text:span></text:span></text:a><text:span text:style-name="Code2"><text:span text:style-name="T160">&gt;&gt; bh)</text:span></text:span></text:p>
              <text:p text:style-name="P150"><text:span text:style-name="T151">Set the Bundle Conflict Resolver.</text:span></text:p>
            </table:table-cell>
            <table:table-cell table:style-name="Table31.C3" office:value-type="string">
              <text:p text:style-name="P144"><text:bookmark-ref text:reference-format="page" text:ref-name="r103">48</text:bookmark-ref></text:p>
            </table:table-cell>
          </table:table-row>
          <table:table-row table:style-name="Table31.1">
            <table:table-cell table:style-name="Table31.A4" office:value-type="string">
              <text:p text:style-name="P146"><text:a xlink:type="simple" xlink:href="file:///l%22r107" text:style-name="ListLabel_20_5" text:visited-style-name="ListLabel_20_5"><text:span text:style-name="Internet_20_link"><text:span text:style-name="T158">MergeContextBuilder</text:span></text:span></text:a></text:p>
            </table:table-cell>
            <table:table-cell table:style-name="Table31.B4" office:value-type="string">
              <text:p text:style-name="P148"><text:a xlink:type="simple" xlink:href="file:///l%22r104" text:style-name="ListLabel_20_6" text:visited-style-name="ListLabel_20_6"><text:span text:style-name="Internet_20_link"><text:span text:style-name="T155">configConflictHandler</text:span></text:span></text:a><text:span text:style-name="Code2"><text:span text:style-name="T160">(</text:span></text:span><text:a xlink:type="simple" xlink:href="file:///l%22r41" text:style-name="ListLabel_20_8" text:visited-style-name="ListLabel_20_8"><text:span text:style-name="Internet_20_link"><text:span text:style-name="T156">ConflictResolver</text:span></text:span></text:a><text:span text:style-name="Code2"><text:span text:style-name="T160">&lt;</text:span></text:span><text:a xlink:type="simple" xlink:href="file:///l%22r33" text:style-name="ListLabel_20_8" text:visited-style-name="ListLabel_20_8"><text:span text:style-name="Internet_20_link"><text:span text:style-name="T156">Configuration</text:span></text:span></text:a><text:span text:style-name="Code2"><text:span text:style-name="T160">,</text:span></text:span><text:a xlink:type="simple" xlink:href="file:///l%22r33" text:style-name="ListLabel_20_8" text:visited-style-name="ListLabel_20_8"><text:span text:style-name="Internet_20_link"><text:span text:style-name="T156">Configuration</text:span></text:span></text:a><text:span text:style-name="Code2"><text:span text:style-name="T160">&gt; ch)</text:span></text:span></text:p>
              <text:p text:style-name="P150"><text:span text:style-name="T151">Set the Configuration Conflict Resolver.</text:span></text:p>
            </table:table-cell>
            <table:table-cell table:style-name="Table31.C4" office:value-type="string">
              <text:p text:style-name="P144"><text:bookmark-ref text:reference-format="page" text:ref-name="r104">48</text:bookmark-ref></text:p>
            </table:table-cell>
          </table:table-row>
          <table:table-row table:style-name="Table31.1">
            <table:table-cell table:style-name="Table31.A5" office:value-type="string">
              <text:p text:style-name="P146"><text:a xlink:type="simple" xlink:href="file:///l%22r107" text:style-name="ListLabel_20_5" text:visited-style-name="ListLabel_20_5"><text:span text:style-name="Internet_20_link"><text:span text:style-name="T158">MergeContextBuilder</text:span></text:span></text:a></text:p>
            </table:table-cell>
            <table:table-cell table:style-name="Table31.B5" office:value-type="string">
              <text:p text:style-name="P148"><text:a xlink:type="simple" xlink:href="file:///l%22r105" text:style-name="ListLabel_20_6" text:visited-style-name="ListLabel_20_6"><text:span text:style-name="Internet_20_link"><text:span text:style-name="T155">extensionConflictHandler</text:span></text:span></text:a><text:span text:style-name="Code2"><text:span text:style-name="T160">(</text:span></text:span><text:a xlink:type="simple" xlink:href="file:///l%22r41" text:style-name="ListLabel_20_8" text:visited-style-name="ListLabel_20_8"><text:span text:style-name="Internet_20_link"><text:span text:style-name="T156">ConflictResolver</text:span></text:span></text:a><text:span text:style-name="Code2"><text:span text:style-name="T160">&lt;</text:span></text:span><text:a xlink:type="simple" xlink:href="file:///l%22r48" text:style-name="ListLabel_20_8" text:visited-style-name="ListLabel_20_8"><text:span text:style-name="Internet_20_link"><text:span text:style-name="T156">Extension</text:span></text:span></text:a><text:span text:style-name="Code2"><text:span text:style-name="T160">,</text:span></text:span><text:a xlink:type="simple" xlink:href="file:///l%22r48" text:style-name="ListLabel_20_8" text:visited-style-name="ListLabel_20_8"><text:span text:style-name="Internet_20_link"><text:span text:style-name="T156">Extension</text:span></text:span></text:a><text:span text:style-name="Code2"><text:span text:style-name="T160">&gt; eh)</text:span></text:span></text:p>
              <text:p text:style-name="P150"><text:span text:style-name="T151">Set the Extension Conflict Resolver.</text:span></text:p>
            </table:table-cell>
            <table:table-cell table:style-name="Table31.C5" office:value-type="string">
              <text:p text:style-name="P144"><text:bookmark-ref text:reference-format="page" text:ref-name="r105">48</text:bookmark-ref></text:p>
            </table:table-cell>
          </table:table-row>
        </table:table>
        <text:p text:style-name="P106"><text:span text:style-name="T71">Method Detail</text:span></text:p>
        <text:p text:style-name="P108"><text:bookmark text:name="r103"/><text:span text:style-name="T71">bundleConflictHandler</text:span></text:p>
        <text:p text:style-name="P122"><text:a xlink:type="simple" xlink:href="file:///l%22r107" text:style-name="ListLabel_20_7" text:visited-style-name="ListLabel_20_7"><text:span text:style-name="Internet_20_link"><text:span text:style-name="T161">MergeContextBuilder</text:span></text:span></text:a><text:span text:style-name="Code2"><text:span text:style-name="T165"> </text:span></text:span><text:span text:style-name="Code2"><text:span text:style-name="T166">bundleConflictHandler</text:span></text:span><text:span text:style-name="Code2"><text:span text:style-name="T167">(</text:span></text:span><text:a xlink:type="simple" xlink:href="file:///l%22r41" text:style-name="ListLabel_20_9" text:visited-style-name="ListLabel_20_9"><text:span text:style-name="Internet_20_link"><text:span text:style-name="T162">ConflictResolver</text:span></text:span></text:a><text:span text:style-name="Code2"><text:span text:style-name="T167">&lt;</text:span></text:span><text:a xlink:type="simple" xlink:href="file:///l%22r25" text:style-name="ListLabel_20_9" text:visited-style-name="ListLabel_20_9"><text:span text:style-name="Internet_20_link"><text:span text:style-name="T162">Bundle</text:span></text:span></text:a><text:span text:style-name="Code2"><text:span text:style-name="T167">,List&lt;</text:span></text:span><text:a xlink:type="simple" xlink:href="file:///l%22r25" text:style-name="ListLabel_20_9" text:visited-style-name="ListLabel_20_9"><text:span text:style-name="Internet_20_link"><text:span text:style-name="T162">Bundle</text:span></text:span></text:a><text:span text:style-name="Code2"><text:span text:style-name="T167">&gt;&gt; bh)</text:span></text:span></text:p>
        <text:p text:style-name="P135"><text:span text:style-name="T151">Set the Bundle Conflict Resolver.</text:span></text:p>
        <text:p text:style-name="P136"><text:span text:style-name="T153">Parameters:</text:span></text:p>
        <text:p text:style-name="P152"><text:span text:style-name="Code2">bh</text:span><text:span text:style-name="Default_20_Paragraph_20_Font"><text:span text:style-name="T151"> - The Conflict Resolver.</text:span></text:span></text:p>
        <text:p text:style-name="P136"><text:span text:style-name="T153">Returns:</text:span></text:p>
        <text:p text:style-name="P152"><text:span text:style-name="T151">This builder.</text:span></text:p>
        <text:p text:style-name="P154"/>
        <text:p text:style-name="P111"><text:bookmark text:name="r104"/><text:span text:style-name="T71">configConflictHandler</text:span></text:p>
        <text:p text:style-name="P122"><text:a xlink:type="simple" xlink:href="file:///l%22r107" text:style-name="ListLabel_20_7" text:visited-style-name="ListLabel_20_7"><text:span text:style-name="Internet_20_link"><text:span text:style-name="T161">MergeContextBuilder</text:span></text:span></text:a><text:span text:style-name="Code2"><text:span text:style-name="T165"> </text:span></text:span><text:span text:style-name="Code2"><text:span text:style-name="T166">configConflictHandler</text:span></text:span><text:span text:style-name="Code2"><text:span text:style-name="T167">(</text:span></text:span><text:a xlink:type="simple" xlink:href="file:///l%22r41" text:style-name="ListLabel_20_9" text:visited-style-name="ListLabel_20_9"><text:span text:style-name="Internet_20_link"><text:span text:style-name="T162">ConflictResolver</text:span></text:span></text:a><text:span text:style-name="Code2"><text:span text:style-name="T167">&lt;</text:span></text:span><text:a xlink:type="simple" xlink:href="file:///l%22r33" text:style-name="ListLabel_20_9" text:visited-style-name="ListLabel_20_9"><text:span text:style-name="Internet_20_link"><text:span text:style-name="T162">Configuration</text:span></text:span></text:a><text:span text:style-name="Code2"><text:span text:style-name="T167">,</text:span></text:span><text:a xlink:type="simple" xlink:href="file:///l%22r33" text:style-name="ListLabel_20_9" text:visited-style-name="ListLabel_20_9"><text:span text:style-name="Internet_20_link"><text:span text:style-name="T162">Configuration</text:span></text:span></text:a><text:span text:style-name="Code2"><text:span text:style-name="T167">&gt; ch)</text:span></text:span></text:p>
        <text:p text:style-name="P135"><text:span text:style-name="T151">Set the Configuration Conflict Resolver.</text:span></text:p>
        <text:p text:style-name="P136"><text:span text:style-name="T153">Parameters:</text:span></text:p>
        <text:p text:style-name="P152"><text:span text:style-name="Code2">ch</text:span><text:span text:style-name="Default_20_Paragraph_20_Font"><text:span text:style-name="T151"> - The Conflict Resolver.</text:span></text:span></text:p>
        <text:p text:style-name="P136"><text:span text:style-name="T153">Returns:</text:span></text:p>
        <text:p text:style-name="P152"><text:span text:style-name="T151">This builder.</text:span></text:p>
        <text:p text:style-name="P154"/>
        <text:p text:style-name="P111"><text:bookmark text:name="r105"/><text:span text:style-name="T71">extensionConflictHandler</text:span></text:p>
        <text:p text:style-name="P122"><text:a xlink:type="simple" xlink:href="file:///l%22r107" text:style-name="ListLabel_20_7" text:visited-style-name="ListLabel_20_7"><text:span text:style-name="Internet_20_link"><text:span text:style-name="T161">MergeContextBuilder</text:span></text:span></text:a><text:span text:style-name="Code2"><text:span text:style-name="T165"> </text:span></text:span><text:span text:style-name="Code2"><text:span text:style-name="T166">extensionConflictHandler</text:span></text:span><text:span text:style-name="Code2"><text:span text:style-name="T167">(</text:span></text:span><text:a xlink:type="simple" xlink:href="file:///l%22r41" text:style-name="ListLabel_20_9" text:visited-style-name="ListLabel_20_9"><text:span text:style-name="Internet_20_link"><text:span text:style-name="T162">ConflictResolver</text:span></text:span></text:a><text:span text:style-name="Code2"><text:span text:style-name="T167">&lt;</text:span></text:span><text:a xlink:type="simple" xlink:href="file:///l%22r48" text:style-name="ListLabel_20_9" text:visited-style-name="ListLabel_20_9"><text:span text:style-name="Internet_20_link"><text:span text:style-name="T162">Extension</text:span></text:span></text:a><text:span text:style-name="Code2"><text:span text:style-name="T167">,</text:span></text:span><text:a xlink:type="simple" xlink:href="file:///l%22r48" text:style-name="ListLabel_20_9" text:visited-style-name="ListLabel_20_9"><text:span text:style-name="Internet_20_link"><text:span text:style-name="T162">Extension</text:span></text:span></text:a><text:span text:style-name="Code2"><text:span text:style-name="T167">&gt; eh)</text:span></text:span></text:p>
        <text:p text:style-name="P135"><text:span text:style-name="T151">Set the Extension Conflict Resolver.</text:span></text:p>
        <text:p text:style-name="P136"><text:soft-page-break/><text:span text:style-name="T153">Parameters:</text:span></text:p>
        <text:p text:style-name="P152"><text:span text:style-name="Code2">eh</text:span><text:span text:style-name="Default_20_Paragraph_20_Font"><text:span text:style-name="T151"> - The Conflict Resolver.</text:span></text:span></text:p>
        <text:p text:style-name="P136"><text:span text:style-name="T153">Returns:</text:span></text:p>
        <text:p text:style-name="P152"><text:span text:style-name="T151">This builder.</text:span></text:p>
        <text:p text:style-name="P154"/>
        <text:p text:style-name="P111"><text:bookmark text:name="r106"/><text:span text:style-name="T71">build</text:span></text:p>
        <text:p text:style-name="P122"><text:a xlink:type="simple" xlink:href="file:///l%22r102" text:style-name="ListLabel_20_7" text:visited-style-name="ListLabel_20_7"><text:span text:style-name="Internet_20_link"><text:span text:style-name="T161">MergeContext</text:span></text:span></text:a><text:span text:style-name="Code2"><text:span text:style-name="T165"> </text:span></text:span><text:span text:style-name="Code2"><text:span text:style-name="T166">build</text:span></text:span><text:span text:style-name="Code2"><text:span text:style-name="T167">()</text:span></text:span></text:p>
        <text:p text:style-name="P135"><text:span text:style-name="T151">Build the Merge Context. Can only be called once on a builder. After calling this method the current builder instance cannot be used any more.</text:span></text:p>
        <text:p text:style-name="P136"><text:span text:style-name="T153">Returns:</text:span></text:p>
        <text:p text:style-name="P152"><text:span text:style-name="T151">The Merge Context.</text:span></text:p>
        <text:section text:style-name="Sect1" text:name="TextSection">
          <text:p text:style-name="P156"><text:span text:style-name="T169">Java API documentation generated with </text:span><text:a xlink:type="simple" xlink:href="http://www.filigris.com/products/docflex_javadoc/#docflex-doclet" text:style-name="ListLabel_20_11" text:visited-style-name="ListLabel_20_11"><text:span text:style-name="Internet_20_link"><text:span text:style-name="T171">DocFlex/Doclet</text:span></text:span></text:a><text:span text:style-name="Default_20_Paragraph_20_Font"><text:span text:style-name="T170"> v1.5.6</text:span></text:span></text:p>
          <text:p text:style-name="Standard"><text:span text:style-name="T169">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71">DocFlex/Javadoc</text:span></text:span></text:a><text:span text:style-name="Default_20_Paragraph_20_Font"><text:span text:style-name="T170">.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71">www.docflex.com</text:span></text:span></text:a></text:p>
        </text:section>
      </text:section>
      <text:p text:style-name="P60"/>
      <text:p text:style-name="P61"><text:span text:style-name="T1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1">https://www.osgi.org/members/RFC/Javadoc</text:span></text:a><text:span text:style-name="T18"> </text:span></text:p>
      <text:h text:style-name="P190" text:outline-level="1"><text:bookmark-start text:name="__RefHeading___Toc4815_2682639303"/>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190"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190" text:outline-level="1"><text:bookmark-start text:name="__RefHeading___Toc4819_2682639303"/><text:soft-page-break/>Document Support<text:bookmark-end text:name="__RefHeading___Toc4819_2682639303"/></text:h>
      <text:h text:style-name="P180" text:outline-level="2"><text:bookmark-start text:name="__RefHeading___Toc4821_2682639303"/>References<text:bookmark-end text:name="__RefHeading___Toc4821_2682639303"/></text:h>
      <text:list xml:id="list2544926872" text:style-name="WW8Num3">
        <text:list-item>
          <text:p text:style-name="P196"><text:bookmark-start text:name="_Ref493020620"/>Bradner, S., Key words for use in RFCs to Indicate Requirement Levels, RFC2119, March 1997.<text:bookmark-end text:name="_Ref493020620"/></text:p>
        </text:list-item>
        <text:list-item>
          <text:p text:style-name="P196">Software Requirements &amp; Specifications. Michael Jackson. ISBN 0-201-87712-0</text:p>
        </text:list-item>
      </text:list>
      <text:p text:style-name="P58"/>
      <text:p text:style-name="P13"><text:span text:style-name="T19">Add references simply by adding new items. You can then cross-refer to them by chosing &lt;Insert&gt;&lt;Cross Reference&gt;&lt;Numbered Item&gt; and then selecting the paragraph. </text:span><text:span text:style-name="T20">STATIC REFERENCES (I.E. BODGED) ARE NOT ACCEPTABLE, SOMEONE WILL HAVE TO UPDATE THEM LATER, SO DO IT PROPERLY NOW.</text:span></text:p>
      <text:h text:style-name="P180"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able:table-row table:style-name="Table2.1">
          <table:table-cell table:style-name="Table2.A1" office:value-type="string">
            <text:p text:style-name="P63">Name</text:p>
          </table:table-cell>
          <table:table-cell table:style-name="Table2.B1" office:value-type="string">
            <text:p text:style-name="P65">David Bosschaert</text:p>
          </table:table-cell>
        </table:table-row>
        <table:table-row table:style-name="Table2.1">
          <table:table-cell table:style-name="Table2.A1" office:value-type="string">
            <text:p text:style-name="P63">Company</text:p>
          </table:table-cell>
          <table:table-cell table:style-name="Table2.B1" office:value-type="string">
            <text:p text:style-name="P65">Adobe</text:p>
          </table:table-cell>
        </table:table-row>
        <table:table-row table:style-name="Table2.1">
          <table:table-cell table:style-name="Table2.A1" office:value-type="string">
            <text:p text:style-name="P63">Address</text:p>
          </table:table-cell>
          <table:table-cell table:style-name="Table2.B1" office:value-type="string">
            <text:p text:style-name="P63"/>
          </table:table-cell>
        </table:table-row>
        <table:table-row table:style-name="Table2.1">
          <table:table-cell table:style-name="Table2.A1" office:value-type="string">
            <text:p text:style-name="P63">Voice</text:p>
          </table:table-cell>
          <table:table-cell table:style-name="Table2.B1" office:value-type="string">
            <text:p text:style-name="P63"/>
          </table:table-cell>
        </table:table-row>
        <table:table-row table:style-name="Table2.1">
          <table:table-cell table:style-name="Table2.A1" office:value-type="string">
            <text:p text:style-name="P68">e-mail</text:p>
          </table:table-cell>
          <table:table-cell table:style-name="Table2.B1" office:value-type="string">
            <text:p text:style-name="P70">bosschae@adobe.com</text:p>
          </table:table-cell>
        </table:table-row>
      </table:table>
      <text:p text:style-name="P13"/>
      <table:table table:name="Table3" table:style-name="Table3">
        <table:table-column table:style-name="Table3.A"/>
        <table:table-column table:style-name="Table3.B"/>
        <table:table-row table:style-name="Table3.1">
          <table:table-cell table:style-name="Table3.A1" office:value-type="string">
            <text:p text:style-name="P64">Name</text:p>
          </table:table-cell>
          <table:table-cell table:style-name="Table3.B1" office:value-type="string">
            <text:p text:style-name="P64"/>
          </table:table-cell>
        </table:table-row>
        <table:table-row table:style-name="Table3.1">
          <table:table-cell table:style-name="Table3.A1" office:value-type="string">
            <text:p text:style-name="P64">Company</text:p>
          </table:table-cell>
          <table:table-cell table:style-name="Table3.B1" office:value-type="string">
            <text:p text:style-name="P64"/>
          </table:table-cell>
        </table:table-row>
        <table:table-row table:style-name="Table3.1">
          <table:table-cell table:style-name="Table3.A1" office:value-type="string">
            <text:p text:style-name="P64">Address</text:p>
          </table:table-cell>
          <table:table-cell table:style-name="Table3.B1" office:value-type="string">
            <text:p text:style-name="P64"/>
          </table:table-cell>
        </table:table-row>
        <table:table-row table:style-name="Table3.1">
          <table:table-cell table:style-name="Table3.A1" office:value-type="string">
            <text:p text:style-name="P64">Voice</text:p>
          </table:table-cell>
          <table:table-cell table:style-name="Table3.B1" office:value-type="string">
            <text:p text:style-name="P64"/>
          </table:table-cell>
        </table:table-row>
        <table:table-row table:style-name="Table3.1">
          <table:table-cell table:style-name="Table3.A1" office:value-type="string">
            <text:p text:style-name="P69">e-mail</text:p>
          </table:table-cell>
          <table:table-cell table:style-name="Table3.B1" office:value-type="string">
            <text:p text:style-name="P69"/>
          </table:table-cell>
        </table:table-row>
      </table:table>
      <text:p text:style-name="P59"/>
      <text:p text:style-name="P59"/>
      <table:table table:name="Table4" table:style-name="Table4">
        <table:table-column table:style-name="Table4.A"/>
        <table:table-column table:style-name="Table4.B"/>
        <table:table-row table:style-name="Table4.1">
          <table:table-cell table:style-name="Table4.A1" office:value-type="string">
            <text:p text:style-name="P64">Name</text:p>
          </table:table-cell>
          <table:table-cell table:style-name="Table4.B1" office:value-type="string">
            <text:p text:style-name="P64"/>
          </table:table-cell>
        </table:table-row>
        <table:table-row table:style-name="Table4.1">
          <table:table-cell table:style-name="Table4.A1" office:value-type="string">
            <text:p text:style-name="P64">Company</text:p>
          </table:table-cell>
          <table:table-cell table:style-name="Table4.B1" office:value-type="string">
            <text:p text:style-name="P64"/>
          </table:table-cell>
        </table:table-row>
        <table:table-row table:style-name="Table4.1">
          <table:table-cell table:style-name="Table4.A1" office:value-type="string">
            <text:p text:style-name="P64">Address</text:p>
          </table:table-cell>
          <table:table-cell table:style-name="Table4.B1" office:value-type="string">
            <text:p text:style-name="P64"/>
          </table:table-cell>
        </table:table-row>
        <table:table-row table:style-name="Table4.1">
          <table:table-cell table:style-name="Table4.A1" office:value-type="string">
            <text:p text:style-name="P64">Voice</text:p>
          </table:table-cell>
          <table:table-cell table:style-name="Table4.B1" office:value-type="string">
            <text:p text:style-name="P64"/>
          </table:table-cell>
        </table:table-row>
        <table:table-row table:style-name="Table4.1">
          <table:table-cell table:style-name="Table4.A1" office:value-type="string">
            <text:p text:style-name="P69">e-mail</text:p>
          </table:table-cell>
          <table:table-cell table:style-name="Table4.B1" office:value-type="string">
            <text:p text:style-name="P69"/>
          </table:table-cell>
        </table:table-row>
      </table:table>
      <text:p text:style-name="P59"/>
      <text:h text:style-name="P187" text:outline-level="2"><text:bookmark-start text:name="__RefHeading___Toc4825_2682639303"/>Acronyms and Abbreviations<text:bookmark-end text:name="__RefHeading___Toc4825_2682639303"/></text:h>
      <text:p text:style-name="P13"/>
      <text:h text:style-name="P180"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cm" fo:margin-bottom="0.06cm" loext:contextual-spacing="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cm" fo:margin-bottom="0.06cm" loext:contextual-spacing="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tail_20_Heading" style:display-name="Detail Heading" style:family="paragraph" style:parent-style-name="Standard" style:default-outline-level="">
      <loext:graphic-properties draw:fill="solid" draw:fill-color="#ccccff"/>
      <style:paragraph-properties fo:margin-top="0.699cm" fo:margin-bottom="0.049cm" loext:contextual-spacing="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2" style:display-name="ListLabel 2"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ListLabel_20_4" style:display-name="ListLabel 4" style:family="text">
      <style:text-properties style:font-name="Arial1" fo:font-family="Arial" style:font-family-generic="roman" style:font-pitch="variable" fo:font-size="10pt" style:font-size-asian="10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5" style:display-name="ListLabel 5"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ListLabel_20_8" style:display-name="ListLabel 8"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9" style:display-name="ListLabel 9" style:family="text">
      <style:text-properties style:font-name="Courier New2" fo:font-family="'Courier New'" style:font-family-generic="roman" style:font-pitch="variable" fo:font-size="9pt" fo:font-weight="normal" style:font-size-asian="9pt" style:font-weight-asian="normal"/>
    </style:style>
    <style:style style:name="ListLabel_20_10" style:display-name="ListLabel 10" style:family="text">
      <style:text-properties fo:color="#0000ff" style:text-underline-style="solid" style:text-underline-width="auto" style:text-underline-color="font-color"/>
    </style:style>
    <style:style style:name="ListLabel_20_11" style:display-name="ListLabel 11" style:family="text">
      <style:text-properties style:font-name="Courier New2" fo:font-family="'Courier New'" style:font-family-generic="roman" style:font-pitch="variable" fo:font-size="9pt" fo:font-weight="bold" style:font-size-asian="9pt" style:font-weight-asian="bold"/>
    </style:style>
    <style:style style:name="ListLabel_20_12" style:display-name="ListLabel 12" style:family="text">
      <style:text-properties fo:color="#0000ff" style:text-underline-style="solid" style:text-underline-width="auto" style:text-underline-color="font-color"/>
    </style:style>
    <style:style style:name="ListLabel_20_13" style:display-name="ListLabel 13" style:family="text">
      <style:text-properties style:font-name="Verdana" fo:font-family="Verdana"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0"/>
      <style:text-properties style:font-name="Arial1"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4</text:page-number><text:s/>of <text:page-count style:num-format="1">50</text:page-count></text:p>
        <text:p text:style-name="Header"/>
        <text:p text:style-name="Header"><text:tab/>Draft<text:tab/> <text:modification-date style:data-style-name="N76">January 7, 2020</text:modification-date></text:p>
      </style:header>
      <style:footer>
        <text:p text:style-name="MP1">Copyright © <text:span text:style-name="MT1">OSGi Alliance </text:span><text:span text:style-name="MT1"><text:modification-date style:data-style-name="N111">2020</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20</text:modification-date></text:span></text:p>
      </style:footer>
    </style:master-page>
    <style:master-page style:name="Converted1" style:page-layout-name="Mpm3">
      <style:header>
        <text:p text:style-name="MP4">Package org.osgi.feature</text:p>
      </style:header>
      <style:footer>
        <text:p text:style-name="Footer"/>
      </style:footer>
    </style:master-page>
    <style:master-page style:name="Converted2" style:page-layout-name="Mpm3">
      <style:header>
        <text:p text:style-name="MP4">Interface Artifact</text:p>
      </style:header>
      <style:footer>
        <text:p text:style-name="Footer"/>
      </style:footer>
    </style:master-page>
    <style:master-page style:name="Converted3" style:page-layout-name="Mpm3">
      <style:header>
        <text:p text:style-name="MP4">Class ArtifactID</text:p>
      </style:header>
      <style:footer>
        <text:p text:style-name="Footer"/>
      </style:footer>
    </style:master-page>
    <style:master-page style:name="Converted4" style:page-layout-name="Mpm3">
      <style:header>
        <text:p text:style-name="MP4">Interface BuilderFactory</text:p>
      </style:header>
      <style:footer>
        <text:p text:style-name="Footer"/>
      </style:footer>
    </style:master-page>
    <style:master-page style:name="Converted5" style:page-layout-name="Mpm3">
      <style:header>
        <text:p text:style-name="MP4">Interface Bundle</text:p>
      </style:header>
      <style:footer>
        <text:p text:style-name="Footer"/>
      </style:footer>
    </style:master-page>
    <style:master-page style:name="Converted6" style:page-layout-name="Mpm3">
      <style:header>
        <text:p text:style-name="MP4">Interface BundleBuilder</text:p>
      </style:header>
      <style:footer>
        <text:p text:style-name="Footer"/>
      </style:footer>
    </style:master-page>
    <style:master-page style:name="Converted7" style:page-layout-name="Mpm3">
      <style:header>
        <text:p text:style-name="MP4">Interface Configuration</text:p>
      </style:header>
      <style:footer>
        <text:p text:style-name="Footer"/>
      </style:footer>
    </style:master-page>
    <style:master-page style:name="Converted8" style:page-layout-name="Mpm3">
      <style:header>
        <text:p text:style-name="MP4">Interface ConfigurationBuilder</text:p>
      </style:header>
      <style:footer>
        <text:p text:style-name="Footer"/>
      </style:footer>
    </style:master-page>
    <style:master-page style:name="Converted9" style:page-layout-name="Mpm3">
      <style:header>
        <text:p text:style-name="MP4">Interface ConflictResolver</text:p>
      </style:header>
      <style:footer>
        <text:p text:style-name="Footer"/>
      </style:footer>
    </style:master-page>
    <style:master-page style:name="Converted10" style:page-layout-name="Mpm3">
      <style:header>
        <text:p text:style-name="MP4">Interface Extension</text:p>
      </style:header>
      <style:footer>
        <text:p text:style-name="Footer"/>
      </style:footer>
    </style:master-page>
    <style:master-page style:name="Converted11" style:page-layout-name="Mpm3">
      <style:header>
        <text:p text:style-name="MP4">Enum Extension.Kind</text:p>
      </style:header>
      <style:footer>
        <text:p text:style-name="Footer"/>
      </style:footer>
    </style:master-page>
    <style:master-page style:name="Converted12" style:page-layout-name="Mpm3">
      <style:header>
        <text:p text:style-name="MP4">Enum Extension.Type</text:p>
      </style:header>
      <style:footer>
        <text:p text:style-name="Footer"/>
      </style:footer>
    </style:master-page>
    <style:master-page style:name="Converted13" style:page-layout-name="Mpm3">
      <style:header>
        <text:p text:style-name="MP4">Interface ExtensionBuilder</text:p>
      </style:header>
      <style:footer>
        <text:p text:style-name="Footer"/>
      </style:footer>
    </style:master-page>
    <style:master-page style:name="Converted14" style:page-layout-name="Mpm3">
      <style:header>
        <text:p text:style-name="MP4">Interface Feature</text:p>
      </style:header>
      <style:footer>
        <text:p text:style-name="Footer"/>
      </style:footer>
    </style:master-page>
    <style:master-page style:name="Converted15" style:page-layout-name="Mpm3">
      <style:header>
        <text:p text:style-name="MP4">Interface FeatureBuilder</text:p>
      </style:header>
      <style:footer>
        <text:p text:style-name="Footer"/>
      </style:footer>
    </style:master-page>
    <style:master-page style:name="Converted16" style:page-layout-name="Mpm3">
      <style:header>
        <text:p text:style-name="MP4">Interface FeatureService</text:p>
      </style:header>
      <style:footer>
        <text:p text:style-name="Footer"/>
      </style:footer>
    </style:master-page>
    <style:master-page style:name="Converted17" style:page-layout-name="Mpm3">
      <style:header>
        <text:p text:style-name="MP4">Interface MergeContext</text:p>
      </style:header>
      <style:footer>
        <text:p text:style-name="Footer"/>
      </style:footer>
    </style:master-page>
    <style:master-page style:name="Converted18" style:page-layout-name="Mpm3">
      <style:header>
        <text:p text:style-name="MP4">Interface MergeContextBuilder</text:p>
      </style:header>
      <style:footer>
        <text:p text:style-name="Footer"/>
      </style:footer>
    </style:master-page>
    <style:master-page style:name="Converted19" style:page-layout-name="Mpm3">
      <style:header>
        <text:p text:style-name="MP4">Package org.osgi.feature.impl</text:p>
      </style:header>
      <style:footer>
        <text:p text:style-name="Footer"/>
      </style:footer>
    </style:master-page>
    <style:master-page style:name="Converted20" style:page-layout-name="Mpm3">
      <style:header>
        <text:p text:style-name="MP4">Class ExtensionBuilderImpl</text:p>
      </style:header>
      <style:footer>
        <text:p text:style-name="Footer"/>
      </style:footer>
    </style:master-page>
    <style:master-page style:name="Converted21" style:page-layout-name="Mpm3">
      <style:header>
        <text:p text:style-name="MP4">Class FeatureServiceImpl</text:p>
      </style:header>
      <style:footer>
        <text:p text:style-name="Footer"/>
      </style:footer>
    </style:master-page>
    <style:master-page style:name="Converted22" style:page-layout-name="Mpm3">
      <style:header>
        <text:p text:style-name="MP4">Class FeatureServiceImplTes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84</meta:editing-cycles>
    <meta:editing-duration>P3DT3H35M14S</meta:editing-duration>
    <meta:initial-creator>David Bosschaert</meta:initial-creator>
    <dc:date>2020-01-07T10:29:15.123518044</dc:date>
    <dc:creator>David Bosschaert</dc:creator>
    <meta:printed-by>David Bosschaert</meta:printed-by>
    <meta:print-date>2019-06-14T11:11:49.649655018</meta:print-date>
    <meta:document-statistic meta:table-count="31" meta:image-count="7" meta:object-count="0" meta:page-count="50" meta:paragraph-count="1493" meta:word-count="8696" meta:character-count="61788" meta:non-whitespace-character-count="52492"/>
    <meta:user-defined meta:name="Info"/>
    <meta:user-defined meta:name="Info 3"/>
    <meta:user-defined meta:name="Info 4"/>
    <meta:user-defined meta:name="RFC Title">RFC 241 – Features</meta:user-defined>
  </office:meta>
</office:document-meta>
</file>